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106.36pt"/>
    </style:style>
    <style:style style:name="co4" style:family="table-column">
      <style:table-column-properties fo:break-before="auto" style:column-width="90.06pt"/>
    </style:style>
    <style:style style:name="co5" style:family="table-column">
      <style:table-column-properties fo:break-before="auto" style:column-width="16.24pt"/>
    </style:style>
    <style:style style:name="co6" style:family="table-column">
      <style:table-column-properties fo:break-before="auto" style:column-width="14.54pt"/>
    </style:style>
    <style:style style:name="co7" style:family="table-column">
      <style:table-column-properties fo:break-before="auto" style:column-width="84.05pt"/>
    </style:style>
    <style:style style:name="co8" style:family="table-column">
      <style:table-column-properties fo:break-before="auto" style:column-width="22.34pt"/>
    </style:style>
    <style:style style:name="co9" style:family="table-column">
      <style:table-column-properties fo:break-before="auto" style:column-width="85.66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71.01pt"/>
    </style:style>
    <style:style style:name="co13" style:family="table-column">
      <style:table-column-properties fo:break-before="auto" style:column-width="56.35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253.19pt"/>
    </style:style>
    <style:style style:name="co16" style:family="table-column">
      <style:table-column-properties fo:break-before="auto" style:column-width="15.39pt"/>
    </style:style>
    <style:style style:name="co17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d1f63" style:text-align-source="fix" style:repeat-content="false" fo:border="none"/>
      <style:paragraph-properties fo:text-align="end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add58a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87" style:family="table-cell" style:parent-style-name="Default" style:data-style-name="N11">
      <style:table-cell-properties fo:border-bottom="none" fo:background-color="#adc5e7" fo:border-left="none" fo:border-right="0.06pt solid #000000" fo:border-top="none"/>
    </style:style>
    <style:style style:name="ce86" style:family="table-cell" style:parent-style-name="Default" style:data-style-name="N4">
      <style:table-cell-properties fo:border-bottom="none" fo:background-color="#cccccc" fo:border-left="none" fo:border-right="0.06pt solid #000000" fo:border-top="none"/>
    </style:style>
    <style:style style:name="ce91" style:family="table-cell" style:parent-style-name="Default" style:data-style-name="N121">
      <style:table-cell-properties fo:border-bottom="0.06pt solid #000000" fo:background-color="#adc5e7" fo:border-left="none" fo:border-right="0.06pt solid #000000" fo:border-top="none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74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6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cccccc"/>
    </style:style>
    <style:style style:name="ce79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80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4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8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cccc" fo:border="0.06pt solid #000000"/>
    </style:style>
    <style:style style:name="ce56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0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10107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99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4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08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 style:data-style-name="N10107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1010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07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none"/>
      <style:paragraph-properties fo:text-align="end" fo:margin-left="0pt"/>
    </style:style>
    <style:style style:name="ce223" style:family="table-cell" style:parent-style-name="Default">
      <style:table-cell-properties fo:border-bottom="none" fo:background-color="#b2b2b2" style:text-align-source="fix" style:repeat-content="false" fo:border-left="0.06pt solid #000000" fo:padding-bottom="0.99pt" fo:padding-left="0.99pt" fo:padding-right="4pt" fo:padding-top="0.99pt" fo:border-right="0.06pt solid #000000" fo:border-top="0.06pt solid #000000"/>
      <style:paragraph-properties fo:text-align="end" fo:margin-left="0pt"/>
    </style:style>
    <style:style style:name="ce224" style:family="table-cell" style:parent-style-name="Default" style:data-style-name="N4">
      <style:table-cell-properties fo:background-color="#adc5e7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5" style:family="table-cell" style:parent-style-name="Default" style:data-style-name="N4">
      <style:table-cell-properties fo:border-bottom="0.06pt solid #000000" fo:background-color="#adc5e7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6" style:family="table-cell" style:parent-style-name="Default" style:data-style-name="N4">
      <style:table-cell-properties fo:border-bottom="none" fo:background-color="#cccccc" style:text-align-source="fix" style:repeat-content="false" fo:border-left="none" fo:padding-bottom="0.99pt" fo:padding-left="4pt" fo:padding-right="0.99pt" fo:padding-top="0.99pt" fo:border-right="none" fo:border-top="0.06pt solid #000000"/>
      <style:paragraph-properties fo:text-align="start" fo:margin-left="0pt"/>
    </style:style>
    <style:style style:name="ce227" style:family="table-cell" style:parent-style-name="Default" style:data-style-name="N4">
      <style:table-cell-properties fo:background-color="#cccccc" style:text-align-source="fix" style:repeat-content="false" fo:border="none" fo:padding-bottom="0.99pt" fo:padding-left="4pt" fo:padding-right="0.99pt" fo:padding-top="0.99pt"/>
      <style:paragraph-properties fo:text-align="start" fo:margin-left="0pt"/>
    </style:style>
    <style:style style:name="ce228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none" fo:border-top="none"/>
      <style:paragraph-properties fo:text-align="start" fo:margin-left="0pt"/>
    </style:style>
    <style:style style:name="ce229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none"/>
    </style:style>
    <style:style style:name="ce230" style:family="table-cell" style:parent-style-name="Default" style:data-style-name="N4">
      <style:table-cell-properties fo:border-bottom="0.06pt solid #000000" fo:background-color="#cccccc" style:text-align-source="fix" style:repeat-content="false" fo:border-left="none" fo:padding-bottom="0.99pt" fo:padding-left="4pt" fo:padding-right="0.99pt" fo:padding-top="0.99pt" fo:border-right="0.06pt solid #000000" fo:border-top="none"/>
      <style:paragraph-properties fo:text-align="start" fo:margin-left="0pt"/>
    </style:style>
    <style:style style:name="ce231" style:family="table-cell" style:parent-style-name="Default">
      <style:table-cell-properties fo:border-bottom="none" fo:border-left="none" fo:padding-bottom="0.99pt" fo:padding-left="4pt" fo:padding-right="0.99pt" fo:padding-top="0.99pt" fo:border-right="0.06pt solid #000000" fo:border-top="0.06pt solid #000000"/>
    </style:style>
    <style:style style:name="ce232" style:family="table-cell" style:parent-style-name="Default">
      <style:table-cell-properties fo:border-bottom="0.06pt solid #000000" fo:border-left="none" fo:padding-bottom="0.99pt" fo:padding-left="4pt" fo:padding-right="0.99pt" fo:padding-top="0.99pt" fo:border-right="0.06pt solid #000000" fo:border-top="none"/>
    </style:style>
    <style:style style:name="gr1" style:family="graphic">
      <style:graphic-properties draw:stroke="none" svg:stroke-color="#000000" draw:fill="none" draw:fill-color="#ffffff" draw:textarea-vertical-align="middle" fo:min-height="23.3pt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E2]" office:value-type="string" office:string-value="Direction" calcext:value-type="string">
            <text:p>Direction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Log.Q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23.13pt" svg:height="23.3pt" svg:x="455.16pt" svg:y="163.11pt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23.13pt" svg:height="23.3pt" svg:x="455.64pt" svg:y="214.07pt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38" office:value-type="string" calcext:value-type="string" table:number-columns-spanned="1" table:number-rows-spanned="7">
            <text:p>Initial Setup</text:p>
          </table:table-cell>
          <table:table-cell table:style-name="ce58"/>
          <table:table-cell table:number-columns-repeated="7"/>
        </table:table-row>
        <table:table-row table:style-name="ro1">
          <table:covered-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4" office:value-type="string" calcext:value-type="string">
            <text:p>Day</text:p>
          </table:table-cell>
          <table:table-cell table:style-name="ce77" office:value-type="string" calcext:value-type="string">
            <text:p># trades</text:p>
          </table:table-cell>
          <table:table-cell table:style-name="ce77" office:value-type="string" calcext:value-type="string">
            <text:p># winning</text:p>
          </table:table-cell>
          <table:table-cell table:style-name="ce88" office:value-type="string" calcext:value-type="string">
            <text:p>% winning</text:p>
          </table:table-cell>
        </table:table-row>
        <table:table-row table:style-name="ro1">
          <table:covered-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5" office:value-type="string" calcext:value-type="string">
            <text:p>Monday</text:p>
          </table:table-cell>
          <table:table-cell table:style-name="ce78" table:formula="of:=COUNTIF([#REF!];MONDAY)" office:value-type="string" office:string-value="" calcext:value-type="error">
            <text:p>#REF!</text:p>
          </table:table-cell>
          <table:table-cell table:style-name="ce84" table:formula="of:=DCOUNT([$Log.A2:$Log.U502];[$Log.A2];[$Misc.D1:$Misc.E2])" office:value-type="string" office:string-value="" calcext:value-type="error">
            <text:p>Err:504</text:p>
          </table:table-cell>
          <table:table-cell table:style-name="ce54" table:formula="of:=IF([.G3]=0; 0; [.H3]/[.G3])" office:value-type="string" office:string-value="" calcext:value-type="error">
            <text:p>#REF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%)</text:p>
          </table:table-cell>
          <table:table-cell table:style-name="ce87" office:value-type="percentage" office:value="0.006" calcext:value-type="percentage">
            <text:p>0.60%</text:p>
          </table:table-cell>
          <table:table-cell table:number-columns-repeated="2"/>
          <table:table-cell table:style-name="ce75" office:value-type="string" calcext:value-type="string">
            <text:p>Tuesday</text:p>
          </table:table-cell>
          <table:table-cell table:style-name="ce78" table:formula="of:=COUNTIF([#REF!];TUESDAY)" office:value-type="string" office:string-value="" calcext:value-type="error">
            <text:p>#REF!</text:p>
          </table:table-cell>
          <table:table-cell table:style-name="ce84" table:formula="of:=DCOUNT([$Log.A2:$Log.U502];[$Log.A2];[$Misc.D3:$Misc.E4])" office:value-type="string" office:string-value="" calcext:value-type="error">
            <text:p>Err:504</text:p>
          </table:table-cell>
          <table:table-cell table:style-name="ce54" table:formula="of:=IF([.G4]=0; 0; [.H4]/[.G4])" office:value-type="string" office:string-value="" calcext:value-type="error">
            <text:p>#REF!</text:p>
          </table:table-cell>
        </table:table-row>
        <table:table-row table:style-name="ro1">
          <table:covered-table-cell/>
          <table:table-cell table:style-name="ce61" office:value-type="string" calcext:value-type="string">
            <text:p>Risk ($)</text:p>
          </table:table-cell>
          <table:table-cell table:style-name="ce86" table:formula="of:=[.C3]*[.C4]" office:value-type="float" office:value="60" calcext:value-type="float">
            <text:p>60.00</text:p>
          </table:table-cell>
          <table:table-cell table:number-columns-repeated="2"/>
          <table:table-cell table:style-name="ce75" office:value-type="string" calcext:value-type="string">
            <text:p>Wednesday</text:p>
          </table:table-cell>
          <table:table-cell table:style-name="ce78" table:formula="of:=COUNTIF([#REF!];WEDNESDAY)" office:value-type="string" office:string-value="" calcext:value-type="error">
            <text:p>#REF!</text:p>
          </table:table-cell>
          <table:table-cell table:style-name="ce84" table:formula="of:=DCOUNT([$Log.A2:$Log.U502];[$Log.A2];[$Misc.D5:$Misc.E6])" office:value-type="string" office:string-value="" calcext:value-type="error">
            <text:p>Err:504</text:p>
          </table:table-cell>
          <table:table-cell table:style-name="ce54" table:formula="of:=IF([.G5]=0; 0; [.H5]/[.G5])" office:value-type="string" office:string-value="" calcext:value-type="error">
            <text:p>#REF!</text:p>
          </table:table-cell>
        </table:table-row>
        <table:table-row table:style-name="ro1">
          <table:covered-table-cell/>
          <table:table-cell table:style-name="ce66" office:value-type="string" calcext:value-type="string">
            <text:p>Desired R ratio</text:p>
          </table:table-cell>
          <table:table-cell table:style-name="ce91" office:value-type="float" office:value="2" calcext:value-type="float">
            <text:p>2:1</text:p>
          </table:table-cell>
          <table:table-cell table:number-columns-repeated="2"/>
          <table:table-cell table:style-name="ce75" office:value-type="string" calcext:value-type="string">
            <text:p>Thursday</text:p>
          </table:table-cell>
          <table:table-cell table:style-name="ce78" table:formula="of:=COUNTIF([#REF!];THURSDAY)" office:value-type="string" office:string-value="" calcext:value-type="error">
            <text:p>#REF!</text:p>
          </table:table-cell>
          <table:table-cell table:style-name="ce84" table:formula="of:=DCOUNT([$Log.A2:$Log.U502];[$Log.A2];[$Misc.D7:$Misc.E8])" office:value-type="string" office:string-value="" calcext:value-type="error">
            <text:p>Err:504</text:p>
          </table:table-cell>
          <table:table-cell table:style-name="ce54" table:formula="of:=IF([.G6]=0; 0; [.H6]/[.G6])" office:value-type="string" office:string-value="" calcext:value-type="error">
            <text:p>#REF!</text:p>
          </table:table-cell>
        </table:table-row>
        <table:table-row table:style-name="ro1">
          <table:covered-table-cell/>
          <table:table-cell table:style-name="ce67"/>
          <table:table-cell table:number-columns-repeated="3"/>
          <table:table-cell table:style-name="ce76" office:value-type="string" calcext:value-type="string">
            <text:p>Friday</text:p>
          </table:table-cell>
          <table:table-cell table:style-name="ce79" table:formula="of:=COUNTIF([#REF!];FRIDAY)" office:value-type="string" office:string-value="" calcext:value-type="error">
            <text:p>#REF!</text:p>
          </table:table-cell>
          <table:table-cell table:style-name="ce79" table:formula="of:=DCOUNT([$Log.A2:$Log.U502];[$Log.A2];[$Misc.D9:$Misc.E10])" office:value-type="string" office:string-value="" calcext:value-type="error">
            <text:p>Err:504</text:p>
          </table:table-cell>
          <table:table-cell table:style-name="ce50" table:formula="of:=IF([.G7]=0; 0; [.H7]/[.G7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80" office:value-type="string" calcext:value-type="string">
            <text:p># trades</text:p>
          </table:table-cell>
          <table:table-cell table:style-name="ce80" office:value-type="string" calcext:value-type="string">
            <text:p>% of trades</text:p>
          </table:table-cell>
          <table:table-cell table:style-name="ce80" office:value-type="string" calcext:value-type="string">
            <text:p>$</text:p>
          </table:table-cell>
        </table:table-row>
        <table:table-row table:style-name="ro1">
          <table:table-cell table:number-columns-repeated="5"/>
          <table:table-cell table:style-name="ce40" office:value-type="string" calcext:value-type="string">
            <text:p>Number of trades</text:p>
          </table:table-cell>
          <table:table-cell table:style-name="ce49" table:formula="of:=COUNT([$Log.H3:$Log.H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ng trades</text:p>
          </table:table-cell>
          <table:table-cell table:style-name="ce51" table:formula="of:=COUNTIF([$Log.E3:$Log.E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42" office:value-type="string" calcext:value-type="string">
            <text:p>Short trades</text:p>
          </table:table-cell>
          <table:table-cell table:style-name="ce52" table:formula="of:=COUNTIF([$Log.E3:$Log.E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number-columns-repeated="2" table:style-name="ce63"/>
          <table:table-cell table:number-columns-repeated="6"/>
        </table:table-row>
        <table:table-row table:style-name="ro1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P3:$Log.P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40" office:value-type="string" calcext:value-type="string">
            <text:p>Winning trades</text:p>
          </table:table-cell>
          <table:table-cell table:style-name="ce49" table:formula="of:=COUNTIF([$Log.Q3:$Log.Q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 table:style-name="ce110" table:formula="of:=SUMIF([$Log.Q3:$Log.Q502];&quot;W&quot;;[$Log.P3:$Log.P502])" office:value-type="float" office:value="0" calcext:value-type="float">
            <text:p>0</text:p>
          </table:table-cell>
        </table:table-row>
        <table:table-row table:style-name="ro1">
          <table:table-cell/>
          <table:covered-table-cell table:number-columns-repeated="2" table:style-name="ce63"/>
          <table:table-cell table:number-columns-repeated="2"/>
          <table:table-cell table:style-name="ce41" office:value-type="string" calcext:value-type="string">
            <text:p>Winning longs</text:p>
          </table:table-cell>
          <table:table-cell table:style-name="ce51" table:formula="of:=DCOUNTA([$Log.A2:$Log.U502]; [$Log.E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72" office:value-type="float" office:value="0" calcext:value-type="float" table:number-columns-spanned="1" table:number-rows-spanned="2">
            <text:p>0</text:p>
          </table:table-cell>
          <table:table-cell table:number-columns-repeated="2"/>
          <table:table-cell table:style-name="ce42" office:value-type="string" calcext:value-type="string">
            <text:p>Winning shorts</text:p>
          </table:table-cell>
          <table:table-cell table:style-name="ce52" table:formula="of:=DCOUNTA([$Log.A2:$Log.U502]; [$Log.E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covered-table-cell table:style-name="ce65"/>
          <table:covered-table-cell table:style-name="ce73"/>
          <table:table-cell table:number-columns-repeated="6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Q3:$Log.Q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 table:style-name="ce110" table:formula="of:=SUMIF([$Log.Q7:$Log.Q506];&quot;L&quot;;[$Log.P7:$Log.P506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U502]; [$Log.E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U502]; [$Log.E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/>
          <table:table-cell table:style-name="ce40" office:value-type="string" calcext:value-type="string">
            <text:p>Average R ratio</text:p>
          </table:table-cell>
          <table:table-cell table:style-name="ce47" table:formula="of:=AVERAGE([$Log.O3:$Log.O502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Sharpe ratio</text:p>
          </table:table-cell>
          <table:table-cell table:style-name="ce48" table:formula="of:=([.I14]/[.G14])/(ABS([.I18])/[.G18])" office:value-type="string" office:string-value="" calcext:value-type="error">
            <text:p>#DIV/0!</text:p>
          </table:table-cell>
          <table:table-cell table:number-columns-repeated="6"/>
        </table:table-row>
      </table:table>
      <table:table table:name="Log" table:style-name="ta1">
        <office:forms form:automatic-focus="false" form:apply-design-mode="false"/>
        <table:table-column table:style-name="co8" table:default-cell-style-name="ce185"/>
        <table:table-column table:style-name="co1" table:number-columns-repeated="3" table:default-cell-style-name="ce190"/>
        <table:table-column table:style-name="co1" table:default-cell-style-name="ce193"/>
        <table:table-column table:style-name="co9" table:default-cell-style-name="ce85"/>
        <table:table-column table:style-name="co1" table:number-columns-repeated="2" table:default-cell-style-name="ce190"/>
        <table:table-column table:style-name="co1" table:number-columns-repeated="2" table:default-cell-style-name="ce201"/>
        <table:table-column table:style-name="co1" table:number-columns-repeated="3" table:default-cell-style-name="ce190"/>
        <table:table-column table:style-name="co10" table:default-cell-style-name="ce106"/>
        <table:table-column table:style-name="co11" table:default-cell-style-name="ce190"/>
        <table:table-column table:style-name="co1" table:default-cell-style-name="ce190"/>
        <table:table-column table:style-name="co12" table:default-cell-style-name="ce214"/>
        <table:table-column table:style-name="co13" table:default-cell-style-name="ce214"/>
        <table:table-column table:style-name="co13" table:default-cell-style-name="ce217"/>
        <table:table-column table:style-name="co14" table:default-cell-style-name="ce190"/>
        <table:table-column table:style-name="co15" table:default-cell-style-name="ce201"/>
        <table:table-row table:style-name="ro2">
          <table:table-cell table:style-name="ce56" office:value-type="string" calcext:value-type="string" table:number-columns-spanned="5" table:number-rows-spanned="1">
            <text:p>TRADE IDENTIFIERS</text:p>
          </table:table-cell>
          <table:covered-table-cell table:number-columns-repeated="3" table:style-name="ce60"/>
          <table:covered-table-cell table:style-name="ce70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number-columns-repeated="2" table:style-name="ce196"/>
          <table:covered-table-cell table:style-name="ce199"/>
          <table:table-cell table:style-name="ce202"/>
          <table:table-cell table:style-name="ce204" office:value-type="string" calcext:value-type="string" table:number-columns-spanned="4" table:number-rows-spanned="1">
            <text:p>EXIT</text:p>
          </table:table-cell>
          <table:covered-table-cell table:number-columns-repeated="2" table:style-name="ce206"/>
          <table:covered-table-cell table:style-name="ce104"/>
          <table:table-cell table:style-name="ce107" office:value-type="string" calcext:value-type="string" table:number-columns-spanned="4" table:number-rows-spanned="1">
            <text:p>RESULTS</text:p>
          </table:table-cell>
          <table:covered-table-cell table:style-name="ce109"/>
          <table:covered-table-cell table:number-columns-repeated="2" table:style-name="ce107"/>
          <table:table-cell table:style-name="ce215" office:value-type="string" calcext:value-type="string" table:number-columns-spanned="3" table:number-rows-spanned="1">
            <text:p>RECOGNITION</text:p>
          </table:table-cell>
          <table:covered-table-cell table:style-name="ce189"/>
          <table:covered-table-cell table:style-name="ce218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office:annotation draw:style-name="gr2" draw:text-style-name="P4" svg:width="82.18pt" svg:height="95.27pt" svg:x="231.34pt" svg:y="0pt" draw:caption-point-x="-17.29pt" draw:caption-point-y="15.28pt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office:annotation draw:style-name="gr3" draw:text-style-name="P4" svg:width="82.18pt" svg:height="28.09pt" svg:x="381pt" svg:y="0pt" draw:caption-point-x="-17.29pt" draw:caption-point-y="15.28pt">
              <dc:creator>ca</dc:creator>
              <dc:date>2019-12-28T00:00:00</dc:date>
              <text:p text:style-name="P3">DD/MM/YYYY HH:MM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98" office:value-type="string" calcext:value-type="string">
            <text:p>Entry Price</text:p>
          </table:table-cell>
          <table:table-cell table:style-name="ce200" office:value-type="string" calcext:value-type="string">
            <text:p>StopLoss</text:p>
          </table:table-cell>
          <table:table-cell table:style-name="ce203" office:value-type="string" calcext:value-type="string">
            <text:p>Risking</text:p>
          </table:table-cell>
          <table:table-cell table:style-name="ce205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208" office:value-type="string" calcext:value-type="string">
            <text:p>Exit Price</text:p>
          </table:table-cell>
          <table:table-cell table:style-name="ce210" office:value-type="string" calcext:value-type="string">
            <office:annotation draw:style-name="gr3" draw:text-style-name="P4" svg:width="82.18pt" svg:height="28.09pt" svg:x="912.33pt" svg:y="0pt" draw:caption-point-x="-17.29pt" draw:caption-point-y="15.28pt">
              <dc:creator>ca</dc:creator>
              <dc:date>2019-12-28T00:00:00</dc:date>
              <text:p text:style-name="P3">DD/MM/YYYY HH:MM</text:p>
            </office:annotation>
            <text:p>Exit DateTime</text:p>
          </table:table-cell>
          <table:table-cell table:style-name="ce212" office:value-type="string" calcext:value-type="string">
            <text:p>R</text:p>
          </table:table-cell>
          <table:table-cell table:style-name="ce212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216" office:value-type="string" calcext:value-type="string">
            <office:annotation draw:style-name="gr4" draw:text-style-name="P4" svg:width="82.18pt" svg:height="28.09pt" svg:x="1197.1pt" svg:y="0pt" draw:caption-point-x="-17.29pt" draw:caption-point-y="15.28pt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ong</text:p>
          </table:table-cell>
          <table:table-cell table:number-columns-repeated="4"/>
          <table:table-cell table:formula="of:=[.I3]*[.G3]" office:value-type="float" office:value="0" calcext:value-type="float">
            <text:p>0</text:p>
          </table:table-cell>
          <table:table-cell table:number-columns-repeated="4"/>
          <table:table-cell table:formula="of:=IF([.J3]=0; &quot;&quot;; [.P3]/[.J3])">
            <text:p/>
          </table:table-cell>
          <table:table-cell table:formula="of:=([.L3]*[.M3])-([.G3]*[.H3])" office:value-type="float" office:value="0" calcext:value-type="float">
            <text:p>0</text:p>
          </table:table-cell>
          <table:table-cell table:formula="of:=IF([.P3]=0;&quot;&quot;; IF([.P3]&gt;=0; &quot;Win&quot;; &quot;Loss&quot;))">
            <text:p/>
          </table:table-cell>
          <table:table-cell table:formula="of:=IF([.N3]=&quot;&quot;; &quot;&quot;; CONCATENATE(DATEDIF([.F3];[.N3];&quot;d&quot;); IF(DATEDIF([.F3];[.N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Short</text:p>
          </table:table-cell>
          <table:table-cell table:number-columns-repeated="4"/>
          <table:table-cell table:formula="of:=[.I4]*[.G4]" office:value-type="float" office:value="0" calcext:value-type="float">
            <text:p>0</text:p>
          </table:table-cell>
          <table:table-cell table:number-columns-repeated="4"/>
          <table:table-cell table:formula="of:=IF([.J4]=0; &quot;&quot;; [.P4]/[.J4])">
            <text:p/>
          </table:table-cell>
          <table:table-cell table:formula="of:=([.L4]*[.M4])-([.G4]*[.H4])" office:value-type="float" office:value="0" calcext:value-type="float">
            <text:p>0</text:p>
          </table:table-cell>
          <table:table-cell table:formula="of:=IF([.P4]=0;&quot;&quot;; IF([.P4]&gt;=0; &quot;Win&quot;; &quot;Loss&quot;))">
            <text:p/>
          </table:table-cell>
          <table:table-cell table:formula="of:=IF([.N4]=&quot;&quot;; &quot;&quot;; CONCATENATE(DATEDIF([.F4];[.N4];&quot;d&quot;); IF(DATEDIF([.F4];[.N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table:formula="of:=[.I5]*[.G5]" office:value-type="float" office:value="0" calcext:value-type="float">
            <text:p>0</text:p>
          </table:table-cell>
          <table:table-cell table:number-columns-repeated="4"/>
          <table:table-cell table:formula="of:=IF([.J5]=0; &quot;&quot;; [.P5]/[.J5])">
            <text:p/>
          </table:table-cell>
          <table:table-cell table:formula="of:=([.L5]*[.M5])-([.G5]*[.H5])" office:value-type="float" office:value="0" calcext:value-type="float">
            <text:p>0</text:p>
          </table:table-cell>
          <table:table-cell table:formula="of:=IF([.P5]=0;&quot;&quot;; IF([.P5]&gt;=0; &quot;Win&quot;; &quot;Loss&quot;))">
            <text:p/>
          </table:table-cell>
          <table:table-cell table:formula="of:=IF([.N5]=&quot;&quot;; &quot;&quot;; CONCATENATE(DATEDIF([.F5];[.N5];&quot;d&quot;); IF(DATEDIF([.F5];[.N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table:formula="of:=[.I6]*[.G6]" office:value-type="float" office:value="0" calcext:value-type="float">
            <text:p>0</text:p>
          </table:table-cell>
          <table:table-cell table:number-columns-repeated="4"/>
          <table:table-cell table:formula="of:=IF([.J6]=0; &quot;&quot;; [.P6]/[.J6])">
            <text:p/>
          </table:table-cell>
          <table:table-cell table:formula="of:=([.L6]*[.M6])-([.G6]*[.H6])" office:value-type="float" office:value="0" calcext:value-type="float">
            <text:p>0</text:p>
          </table:table-cell>
          <table:table-cell table:formula="of:=IF([.P6]=0;&quot;&quot;; IF([.P6]&gt;=0; &quot;Win&quot;; &quot;Loss&quot;))">
            <text:p/>
          </table:table-cell>
          <table:table-cell table:formula="of:=IF([.N6]=&quot;&quot;; &quot;&quot;; CONCATENATE(DATEDIF([.F6];[.N6];&quot;d&quot;); IF(DATEDIF([.F6];[.N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table:formula="of:=[.I7]*[.G7]" office:value-type="float" office:value="0" calcext:value-type="float">
            <text:p>0</text:p>
          </table:table-cell>
          <table:table-cell table:number-columns-repeated="4"/>
          <table:table-cell table:formula="of:=IF([.J7]=0; &quot;&quot;; [.P7]/[.J7])">
            <text:p/>
          </table:table-cell>
          <table:table-cell table:formula="of:=([.L7]*[.M7])-([.G7]*[.H7])" office:value-type="float" office:value="0" calcext:value-type="float">
            <text:p>0</text:p>
          </table:table-cell>
          <table:table-cell table:formula="of:=IF([.P7]=0;&quot;&quot;; IF([.P7]&gt;=0; &quot;Win&quot;; &quot;Loss&quot;))">
            <text:p/>
          </table:table-cell>
          <table:table-cell table:formula="of:=IF([.N7]=&quot;&quot;; &quot;&quot;; CONCATENATE(DATEDIF([.F7];[.N7];&quot;d&quot;); IF(DATEDIF([.F7];[.N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table:formula="of:=[.I8]*[.G8]" office:value-type="float" office:value="0" calcext:value-type="float">
            <text:p>0</text:p>
          </table:table-cell>
          <table:table-cell table:number-columns-repeated="4"/>
          <table:table-cell table:formula="of:=IF([.J8]=0; &quot;&quot;; [.P8]/[.J8])">
            <text:p/>
          </table:table-cell>
          <table:table-cell table:formula="of:=([.L8]*[.M8])-([.G8]*[.H8])" office:value-type="float" office:value="0" calcext:value-type="float">
            <text:p>0</text:p>
          </table:table-cell>
          <table:table-cell table:formula="of:=IF([.P8]=0;&quot;&quot;; IF([.P8]&gt;=0; &quot;Win&quot;; &quot;Loss&quot;))">
            <text:p/>
          </table:table-cell>
          <table:table-cell table:formula="of:=IF([.N8]=&quot;&quot;; &quot;&quot;; CONCATENATE(DATEDIF([.F8];[.N8];&quot;d&quot;); IF(DATEDIF([.F8];[.N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table:formula="of:=[.I9]*[.G9]" office:value-type="float" office:value="0" calcext:value-type="float">
            <text:p>0</text:p>
          </table:table-cell>
          <table:table-cell table:number-columns-repeated="4"/>
          <table:table-cell table:formula="of:=IF([.J9]=0; &quot;&quot;; [.P9]/[.J9])">
            <text:p/>
          </table:table-cell>
          <table:table-cell table:formula="of:=([.L9]*[.M9])-([.G9]*[.H9])" office:value-type="float" office:value="0" calcext:value-type="float">
            <text:p>0</text:p>
          </table:table-cell>
          <table:table-cell table:formula="of:=IF([.P9]=0;&quot;&quot;; IF([.P9]&gt;=0; &quot;Win&quot;; &quot;Loss&quot;))">
            <text:p/>
          </table:table-cell>
          <table:table-cell table:formula="of:=IF([.N9]=&quot;&quot;; &quot;&quot;; CONCATENATE(DATEDIF([.F9];[.N9];&quot;d&quot;); IF(DATEDIF([.F9];[.N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table:formula="of:=[.I10]*[.G10]" office:value-type="float" office:value="0" calcext:value-type="float">
            <text:p>0</text:p>
          </table:table-cell>
          <table:table-cell table:number-columns-repeated="4"/>
          <table:table-cell table:formula="of:=IF([.J10]=0; &quot;&quot;; [.P10]/[.J10])">
            <text:p/>
          </table:table-cell>
          <table:table-cell table:formula="of:=([.L10]*[.M10])-([.G10]*[.H10])" office:value-type="float" office:value="0" calcext:value-type="float">
            <text:p>0</text:p>
          </table:table-cell>
          <table:table-cell table:formula="of:=IF([.P10]=0;&quot;&quot;; IF([.P10]&gt;=0; &quot;Win&quot;; &quot;Loss&quot;))">
            <text:p/>
          </table:table-cell>
          <table:table-cell table:formula="of:=IF([.N10]=&quot;&quot;; &quot;&quot;; CONCATENATE(DATEDIF([.F10];[.N10];&quot;d&quot;); IF(DATEDIF([.F10];[.N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/>
          <table:table-cell table:formula="of:=[.I11]*[.G11]" office:value-type="float" office:value="0" calcext:value-type="float">
            <text:p>0</text:p>
          </table:table-cell>
          <table:table-cell table:number-columns-repeated="4"/>
          <table:table-cell table:formula="of:=IF([.J11]=0; &quot;&quot;; [.P11]/[.J11])">
            <text:p/>
          </table:table-cell>
          <table:table-cell table:formula="of:=([.L11]*[.M11])-([.G11]*[.H11])" office:value-type="float" office:value="0" calcext:value-type="float">
            <text:p>0</text:p>
          </table:table-cell>
          <table:table-cell table:formula="of:=IF([.P11]=0;&quot;&quot;; IF([.P11]&gt;=0; &quot;Win&quot;; &quot;Loss&quot;))">
            <text:p/>
          </table:table-cell>
          <table:table-cell table:formula="of:=IF([.N11]=&quot;&quot;; &quot;&quot;; CONCATENATE(DATEDIF([.F11];[.N11];&quot;d&quot;); IF(DATEDIF([.F11];[.N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8"/>
          <table:table-cell table:formula="of:=[.I12]*[.G12]" office:value-type="float" office:value="0" calcext:value-type="float">
            <text:p>0</text:p>
          </table:table-cell>
          <table:table-cell table:number-columns-repeated="4"/>
          <table:table-cell table:formula="of:=IF([.J12]=0; &quot;&quot;; [.P12]/[.J12])">
            <text:p/>
          </table:table-cell>
          <table:table-cell table:formula="of:=([.L12]*[.M12])-([.G12]*[.H12])" office:value-type="float" office:value="0" calcext:value-type="float">
            <text:p>0</text:p>
          </table:table-cell>
          <table:table-cell table:formula="of:=IF([.P12]=0;&quot;&quot;; IF([.P12]&gt;=0; &quot;Win&quot;; &quot;Loss&quot;))">
            <text:p/>
          </table:table-cell>
          <table:table-cell table:formula="of:=IF([.N12]=&quot;&quot;; &quot;&quot;; CONCATENATE(DATEDIF([.F12];[.N12];&quot;d&quot;); IF(DATEDIF([.F12];[.N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[.I13]*[.G13]" office:value-type="float" office:value="0" calcext:value-type="float">
            <text:p>0</text:p>
          </table:table-cell>
          <table:table-cell table:number-columns-repeated="4"/>
          <table:table-cell table:formula="of:=IF([.J13]=0; &quot;&quot;; [.P13]/[.J13])">
            <text:p/>
          </table:table-cell>
          <table:table-cell table:formula="of:=([.L13]*[.M13])-([.G13]*[.H13])" office:value-type="float" office:value="0" calcext:value-type="float">
            <text:p>0</text:p>
          </table:table-cell>
          <table:table-cell table:formula="of:=IF([.P13]=0;&quot;&quot;; IF([.P13]&gt;=0; &quot;Win&quot;; &quot;Loss&quot;))">
            <text:p/>
          </table:table-cell>
          <table:table-cell table:formula="of:=IF([.N13]=&quot;&quot;; &quot;&quot;; CONCATENATE(DATEDIF([.F13];[.N13];&quot;d&quot;); IF(DATEDIF([.F13];[.N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[.I14]*[.G14]" office:value-type="float" office:value="0" calcext:value-type="float">
            <text:p>0</text:p>
          </table:table-cell>
          <table:table-cell table:number-columns-repeated="4"/>
          <table:table-cell table:formula="of:=IF([.J14]=0; &quot;&quot;; [.P14]/[.J14])">
            <text:p/>
          </table:table-cell>
          <table:table-cell table:formula="of:=([.L14]*[.M14])-([.G14]*[.H14])" office:value-type="float" office:value="0" calcext:value-type="float">
            <text:p>0</text:p>
          </table:table-cell>
          <table:table-cell table:formula="of:=IF([.P14]=0;&quot;&quot;; IF([.P14]&gt;=0; &quot;Win&quot;; &quot;Loss&quot;))">
            <text:p/>
          </table:table-cell>
          <table:table-cell table:formula="of:=IF([.N14]=&quot;&quot;; &quot;&quot;; CONCATENATE(DATEDIF([.F14];[.N14];&quot;d&quot;); IF(DATEDIF([.F14];[.N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[.I15]*[.G15]" office:value-type="float" office:value="0" calcext:value-type="float">
            <text:p>0</text:p>
          </table:table-cell>
          <table:table-cell table:number-columns-repeated="4"/>
          <table:table-cell table:formula="of:=IF([.J15]=0; &quot;&quot;; [.P15]/[.J15])">
            <text:p/>
          </table:table-cell>
          <table:table-cell table:formula="of:=([.L15]*[.M15])-([.G15]*[.H15])" office:value-type="float" office:value="0" calcext:value-type="float">
            <text:p>0</text:p>
          </table:table-cell>
          <table:table-cell table:formula="of:=IF([.P15]=0;&quot;&quot;; IF([.P15]&gt;=0; &quot;Win&quot;; &quot;Loss&quot;))">
            <text:p/>
          </table:table-cell>
          <table:table-cell table:formula="of:=IF([.N15]=&quot;&quot;; &quot;&quot;; CONCATENATE(DATEDIF([.F15];[.N15];&quot;d&quot;); IF(DATEDIF([.F15];[.N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[.I16]*[.G16]" office:value-type="float" office:value="0" calcext:value-type="float">
            <text:p>0</text:p>
          </table:table-cell>
          <table:table-cell table:number-columns-repeated="4"/>
          <table:table-cell table:formula="of:=IF([.J16]=0; &quot;&quot;; [.P16]/[.J16])">
            <text:p/>
          </table:table-cell>
          <table:table-cell table:formula="of:=([.L16]*[.M16])-([.G16]*[.H16])" office:value-type="float" office:value="0" calcext:value-type="float">
            <text:p>0</text:p>
          </table:table-cell>
          <table:table-cell table:formula="of:=IF([.P16]=0;&quot;&quot;; IF([.P16]&gt;=0; &quot;Win&quot;; &quot;Loss&quot;))">
            <text:p/>
          </table:table-cell>
          <table:table-cell table:formula="of:=IF([.N16]=&quot;&quot;; &quot;&quot;; CONCATENATE(DATEDIF([.F16];[.N16];&quot;d&quot;); IF(DATEDIF([.F16];[.N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[.I17]*[.G17]" office:value-type="float" office:value="0" calcext:value-type="float">
            <text:p>0</text:p>
          </table:table-cell>
          <table:table-cell table:number-columns-repeated="4"/>
          <table:table-cell table:formula="of:=IF([.J17]=0; &quot;&quot;; [.P17]/[.J17])">
            <text:p/>
          </table:table-cell>
          <table:table-cell table:formula="of:=([.L17]*[.M17])-([.G17]*[.H17])" office:value-type="float" office:value="0" calcext:value-type="float">
            <text:p>0</text:p>
          </table:table-cell>
          <table:table-cell table:formula="of:=IF([.P17]=0;&quot;&quot;; IF([.P17]&gt;=0; &quot;Win&quot;; &quot;Loss&quot;))">
            <text:p/>
          </table:table-cell>
          <table:table-cell table:formula="of:=IF([.N17]=&quot;&quot;; &quot;&quot;; CONCATENATE(DATEDIF([.F17];[.N17];&quot;d&quot;); IF(DATEDIF([.F17];[.N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[.I18]*[.G18]" office:value-type="float" office:value="0" calcext:value-type="float">
            <text:p>0</text:p>
          </table:table-cell>
          <table:table-cell table:number-columns-repeated="4"/>
          <table:table-cell table:formula="of:=IF([.J18]=0; &quot;&quot;; [.P18]/[.J18])">
            <text:p/>
          </table:table-cell>
          <table:table-cell table:formula="of:=([.L18]*[.M18])-([.G18]*[.H18])" office:value-type="float" office:value="0" calcext:value-type="float">
            <text:p>0</text:p>
          </table:table-cell>
          <table:table-cell table:formula="of:=IF([.P18]=0;&quot;&quot;; IF([.P18]&gt;=0; &quot;Win&quot;; &quot;Loss&quot;))">
            <text:p/>
          </table:table-cell>
          <table:table-cell table:formula="of:=IF([.N18]=&quot;&quot;; &quot;&quot;; CONCATENATE(DATEDIF([.F18];[.N18];&quot;d&quot;); IF(DATEDIF([.F18];[.N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8"/>
          <table:table-cell table:formula="of:=[.I19]*[.G19]" office:value-type="float" office:value="0" calcext:value-type="float">
            <text:p>0</text:p>
          </table:table-cell>
          <table:table-cell table:number-columns-repeated="4"/>
          <table:table-cell table:formula="of:=IF([.J19]=0; &quot;&quot;; [.P19]/[.J19])">
            <text:p/>
          </table:table-cell>
          <table:table-cell table:formula="of:=([.L19]*[.M19])-([.G19]*[.H19])" office:value-type="float" office:value="0" calcext:value-type="float">
            <text:p>0</text:p>
          </table:table-cell>
          <table:table-cell table:formula="of:=IF([.P19]=0;&quot;&quot;; IF([.P19]&gt;=0; &quot;Win&quot;; &quot;Loss&quot;))">
            <text:p/>
          </table:table-cell>
          <table:table-cell table:formula="of:=IF([.N19]=&quot;&quot;; &quot;&quot;; CONCATENATE(DATEDIF([.F19];[.N19];&quot;d&quot;); IF(DATEDIF([.F19];[.N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/>
          <table:table-cell table:formula="of:=[.I20]*[.G20]" office:value-type="float" office:value="0" calcext:value-type="float">
            <text:p>0</text:p>
          </table:table-cell>
          <table:table-cell table:number-columns-repeated="4"/>
          <table:table-cell table:formula="of:=IF([.J20]=0; &quot;&quot;; [.P20]/[.J20])">
            <text:p/>
          </table:table-cell>
          <table:table-cell table:formula="of:=([.L20]*[.M20])-([.G20]*[.H20])" office:value-type="float" office:value="0" calcext:value-type="float">
            <text:p>0</text:p>
          </table:table-cell>
          <table:table-cell table:formula="of:=IF([.P20]=0;&quot;&quot;; IF([.P20]&gt;=0; &quot;Win&quot;; &quot;Loss&quot;))">
            <text:p/>
          </table:table-cell>
          <table:table-cell table:formula="of:=IF([.N20]=&quot;&quot;; &quot;&quot;; CONCATENATE(DATEDIF([.F20];[.N20];&quot;d&quot;); IF(DATEDIF([.F20];[.N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/>
          <table:table-cell table:formula="of:=[.I21]*[.G21]" office:value-type="float" office:value="0" calcext:value-type="float">
            <text:p>0</text:p>
          </table:table-cell>
          <table:table-cell table:number-columns-repeated="4"/>
          <table:table-cell table:formula="of:=IF([.J21]=0; &quot;&quot;; [.P21]/[.J21])">
            <text:p/>
          </table:table-cell>
          <table:table-cell table:formula="of:=([.L21]*[.M21])-([.G21]*[.H21])" office:value-type="float" office:value="0" calcext:value-type="float">
            <text:p>0</text:p>
          </table:table-cell>
          <table:table-cell table:formula="of:=IF([.P21]=0;&quot;&quot;; IF([.P21]&gt;=0; &quot;Win&quot;; &quot;Loss&quot;))">
            <text:p/>
          </table:table-cell>
          <table:table-cell table:formula="of:=IF([.N21]=&quot;&quot;; &quot;&quot;; CONCATENATE(DATEDIF([.F21];[.N21];&quot;d&quot;); IF(DATEDIF([.F21];[.N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  <table:table-cell table:formula="of:=[.I22]*[.G22]" office:value-type="float" office:value="0" calcext:value-type="float">
            <text:p>0</text:p>
          </table:table-cell>
          <table:table-cell table:number-columns-repeated="4"/>
          <table:table-cell table:formula="of:=IF([.J22]=0; &quot;&quot;; [.P22]/[.J22])">
            <text:p/>
          </table:table-cell>
          <table:table-cell table:formula="of:=([.L22]*[.M22])-([.G22]*[.H22])" office:value-type="float" office:value="0" calcext:value-type="float">
            <text:p>0</text:p>
          </table:table-cell>
          <table:table-cell table:formula="of:=IF([.P22]=0;&quot;&quot;; IF([.P22]&gt;=0; &quot;Win&quot;; &quot;Loss&quot;))">
            <text:p/>
          </table:table-cell>
          <table:table-cell table:formula="of:=IF([.N22]=&quot;&quot;; &quot;&quot;; CONCATENATE(DATEDIF([.F22];[.N22];&quot;d&quot;); IF(DATEDIF([.F22];[.N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  <table:table-cell table:formula="of:=[.I23]*[.G23]" office:value-type="float" office:value="0" calcext:value-type="float">
            <text:p>0</text:p>
          </table:table-cell>
          <table:table-cell table:number-columns-repeated="4"/>
          <table:table-cell table:formula="of:=IF([.J23]=0; &quot;&quot;; [.P23]/[.J23])">
            <text:p/>
          </table:table-cell>
          <table:table-cell table:formula="of:=([.L23]*[.M23])-([.G23]*[.H23])" office:value-type="float" office:value="0" calcext:value-type="float">
            <text:p>0</text:p>
          </table:table-cell>
          <table:table-cell table:formula="of:=IF([.P23]=0;&quot;&quot;; IF([.P23]&gt;=0; &quot;Win&quot;; &quot;Loss&quot;))">
            <text:p/>
          </table:table-cell>
          <table:table-cell table:formula="of:=IF([.N23]=&quot;&quot;; &quot;&quot;; CONCATENATE(DATEDIF([.F23];[.N23];&quot;d&quot;); IF(DATEDIF([.F23];[.N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  <table:table-cell table:formula="of:=[.I24]*[.G24]" office:value-type="float" office:value="0" calcext:value-type="float">
            <text:p>0</text:p>
          </table:table-cell>
          <table:table-cell table:number-columns-repeated="4"/>
          <table:table-cell table:formula="of:=IF([.J24]=0; &quot;&quot;; [.P24]/[.J24])">
            <text:p/>
          </table:table-cell>
          <table:table-cell table:formula="of:=([.L24]*[.M24])-([.G24]*[.H24])" office:value-type="float" office:value="0" calcext:value-type="float">
            <text:p>0</text:p>
          </table:table-cell>
          <table:table-cell table:formula="of:=IF([.P24]=0;&quot;&quot;; IF([.P24]&gt;=0; &quot;Win&quot;; &quot;Loss&quot;))">
            <text:p/>
          </table:table-cell>
          <table:table-cell table:formula="of:=IF([.N24]=&quot;&quot;; &quot;&quot;; CONCATENATE(DATEDIF([.F24];[.N24];&quot;d&quot;); IF(DATEDIF([.F24];[.N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  <table:table-cell table:formula="of:=[.I25]*[.G25]" office:value-type="float" office:value="0" calcext:value-type="float">
            <text:p>0</text:p>
          </table:table-cell>
          <table:table-cell table:number-columns-repeated="4"/>
          <table:table-cell table:formula="of:=IF([.J25]=0; &quot;&quot;; [.P25]/[.J25])">
            <text:p/>
          </table:table-cell>
          <table:table-cell table:formula="of:=([.L25]*[.M25])-([.G25]*[.H25])" office:value-type="float" office:value="0" calcext:value-type="float">
            <text:p>0</text:p>
          </table:table-cell>
          <table:table-cell table:formula="of:=IF([.P25]=0;&quot;&quot;; IF([.P25]&gt;=0; &quot;Win&quot;; &quot;Loss&quot;))">
            <text:p/>
          </table:table-cell>
          <table:table-cell table:formula="of:=IF([.N25]=&quot;&quot;; &quot;&quot;; CONCATENATE(DATEDIF([.F25];[.N25];&quot;d&quot;); IF(DATEDIF([.F25];[.N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  <table:table-cell table:formula="of:=[.I26]*[.G26]" office:value-type="float" office:value="0" calcext:value-type="float">
            <text:p>0</text:p>
          </table:table-cell>
          <table:table-cell table:number-columns-repeated="4"/>
          <table:table-cell table:formula="of:=IF([.J26]=0; &quot;&quot;; [.P26]/[.J26])">
            <text:p/>
          </table:table-cell>
          <table:table-cell table:formula="of:=([.L26]*[.M26])-([.G26]*[.H26])" office:value-type="float" office:value="0" calcext:value-type="float">
            <text:p>0</text:p>
          </table:table-cell>
          <table:table-cell table:formula="of:=IF([.P26]=0;&quot;&quot;; IF([.P26]&gt;=0; &quot;Win&quot;; &quot;Loss&quot;))">
            <text:p/>
          </table:table-cell>
          <table:table-cell table:formula="of:=IF([.N26]=&quot;&quot;; &quot;&quot;; CONCATENATE(DATEDIF([.F26];[.N26];&quot;d&quot;); IF(DATEDIF([.F26];[.N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  <table:table-cell table:formula="of:=[.I27]*[.G27]" office:value-type="float" office:value="0" calcext:value-type="float">
            <text:p>0</text:p>
          </table:table-cell>
          <table:table-cell table:number-columns-repeated="4"/>
          <table:table-cell table:formula="of:=IF([.J27]=0; &quot;&quot;; [.P27]/[.J27])">
            <text:p/>
          </table:table-cell>
          <table:table-cell table:formula="of:=([.L27]*[.M27])-([.G27]*[.H27])" office:value-type="float" office:value="0" calcext:value-type="float">
            <text:p>0</text:p>
          </table:table-cell>
          <table:table-cell table:formula="of:=IF([.P27]=0;&quot;&quot;; IF([.P27]&gt;=0; &quot;Win&quot;; &quot;Loss&quot;))">
            <text:p/>
          </table:table-cell>
          <table:table-cell table:formula="of:=IF([.N27]=&quot;&quot;; &quot;&quot;; CONCATENATE(DATEDIF([.F27];[.N27];&quot;d&quot;); IF(DATEDIF([.F27];[.N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  <table:table-cell table:formula="of:=[.I28]*[.G28]" office:value-type="float" office:value="0" calcext:value-type="float">
            <text:p>0</text:p>
          </table:table-cell>
          <table:table-cell table:number-columns-repeated="4"/>
          <table:table-cell table:formula="of:=IF([.J28]=0; &quot;&quot;; [.P28]/[.J28])">
            <text:p/>
          </table:table-cell>
          <table:table-cell table:formula="of:=([.L28]*[.M28])-([.G28]*[.H28])" office:value-type="float" office:value="0" calcext:value-type="float">
            <text:p>0</text:p>
          </table:table-cell>
          <table:table-cell table:formula="of:=IF([.P28]=0;&quot;&quot;; IF([.P28]&gt;=0; &quot;Win&quot;; &quot;Loss&quot;))">
            <text:p/>
          </table:table-cell>
          <table:table-cell table:formula="of:=IF([.N28]=&quot;&quot;; &quot;&quot;; CONCATENATE(DATEDIF([.F28];[.N28];&quot;d&quot;); IF(DATEDIF([.F28];[.N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  <table:table-cell table:formula="of:=[.I29]*[.G29]" office:value-type="float" office:value="0" calcext:value-type="float">
            <text:p>0</text:p>
          </table:table-cell>
          <table:table-cell table:number-columns-repeated="4"/>
          <table:table-cell table:formula="of:=IF([.J29]=0; &quot;&quot;; [.P29]/[.J29])">
            <text:p/>
          </table:table-cell>
          <table:table-cell table:formula="of:=([.L29]*[.M29])-([.G29]*[.H29])" office:value-type="float" office:value="0" calcext:value-type="float">
            <text:p>0</text:p>
          </table:table-cell>
          <table:table-cell table:formula="of:=IF([.P29]=0;&quot;&quot;; IF([.P29]&gt;=0; &quot;Win&quot;; &quot;Loss&quot;))">
            <text:p/>
          </table:table-cell>
          <table:table-cell table:formula="of:=IF([.N29]=&quot;&quot;; &quot;&quot;; CONCATENATE(DATEDIF([.F29];[.N29];&quot;d&quot;); IF(DATEDIF([.F29];[.N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  <table:table-cell table:formula="of:=[.I30]*[.G30]" office:value-type="float" office:value="0" calcext:value-type="float">
            <text:p>0</text:p>
          </table:table-cell>
          <table:table-cell table:number-columns-repeated="4"/>
          <table:table-cell table:formula="of:=IF([.J30]=0; &quot;&quot;; [.P30]/[.J30])">
            <text:p/>
          </table:table-cell>
          <table:table-cell table:formula="of:=([.L30]*[.M30])-([.G30]*[.H30])" office:value-type="float" office:value="0" calcext:value-type="float">
            <text:p>0</text:p>
          </table:table-cell>
          <table:table-cell table:formula="of:=IF([.P30]=0;&quot;&quot;; IF([.P30]&gt;=0; &quot;Win&quot;; &quot;Loss&quot;))">
            <text:p/>
          </table:table-cell>
          <table:table-cell table:formula="of:=IF([.N30]=&quot;&quot;; &quot;&quot;; CONCATENATE(DATEDIF([.F30];[.N30];&quot;d&quot;); IF(DATEDIF([.F30];[.N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  <table:table-cell table:formula="of:=[.I31]*[.G31]" office:value-type="float" office:value="0" calcext:value-type="float">
            <text:p>0</text:p>
          </table:table-cell>
          <table:table-cell table:number-columns-repeated="4"/>
          <table:table-cell table:formula="of:=IF([.J31]=0; &quot;&quot;; [.P31]/[.J31])">
            <text:p/>
          </table:table-cell>
          <table:table-cell table:formula="of:=([.L31]*[.M31])-([.G31]*[.H31])" office:value-type="float" office:value="0" calcext:value-type="float">
            <text:p>0</text:p>
          </table:table-cell>
          <table:table-cell table:formula="of:=IF([.P31]=0;&quot;&quot;; IF([.P31]&gt;=0; &quot;Win&quot;; &quot;Loss&quot;))">
            <text:p/>
          </table:table-cell>
          <table:table-cell table:formula="of:=IF([.N31]=&quot;&quot;; &quot;&quot;; CONCATENATE(DATEDIF([.F31];[.N31];&quot;d&quot;); IF(DATEDIF([.F31];[.N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  <table:table-cell table:formula="of:=[.I32]*[.G32]" office:value-type="float" office:value="0" calcext:value-type="float">
            <text:p>0</text:p>
          </table:table-cell>
          <table:table-cell table:number-columns-repeated="4"/>
          <table:table-cell table:formula="of:=IF([.J32]=0; &quot;&quot;; [.P32]/[.J32])">
            <text:p/>
          </table:table-cell>
          <table:table-cell table:formula="of:=([.L32]*[.M32])-([.G32]*[.H32])" office:value-type="float" office:value="0" calcext:value-type="float">
            <text:p>0</text:p>
          </table:table-cell>
          <table:table-cell table:formula="of:=IF([.P32]=0;&quot;&quot;; IF([.P32]&gt;=0; &quot;Win&quot;; &quot;Loss&quot;))">
            <text:p/>
          </table:table-cell>
          <table:table-cell table:formula="of:=IF([.N32]=&quot;&quot;; &quot;&quot;; CONCATENATE(DATEDIF([.F32];[.N32];&quot;d&quot;); IF(DATEDIF([.F32];[.N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  <table:table-cell table:formula="of:=[.I33]*[.G33]" office:value-type="float" office:value="0" calcext:value-type="float">
            <text:p>0</text:p>
          </table:table-cell>
          <table:table-cell table:number-columns-repeated="4"/>
          <table:table-cell table:formula="of:=IF([.J33]=0; &quot;&quot;; [.P33]/[.J33])">
            <text:p/>
          </table:table-cell>
          <table:table-cell table:formula="of:=([.L33]*[.M33])-([.G33]*[.H33])" office:value-type="float" office:value="0" calcext:value-type="float">
            <text:p>0</text:p>
          </table:table-cell>
          <table:table-cell table:formula="of:=IF([.P33]=0;&quot;&quot;; IF([.P33]&gt;=0; &quot;Win&quot;; &quot;Loss&quot;))">
            <text:p/>
          </table:table-cell>
          <table:table-cell table:formula="of:=IF([.N33]=&quot;&quot;; &quot;&quot;; CONCATENATE(DATEDIF([.F33];[.N33];&quot;d&quot;); IF(DATEDIF([.F33];[.N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  <table:table-cell table:formula="of:=[.I34]*[.G34]" office:value-type="float" office:value="0" calcext:value-type="float">
            <text:p>0</text:p>
          </table:table-cell>
          <table:table-cell table:number-columns-repeated="4"/>
          <table:table-cell table:formula="of:=IF([.J34]=0; &quot;&quot;; [.P34]/[.J34])">
            <text:p/>
          </table:table-cell>
          <table:table-cell table:formula="of:=([.L34]*[.M34])-([.G34]*[.H34])" office:value-type="float" office:value="0" calcext:value-type="float">
            <text:p>0</text:p>
          </table:table-cell>
          <table:table-cell table:formula="of:=IF([.P34]=0;&quot;&quot;; IF([.P34]&gt;=0; &quot;Win&quot;; &quot;Loss&quot;))">
            <text:p/>
          </table:table-cell>
          <table:table-cell table:formula="of:=IF([.N34]=&quot;&quot;; &quot;&quot;; CONCATENATE(DATEDIF([.F34];[.N34];&quot;d&quot;); IF(DATEDIF([.F34];[.N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  <table:table-cell table:formula="of:=[.I35]*[.G35]" office:value-type="float" office:value="0" calcext:value-type="float">
            <text:p>0</text:p>
          </table:table-cell>
          <table:table-cell table:number-columns-repeated="4"/>
          <table:table-cell table:formula="of:=IF([.J35]=0; &quot;&quot;; [.P35]/[.J35])">
            <text:p/>
          </table:table-cell>
          <table:table-cell table:formula="of:=([.L35]*[.M35])-([.G35]*[.H35])" office:value-type="float" office:value="0" calcext:value-type="float">
            <text:p>0</text:p>
          </table:table-cell>
          <table:table-cell table:formula="of:=IF([.P35]=0;&quot;&quot;; IF([.P35]&gt;=0; &quot;Win&quot;; &quot;Loss&quot;))">
            <text:p/>
          </table:table-cell>
          <table:table-cell table:formula="of:=IF([.N35]=&quot;&quot;; &quot;&quot;; CONCATENATE(DATEDIF([.F35];[.N35];&quot;d&quot;); IF(DATEDIF([.F35];[.N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  <table:table-cell table:formula="of:=[.I36]*[.G36]" office:value-type="float" office:value="0" calcext:value-type="float">
            <text:p>0</text:p>
          </table:table-cell>
          <table:table-cell table:number-columns-repeated="4"/>
          <table:table-cell table:formula="of:=IF([.J36]=0; &quot;&quot;; [.P36]/[.J36])">
            <text:p/>
          </table:table-cell>
          <table:table-cell table:formula="of:=([.L36]*[.M36])-([.G36]*[.H36])" office:value-type="float" office:value="0" calcext:value-type="float">
            <text:p>0</text:p>
          </table:table-cell>
          <table:table-cell table:formula="of:=IF([.P36]=0;&quot;&quot;; IF([.P36]&gt;=0; &quot;Win&quot;; &quot;Loss&quot;))">
            <text:p/>
          </table:table-cell>
          <table:table-cell table:formula="of:=IF([.N36]=&quot;&quot;; &quot;&quot;; CONCATENATE(DATEDIF([.F36];[.N36];&quot;d&quot;); IF(DATEDIF([.F36];[.N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  <table:table-cell table:formula="of:=[.I37]*[.G37]" office:value-type="float" office:value="0" calcext:value-type="float">
            <text:p>0</text:p>
          </table:table-cell>
          <table:table-cell table:number-columns-repeated="4"/>
          <table:table-cell table:formula="of:=IF([.J37]=0; &quot;&quot;; [.P37]/[.J37])">
            <text:p/>
          </table:table-cell>
          <table:table-cell table:formula="of:=([.L37]*[.M37])-([.G37]*[.H37])" office:value-type="float" office:value="0" calcext:value-type="float">
            <text:p>0</text:p>
          </table:table-cell>
          <table:table-cell table:formula="of:=IF([.P37]=0;&quot;&quot;; IF([.P37]&gt;=0; &quot;Win&quot;; &quot;Loss&quot;))">
            <text:p/>
          </table:table-cell>
          <table:table-cell table:formula="of:=IF([.N37]=&quot;&quot;; &quot;&quot;; CONCATENATE(DATEDIF([.F37];[.N37];&quot;d&quot;); IF(DATEDIF([.F37];[.N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  <table:table-cell table:formula="of:=[.I38]*[.G38]" office:value-type="float" office:value="0" calcext:value-type="float">
            <text:p>0</text:p>
          </table:table-cell>
          <table:table-cell table:number-columns-repeated="4"/>
          <table:table-cell table:formula="of:=IF([.J38]=0; &quot;&quot;; [.P38]/[.J38])">
            <text:p/>
          </table:table-cell>
          <table:table-cell table:formula="of:=([.L38]*[.M38])-([.G38]*[.H38])" office:value-type="float" office:value="0" calcext:value-type="float">
            <text:p>0</text:p>
          </table:table-cell>
          <table:table-cell table:formula="of:=IF([.P38]=0;&quot;&quot;; IF([.P38]&gt;=0; &quot;Win&quot;; &quot;Loss&quot;))">
            <text:p/>
          </table:table-cell>
          <table:table-cell table:formula="of:=IF([.N38]=&quot;&quot;; &quot;&quot;; CONCATENATE(DATEDIF([.F38];[.N38];&quot;d&quot;); IF(DATEDIF([.F38];[.N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  <table:table-cell table:formula="of:=[.I39]*[.G39]" office:value-type="float" office:value="0" calcext:value-type="float">
            <text:p>0</text:p>
          </table:table-cell>
          <table:table-cell table:number-columns-repeated="4"/>
          <table:table-cell table:formula="of:=IF([.J39]=0; &quot;&quot;; [.P39]/[.J39])">
            <text:p/>
          </table:table-cell>
          <table:table-cell table:formula="of:=([.L39]*[.M39])-([.G39]*[.H39])" office:value-type="float" office:value="0" calcext:value-type="float">
            <text:p>0</text:p>
          </table:table-cell>
          <table:table-cell table:formula="of:=IF([.P39]=0;&quot;&quot;; IF([.P39]&gt;=0; &quot;Win&quot;; &quot;Loss&quot;))">
            <text:p/>
          </table:table-cell>
          <table:table-cell table:formula="of:=IF([.N39]=&quot;&quot;; &quot;&quot;; CONCATENATE(DATEDIF([.F39];[.N39];&quot;d&quot;); IF(DATEDIF([.F39];[.N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  <table:table-cell table:formula="of:=[.I40]*[.G40]" office:value-type="float" office:value="0" calcext:value-type="float">
            <text:p>0</text:p>
          </table:table-cell>
          <table:table-cell table:number-columns-repeated="4"/>
          <table:table-cell table:formula="of:=IF([.J40]=0; &quot;&quot;; [.P40]/[.J40])">
            <text:p/>
          </table:table-cell>
          <table:table-cell table:formula="of:=([.L40]*[.M40])-([.G40]*[.H40])" office:value-type="float" office:value="0" calcext:value-type="float">
            <text:p>0</text:p>
          </table:table-cell>
          <table:table-cell table:formula="of:=IF([.P40]=0;&quot;&quot;; IF([.P40]&gt;=0; &quot;Win&quot;; &quot;Loss&quot;))">
            <text:p/>
          </table:table-cell>
          <table:table-cell table:formula="of:=IF([.N40]=&quot;&quot;; &quot;&quot;; CONCATENATE(DATEDIF([.F40];[.N40];&quot;d&quot;); IF(DATEDIF([.F40];[.N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table:formula="of:=[.I41]*[.G41]" office:value-type="float" office:value="0" calcext:value-type="float">
            <text:p>0</text:p>
          </table:table-cell>
          <table:table-cell table:number-columns-repeated="4"/>
          <table:table-cell table:formula="of:=IF([.J41]=0; &quot;&quot;; [.P41]/[.J41])">
            <text:p/>
          </table:table-cell>
          <table:table-cell table:formula="of:=([.L41]*[.M41])-([.G41]*[.H41])" office:value-type="float" office:value="0" calcext:value-type="float">
            <text:p>0</text:p>
          </table:table-cell>
          <table:table-cell table:formula="of:=IF([.P41]=0;&quot;&quot;; IF([.P41]&gt;=0; &quot;Win&quot;; &quot;Loss&quot;))">
            <text:p/>
          </table:table-cell>
          <table:table-cell table:formula="of:=IF([.N41]=&quot;&quot;; &quot;&quot;; CONCATENATE(DATEDIF([.F41];[.N41];&quot;d&quot;); IF(DATEDIF([.F41];[.N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  <table:table-cell table:formula="of:=[.I42]*[.G42]" office:value-type="float" office:value="0" calcext:value-type="float">
            <text:p>0</text:p>
          </table:table-cell>
          <table:table-cell table:number-columns-repeated="4"/>
          <table:table-cell table:formula="of:=IF([.J42]=0; &quot;&quot;; [.P42]/[.J42])">
            <text:p/>
          </table:table-cell>
          <table:table-cell table:formula="of:=([.L42]*[.M42])-([.G42]*[.H42])" office:value-type="float" office:value="0" calcext:value-type="float">
            <text:p>0</text:p>
          </table:table-cell>
          <table:table-cell table:formula="of:=IF([.P42]=0;&quot;&quot;; IF([.P42]&gt;=0; &quot;Win&quot;; &quot;Loss&quot;))">
            <text:p/>
          </table:table-cell>
          <table:table-cell table:formula="of:=IF([.N42]=&quot;&quot;; &quot;&quot;; CONCATENATE(DATEDIF([.F42];[.N42];&quot;d&quot;); IF(DATEDIF([.F42];[.N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table:formula="of:=[.I43]*[.G43]" office:value-type="float" office:value="0" calcext:value-type="float">
            <text:p>0</text:p>
          </table:table-cell>
          <table:table-cell table:number-columns-repeated="4"/>
          <table:table-cell table:formula="of:=IF([.J43]=0; &quot;&quot;; [.P43]/[.J43])">
            <text:p/>
          </table:table-cell>
          <table:table-cell table:formula="of:=([.L43]*[.M43])-([.G43]*[.H43])" office:value-type="float" office:value="0" calcext:value-type="float">
            <text:p>0</text:p>
          </table:table-cell>
          <table:table-cell table:formula="of:=IF([.P43]=0;&quot;&quot;; IF([.P43]&gt;=0; &quot;Win&quot;; &quot;Loss&quot;))">
            <text:p/>
          </table:table-cell>
          <table:table-cell table:formula="of:=IF([.N43]=&quot;&quot;; &quot;&quot;; CONCATENATE(DATEDIF([.F43];[.N43];&quot;d&quot;); IF(DATEDIF([.F43];[.N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8"/>
          <table:table-cell table:formula="of:=[.I44]*[.G44]" office:value-type="float" office:value="0" calcext:value-type="float">
            <text:p>0</text:p>
          </table:table-cell>
          <table:table-cell table:number-columns-repeated="4"/>
          <table:table-cell table:formula="of:=IF([.J44]=0; &quot;&quot;; [.P44]/[.J44])">
            <text:p/>
          </table:table-cell>
          <table:table-cell table:formula="of:=([.L44]*[.M44])-([.G44]*[.H44])" office:value-type="float" office:value="0" calcext:value-type="float">
            <text:p>0</text:p>
          </table:table-cell>
          <table:table-cell table:formula="of:=IF([.P44]=0;&quot;&quot;; IF([.P44]&gt;=0; &quot;Win&quot;; &quot;Loss&quot;))">
            <text:p/>
          </table:table-cell>
          <table:table-cell table:formula="of:=IF([.N44]=&quot;&quot;; &quot;&quot;; CONCATENATE(DATEDIF([.F44];[.N44];&quot;d&quot;); IF(DATEDIF([.F44];[.N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8"/>
          <table:table-cell table:formula="of:=[.I45]*[.G45]" office:value-type="float" office:value="0" calcext:value-type="float">
            <text:p>0</text:p>
          </table:table-cell>
          <table:table-cell table:number-columns-repeated="4"/>
          <table:table-cell table:formula="of:=IF([.J45]=0; &quot;&quot;; [.P45]/[.J45])">
            <text:p/>
          </table:table-cell>
          <table:table-cell table:formula="of:=([.L45]*[.M45])-([.G45]*[.H45])" office:value-type="float" office:value="0" calcext:value-type="float">
            <text:p>0</text:p>
          </table:table-cell>
          <table:table-cell table:formula="of:=IF([.P45]=0;&quot;&quot;; IF([.P45]&gt;=0; &quot;Win&quot;; &quot;Loss&quot;))">
            <text:p/>
          </table:table-cell>
          <table:table-cell table:formula="of:=IF([.N45]=&quot;&quot;; &quot;&quot;; CONCATENATE(DATEDIF([.F45];[.N45];&quot;d&quot;); IF(DATEDIF([.F45];[.N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8"/>
          <table:table-cell table:formula="of:=[.I46]*[.G46]" office:value-type="float" office:value="0" calcext:value-type="float">
            <text:p>0</text:p>
          </table:table-cell>
          <table:table-cell table:number-columns-repeated="4"/>
          <table:table-cell table:formula="of:=IF([.J46]=0; &quot;&quot;; [.P46]/[.J46])">
            <text:p/>
          </table:table-cell>
          <table:table-cell table:formula="of:=([.L46]*[.M46])-([.G46]*[.H46])" office:value-type="float" office:value="0" calcext:value-type="float">
            <text:p>0</text:p>
          </table:table-cell>
          <table:table-cell table:formula="of:=IF([.P46]=0;&quot;&quot;; IF([.P46]&gt;=0; &quot;Win&quot;; &quot;Loss&quot;))">
            <text:p/>
          </table:table-cell>
          <table:table-cell table:formula="of:=IF([.N46]=&quot;&quot;; &quot;&quot;; CONCATENATE(DATEDIF([.F46];[.N46];&quot;d&quot;); IF(DATEDIF([.F46];[.N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8"/>
          <table:table-cell table:formula="of:=[.I47]*[.G47]" office:value-type="float" office:value="0" calcext:value-type="float">
            <text:p>0</text:p>
          </table:table-cell>
          <table:table-cell table:number-columns-repeated="4"/>
          <table:table-cell table:formula="of:=IF([.J47]=0; &quot;&quot;; [.P47]/[.J47])">
            <text:p/>
          </table:table-cell>
          <table:table-cell table:formula="of:=([.L47]*[.M47])-([.G47]*[.H47])" office:value-type="float" office:value="0" calcext:value-type="float">
            <text:p>0</text:p>
          </table:table-cell>
          <table:table-cell table:formula="of:=IF([.P47]=0;&quot;&quot;; IF([.P47]&gt;=0; &quot;Win&quot;; &quot;Loss&quot;))">
            <text:p/>
          </table:table-cell>
          <table:table-cell table:formula="of:=IF([.N47]=&quot;&quot;; &quot;&quot;; CONCATENATE(DATEDIF([.F47];[.N47];&quot;d&quot;); IF(DATEDIF([.F47];[.N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8"/>
          <table:table-cell table:formula="of:=[.I48]*[.G48]" office:value-type="float" office:value="0" calcext:value-type="float">
            <text:p>0</text:p>
          </table:table-cell>
          <table:table-cell table:number-columns-repeated="4"/>
          <table:table-cell table:formula="of:=IF([.J48]=0; &quot;&quot;; [.P48]/[.J48])">
            <text:p/>
          </table:table-cell>
          <table:table-cell table:formula="of:=([.L48]*[.M48])-([.G48]*[.H48])" office:value-type="float" office:value="0" calcext:value-type="float">
            <text:p>0</text:p>
          </table:table-cell>
          <table:table-cell table:formula="of:=IF([.P48]=0;&quot;&quot;; IF([.P48]&gt;=0; &quot;Win&quot;; &quot;Loss&quot;))">
            <text:p/>
          </table:table-cell>
          <table:table-cell table:formula="of:=IF([.N48]=&quot;&quot;; &quot;&quot;; CONCATENATE(DATEDIF([.F48];[.N48];&quot;d&quot;); IF(DATEDIF([.F48];[.N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8"/>
          <table:table-cell table:formula="of:=[.I49]*[.G49]" office:value-type="float" office:value="0" calcext:value-type="float">
            <text:p>0</text:p>
          </table:table-cell>
          <table:table-cell table:number-columns-repeated="4"/>
          <table:table-cell table:formula="of:=IF([.J49]=0; &quot;&quot;; [.P49]/[.J49])">
            <text:p/>
          </table:table-cell>
          <table:table-cell table:formula="of:=([.L49]*[.M49])-([.G49]*[.H49])" office:value-type="float" office:value="0" calcext:value-type="float">
            <text:p>0</text:p>
          </table:table-cell>
          <table:table-cell table:formula="of:=IF([.P49]=0;&quot;&quot;; IF([.P49]&gt;=0; &quot;Win&quot;; &quot;Loss&quot;))">
            <text:p/>
          </table:table-cell>
          <table:table-cell table:formula="of:=IF([.N49]=&quot;&quot;; &quot;&quot;; CONCATENATE(DATEDIF([.F49];[.N49];&quot;d&quot;); IF(DATEDIF([.F49];[.N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8"/>
          <table:table-cell table:formula="of:=[.I50]*[.G50]" office:value-type="float" office:value="0" calcext:value-type="float">
            <text:p>0</text:p>
          </table:table-cell>
          <table:table-cell table:number-columns-repeated="4"/>
          <table:table-cell table:formula="of:=IF([.J50]=0; &quot;&quot;; [.P50]/[.J50])">
            <text:p/>
          </table:table-cell>
          <table:table-cell table:formula="of:=([.L50]*[.M50])-([.G50]*[.H50])" office:value-type="float" office:value="0" calcext:value-type="float">
            <text:p>0</text:p>
          </table:table-cell>
          <table:table-cell table:formula="of:=IF([.P50]=0;&quot;&quot;; IF([.P50]&gt;=0; &quot;Win&quot;; &quot;Loss&quot;))">
            <text:p/>
          </table:table-cell>
          <table:table-cell table:formula="of:=IF([.N50]=&quot;&quot;; &quot;&quot;; CONCATENATE(DATEDIF([.F50];[.N50];&quot;d&quot;); IF(DATEDIF([.F50];[.N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  <table:table-cell table:formula="of:=[.I51]*[.G51]" office:value-type="float" office:value="0" calcext:value-type="float">
            <text:p>0</text:p>
          </table:table-cell>
          <table:table-cell table:number-columns-repeated="4"/>
          <table:table-cell table:formula="of:=IF([.J51]=0; &quot;&quot;; [.P51]/[.J51])">
            <text:p/>
          </table:table-cell>
          <table:table-cell table:formula="of:=([.L51]*[.M51])-([.G51]*[.H51])" office:value-type="float" office:value="0" calcext:value-type="float">
            <text:p>0</text:p>
          </table:table-cell>
          <table:table-cell table:formula="of:=IF([.P51]=0;&quot;&quot;; IF([.P51]&gt;=0; &quot;Win&quot;; &quot;Loss&quot;))">
            <text:p/>
          </table:table-cell>
          <table:table-cell table:formula="of:=IF([.N51]=&quot;&quot;; &quot;&quot;; CONCATENATE(DATEDIF([.F51];[.N51];&quot;d&quot;); IF(DATEDIF([.F51];[.N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/>
          <table:table-cell table:formula="of:=[.I52]*[.G52]" office:value-type="float" office:value="0" calcext:value-type="float">
            <text:p>0</text:p>
          </table:table-cell>
          <table:table-cell table:number-columns-repeated="4"/>
          <table:table-cell table:formula="of:=IF([.J52]=0; &quot;&quot;; [.P52]/[.J52])">
            <text:p/>
          </table:table-cell>
          <table:table-cell table:formula="of:=([.L52]*[.M52])-([.G52]*[.H52])" office:value-type="float" office:value="0" calcext:value-type="float">
            <text:p>0</text:p>
          </table:table-cell>
          <table:table-cell table:formula="of:=IF([.P52]=0;&quot;&quot;; IF([.P52]&gt;=0; &quot;Win&quot;; &quot;Loss&quot;))">
            <text:p/>
          </table:table-cell>
          <table:table-cell table:formula="of:=IF([.N52]=&quot;&quot;; &quot;&quot;; CONCATENATE(DATEDIF([.F52];[.N52];&quot;d&quot;); IF(DATEDIF([.F52];[.N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8"/>
          <table:table-cell table:formula="of:=[.I53]*[.G53]" office:value-type="float" office:value="0" calcext:value-type="float">
            <text:p>0</text:p>
          </table:table-cell>
          <table:table-cell table:number-columns-repeated="4"/>
          <table:table-cell table:formula="of:=IF([.J53]=0; &quot;&quot;; [.P53]/[.J53])">
            <text:p/>
          </table:table-cell>
          <table:table-cell table:formula="of:=([.L53]*[.M53])-([.G53]*[.H53])" office:value-type="float" office:value="0" calcext:value-type="float">
            <text:p>0</text:p>
          </table:table-cell>
          <table:table-cell table:formula="of:=IF([.P53]=0;&quot;&quot;; IF([.P53]&gt;=0; &quot;Win&quot;; &quot;Loss&quot;))">
            <text:p/>
          </table:table-cell>
          <table:table-cell table:formula="of:=IF([.N53]=&quot;&quot;; &quot;&quot;; CONCATENATE(DATEDIF([.F53];[.N53];&quot;d&quot;); IF(DATEDIF([.F53];[.N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8"/>
          <table:table-cell table:formula="of:=[.I54]*[.G54]" office:value-type="float" office:value="0" calcext:value-type="float">
            <text:p>0</text:p>
          </table:table-cell>
          <table:table-cell table:number-columns-repeated="4"/>
          <table:table-cell table:formula="of:=IF([.J54]=0; &quot;&quot;; [.P54]/[.J54])">
            <text:p/>
          </table:table-cell>
          <table:table-cell table:formula="of:=([.L54]*[.M54])-([.G54]*[.H54])" office:value-type="float" office:value="0" calcext:value-type="float">
            <text:p>0</text:p>
          </table:table-cell>
          <table:table-cell table:formula="of:=IF([.P54]=0;&quot;&quot;; IF([.P54]&gt;=0; &quot;Win&quot;; &quot;Loss&quot;))">
            <text:p/>
          </table:table-cell>
          <table:table-cell table:formula="of:=IF([.N54]=&quot;&quot;; &quot;&quot;; CONCATENATE(DATEDIF([.F54];[.N54];&quot;d&quot;); IF(DATEDIF([.F54];[.N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8"/>
          <table:table-cell table:formula="of:=[.I55]*[.G55]" office:value-type="float" office:value="0" calcext:value-type="float">
            <text:p>0</text:p>
          </table:table-cell>
          <table:table-cell table:number-columns-repeated="4"/>
          <table:table-cell table:formula="of:=IF([.J55]=0; &quot;&quot;; [.P55]/[.J55])">
            <text:p/>
          </table:table-cell>
          <table:table-cell table:formula="of:=([.L55]*[.M55])-([.G55]*[.H55])" office:value-type="float" office:value="0" calcext:value-type="float">
            <text:p>0</text:p>
          </table:table-cell>
          <table:table-cell table:formula="of:=IF([.P55]=0;&quot;&quot;; IF([.P55]&gt;=0; &quot;Win&quot;; &quot;Loss&quot;))">
            <text:p/>
          </table:table-cell>
          <table:table-cell table:formula="of:=IF([.N55]=&quot;&quot;; &quot;&quot;; CONCATENATE(DATEDIF([.F55];[.N55];&quot;d&quot;); IF(DATEDIF([.F55];[.N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8"/>
          <table:table-cell table:formula="of:=[.I56]*[.G56]" office:value-type="float" office:value="0" calcext:value-type="float">
            <text:p>0</text:p>
          </table:table-cell>
          <table:table-cell table:number-columns-repeated="4"/>
          <table:table-cell table:formula="of:=IF([.J56]=0; &quot;&quot;; [.P56]/[.J56])">
            <text:p/>
          </table:table-cell>
          <table:table-cell table:formula="of:=([.L56]*[.M56])-([.G56]*[.H56])" office:value-type="float" office:value="0" calcext:value-type="float">
            <text:p>0</text:p>
          </table:table-cell>
          <table:table-cell table:formula="of:=IF([.P56]=0;&quot;&quot;; IF([.P56]&gt;=0; &quot;Win&quot;; &quot;Loss&quot;))">
            <text:p/>
          </table:table-cell>
          <table:table-cell table:formula="of:=IF([.N56]=&quot;&quot;; &quot;&quot;; CONCATENATE(DATEDIF([.F56];[.N56];&quot;d&quot;); IF(DATEDIF([.F56];[.N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  <table:table-cell table:formula="of:=[.I57]*[.G57]" office:value-type="float" office:value="0" calcext:value-type="float">
            <text:p>0</text:p>
          </table:table-cell>
          <table:table-cell table:number-columns-repeated="4"/>
          <table:table-cell table:formula="of:=IF([.J57]=0; &quot;&quot;; [.P57]/[.J57])">
            <text:p/>
          </table:table-cell>
          <table:table-cell table:formula="of:=([.L57]*[.M57])-([.G57]*[.H57])" office:value-type="float" office:value="0" calcext:value-type="float">
            <text:p>0</text:p>
          </table:table-cell>
          <table:table-cell table:formula="of:=IF([.P57]=0;&quot;&quot;; IF([.P57]&gt;=0; &quot;Win&quot;; &quot;Loss&quot;))">
            <text:p/>
          </table:table-cell>
          <table:table-cell table:formula="of:=IF([.N57]=&quot;&quot;; &quot;&quot;; CONCATENATE(DATEDIF([.F57];[.N57];&quot;d&quot;); IF(DATEDIF([.F57];[.N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8"/>
          <table:table-cell table:formula="of:=[.I58]*[.G58]" office:value-type="float" office:value="0" calcext:value-type="float">
            <text:p>0</text:p>
          </table:table-cell>
          <table:table-cell table:number-columns-repeated="4"/>
          <table:table-cell table:formula="of:=IF([.J58]=0; &quot;&quot;; [.P58]/[.J58])">
            <text:p/>
          </table:table-cell>
          <table:table-cell table:formula="of:=([.L58]*[.M58])-([.G58]*[.H58])" office:value-type="float" office:value="0" calcext:value-type="float">
            <text:p>0</text:p>
          </table:table-cell>
          <table:table-cell table:formula="of:=IF([.P58]=0;&quot;&quot;; IF([.P58]&gt;=0; &quot;Win&quot;; &quot;Loss&quot;))">
            <text:p/>
          </table:table-cell>
          <table:table-cell table:formula="of:=IF([.N58]=&quot;&quot;; &quot;&quot;; CONCATENATE(DATEDIF([.F58];[.N58];&quot;d&quot;); IF(DATEDIF([.F58];[.N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  <table:table-cell table:formula="of:=[.I59]*[.G59]" office:value-type="float" office:value="0" calcext:value-type="float">
            <text:p>0</text:p>
          </table:table-cell>
          <table:table-cell table:number-columns-repeated="4"/>
          <table:table-cell table:formula="of:=IF([.J59]=0; &quot;&quot;; [.P59]/[.J59])">
            <text:p/>
          </table:table-cell>
          <table:table-cell table:formula="of:=([.L59]*[.M59])-([.G59]*[.H59])" office:value-type="float" office:value="0" calcext:value-type="float">
            <text:p>0</text:p>
          </table:table-cell>
          <table:table-cell table:formula="of:=IF([.P59]=0;&quot;&quot;; IF([.P59]&gt;=0; &quot;Win&quot;; &quot;Loss&quot;))">
            <text:p/>
          </table:table-cell>
          <table:table-cell table:formula="of:=IF([.N59]=&quot;&quot;; &quot;&quot;; CONCATENATE(DATEDIF([.F59];[.N59];&quot;d&quot;); IF(DATEDIF([.F59];[.N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8"/>
          <table:table-cell table:formula="of:=[.I60]*[.G60]" office:value-type="float" office:value="0" calcext:value-type="float">
            <text:p>0</text:p>
          </table:table-cell>
          <table:table-cell table:number-columns-repeated="4"/>
          <table:table-cell table:formula="of:=IF([.J60]=0; &quot;&quot;; [.P60]/[.J60])">
            <text:p/>
          </table:table-cell>
          <table:table-cell table:formula="of:=([.L60]*[.M60])-([.G60]*[.H60])" office:value-type="float" office:value="0" calcext:value-type="float">
            <text:p>0</text:p>
          </table:table-cell>
          <table:table-cell table:formula="of:=IF([.P60]=0;&quot;&quot;; IF([.P60]&gt;=0; &quot;Win&quot;; &quot;Loss&quot;))">
            <text:p/>
          </table:table-cell>
          <table:table-cell table:formula="of:=IF([.N60]=&quot;&quot;; &quot;&quot;; CONCATENATE(DATEDIF([.F60];[.N60];&quot;d&quot;); IF(DATEDIF([.F60];[.N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8"/>
          <table:table-cell table:formula="of:=[.I61]*[.G61]" office:value-type="float" office:value="0" calcext:value-type="float">
            <text:p>0</text:p>
          </table:table-cell>
          <table:table-cell table:number-columns-repeated="4"/>
          <table:table-cell table:formula="of:=IF([.J61]=0; &quot;&quot;; [.P61]/[.J61])">
            <text:p/>
          </table:table-cell>
          <table:table-cell table:formula="of:=([.L61]*[.M61])-([.G61]*[.H61])" office:value-type="float" office:value="0" calcext:value-type="float">
            <text:p>0</text:p>
          </table:table-cell>
          <table:table-cell table:formula="of:=IF([.P61]=0;&quot;&quot;; IF([.P61]&gt;=0; &quot;Win&quot;; &quot;Loss&quot;))">
            <text:p/>
          </table:table-cell>
          <table:table-cell table:formula="of:=IF([.N61]=&quot;&quot;; &quot;&quot;; CONCATENATE(DATEDIF([.F61];[.N61];&quot;d&quot;); IF(DATEDIF([.F61];[.N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8"/>
          <table:table-cell table:formula="of:=[.I62]*[.G62]" office:value-type="float" office:value="0" calcext:value-type="float">
            <text:p>0</text:p>
          </table:table-cell>
          <table:table-cell table:number-columns-repeated="4"/>
          <table:table-cell table:formula="of:=IF([.J62]=0; &quot;&quot;; [.P62]/[.J62])">
            <text:p/>
          </table:table-cell>
          <table:table-cell table:formula="of:=([.L62]*[.M62])-([.G62]*[.H62])" office:value-type="float" office:value="0" calcext:value-type="float">
            <text:p>0</text:p>
          </table:table-cell>
          <table:table-cell table:formula="of:=IF([.P62]=0;&quot;&quot;; IF([.P62]&gt;=0; &quot;Win&quot;; &quot;Loss&quot;))">
            <text:p/>
          </table:table-cell>
          <table:table-cell table:formula="of:=IF([.N62]=&quot;&quot;; &quot;&quot;; CONCATENATE(DATEDIF([.F62];[.N62];&quot;d&quot;); IF(DATEDIF([.F62];[.N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8"/>
          <table:table-cell table:formula="of:=[.I63]*[.G63]" office:value-type="float" office:value="0" calcext:value-type="float">
            <text:p>0</text:p>
          </table:table-cell>
          <table:table-cell table:number-columns-repeated="4"/>
          <table:table-cell table:formula="of:=IF([.J63]=0; &quot;&quot;; [.P63]/[.J63])">
            <text:p/>
          </table:table-cell>
          <table:table-cell table:formula="of:=([.L63]*[.M63])-([.G63]*[.H63])" office:value-type="float" office:value="0" calcext:value-type="float">
            <text:p>0</text:p>
          </table:table-cell>
          <table:table-cell table:formula="of:=IF([.P63]=0;&quot;&quot;; IF([.P63]&gt;=0; &quot;Win&quot;; &quot;Loss&quot;))">
            <text:p/>
          </table:table-cell>
          <table:table-cell table:formula="of:=IF([.N63]=&quot;&quot;; &quot;&quot;; CONCATENATE(DATEDIF([.F63];[.N63];&quot;d&quot;); IF(DATEDIF([.F63];[.N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8"/>
          <table:table-cell table:formula="of:=[.I64]*[.G64]" office:value-type="float" office:value="0" calcext:value-type="float">
            <text:p>0</text:p>
          </table:table-cell>
          <table:table-cell table:number-columns-repeated="4"/>
          <table:table-cell table:formula="of:=IF([.J64]=0; &quot;&quot;; [.P64]/[.J64])">
            <text:p/>
          </table:table-cell>
          <table:table-cell table:formula="of:=([.L64]*[.M64])-([.G64]*[.H64])" office:value-type="float" office:value="0" calcext:value-type="float">
            <text:p>0</text:p>
          </table:table-cell>
          <table:table-cell table:formula="of:=IF([.P64]=0;&quot;&quot;; IF([.P64]&gt;=0; &quot;Win&quot;; &quot;Loss&quot;))">
            <text:p/>
          </table:table-cell>
          <table:table-cell table:formula="of:=IF([.N64]=&quot;&quot;; &quot;&quot;; CONCATENATE(DATEDIF([.F64];[.N64];&quot;d&quot;); IF(DATEDIF([.F64];[.N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  <table:table-cell table:formula="of:=[.I65]*[.G65]" office:value-type="float" office:value="0" calcext:value-type="float">
            <text:p>0</text:p>
          </table:table-cell>
          <table:table-cell table:number-columns-repeated="4"/>
          <table:table-cell table:formula="of:=IF([.J65]=0; &quot;&quot;; [.P65]/[.J65])">
            <text:p/>
          </table:table-cell>
          <table:table-cell table:formula="of:=([.L65]*[.M65])-([.G65]*[.H65])" office:value-type="float" office:value="0" calcext:value-type="float">
            <text:p>0</text:p>
          </table:table-cell>
          <table:table-cell table:formula="of:=IF([.P65]=0;&quot;&quot;; IF([.P65]&gt;=0; &quot;Win&quot;; &quot;Loss&quot;))">
            <text:p/>
          </table:table-cell>
          <table:table-cell table:formula="of:=IF([.N65]=&quot;&quot;; &quot;&quot;; CONCATENATE(DATEDIF([.F65];[.N65];&quot;d&quot;); IF(DATEDIF([.F65];[.N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8"/>
          <table:table-cell table:formula="of:=[.I66]*[.G66]" office:value-type="float" office:value="0" calcext:value-type="float">
            <text:p>0</text:p>
          </table:table-cell>
          <table:table-cell table:number-columns-repeated="4"/>
          <table:table-cell table:formula="of:=IF([.J66]=0; &quot;&quot;; [.P66]/[.J66])">
            <text:p/>
          </table:table-cell>
          <table:table-cell table:formula="of:=([.L66]*[.M66])-([.G66]*[.H66])" office:value-type="float" office:value="0" calcext:value-type="float">
            <text:p>0</text:p>
          </table:table-cell>
          <table:table-cell table:formula="of:=IF([.P66]=0;&quot;&quot;; IF([.P66]&gt;=0; &quot;Win&quot;; &quot;Loss&quot;))">
            <text:p/>
          </table:table-cell>
          <table:table-cell table:formula="of:=IF([.N66]=&quot;&quot;; &quot;&quot;; CONCATENATE(DATEDIF([.F66];[.N66];&quot;d&quot;); IF(DATEDIF([.F66];[.N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8"/>
          <table:table-cell table:formula="of:=[.I67]*[.G67]" office:value-type="float" office:value="0" calcext:value-type="float">
            <text:p>0</text:p>
          </table:table-cell>
          <table:table-cell table:number-columns-repeated="4"/>
          <table:table-cell table:formula="of:=IF([.J67]=0; &quot;&quot;; [.P67]/[.J67])">
            <text:p/>
          </table:table-cell>
          <table:table-cell table:formula="of:=([.L67]*[.M67])-([.G67]*[.H67])" office:value-type="float" office:value="0" calcext:value-type="float">
            <text:p>0</text:p>
          </table:table-cell>
          <table:table-cell table:formula="of:=IF([.P67]=0;&quot;&quot;; IF([.P67]&gt;=0; &quot;Win&quot;; &quot;Loss&quot;))">
            <text:p/>
          </table:table-cell>
          <table:table-cell table:formula="of:=IF([.N67]=&quot;&quot;; &quot;&quot;; CONCATENATE(DATEDIF([.F67];[.N67];&quot;d&quot;); IF(DATEDIF([.F67];[.N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8"/>
          <table:table-cell table:formula="of:=[.I68]*[.G68]" office:value-type="float" office:value="0" calcext:value-type="float">
            <text:p>0</text:p>
          </table:table-cell>
          <table:table-cell table:number-columns-repeated="4"/>
          <table:table-cell table:formula="of:=IF([.J68]=0; &quot;&quot;; [.P68]/[.J68])">
            <text:p/>
          </table:table-cell>
          <table:table-cell table:formula="of:=([.L68]*[.M68])-([.G68]*[.H68])" office:value-type="float" office:value="0" calcext:value-type="float">
            <text:p>0</text:p>
          </table:table-cell>
          <table:table-cell table:formula="of:=IF([.P68]=0;&quot;&quot;; IF([.P68]&gt;=0; &quot;Win&quot;; &quot;Loss&quot;))">
            <text:p/>
          </table:table-cell>
          <table:table-cell table:formula="of:=IF([.N68]=&quot;&quot;; &quot;&quot;; CONCATENATE(DATEDIF([.F68];[.N68];&quot;d&quot;); IF(DATEDIF([.F68];[.N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8"/>
          <table:table-cell table:formula="of:=[.I69]*[.G69]" office:value-type="float" office:value="0" calcext:value-type="float">
            <text:p>0</text:p>
          </table:table-cell>
          <table:table-cell table:number-columns-repeated="4"/>
          <table:table-cell table:formula="of:=IF([.J69]=0; &quot;&quot;; [.P69]/[.J69])">
            <text:p/>
          </table:table-cell>
          <table:table-cell table:formula="of:=([.L69]*[.M69])-([.G69]*[.H69])" office:value-type="float" office:value="0" calcext:value-type="float">
            <text:p>0</text:p>
          </table:table-cell>
          <table:table-cell table:formula="of:=IF([.P69]=0;&quot;&quot;; IF([.P69]&gt;=0; &quot;Win&quot;; &quot;Loss&quot;))">
            <text:p/>
          </table:table-cell>
          <table:table-cell table:formula="of:=IF([.N69]=&quot;&quot;; &quot;&quot;; CONCATENATE(DATEDIF([.F69];[.N69];&quot;d&quot;); IF(DATEDIF([.F69];[.N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8"/>
          <table:table-cell table:formula="of:=[.I70]*[.G70]" office:value-type="float" office:value="0" calcext:value-type="float">
            <text:p>0</text:p>
          </table:table-cell>
          <table:table-cell table:number-columns-repeated="4"/>
          <table:table-cell table:formula="of:=IF([.J70]=0; &quot;&quot;; [.P70]/[.J70])">
            <text:p/>
          </table:table-cell>
          <table:table-cell table:formula="of:=([.L70]*[.M70])-([.G70]*[.H70])" office:value-type="float" office:value="0" calcext:value-type="float">
            <text:p>0</text:p>
          </table:table-cell>
          <table:table-cell table:formula="of:=IF([.P70]=0;&quot;&quot;; IF([.P70]&gt;=0; &quot;Win&quot;; &quot;Loss&quot;))">
            <text:p/>
          </table:table-cell>
          <table:table-cell table:formula="of:=IF([.N70]=&quot;&quot;; &quot;&quot;; CONCATENATE(DATEDIF([.F70];[.N70];&quot;d&quot;); IF(DATEDIF([.F70];[.N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8"/>
          <table:table-cell table:formula="of:=[.I71]*[.G71]" office:value-type="float" office:value="0" calcext:value-type="float">
            <text:p>0</text:p>
          </table:table-cell>
          <table:table-cell table:number-columns-repeated="4"/>
          <table:table-cell table:formula="of:=IF([.J71]=0; &quot;&quot;; [.P71]/[.J71])">
            <text:p/>
          </table:table-cell>
          <table:table-cell table:formula="of:=([.L71]*[.M71])-([.G71]*[.H71])" office:value-type="float" office:value="0" calcext:value-type="float">
            <text:p>0</text:p>
          </table:table-cell>
          <table:table-cell table:formula="of:=IF([.P71]=0;&quot;&quot;; IF([.P71]&gt;=0; &quot;Win&quot;; &quot;Loss&quot;))">
            <text:p/>
          </table:table-cell>
          <table:table-cell table:formula="of:=IF([.N71]=&quot;&quot;; &quot;&quot;; CONCATENATE(DATEDIF([.F71];[.N71];&quot;d&quot;); IF(DATEDIF([.F71];[.N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8"/>
          <table:table-cell table:formula="of:=[.I72]*[.G72]" office:value-type="float" office:value="0" calcext:value-type="float">
            <text:p>0</text:p>
          </table:table-cell>
          <table:table-cell table:number-columns-repeated="4"/>
          <table:table-cell table:formula="of:=IF([.J72]=0; &quot;&quot;; [.P72]/[.J72])">
            <text:p/>
          </table:table-cell>
          <table:table-cell table:formula="of:=([.L72]*[.M72])-([.G72]*[.H72])" office:value-type="float" office:value="0" calcext:value-type="float">
            <text:p>0</text:p>
          </table:table-cell>
          <table:table-cell table:formula="of:=IF([.P72]=0;&quot;&quot;; IF([.P72]&gt;=0; &quot;Win&quot;; &quot;Loss&quot;))">
            <text:p/>
          </table:table-cell>
          <table:table-cell table:formula="of:=IF([.N72]=&quot;&quot;; &quot;&quot;; CONCATENATE(DATEDIF([.F72];[.N72];&quot;d&quot;); IF(DATEDIF([.F72];[.N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8"/>
          <table:table-cell table:formula="of:=[.I73]*[.G73]" office:value-type="float" office:value="0" calcext:value-type="float">
            <text:p>0</text:p>
          </table:table-cell>
          <table:table-cell table:number-columns-repeated="4"/>
          <table:table-cell table:formula="of:=IF([.J73]=0; &quot;&quot;; [.P73]/[.J73])">
            <text:p/>
          </table:table-cell>
          <table:table-cell table:formula="of:=([.L73]*[.M73])-([.G73]*[.H73])" office:value-type="float" office:value="0" calcext:value-type="float">
            <text:p>0</text:p>
          </table:table-cell>
          <table:table-cell table:formula="of:=IF([.P73]=0;&quot;&quot;; IF([.P73]&gt;=0; &quot;Win&quot;; &quot;Loss&quot;))">
            <text:p/>
          </table:table-cell>
          <table:table-cell table:formula="of:=IF([.N73]=&quot;&quot;; &quot;&quot;; CONCATENATE(DATEDIF([.F73];[.N73];&quot;d&quot;); IF(DATEDIF([.F73];[.N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8"/>
          <table:table-cell table:formula="of:=[.I74]*[.G74]" office:value-type="float" office:value="0" calcext:value-type="float">
            <text:p>0</text:p>
          </table:table-cell>
          <table:table-cell table:number-columns-repeated="4"/>
          <table:table-cell table:formula="of:=IF([.J74]=0; &quot;&quot;; [.P74]/[.J74])">
            <text:p/>
          </table:table-cell>
          <table:table-cell table:formula="of:=([.L74]*[.M74])-([.G74]*[.H74])" office:value-type="float" office:value="0" calcext:value-type="float">
            <text:p>0</text:p>
          </table:table-cell>
          <table:table-cell table:formula="of:=IF([.P74]=0;&quot;&quot;; IF([.P74]&gt;=0; &quot;Win&quot;; &quot;Loss&quot;))">
            <text:p/>
          </table:table-cell>
          <table:table-cell table:formula="of:=IF([.N74]=&quot;&quot;; &quot;&quot;; CONCATENATE(DATEDIF([.F74];[.N74];&quot;d&quot;); IF(DATEDIF([.F74];[.N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8"/>
          <table:table-cell table:formula="of:=[.I75]*[.G75]" office:value-type="float" office:value="0" calcext:value-type="float">
            <text:p>0</text:p>
          </table:table-cell>
          <table:table-cell table:number-columns-repeated="4"/>
          <table:table-cell table:formula="of:=IF([.J75]=0; &quot;&quot;; [.P75]/[.J75])">
            <text:p/>
          </table:table-cell>
          <table:table-cell table:formula="of:=([.L75]*[.M75])-([.G75]*[.H75])" office:value-type="float" office:value="0" calcext:value-type="float">
            <text:p>0</text:p>
          </table:table-cell>
          <table:table-cell table:formula="of:=IF([.P75]=0;&quot;&quot;; IF([.P75]&gt;=0; &quot;Win&quot;; &quot;Loss&quot;))">
            <text:p/>
          </table:table-cell>
          <table:table-cell table:formula="of:=IF([.N75]=&quot;&quot;; &quot;&quot;; CONCATENATE(DATEDIF([.F75];[.N75];&quot;d&quot;); IF(DATEDIF([.F75];[.N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8"/>
          <table:table-cell table:formula="of:=[.I76]*[.G76]" office:value-type="float" office:value="0" calcext:value-type="float">
            <text:p>0</text:p>
          </table:table-cell>
          <table:table-cell table:number-columns-repeated="4"/>
          <table:table-cell table:formula="of:=IF([.J76]=0; &quot;&quot;; [.P76]/[.J76])">
            <text:p/>
          </table:table-cell>
          <table:table-cell table:formula="of:=([.L76]*[.M76])-([.G76]*[.H76])" office:value-type="float" office:value="0" calcext:value-type="float">
            <text:p>0</text:p>
          </table:table-cell>
          <table:table-cell table:formula="of:=IF([.P76]=0;&quot;&quot;; IF([.P76]&gt;=0; &quot;Win&quot;; &quot;Loss&quot;))">
            <text:p/>
          </table:table-cell>
          <table:table-cell table:formula="of:=IF([.N76]=&quot;&quot;; &quot;&quot;; CONCATENATE(DATEDIF([.F76];[.N76];&quot;d&quot;); IF(DATEDIF([.F76];[.N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8"/>
          <table:table-cell table:formula="of:=[.I77]*[.G77]" office:value-type="float" office:value="0" calcext:value-type="float">
            <text:p>0</text:p>
          </table:table-cell>
          <table:table-cell table:number-columns-repeated="4"/>
          <table:table-cell table:formula="of:=IF([.J77]=0; &quot;&quot;; [.P77]/[.J77])">
            <text:p/>
          </table:table-cell>
          <table:table-cell table:formula="of:=([.L77]*[.M77])-([.G77]*[.H77])" office:value-type="float" office:value="0" calcext:value-type="float">
            <text:p>0</text:p>
          </table:table-cell>
          <table:table-cell table:formula="of:=IF([.P77]=0;&quot;&quot;; IF([.P77]&gt;=0; &quot;Win&quot;; &quot;Loss&quot;))">
            <text:p/>
          </table:table-cell>
          <table:table-cell table:formula="of:=IF([.N77]=&quot;&quot;; &quot;&quot;; CONCATENATE(DATEDIF([.F77];[.N77];&quot;d&quot;); IF(DATEDIF([.F77];[.N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8"/>
          <table:table-cell table:formula="of:=[.I78]*[.G78]" office:value-type="float" office:value="0" calcext:value-type="float">
            <text:p>0</text:p>
          </table:table-cell>
          <table:table-cell table:number-columns-repeated="4"/>
          <table:table-cell table:formula="of:=IF([.J78]=0; &quot;&quot;; [.P78]/[.J78])">
            <text:p/>
          </table:table-cell>
          <table:table-cell table:formula="of:=([.L78]*[.M78])-([.G78]*[.H78])" office:value-type="float" office:value="0" calcext:value-type="float">
            <text:p>0</text:p>
          </table:table-cell>
          <table:table-cell table:formula="of:=IF([.P78]=0;&quot;&quot;; IF([.P78]&gt;=0; &quot;Win&quot;; &quot;Loss&quot;))">
            <text:p/>
          </table:table-cell>
          <table:table-cell table:formula="of:=IF([.N78]=&quot;&quot;; &quot;&quot;; CONCATENATE(DATEDIF([.F78];[.N78];&quot;d&quot;); IF(DATEDIF([.F78];[.N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8"/>
          <table:table-cell table:formula="of:=[.I79]*[.G79]" office:value-type="float" office:value="0" calcext:value-type="float">
            <text:p>0</text:p>
          </table:table-cell>
          <table:table-cell table:number-columns-repeated="4"/>
          <table:table-cell table:formula="of:=IF([.J79]=0; &quot;&quot;; [.P79]/[.J79])">
            <text:p/>
          </table:table-cell>
          <table:table-cell table:formula="of:=([.L79]*[.M79])-([.G79]*[.H79])" office:value-type="float" office:value="0" calcext:value-type="float">
            <text:p>0</text:p>
          </table:table-cell>
          <table:table-cell table:formula="of:=IF([.P79]=0;&quot;&quot;; IF([.P79]&gt;=0; &quot;Win&quot;; &quot;Loss&quot;))">
            <text:p/>
          </table:table-cell>
          <table:table-cell table:formula="of:=IF([.N79]=&quot;&quot;; &quot;&quot;; CONCATENATE(DATEDIF([.F79];[.N79];&quot;d&quot;); IF(DATEDIF([.F79];[.N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8"/>
          <table:table-cell table:formula="of:=[.I80]*[.G80]" office:value-type="float" office:value="0" calcext:value-type="float">
            <text:p>0</text:p>
          </table:table-cell>
          <table:table-cell table:number-columns-repeated="4"/>
          <table:table-cell table:formula="of:=IF([.J80]=0; &quot;&quot;; [.P80]/[.J80])">
            <text:p/>
          </table:table-cell>
          <table:table-cell table:formula="of:=([.L80]*[.M80])-([.G80]*[.H80])" office:value-type="float" office:value="0" calcext:value-type="float">
            <text:p>0</text:p>
          </table:table-cell>
          <table:table-cell table:formula="of:=IF([.P80]=0;&quot;&quot;; IF([.P80]&gt;=0; &quot;Win&quot;; &quot;Loss&quot;))">
            <text:p/>
          </table:table-cell>
          <table:table-cell table:formula="of:=IF([.N80]=&quot;&quot;; &quot;&quot;; CONCATENATE(DATEDIF([.F80];[.N80];&quot;d&quot;); IF(DATEDIF([.F80];[.N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8"/>
          <table:table-cell table:formula="of:=[.I81]*[.G81]" office:value-type="float" office:value="0" calcext:value-type="float">
            <text:p>0</text:p>
          </table:table-cell>
          <table:table-cell table:number-columns-repeated="4"/>
          <table:table-cell table:formula="of:=IF([.J81]=0; &quot;&quot;; [.P81]/[.J81])">
            <text:p/>
          </table:table-cell>
          <table:table-cell table:formula="of:=([.L81]*[.M81])-([.G81]*[.H81])" office:value-type="float" office:value="0" calcext:value-type="float">
            <text:p>0</text:p>
          </table:table-cell>
          <table:table-cell table:formula="of:=IF([.P81]=0;&quot;&quot;; IF([.P81]&gt;=0; &quot;Win&quot;; &quot;Loss&quot;))">
            <text:p/>
          </table:table-cell>
          <table:table-cell table:formula="of:=IF([.N81]=&quot;&quot;; &quot;&quot;; CONCATENATE(DATEDIF([.F81];[.N81];&quot;d&quot;); IF(DATEDIF([.F81];[.N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8"/>
          <table:table-cell table:formula="of:=[.I82]*[.G82]" office:value-type="float" office:value="0" calcext:value-type="float">
            <text:p>0</text:p>
          </table:table-cell>
          <table:table-cell table:number-columns-repeated="4"/>
          <table:table-cell table:formula="of:=IF([.J82]=0; &quot;&quot;; [.P82]/[.J82])">
            <text:p/>
          </table:table-cell>
          <table:table-cell table:formula="of:=([.L82]*[.M82])-([.G82]*[.H82])" office:value-type="float" office:value="0" calcext:value-type="float">
            <text:p>0</text:p>
          </table:table-cell>
          <table:table-cell table:formula="of:=IF([.P82]=0;&quot;&quot;; IF([.P82]&gt;=0; &quot;Win&quot;; &quot;Loss&quot;))">
            <text:p/>
          </table:table-cell>
          <table:table-cell table:formula="of:=IF([.N82]=&quot;&quot;; &quot;&quot;; CONCATENATE(DATEDIF([.F82];[.N82];&quot;d&quot;); IF(DATEDIF([.F82];[.N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8"/>
          <table:table-cell table:formula="of:=[.I83]*[.G83]" office:value-type="float" office:value="0" calcext:value-type="float">
            <text:p>0</text:p>
          </table:table-cell>
          <table:table-cell table:number-columns-repeated="4"/>
          <table:table-cell table:formula="of:=IF([.J83]=0; &quot;&quot;; [.P83]/[.J83])">
            <text:p/>
          </table:table-cell>
          <table:table-cell table:formula="of:=([.L83]*[.M83])-([.G83]*[.H83])" office:value-type="float" office:value="0" calcext:value-type="float">
            <text:p>0</text:p>
          </table:table-cell>
          <table:table-cell table:formula="of:=IF([.P83]=0;&quot;&quot;; IF([.P83]&gt;=0; &quot;Win&quot;; &quot;Loss&quot;))">
            <text:p/>
          </table:table-cell>
          <table:table-cell table:formula="of:=IF([.N83]=&quot;&quot;; &quot;&quot;; CONCATENATE(DATEDIF([.F83];[.N83];&quot;d&quot;); IF(DATEDIF([.F83];[.N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8"/>
          <table:table-cell table:formula="of:=[.I84]*[.G84]" office:value-type="float" office:value="0" calcext:value-type="float">
            <text:p>0</text:p>
          </table:table-cell>
          <table:table-cell table:number-columns-repeated="4"/>
          <table:table-cell table:formula="of:=IF([.J84]=0; &quot;&quot;; [.P84]/[.J84])">
            <text:p/>
          </table:table-cell>
          <table:table-cell table:formula="of:=([.L84]*[.M84])-([.G84]*[.H84])" office:value-type="float" office:value="0" calcext:value-type="float">
            <text:p>0</text:p>
          </table:table-cell>
          <table:table-cell table:formula="of:=IF([.P84]=0;&quot;&quot;; IF([.P84]&gt;=0; &quot;Win&quot;; &quot;Loss&quot;))">
            <text:p/>
          </table:table-cell>
          <table:table-cell table:formula="of:=IF([.N84]=&quot;&quot;; &quot;&quot;; CONCATENATE(DATEDIF([.F84];[.N84];&quot;d&quot;); IF(DATEDIF([.F84];[.N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8"/>
          <table:table-cell table:formula="of:=[.I85]*[.G85]" office:value-type="float" office:value="0" calcext:value-type="float">
            <text:p>0</text:p>
          </table:table-cell>
          <table:table-cell table:number-columns-repeated="4"/>
          <table:table-cell table:formula="of:=IF([.J85]=0; &quot;&quot;; [.P85]/[.J85])">
            <text:p/>
          </table:table-cell>
          <table:table-cell table:formula="of:=([.L85]*[.M85])-([.G85]*[.H85])" office:value-type="float" office:value="0" calcext:value-type="float">
            <text:p>0</text:p>
          </table:table-cell>
          <table:table-cell table:formula="of:=IF([.P85]=0;&quot;&quot;; IF([.P85]&gt;=0; &quot;Win&quot;; &quot;Loss&quot;))">
            <text:p/>
          </table:table-cell>
          <table:table-cell table:formula="of:=IF([.N85]=&quot;&quot;; &quot;&quot;; CONCATENATE(DATEDIF([.F85];[.N85];&quot;d&quot;); IF(DATEDIF([.F85];[.N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8"/>
          <table:table-cell table:formula="of:=[.I86]*[.G86]" office:value-type="float" office:value="0" calcext:value-type="float">
            <text:p>0</text:p>
          </table:table-cell>
          <table:table-cell table:number-columns-repeated="4"/>
          <table:table-cell table:formula="of:=IF([.J86]=0; &quot;&quot;; [.P86]/[.J86])">
            <text:p/>
          </table:table-cell>
          <table:table-cell table:formula="of:=([.L86]*[.M86])-([.G86]*[.H86])" office:value-type="float" office:value="0" calcext:value-type="float">
            <text:p>0</text:p>
          </table:table-cell>
          <table:table-cell table:formula="of:=IF([.P86]=0;&quot;&quot;; IF([.P86]&gt;=0; &quot;Win&quot;; &quot;Loss&quot;))">
            <text:p/>
          </table:table-cell>
          <table:table-cell table:formula="of:=IF([.N86]=&quot;&quot;; &quot;&quot;; CONCATENATE(DATEDIF([.F86];[.N86];&quot;d&quot;); IF(DATEDIF([.F86];[.N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8"/>
          <table:table-cell table:formula="of:=[.I87]*[.G87]" office:value-type="float" office:value="0" calcext:value-type="float">
            <text:p>0</text:p>
          </table:table-cell>
          <table:table-cell table:number-columns-repeated="4"/>
          <table:table-cell table:formula="of:=IF([.J87]=0; &quot;&quot;; [.P87]/[.J87])">
            <text:p/>
          </table:table-cell>
          <table:table-cell table:formula="of:=([.L87]*[.M87])-([.G87]*[.H87])" office:value-type="float" office:value="0" calcext:value-type="float">
            <text:p>0</text:p>
          </table:table-cell>
          <table:table-cell table:formula="of:=IF([.P87]=0;&quot;&quot;; IF([.P87]&gt;=0; &quot;Win&quot;; &quot;Loss&quot;))">
            <text:p/>
          </table:table-cell>
          <table:table-cell table:formula="of:=IF([.N87]=&quot;&quot;; &quot;&quot;; CONCATENATE(DATEDIF([.F87];[.N87];&quot;d&quot;); IF(DATEDIF([.F87];[.N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8"/>
          <table:table-cell table:formula="of:=[.I88]*[.G88]" office:value-type="float" office:value="0" calcext:value-type="float">
            <text:p>0</text:p>
          </table:table-cell>
          <table:table-cell table:number-columns-repeated="4"/>
          <table:table-cell table:formula="of:=IF([.J88]=0; &quot;&quot;; [.P88]/[.J88])">
            <text:p/>
          </table:table-cell>
          <table:table-cell table:formula="of:=([.L88]*[.M88])-([.G88]*[.H88])" office:value-type="float" office:value="0" calcext:value-type="float">
            <text:p>0</text:p>
          </table:table-cell>
          <table:table-cell table:formula="of:=IF([.P88]=0;&quot;&quot;; IF([.P88]&gt;=0; &quot;Win&quot;; &quot;Loss&quot;))">
            <text:p/>
          </table:table-cell>
          <table:table-cell table:formula="of:=IF([.N88]=&quot;&quot;; &quot;&quot;; CONCATENATE(DATEDIF([.F88];[.N88];&quot;d&quot;); IF(DATEDIF([.F88];[.N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8"/>
          <table:table-cell table:formula="of:=[.I89]*[.G89]" office:value-type="float" office:value="0" calcext:value-type="float">
            <text:p>0</text:p>
          </table:table-cell>
          <table:table-cell table:number-columns-repeated="4"/>
          <table:table-cell table:formula="of:=IF([.J89]=0; &quot;&quot;; [.P89]/[.J89])">
            <text:p/>
          </table:table-cell>
          <table:table-cell table:formula="of:=([.L89]*[.M89])-([.G89]*[.H89])" office:value-type="float" office:value="0" calcext:value-type="float">
            <text:p>0</text:p>
          </table:table-cell>
          <table:table-cell table:formula="of:=IF([.P89]=0;&quot;&quot;; IF([.P89]&gt;=0; &quot;Win&quot;; &quot;Loss&quot;))">
            <text:p/>
          </table:table-cell>
          <table:table-cell table:formula="of:=IF([.N89]=&quot;&quot;; &quot;&quot;; CONCATENATE(DATEDIF([.F89];[.N89];&quot;d&quot;); IF(DATEDIF([.F89];[.N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8"/>
          <table:table-cell table:formula="of:=[.I90]*[.G90]" office:value-type="float" office:value="0" calcext:value-type="float">
            <text:p>0</text:p>
          </table:table-cell>
          <table:table-cell table:number-columns-repeated="4"/>
          <table:table-cell table:formula="of:=IF([.J90]=0; &quot;&quot;; [.P90]/[.J90])">
            <text:p/>
          </table:table-cell>
          <table:table-cell table:formula="of:=([.L90]*[.M90])-([.G90]*[.H90])" office:value-type="float" office:value="0" calcext:value-type="float">
            <text:p>0</text:p>
          </table:table-cell>
          <table:table-cell table:formula="of:=IF([.P90]=0;&quot;&quot;; IF([.P90]&gt;=0; &quot;Win&quot;; &quot;Loss&quot;))">
            <text:p/>
          </table:table-cell>
          <table:table-cell table:formula="of:=IF([.N90]=&quot;&quot;; &quot;&quot;; CONCATENATE(DATEDIF([.F90];[.N90];&quot;d&quot;); IF(DATEDIF([.F90];[.N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8"/>
          <table:table-cell table:formula="of:=[.I91]*[.G91]" office:value-type="float" office:value="0" calcext:value-type="float">
            <text:p>0</text:p>
          </table:table-cell>
          <table:table-cell table:number-columns-repeated="4"/>
          <table:table-cell table:formula="of:=IF([.J91]=0; &quot;&quot;; [.P91]/[.J91])">
            <text:p/>
          </table:table-cell>
          <table:table-cell table:formula="of:=([.L91]*[.M91])-([.G91]*[.H91])" office:value-type="float" office:value="0" calcext:value-type="float">
            <text:p>0</text:p>
          </table:table-cell>
          <table:table-cell table:formula="of:=IF([.P91]=0;&quot;&quot;; IF([.P91]&gt;=0; &quot;Win&quot;; &quot;Loss&quot;))">
            <text:p/>
          </table:table-cell>
          <table:table-cell table:formula="of:=IF([.N91]=&quot;&quot;; &quot;&quot;; CONCATENATE(DATEDIF([.F91];[.N91];&quot;d&quot;); IF(DATEDIF([.F91];[.N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8"/>
          <table:table-cell table:formula="of:=[.I92]*[.G92]" office:value-type="float" office:value="0" calcext:value-type="float">
            <text:p>0</text:p>
          </table:table-cell>
          <table:table-cell table:number-columns-repeated="4"/>
          <table:table-cell table:formula="of:=IF([.J92]=0; &quot;&quot;; [.P92]/[.J92])">
            <text:p/>
          </table:table-cell>
          <table:table-cell table:formula="of:=([.L92]*[.M92])-([.G92]*[.H92])" office:value-type="float" office:value="0" calcext:value-type="float">
            <text:p>0</text:p>
          </table:table-cell>
          <table:table-cell table:formula="of:=IF([.P92]=0;&quot;&quot;; IF([.P92]&gt;=0; &quot;Win&quot;; &quot;Loss&quot;))">
            <text:p/>
          </table:table-cell>
          <table:table-cell table:formula="of:=IF([.N92]=&quot;&quot;; &quot;&quot;; CONCATENATE(DATEDIF([.F92];[.N92];&quot;d&quot;); IF(DATEDIF([.F92];[.N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8"/>
          <table:table-cell table:formula="of:=[.I93]*[.G93]" office:value-type="float" office:value="0" calcext:value-type="float">
            <text:p>0</text:p>
          </table:table-cell>
          <table:table-cell table:number-columns-repeated="4"/>
          <table:table-cell table:formula="of:=IF([.J93]=0; &quot;&quot;; [.P93]/[.J93])">
            <text:p/>
          </table:table-cell>
          <table:table-cell table:formula="of:=([.L93]*[.M93])-([.G93]*[.H93])" office:value-type="float" office:value="0" calcext:value-type="float">
            <text:p>0</text:p>
          </table:table-cell>
          <table:table-cell table:formula="of:=IF([.P93]=0;&quot;&quot;; IF([.P93]&gt;=0; &quot;Win&quot;; &quot;Loss&quot;))">
            <text:p/>
          </table:table-cell>
          <table:table-cell table:formula="of:=IF([.N93]=&quot;&quot;; &quot;&quot;; CONCATENATE(DATEDIF([.F93];[.N93];&quot;d&quot;); IF(DATEDIF([.F93];[.N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8"/>
          <table:table-cell table:formula="of:=[.I94]*[.G94]" office:value-type="float" office:value="0" calcext:value-type="float">
            <text:p>0</text:p>
          </table:table-cell>
          <table:table-cell table:number-columns-repeated="4"/>
          <table:table-cell table:formula="of:=IF([.J94]=0; &quot;&quot;; [.P94]/[.J94])">
            <text:p/>
          </table:table-cell>
          <table:table-cell table:formula="of:=([.L94]*[.M94])-([.G94]*[.H94])" office:value-type="float" office:value="0" calcext:value-type="float">
            <text:p>0</text:p>
          </table:table-cell>
          <table:table-cell table:formula="of:=IF([.P94]=0;&quot;&quot;; IF([.P94]&gt;=0; &quot;Win&quot;; &quot;Loss&quot;))">
            <text:p/>
          </table:table-cell>
          <table:table-cell table:formula="of:=IF([.N94]=&quot;&quot;; &quot;&quot;; CONCATENATE(DATEDIF([.F94];[.N94];&quot;d&quot;); IF(DATEDIF([.F94];[.N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8"/>
          <table:table-cell table:formula="of:=[.I95]*[.G95]" office:value-type="float" office:value="0" calcext:value-type="float">
            <text:p>0</text:p>
          </table:table-cell>
          <table:table-cell table:number-columns-repeated="4"/>
          <table:table-cell table:formula="of:=IF([.J95]=0; &quot;&quot;; [.P95]/[.J95])">
            <text:p/>
          </table:table-cell>
          <table:table-cell table:formula="of:=([.L95]*[.M95])-([.G95]*[.H95])" office:value-type="float" office:value="0" calcext:value-type="float">
            <text:p>0</text:p>
          </table:table-cell>
          <table:table-cell table:formula="of:=IF([.P95]=0;&quot;&quot;; IF([.P95]&gt;=0; &quot;Win&quot;; &quot;Loss&quot;))">
            <text:p/>
          </table:table-cell>
          <table:table-cell table:formula="of:=IF([.N95]=&quot;&quot;; &quot;&quot;; CONCATENATE(DATEDIF([.F95];[.N95];&quot;d&quot;); IF(DATEDIF([.F95];[.N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8"/>
          <table:table-cell table:formula="of:=[.I96]*[.G96]" office:value-type="float" office:value="0" calcext:value-type="float">
            <text:p>0</text:p>
          </table:table-cell>
          <table:table-cell table:number-columns-repeated="4"/>
          <table:table-cell table:formula="of:=IF([.J96]=0; &quot;&quot;; [.P96]/[.J96])">
            <text:p/>
          </table:table-cell>
          <table:table-cell table:formula="of:=([.L96]*[.M96])-([.G96]*[.H96])" office:value-type="float" office:value="0" calcext:value-type="float">
            <text:p>0</text:p>
          </table:table-cell>
          <table:table-cell table:formula="of:=IF([.P96]=0;&quot;&quot;; IF([.P96]&gt;=0; &quot;Win&quot;; &quot;Loss&quot;))">
            <text:p/>
          </table:table-cell>
          <table:table-cell table:formula="of:=IF([.N96]=&quot;&quot;; &quot;&quot;; CONCATENATE(DATEDIF([.F96];[.N96];&quot;d&quot;); IF(DATEDIF([.F96];[.N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8"/>
          <table:table-cell table:formula="of:=[.I97]*[.G97]" office:value-type="float" office:value="0" calcext:value-type="float">
            <text:p>0</text:p>
          </table:table-cell>
          <table:table-cell table:number-columns-repeated="4"/>
          <table:table-cell table:formula="of:=IF([.J97]=0; &quot;&quot;; [.P97]/[.J97])">
            <text:p/>
          </table:table-cell>
          <table:table-cell table:formula="of:=([.L97]*[.M97])-([.G97]*[.H97])" office:value-type="float" office:value="0" calcext:value-type="float">
            <text:p>0</text:p>
          </table:table-cell>
          <table:table-cell table:formula="of:=IF([.P97]=0;&quot;&quot;; IF([.P97]&gt;=0; &quot;Win&quot;; &quot;Loss&quot;))">
            <text:p/>
          </table:table-cell>
          <table:table-cell table:formula="of:=IF([.N97]=&quot;&quot;; &quot;&quot;; CONCATENATE(DATEDIF([.F97];[.N97];&quot;d&quot;); IF(DATEDIF([.F97];[.N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8"/>
          <table:table-cell table:formula="of:=[.I98]*[.G98]" office:value-type="float" office:value="0" calcext:value-type="float">
            <text:p>0</text:p>
          </table:table-cell>
          <table:table-cell table:number-columns-repeated="4"/>
          <table:table-cell table:formula="of:=IF([.J98]=0; &quot;&quot;; [.P98]/[.J98])">
            <text:p/>
          </table:table-cell>
          <table:table-cell table:formula="of:=([.L98]*[.M98])-([.G98]*[.H98])" office:value-type="float" office:value="0" calcext:value-type="float">
            <text:p>0</text:p>
          </table:table-cell>
          <table:table-cell table:formula="of:=IF([.P98]=0;&quot;&quot;; IF([.P98]&gt;=0; &quot;Win&quot;; &quot;Loss&quot;))">
            <text:p/>
          </table:table-cell>
          <table:table-cell table:formula="of:=IF([.N98]=&quot;&quot;; &quot;&quot;; CONCATENATE(DATEDIF([.F98];[.N98];&quot;d&quot;); IF(DATEDIF([.F98];[.N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8"/>
          <table:table-cell table:formula="of:=[.I99]*[.G99]" office:value-type="float" office:value="0" calcext:value-type="float">
            <text:p>0</text:p>
          </table:table-cell>
          <table:table-cell table:number-columns-repeated="4"/>
          <table:table-cell table:formula="of:=IF([.J99]=0; &quot;&quot;; [.P99]/[.J99])">
            <text:p/>
          </table:table-cell>
          <table:table-cell table:formula="of:=([.L99]*[.M99])-([.G99]*[.H99])" office:value-type="float" office:value="0" calcext:value-type="float">
            <text:p>0</text:p>
          </table:table-cell>
          <table:table-cell table:formula="of:=IF([.P99]=0;&quot;&quot;; IF([.P99]&gt;=0; &quot;Win&quot;; &quot;Loss&quot;))">
            <text:p/>
          </table:table-cell>
          <table:table-cell table:formula="of:=IF([.N99]=&quot;&quot;; &quot;&quot;; CONCATENATE(DATEDIF([.F99];[.N99];&quot;d&quot;); IF(DATEDIF([.F99];[.N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8"/>
          <table:table-cell table:formula="of:=[.I100]*[.G100]" office:value-type="float" office:value="0" calcext:value-type="float">
            <text:p>0</text:p>
          </table:table-cell>
          <table:table-cell table:number-columns-repeated="4"/>
          <table:table-cell table:formula="of:=IF([.J100]=0; &quot;&quot;; [.P100]/[.J100])">
            <text:p/>
          </table:table-cell>
          <table:table-cell table:formula="of:=([.L100]*[.M100])-([.G100]*[.H100])" office:value-type="float" office:value="0" calcext:value-type="float">
            <text:p>0</text:p>
          </table:table-cell>
          <table:table-cell table:formula="of:=IF([.P100]=0;&quot;&quot;; IF([.P100]&gt;=0; &quot;Win&quot;; &quot;Loss&quot;))">
            <text:p/>
          </table:table-cell>
          <table:table-cell table:formula="of:=IF([.N100]=&quot;&quot;; &quot;&quot;; CONCATENATE(DATEDIF([.F100];[.N100];&quot;d&quot;); IF(DATEDIF([.F100];[.N1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8"/>
          <table:table-cell table:formula="of:=[.I101]*[.G101]" office:value-type="float" office:value="0" calcext:value-type="float">
            <text:p>0</text:p>
          </table:table-cell>
          <table:table-cell table:number-columns-repeated="4"/>
          <table:table-cell table:formula="of:=IF([.J101]=0; &quot;&quot;; [.P101]/[.J101])">
            <text:p/>
          </table:table-cell>
          <table:table-cell table:formula="of:=([.L101]*[.M101])-([.G101]*[.H101])" office:value-type="float" office:value="0" calcext:value-type="float">
            <text:p>0</text:p>
          </table:table-cell>
          <table:table-cell table:formula="of:=IF([.P101]=0;&quot;&quot;; IF([.P101]&gt;=0; &quot;Win&quot;; &quot;Loss&quot;))">
            <text:p/>
          </table:table-cell>
          <table:table-cell table:formula="of:=IF([.N101]=&quot;&quot;; &quot;&quot;; CONCATENATE(DATEDIF([.F101];[.N101];&quot;d&quot;); IF(DATEDIF([.F101];[.N1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8"/>
          <table:table-cell table:formula="of:=[.I102]*[.G102]" office:value-type="float" office:value="0" calcext:value-type="float">
            <text:p>0</text:p>
          </table:table-cell>
          <table:table-cell table:number-columns-repeated="4"/>
          <table:table-cell table:formula="of:=IF([.J102]=0; &quot;&quot;; [.P102]/[.J102])">
            <text:p/>
          </table:table-cell>
          <table:table-cell table:formula="of:=([.L102]*[.M102])-([.G102]*[.H102])" office:value-type="float" office:value="0" calcext:value-type="float">
            <text:p>0</text:p>
          </table:table-cell>
          <table:table-cell table:formula="of:=IF([.P102]=0;&quot;&quot;; IF([.P102]&gt;=0; &quot;Win&quot;; &quot;Loss&quot;))">
            <text:p/>
          </table:table-cell>
          <table:table-cell table:formula="of:=IF([.N102]=&quot;&quot;; &quot;&quot;; CONCATENATE(DATEDIF([.F102];[.N102];&quot;d&quot;); IF(DATEDIF([.F102];[.N1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8"/>
          <table:table-cell table:formula="of:=[.I103]*[.G103]" office:value-type="float" office:value="0" calcext:value-type="float">
            <text:p>0</text:p>
          </table:table-cell>
          <table:table-cell table:number-columns-repeated="4"/>
          <table:table-cell table:formula="of:=IF([.J103]=0; &quot;&quot;; [.P103]/[.J103])">
            <text:p/>
          </table:table-cell>
          <table:table-cell table:formula="of:=([.L103]*[.M103])-([.G103]*[.H103])" office:value-type="float" office:value="0" calcext:value-type="float">
            <text:p>0</text:p>
          </table:table-cell>
          <table:table-cell table:formula="of:=IF([.P103]=0;&quot;&quot;; IF([.P103]&gt;=0; &quot;Win&quot;; &quot;Loss&quot;))">
            <text:p/>
          </table:table-cell>
          <table:table-cell table:formula="of:=IF([.N103]=&quot;&quot;; &quot;&quot;; CONCATENATE(DATEDIF([.F103];[.N103];&quot;d&quot;); IF(DATEDIF([.F103];[.N1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8"/>
          <table:table-cell table:formula="of:=[.I104]*[.G104]" office:value-type="float" office:value="0" calcext:value-type="float">
            <text:p>0</text:p>
          </table:table-cell>
          <table:table-cell table:number-columns-repeated="4"/>
          <table:table-cell table:formula="of:=IF([.J104]=0; &quot;&quot;; [.P104]/[.J104])">
            <text:p/>
          </table:table-cell>
          <table:table-cell table:formula="of:=([.L104]*[.M104])-([.G104]*[.H104])" office:value-type="float" office:value="0" calcext:value-type="float">
            <text:p>0</text:p>
          </table:table-cell>
          <table:table-cell table:formula="of:=IF([.P104]=0;&quot;&quot;; IF([.P104]&gt;=0; &quot;Win&quot;; &quot;Loss&quot;))">
            <text:p/>
          </table:table-cell>
          <table:table-cell table:formula="of:=IF([.N104]=&quot;&quot;; &quot;&quot;; CONCATENATE(DATEDIF([.F104];[.N104];&quot;d&quot;); IF(DATEDIF([.F104];[.N1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8"/>
          <table:table-cell table:formula="of:=[.I105]*[.G105]" office:value-type="float" office:value="0" calcext:value-type="float">
            <text:p>0</text:p>
          </table:table-cell>
          <table:table-cell table:number-columns-repeated="4"/>
          <table:table-cell table:formula="of:=IF([.J105]=0; &quot;&quot;; [.P105]/[.J105])">
            <text:p/>
          </table:table-cell>
          <table:table-cell table:formula="of:=([.L105]*[.M105])-([.G105]*[.H105])" office:value-type="float" office:value="0" calcext:value-type="float">
            <text:p>0</text:p>
          </table:table-cell>
          <table:table-cell table:formula="of:=IF([.P105]=0;&quot;&quot;; IF([.P105]&gt;=0; &quot;Win&quot;; &quot;Loss&quot;))">
            <text:p/>
          </table:table-cell>
          <table:table-cell table:formula="of:=IF([.N105]=&quot;&quot;; &quot;&quot;; CONCATENATE(DATEDIF([.F105];[.N105];&quot;d&quot;); IF(DATEDIF([.F105];[.N1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8"/>
          <table:table-cell table:formula="of:=[.I106]*[.G106]" office:value-type="float" office:value="0" calcext:value-type="float">
            <text:p>0</text:p>
          </table:table-cell>
          <table:table-cell table:number-columns-repeated="4"/>
          <table:table-cell table:formula="of:=IF([.J106]=0; &quot;&quot;; [.P106]/[.J106])">
            <text:p/>
          </table:table-cell>
          <table:table-cell table:formula="of:=([.L106]*[.M106])-([.G106]*[.H106])" office:value-type="float" office:value="0" calcext:value-type="float">
            <text:p>0</text:p>
          </table:table-cell>
          <table:table-cell table:formula="of:=IF([.P106]=0;&quot;&quot;; IF([.P106]&gt;=0; &quot;Win&quot;; &quot;Loss&quot;))">
            <text:p/>
          </table:table-cell>
          <table:table-cell table:formula="of:=IF([.N106]=&quot;&quot;; &quot;&quot;; CONCATENATE(DATEDIF([.F106];[.N106];&quot;d&quot;); IF(DATEDIF([.F106];[.N1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8"/>
          <table:table-cell table:formula="of:=[.I107]*[.G107]" office:value-type="float" office:value="0" calcext:value-type="float">
            <text:p>0</text:p>
          </table:table-cell>
          <table:table-cell table:number-columns-repeated="4"/>
          <table:table-cell table:formula="of:=IF([.J107]=0; &quot;&quot;; [.P107]/[.J107])">
            <text:p/>
          </table:table-cell>
          <table:table-cell table:formula="of:=([.L107]*[.M107])-([.G107]*[.H107])" office:value-type="float" office:value="0" calcext:value-type="float">
            <text:p>0</text:p>
          </table:table-cell>
          <table:table-cell table:formula="of:=IF([.P107]=0;&quot;&quot;; IF([.P107]&gt;=0; &quot;Win&quot;; &quot;Loss&quot;))">
            <text:p/>
          </table:table-cell>
          <table:table-cell table:formula="of:=IF([.N107]=&quot;&quot;; &quot;&quot;; CONCATENATE(DATEDIF([.F107];[.N107];&quot;d&quot;); IF(DATEDIF([.F107];[.N1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8"/>
          <table:table-cell table:formula="of:=[.I108]*[.G108]" office:value-type="float" office:value="0" calcext:value-type="float">
            <text:p>0</text:p>
          </table:table-cell>
          <table:table-cell table:number-columns-repeated="4"/>
          <table:table-cell table:formula="of:=IF([.J108]=0; &quot;&quot;; [.P108]/[.J108])">
            <text:p/>
          </table:table-cell>
          <table:table-cell table:formula="of:=([.L108]*[.M108])-([.G108]*[.H108])" office:value-type="float" office:value="0" calcext:value-type="float">
            <text:p>0</text:p>
          </table:table-cell>
          <table:table-cell table:formula="of:=IF([.P108]=0;&quot;&quot;; IF([.P108]&gt;=0; &quot;Win&quot;; &quot;Loss&quot;))">
            <text:p/>
          </table:table-cell>
          <table:table-cell table:formula="of:=IF([.N108]=&quot;&quot;; &quot;&quot;; CONCATENATE(DATEDIF([.F108];[.N108];&quot;d&quot;); IF(DATEDIF([.F108];[.N1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8"/>
          <table:table-cell table:formula="of:=[.I109]*[.G109]" office:value-type="float" office:value="0" calcext:value-type="float">
            <text:p>0</text:p>
          </table:table-cell>
          <table:table-cell table:number-columns-repeated="4"/>
          <table:table-cell table:formula="of:=IF([.J109]=0; &quot;&quot;; [.P109]/[.J109])">
            <text:p/>
          </table:table-cell>
          <table:table-cell table:formula="of:=([.L109]*[.M109])-([.G109]*[.H109])" office:value-type="float" office:value="0" calcext:value-type="float">
            <text:p>0</text:p>
          </table:table-cell>
          <table:table-cell table:formula="of:=IF([.P109]=0;&quot;&quot;; IF([.P109]&gt;=0; &quot;Win&quot;; &quot;Loss&quot;))">
            <text:p/>
          </table:table-cell>
          <table:table-cell table:formula="of:=IF([.N109]=&quot;&quot;; &quot;&quot;; CONCATENATE(DATEDIF([.F109];[.N109];&quot;d&quot;); IF(DATEDIF([.F109];[.N1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8"/>
          <table:table-cell table:formula="of:=[.I110]*[.G110]" office:value-type="float" office:value="0" calcext:value-type="float">
            <text:p>0</text:p>
          </table:table-cell>
          <table:table-cell table:number-columns-repeated="4"/>
          <table:table-cell table:formula="of:=IF([.J110]=0; &quot;&quot;; [.P110]/[.J110])">
            <text:p/>
          </table:table-cell>
          <table:table-cell table:formula="of:=([.L110]*[.M110])-([.G110]*[.H110])" office:value-type="float" office:value="0" calcext:value-type="float">
            <text:p>0</text:p>
          </table:table-cell>
          <table:table-cell table:formula="of:=IF([.P110]=0;&quot;&quot;; IF([.P110]&gt;=0; &quot;Win&quot;; &quot;Loss&quot;))">
            <text:p/>
          </table:table-cell>
          <table:table-cell table:formula="of:=IF([.N110]=&quot;&quot;; &quot;&quot;; CONCATENATE(DATEDIF([.F110];[.N110];&quot;d&quot;); IF(DATEDIF([.F110];[.N1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8"/>
          <table:table-cell table:formula="of:=[.I111]*[.G111]" office:value-type="float" office:value="0" calcext:value-type="float">
            <text:p>0</text:p>
          </table:table-cell>
          <table:table-cell table:number-columns-repeated="4"/>
          <table:table-cell table:formula="of:=IF([.J111]=0; &quot;&quot;; [.P111]/[.J111])">
            <text:p/>
          </table:table-cell>
          <table:table-cell table:formula="of:=([.L111]*[.M111])-([.G111]*[.H111])" office:value-type="float" office:value="0" calcext:value-type="float">
            <text:p>0</text:p>
          </table:table-cell>
          <table:table-cell table:formula="of:=IF([.P111]=0;&quot;&quot;; IF([.P111]&gt;=0; &quot;Win&quot;; &quot;Loss&quot;))">
            <text:p/>
          </table:table-cell>
          <table:table-cell table:formula="of:=IF([.N111]=&quot;&quot;; &quot;&quot;; CONCATENATE(DATEDIF([.F111];[.N111];&quot;d&quot;); IF(DATEDIF([.F111];[.N1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8"/>
          <table:table-cell table:formula="of:=[.I112]*[.G112]" office:value-type="float" office:value="0" calcext:value-type="float">
            <text:p>0</text:p>
          </table:table-cell>
          <table:table-cell table:number-columns-repeated="4"/>
          <table:table-cell table:formula="of:=IF([.J112]=0; &quot;&quot;; [.P112]/[.J112])">
            <text:p/>
          </table:table-cell>
          <table:table-cell table:formula="of:=([.L112]*[.M112])-([.G112]*[.H112])" office:value-type="float" office:value="0" calcext:value-type="float">
            <text:p>0</text:p>
          </table:table-cell>
          <table:table-cell table:formula="of:=IF([.P112]=0;&quot;&quot;; IF([.P112]&gt;=0; &quot;Win&quot;; &quot;Loss&quot;))">
            <text:p/>
          </table:table-cell>
          <table:table-cell table:formula="of:=IF([.N112]=&quot;&quot;; &quot;&quot;; CONCATENATE(DATEDIF([.F112];[.N112];&quot;d&quot;); IF(DATEDIF([.F112];[.N1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8"/>
          <table:table-cell table:formula="of:=[.I113]*[.G113]" office:value-type="float" office:value="0" calcext:value-type="float">
            <text:p>0</text:p>
          </table:table-cell>
          <table:table-cell table:number-columns-repeated="4"/>
          <table:table-cell table:formula="of:=IF([.J113]=0; &quot;&quot;; [.P113]/[.J113])">
            <text:p/>
          </table:table-cell>
          <table:table-cell table:formula="of:=([.L113]*[.M113])-([.G113]*[.H113])" office:value-type="float" office:value="0" calcext:value-type="float">
            <text:p>0</text:p>
          </table:table-cell>
          <table:table-cell table:formula="of:=IF([.P113]=0;&quot;&quot;; IF([.P113]&gt;=0; &quot;Win&quot;; &quot;Loss&quot;))">
            <text:p/>
          </table:table-cell>
          <table:table-cell table:formula="of:=IF([.N113]=&quot;&quot;; &quot;&quot;; CONCATENATE(DATEDIF([.F113];[.N113];&quot;d&quot;); IF(DATEDIF([.F113];[.N1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8"/>
          <table:table-cell table:formula="of:=[.I114]*[.G114]" office:value-type="float" office:value="0" calcext:value-type="float">
            <text:p>0</text:p>
          </table:table-cell>
          <table:table-cell table:number-columns-repeated="4"/>
          <table:table-cell table:formula="of:=IF([.J114]=0; &quot;&quot;; [.P114]/[.J114])">
            <text:p/>
          </table:table-cell>
          <table:table-cell table:formula="of:=([.L114]*[.M114])-([.G114]*[.H114])" office:value-type="float" office:value="0" calcext:value-type="float">
            <text:p>0</text:p>
          </table:table-cell>
          <table:table-cell table:formula="of:=IF([.P114]=0;&quot;&quot;; IF([.P114]&gt;=0; &quot;Win&quot;; &quot;Loss&quot;))">
            <text:p/>
          </table:table-cell>
          <table:table-cell table:formula="of:=IF([.N114]=&quot;&quot;; &quot;&quot;; CONCATENATE(DATEDIF([.F114];[.N114];&quot;d&quot;); IF(DATEDIF([.F114];[.N1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8"/>
          <table:table-cell table:formula="of:=[.I115]*[.G115]" office:value-type="float" office:value="0" calcext:value-type="float">
            <text:p>0</text:p>
          </table:table-cell>
          <table:table-cell table:number-columns-repeated="4"/>
          <table:table-cell table:formula="of:=IF([.J115]=0; &quot;&quot;; [.P115]/[.J115])">
            <text:p/>
          </table:table-cell>
          <table:table-cell table:formula="of:=([.L115]*[.M115])-([.G115]*[.H115])" office:value-type="float" office:value="0" calcext:value-type="float">
            <text:p>0</text:p>
          </table:table-cell>
          <table:table-cell table:formula="of:=IF([.P115]=0;&quot;&quot;; IF([.P115]&gt;=0; &quot;Win&quot;; &quot;Loss&quot;))">
            <text:p/>
          </table:table-cell>
          <table:table-cell table:formula="of:=IF([.N115]=&quot;&quot;; &quot;&quot;; CONCATENATE(DATEDIF([.F115];[.N115];&quot;d&quot;); IF(DATEDIF([.F115];[.N1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8"/>
          <table:table-cell table:formula="of:=[.I116]*[.G116]" office:value-type="float" office:value="0" calcext:value-type="float">
            <text:p>0</text:p>
          </table:table-cell>
          <table:table-cell table:number-columns-repeated="4"/>
          <table:table-cell table:formula="of:=IF([.J116]=0; &quot;&quot;; [.P116]/[.J116])">
            <text:p/>
          </table:table-cell>
          <table:table-cell table:formula="of:=([.L116]*[.M116])-([.G116]*[.H116])" office:value-type="float" office:value="0" calcext:value-type="float">
            <text:p>0</text:p>
          </table:table-cell>
          <table:table-cell table:formula="of:=IF([.P116]=0;&quot;&quot;; IF([.P116]&gt;=0; &quot;Win&quot;; &quot;Loss&quot;))">
            <text:p/>
          </table:table-cell>
          <table:table-cell table:formula="of:=IF([.N116]=&quot;&quot;; &quot;&quot;; CONCATENATE(DATEDIF([.F116];[.N116];&quot;d&quot;); IF(DATEDIF([.F116];[.N1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8"/>
          <table:table-cell table:formula="of:=[.I117]*[.G117]" office:value-type="float" office:value="0" calcext:value-type="float">
            <text:p>0</text:p>
          </table:table-cell>
          <table:table-cell table:number-columns-repeated="4"/>
          <table:table-cell table:formula="of:=IF([.J117]=0; &quot;&quot;; [.P117]/[.J117])">
            <text:p/>
          </table:table-cell>
          <table:table-cell table:formula="of:=([.L117]*[.M117])-([.G117]*[.H117])" office:value-type="float" office:value="0" calcext:value-type="float">
            <text:p>0</text:p>
          </table:table-cell>
          <table:table-cell table:formula="of:=IF([.P117]=0;&quot;&quot;; IF([.P117]&gt;=0; &quot;Win&quot;; &quot;Loss&quot;))">
            <text:p/>
          </table:table-cell>
          <table:table-cell table:formula="of:=IF([.N117]=&quot;&quot;; &quot;&quot;; CONCATENATE(DATEDIF([.F117];[.N117];&quot;d&quot;); IF(DATEDIF([.F117];[.N1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8"/>
          <table:table-cell table:formula="of:=[.I118]*[.G118]" office:value-type="float" office:value="0" calcext:value-type="float">
            <text:p>0</text:p>
          </table:table-cell>
          <table:table-cell table:number-columns-repeated="4"/>
          <table:table-cell table:formula="of:=IF([.J118]=0; &quot;&quot;; [.P118]/[.J118])">
            <text:p/>
          </table:table-cell>
          <table:table-cell table:formula="of:=([.L118]*[.M118])-([.G118]*[.H118])" office:value-type="float" office:value="0" calcext:value-type="float">
            <text:p>0</text:p>
          </table:table-cell>
          <table:table-cell table:formula="of:=IF([.P118]=0;&quot;&quot;; IF([.P118]&gt;=0; &quot;Win&quot;; &quot;Loss&quot;))">
            <text:p/>
          </table:table-cell>
          <table:table-cell table:formula="of:=IF([.N118]=&quot;&quot;; &quot;&quot;; CONCATENATE(DATEDIF([.F118];[.N118];&quot;d&quot;); IF(DATEDIF([.F118];[.N1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8"/>
          <table:table-cell table:formula="of:=[.I119]*[.G119]" office:value-type="float" office:value="0" calcext:value-type="float">
            <text:p>0</text:p>
          </table:table-cell>
          <table:table-cell table:number-columns-repeated="4"/>
          <table:table-cell table:formula="of:=IF([.J119]=0; &quot;&quot;; [.P119]/[.J119])">
            <text:p/>
          </table:table-cell>
          <table:table-cell table:formula="of:=([.L119]*[.M119])-([.G119]*[.H119])" office:value-type="float" office:value="0" calcext:value-type="float">
            <text:p>0</text:p>
          </table:table-cell>
          <table:table-cell table:formula="of:=IF([.P119]=0;&quot;&quot;; IF([.P119]&gt;=0; &quot;Win&quot;; &quot;Loss&quot;))">
            <text:p/>
          </table:table-cell>
          <table:table-cell table:formula="of:=IF([.N119]=&quot;&quot;; &quot;&quot;; CONCATENATE(DATEDIF([.F119];[.N119];&quot;d&quot;); IF(DATEDIF([.F119];[.N1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8"/>
          <table:table-cell table:formula="of:=[.I120]*[.G120]" office:value-type="float" office:value="0" calcext:value-type="float">
            <text:p>0</text:p>
          </table:table-cell>
          <table:table-cell table:number-columns-repeated="4"/>
          <table:table-cell table:formula="of:=IF([.J120]=0; &quot;&quot;; [.P120]/[.J120])">
            <text:p/>
          </table:table-cell>
          <table:table-cell table:formula="of:=([.L120]*[.M120])-([.G120]*[.H120])" office:value-type="float" office:value="0" calcext:value-type="float">
            <text:p>0</text:p>
          </table:table-cell>
          <table:table-cell table:formula="of:=IF([.P120]=0;&quot;&quot;; IF([.P120]&gt;=0; &quot;Win&quot;; &quot;Loss&quot;))">
            <text:p/>
          </table:table-cell>
          <table:table-cell table:formula="of:=IF([.N120]=&quot;&quot;; &quot;&quot;; CONCATENATE(DATEDIF([.F120];[.N120];&quot;d&quot;); IF(DATEDIF([.F120];[.N1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table:formula="of:=[.I121]*[.G121]" office:value-type="float" office:value="0" calcext:value-type="float">
            <text:p>0</text:p>
          </table:table-cell>
          <table:table-cell table:number-columns-repeated="4"/>
          <table:table-cell table:formula="of:=IF([.J121]=0; &quot;&quot;; [.P121]/[.J121])">
            <text:p/>
          </table:table-cell>
          <table:table-cell table:formula="of:=([.L121]*[.M121])-([.G121]*[.H121])" office:value-type="float" office:value="0" calcext:value-type="float">
            <text:p>0</text:p>
          </table:table-cell>
          <table:table-cell table:formula="of:=IF([.P121]=0;&quot;&quot;; IF([.P121]&gt;=0; &quot;Win&quot;; &quot;Loss&quot;))">
            <text:p/>
          </table:table-cell>
          <table:table-cell table:formula="of:=IF([.N121]=&quot;&quot;; &quot;&quot;; CONCATENATE(DATEDIF([.F121];[.N121];&quot;d&quot;); IF(DATEDIF([.F121];[.N1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8"/>
          <table:table-cell table:formula="of:=[.I122]*[.G122]" office:value-type="float" office:value="0" calcext:value-type="float">
            <text:p>0</text:p>
          </table:table-cell>
          <table:table-cell table:number-columns-repeated="4"/>
          <table:table-cell table:formula="of:=IF([.J122]=0; &quot;&quot;; [.P122]/[.J122])">
            <text:p/>
          </table:table-cell>
          <table:table-cell table:formula="of:=([.L122]*[.M122])-([.G122]*[.H122])" office:value-type="float" office:value="0" calcext:value-type="float">
            <text:p>0</text:p>
          </table:table-cell>
          <table:table-cell table:formula="of:=IF([.P122]=0;&quot;&quot;; IF([.P122]&gt;=0; &quot;Win&quot;; &quot;Loss&quot;))">
            <text:p/>
          </table:table-cell>
          <table:table-cell table:formula="of:=IF([.N122]=&quot;&quot;; &quot;&quot;; CONCATENATE(DATEDIF([.F122];[.N122];&quot;d&quot;); IF(DATEDIF([.F122];[.N1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8"/>
          <table:table-cell table:formula="of:=[.I123]*[.G123]" office:value-type="float" office:value="0" calcext:value-type="float">
            <text:p>0</text:p>
          </table:table-cell>
          <table:table-cell table:number-columns-repeated="4"/>
          <table:table-cell table:formula="of:=IF([.J123]=0; &quot;&quot;; [.P123]/[.J123])">
            <text:p/>
          </table:table-cell>
          <table:table-cell table:formula="of:=([.L123]*[.M123])-([.G123]*[.H123])" office:value-type="float" office:value="0" calcext:value-type="float">
            <text:p>0</text:p>
          </table:table-cell>
          <table:table-cell table:formula="of:=IF([.P123]=0;&quot;&quot;; IF([.P123]&gt;=0; &quot;Win&quot;; &quot;Loss&quot;))">
            <text:p/>
          </table:table-cell>
          <table:table-cell table:formula="of:=IF([.N123]=&quot;&quot;; &quot;&quot;; CONCATENATE(DATEDIF([.F123];[.N123];&quot;d&quot;); IF(DATEDIF([.F123];[.N1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8"/>
          <table:table-cell table:formula="of:=[.I124]*[.G124]" office:value-type="float" office:value="0" calcext:value-type="float">
            <text:p>0</text:p>
          </table:table-cell>
          <table:table-cell table:number-columns-repeated="4"/>
          <table:table-cell table:formula="of:=IF([.J124]=0; &quot;&quot;; [.P124]/[.J124])">
            <text:p/>
          </table:table-cell>
          <table:table-cell table:formula="of:=([.L124]*[.M124])-([.G124]*[.H124])" office:value-type="float" office:value="0" calcext:value-type="float">
            <text:p>0</text:p>
          </table:table-cell>
          <table:table-cell table:formula="of:=IF([.P124]=0;&quot;&quot;; IF([.P124]&gt;=0; &quot;Win&quot;; &quot;Loss&quot;))">
            <text:p/>
          </table:table-cell>
          <table:table-cell table:formula="of:=IF([.N124]=&quot;&quot;; &quot;&quot;; CONCATENATE(DATEDIF([.F124];[.N124];&quot;d&quot;); IF(DATEDIF([.F124];[.N1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8"/>
          <table:table-cell table:formula="of:=[.I125]*[.G125]" office:value-type="float" office:value="0" calcext:value-type="float">
            <text:p>0</text:p>
          </table:table-cell>
          <table:table-cell table:number-columns-repeated="4"/>
          <table:table-cell table:formula="of:=IF([.J125]=0; &quot;&quot;; [.P125]/[.J125])">
            <text:p/>
          </table:table-cell>
          <table:table-cell table:formula="of:=([.L125]*[.M125])-([.G125]*[.H125])" office:value-type="float" office:value="0" calcext:value-type="float">
            <text:p>0</text:p>
          </table:table-cell>
          <table:table-cell table:formula="of:=IF([.P125]=0;&quot;&quot;; IF([.P125]&gt;=0; &quot;Win&quot;; &quot;Loss&quot;))">
            <text:p/>
          </table:table-cell>
          <table:table-cell table:formula="of:=IF([.N125]=&quot;&quot;; &quot;&quot;; CONCATENATE(DATEDIF([.F125];[.N125];&quot;d&quot;); IF(DATEDIF([.F125];[.N1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8"/>
          <table:table-cell table:formula="of:=[.I126]*[.G126]" office:value-type="float" office:value="0" calcext:value-type="float">
            <text:p>0</text:p>
          </table:table-cell>
          <table:table-cell table:number-columns-repeated="4"/>
          <table:table-cell table:formula="of:=IF([.J126]=0; &quot;&quot;; [.P126]/[.J126])">
            <text:p/>
          </table:table-cell>
          <table:table-cell table:formula="of:=([.L126]*[.M126])-([.G126]*[.H126])" office:value-type="float" office:value="0" calcext:value-type="float">
            <text:p>0</text:p>
          </table:table-cell>
          <table:table-cell table:formula="of:=IF([.P126]=0;&quot;&quot;; IF([.P126]&gt;=0; &quot;Win&quot;; &quot;Loss&quot;))">
            <text:p/>
          </table:table-cell>
          <table:table-cell table:formula="of:=IF([.N126]=&quot;&quot;; &quot;&quot;; CONCATENATE(DATEDIF([.F126];[.N126];&quot;d&quot;); IF(DATEDIF([.F126];[.N1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8"/>
          <table:table-cell table:formula="of:=[.I127]*[.G127]" office:value-type="float" office:value="0" calcext:value-type="float">
            <text:p>0</text:p>
          </table:table-cell>
          <table:table-cell table:number-columns-repeated="4"/>
          <table:table-cell table:formula="of:=IF([.J127]=0; &quot;&quot;; [.P127]/[.J127])">
            <text:p/>
          </table:table-cell>
          <table:table-cell table:formula="of:=([.L127]*[.M127])-([.G127]*[.H127])" office:value-type="float" office:value="0" calcext:value-type="float">
            <text:p>0</text:p>
          </table:table-cell>
          <table:table-cell table:formula="of:=IF([.P127]=0;&quot;&quot;; IF([.P127]&gt;=0; &quot;Win&quot;; &quot;Loss&quot;))">
            <text:p/>
          </table:table-cell>
          <table:table-cell table:formula="of:=IF([.N127]=&quot;&quot;; &quot;&quot;; CONCATENATE(DATEDIF([.F127];[.N127];&quot;d&quot;); IF(DATEDIF([.F127];[.N1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8"/>
          <table:table-cell table:formula="of:=[.I128]*[.G128]" office:value-type="float" office:value="0" calcext:value-type="float">
            <text:p>0</text:p>
          </table:table-cell>
          <table:table-cell table:number-columns-repeated="4"/>
          <table:table-cell table:formula="of:=IF([.J128]=0; &quot;&quot;; [.P128]/[.J128])">
            <text:p/>
          </table:table-cell>
          <table:table-cell table:formula="of:=([.L128]*[.M128])-([.G128]*[.H128])" office:value-type="float" office:value="0" calcext:value-type="float">
            <text:p>0</text:p>
          </table:table-cell>
          <table:table-cell table:formula="of:=IF([.P128]=0;&quot;&quot;; IF([.P128]&gt;=0; &quot;Win&quot;; &quot;Loss&quot;))">
            <text:p/>
          </table:table-cell>
          <table:table-cell table:formula="of:=IF([.N128]=&quot;&quot;; &quot;&quot;; CONCATENATE(DATEDIF([.F128];[.N128];&quot;d&quot;); IF(DATEDIF([.F128];[.N1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8"/>
          <table:table-cell table:formula="of:=[.I129]*[.G129]" office:value-type="float" office:value="0" calcext:value-type="float">
            <text:p>0</text:p>
          </table:table-cell>
          <table:table-cell table:number-columns-repeated="4"/>
          <table:table-cell table:formula="of:=IF([.J129]=0; &quot;&quot;; [.P129]/[.J129])">
            <text:p/>
          </table:table-cell>
          <table:table-cell table:formula="of:=([.L129]*[.M129])-([.G129]*[.H129])" office:value-type="float" office:value="0" calcext:value-type="float">
            <text:p>0</text:p>
          </table:table-cell>
          <table:table-cell table:formula="of:=IF([.P129]=0;&quot;&quot;; IF([.P129]&gt;=0; &quot;Win&quot;; &quot;Loss&quot;))">
            <text:p/>
          </table:table-cell>
          <table:table-cell table:formula="of:=IF([.N129]=&quot;&quot;; &quot;&quot;; CONCATENATE(DATEDIF([.F129];[.N129];&quot;d&quot;); IF(DATEDIF([.F129];[.N1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8"/>
          <table:table-cell table:formula="of:=[.I130]*[.G130]" office:value-type="float" office:value="0" calcext:value-type="float">
            <text:p>0</text:p>
          </table:table-cell>
          <table:table-cell table:number-columns-repeated="4"/>
          <table:table-cell table:formula="of:=IF([.J130]=0; &quot;&quot;; [.P130]/[.J130])">
            <text:p/>
          </table:table-cell>
          <table:table-cell table:formula="of:=([.L130]*[.M130])-([.G130]*[.H130])" office:value-type="float" office:value="0" calcext:value-type="float">
            <text:p>0</text:p>
          </table:table-cell>
          <table:table-cell table:formula="of:=IF([.P130]=0;&quot;&quot;; IF([.P130]&gt;=0; &quot;Win&quot;; &quot;Loss&quot;))">
            <text:p/>
          </table:table-cell>
          <table:table-cell table:formula="of:=IF([.N130]=&quot;&quot;; &quot;&quot;; CONCATENATE(DATEDIF([.F130];[.N130];&quot;d&quot;); IF(DATEDIF([.F130];[.N1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8"/>
          <table:table-cell table:formula="of:=[.I131]*[.G131]" office:value-type="float" office:value="0" calcext:value-type="float">
            <text:p>0</text:p>
          </table:table-cell>
          <table:table-cell table:number-columns-repeated="4"/>
          <table:table-cell table:formula="of:=IF([.J131]=0; &quot;&quot;; [.P131]/[.J131])">
            <text:p/>
          </table:table-cell>
          <table:table-cell table:formula="of:=([.L131]*[.M131])-([.G131]*[.H131])" office:value-type="float" office:value="0" calcext:value-type="float">
            <text:p>0</text:p>
          </table:table-cell>
          <table:table-cell table:formula="of:=IF([.P131]=0;&quot;&quot;; IF([.P131]&gt;=0; &quot;Win&quot;; &quot;Loss&quot;))">
            <text:p/>
          </table:table-cell>
          <table:table-cell table:formula="of:=IF([.N131]=&quot;&quot;; &quot;&quot;; CONCATENATE(DATEDIF([.F131];[.N131];&quot;d&quot;); IF(DATEDIF([.F131];[.N1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8"/>
          <table:table-cell table:formula="of:=[.I132]*[.G132]" office:value-type="float" office:value="0" calcext:value-type="float">
            <text:p>0</text:p>
          </table:table-cell>
          <table:table-cell table:number-columns-repeated="4"/>
          <table:table-cell table:formula="of:=IF([.J132]=0; &quot;&quot;; [.P132]/[.J132])">
            <text:p/>
          </table:table-cell>
          <table:table-cell table:formula="of:=([.L132]*[.M132])-([.G132]*[.H132])" office:value-type="float" office:value="0" calcext:value-type="float">
            <text:p>0</text:p>
          </table:table-cell>
          <table:table-cell table:formula="of:=IF([.P132]=0;&quot;&quot;; IF([.P132]&gt;=0; &quot;Win&quot;; &quot;Loss&quot;))">
            <text:p/>
          </table:table-cell>
          <table:table-cell table:formula="of:=IF([.N132]=&quot;&quot;; &quot;&quot;; CONCATENATE(DATEDIF([.F132];[.N132];&quot;d&quot;); IF(DATEDIF([.F132];[.N1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8"/>
          <table:table-cell table:formula="of:=[.I133]*[.G133]" office:value-type="float" office:value="0" calcext:value-type="float">
            <text:p>0</text:p>
          </table:table-cell>
          <table:table-cell table:number-columns-repeated="4"/>
          <table:table-cell table:formula="of:=IF([.J133]=0; &quot;&quot;; [.P133]/[.J133])">
            <text:p/>
          </table:table-cell>
          <table:table-cell table:formula="of:=([.L133]*[.M133])-([.G133]*[.H133])" office:value-type="float" office:value="0" calcext:value-type="float">
            <text:p>0</text:p>
          </table:table-cell>
          <table:table-cell table:formula="of:=IF([.P133]=0;&quot;&quot;; IF([.P133]&gt;=0; &quot;Win&quot;; &quot;Loss&quot;))">
            <text:p/>
          </table:table-cell>
          <table:table-cell table:formula="of:=IF([.N133]=&quot;&quot;; &quot;&quot;; CONCATENATE(DATEDIF([.F133];[.N133];&quot;d&quot;); IF(DATEDIF([.F133];[.N1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8"/>
          <table:table-cell table:formula="of:=[.I134]*[.G134]" office:value-type="float" office:value="0" calcext:value-type="float">
            <text:p>0</text:p>
          </table:table-cell>
          <table:table-cell table:number-columns-repeated="4"/>
          <table:table-cell table:formula="of:=IF([.J134]=0; &quot;&quot;; [.P134]/[.J134])">
            <text:p/>
          </table:table-cell>
          <table:table-cell table:formula="of:=([.L134]*[.M134])-([.G134]*[.H134])" office:value-type="float" office:value="0" calcext:value-type="float">
            <text:p>0</text:p>
          </table:table-cell>
          <table:table-cell table:formula="of:=IF([.P134]=0;&quot;&quot;; IF([.P134]&gt;=0; &quot;Win&quot;; &quot;Loss&quot;))">
            <text:p/>
          </table:table-cell>
          <table:table-cell table:formula="of:=IF([.N134]=&quot;&quot;; &quot;&quot;; CONCATENATE(DATEDIF([.F134];[.N134];&quot;d&quot;); IF(DATEDIF([.F134];[.N1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8"/>
          <table:table-cell table:formula="of:=[.I135]*[.G135]" office:value-type="float" office:value="0" calcext:value-type="float">
            <text:p>0</text:p>
          </table:table-cell>
          <table:table-cell table:number-columns-repeated="4"/>
          <table:table-cell table:formula="of:=IF([.J135]=0; &quot;&quot;; [.P135]/[.J135])">
            <text:p/>
          </table:table-cell>
          <table:table-cell table:formula="of:=([.L135]*[.M135])-([.G135]*[.H135])" office:value-type="float" office:value="0" calcext:value-type="float">
            <text:p>0</text:p>
          </table:table-cell>
          <table:table-cell table:formula="of:=IF([.P135]=0;&quot;&quot;; IF([.P135]&gt;=0; &quot;Win&quot;; &quot;Loss&quot;))">
            <text:p/>
          </table:table-cell>
          <table:table-cell table:formula="of:=IF([.N135]=&quot;&quot;; &quot;&quot;; CONCATENATE(DATEDIF([.F135];[.N135];&quot;d&quot;); IF(DATEDIF([.F135];[.N1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8"/>
          <table:table-cell table:formula="of:=[.I136]*[.G136]" office:value-type="float" office:value="0" calcext:value-type="float">
            <text:p>0</text:p>
          </table:table-cell>
          <table:table-cell table:number-columns-repeated="4"/>
          <table:table-cell table:formula="of:=IF([.J136]=0; &quot;&quot;; [.P136]/[.J136])">
            <text:p/>
          </table:table-cell>
          <table:table-cell table:formula="of:=([.L136]*[.M136])-([.G136]*[.H136])" office:value-type="float" office:value="0" calcext:value-type="float">
            <text:p>0</text:p>
          </table:table-cell>
          <table:table-cell table:formula="of:=IF([.P136]=0;&quot;&quot;; IF([.P136]&gt;=0; &quot;Win&quot;; &quot;Loss&quot;))">
            <text:p/>
          </table:table-cell>
          <table:table-cell table:formula="of:=IF([.N136]=&quot;&quot;; &quot;&quot;; CONCATENATE(DATEDIF([.F136];[.N136];&quot;d&quot;); IF(DATEDIF([.F136];[.N1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8"/>
          <table:table-cell table:formula="of:=[.I137]*[.G137]" office:value-type="float" office:value="0" calcext:value-type="float">
            <text:p>0</text:p>
          </table:table-cell>
          <table:table-cell table:number-columns-repeated="4"/>
          <table:table-cell table:formula="of:=IF([.J137]=0; &quot;&quot;; [.P137]/[.J137])">
            <text:p/>
          </table:table-cell>
          <table:table-cell table:formula="of:=([.L137]*[.M137])-([.G137]*[.H137])" office:value-type="float" office:value="0" calcext:value-type="float">
            <text:p>0</text:p>
          </table:table-cell>
          <table:table-cell table:formula="of:=IF([.P137]=0;&quot;&quot;; IF([.P137]&gt;=0; &quot;Win&quot;; &quot;Loss&quot;))">
            <text:p/>
          </table:table-cell>
          <table:table-cell table:formula="of:=IF([.N137]=&quot;&quot;; &quot;&quot;; CONCATENATE(DATEDIF([.F137];[.N137];&quot;d&quot;); IF(DATEDIF([.F137];[.N1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8"/>
          <table:table-cell table:formula="of:=[.I138]*[.G138]" office:value-type="float" office:value="0" calcext:value-type="float">
            <text:p>0</text:p>
          </table:table-cell>
          <table:table-cell table:number-columns-repeated="4"/>
          <table:table-cell table:formula="of:=IF([.J138]=0; &quot;&quot;; [.P138]/[.J138])">
            <text:p/>
          </table:table-cell>
          <table:table-cell table:formula="of:=([.L138]*[.M138])-([.G138]*[.H138])" office:value-type="float" office:value="0" calcext:value-type="float">
            <text:p>0</text:p>
          </table:table-cell>
          <table:table-cell table:formula="of:=IF([.P138]=0;&quot;&quot;; IF([.P138]&gt;=0; &quot;Win&quot;; &quot;Loss&quot;))">
            <text:p/>
          </table:table-cell>
          <table:table-cell table:formula="of:=IF([.N138]=&quot;&quot;; &quot;&quot;; CONCATENATE(DATEDIF([.F138];[.N138];&quot;d&quot;); IF(DATEDIF([.F138];[.N1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8"/>
          <table:table-cell table:formula="of:=[.I139]*[.G139]" office:value-type="float" office:value="0" calcext:value-type="float">
            <text:p>0</text:p>
          </table:table-cell>
          <table:table-cell table:number-columns-repeated="4"/>
          <table:table-cell table:formula="of:=IF([.J139]=0; &quot;&quot;; [.P139]/[.J139])">
            <text:p/>
          </table:table-cell>
          <table:table-cell table:formula="of:=([.L139]*[.M139])-([.G139]*[.H139])" office:value-type="float" office:value="0" calcext:value-type="float">
            <text:p>0</text:p>
          </table:table-cell>
          <table:table-cell table:formula="of:=IF([.P139]=0;&quot;&quot;; IF([.P139]&gt;=0; &quot;Win&quot;; &quot;Loss&quot;))">
            <text:p/>
          </table:table-cell>
          <table:table-cell table:formula="of:=IF([.N139]=&quot;&quot;; &quot;&quot;; CONCATENATE(DATEDIF([.F139];[.N139];&quot;d&quot;); IF(DATEDIF([.F139];[.N1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8"/>
          <table:table-cell table:formula="of:=[.I140]*[.G140]" office:value-type="float" office:value="0" calcext:value-type="float">
            <text:p>0</text:p>
          </table:table-cell>
          <table:table-cell table:number-columns-repeated="4"/>
          <table:table-cell table:formula="of:=IF([.J140]=0; &quot;&quot;; [.P140]/[.J140])">
            <text:p/>
          </table:table-cell>
          <table:table-cell table:formula="of:=([.L140]*[.M140])-([.G140]*[.H140])" office:value-type="float" office:value="0" calcext:value-type="float">
            <text:p>0</text:p>
          </table:table-cell>
          <table:table-cell table:formula="of:=IF([.P140]=0;&quot;&quot;; IF([.P140]&gt;=0; &quot;Win&quot;; &quot;Loss&quot;))">
            <text:p/>
          </table:table-cell>
          <table:table-cell table:formula="of:=IF([.N140]=&quot;&quot;; &quot;&quot;; CONCATENATE(DATEDIF([.F140];[.N140];&quot;d&quot;); IF(DATEDIF([.F140];[.N1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8"/>
          <table:table-cell table:formula="of:=[.I141]*[.G141]" office:value-type="float" office:value="0" calcext:value-type="float">
            <text:p>0</text:p>
          </table:table-cell>
          <table:table-cell table:number-columns-repeated="4"/>
          <table:table-cell table:formula="of:=IF([.J141]=0; &quot;&quot;; [.P141]/[.J141])">
            <text:p/>
          </table:table-cell>
          <table:table-cell table:formula="of:=([.L141]*[.M141])-([.G141]*[.H141])" office:value-type="float" office:value="0" calcext:value-type="float">
            <text:p>0</text:p>
          </table:table-cell>
          <table:table-cell table:formula="of:=IF([.P141]=0;&quot;&quot;; IF([.P141]&gt;=0; &quot;Win&quot;; &quot;Loss&quot;))">
            <text:p/>
          </table:table-cell>
          <table:table-cell table:formula="of:=IF([.N141]=&quot;&quot;; &quot;&quot;; CONCATENATE(DATEDIF([.F141];[.N141];&quot;d&quot;); IF(DATEDIF([.F141];[.N1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table:formula="of:=[.I142]*[.G142]" office:value-type="float" office:value="0" calcext:value-type="float">
            <text:p>0</text:p>
          </table:table-cell>
          <table:table-cell table:number-columns-repeated="4"/>
          <table:table-cell table:formula="of:=IF([.J142]=0; &quot;&quot;; [.P142]/[.J142])">
            <text:p/>
          </table:table-cell>
          <table:table-cell table:formula="of:=([.L142]*[.M142])-([.G142]*[.H142])" office:value-type="float" office:value="0" calcext:value-type="float">
            <text:p>0</text:p>
          </table:table-cell>
          <table:table-cell table:formula="of:=IF([.P142]=0;&quot;&quot;; IF([.P142]&gt;=0; &quot;Win&quot;; &quot;Loss&quot;))">
            <text:p/>
          </table:table-cell>
          <table:table-cell table:formula="of:=IF([.N142]=&quot;&quot;; &quot;&quot;; CONCATENATE(DATEDIF([.F142];[.N142];&quot;d&quot;); IF(DATEDIF([.F142];[.N1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8"/>
          <table:table-cell table:formula="of:=[.I143]*[.G143]" office:value-type="float" office:value="0" calcext:value-type="float">
            <text:p>0</text:p>
          </table:table-cell>
          <table:table-cell table:number-columns-repeated="4"/>
          <table:table-cell table:formula="of:=IF([.J143]=0; &quot;&quot;; [.P143]/[.J143])">
            <text:p/>
          </table:table-cell>
          <table:table-cell table:formula="of:=([.L143]*[.M143])-([.G143]*[.H143])" office:value-type="float" office:value="0" calcext:value-type="float">
            <text:p>0</text:p>
          </table:table-cell>
          <table:table-cell table:formula="of:=IF([.P143]=0;&quot;&quot;; IF([.P143]&gt;=0; &quot;Win&quot;; &quot;Loss&quot;))">
            <text:p/>
          </table:table-cell>
          <table:table-cell table:formula="of:=IF([.N143]=&quot;&quot;; &quot;&quot;; CONCATENATE(DATEDIF([.F143];[.N143];&quot;d&quot;); IF(DATEDIF([.F143];[.N1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8"/>
          <table:table-cell table:formula="of:=[.I144]*[.G144]" office:value-type="float" office:value="0" calcext:value-type="float">
            <text:p>0</text:p>
          </table:table-cell>
          <table:table-cell table:number-columns-repeated="4"/>
          <table:table-cell table:formula="of:=IF([.J144]=0; &quot;&quot;; [.P144]/[.J144])">
            <text:p/>
          </table:table-cell>
          <table:table-cell table:formula="of:=([.L144]*[.M144])-([.G144]*[.H144])" office:value-type="float" office:value="0" calcext:value-type="float">
            <text:p>0</text:p>
          </table:table-cell>
          <table:table-cell table:formula="of:=IF([.P144]=0;&quot;&quot;; IF([.P144]&gt;=0; &quot;Win&quot;; &quot;Loss&quot;))">
            <text:p/>
          </table:table-cell>
          <table:table-cell table:formula="of:=IF([.N144]=&quot;&quot;; &quot;&quot;; CONCATENATE(DATEDIF([.F144];[.N144];&quot;d&quot;); IF(DATEDIF([.F144];[.N1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8"/>
          <table:table-cell table:formula="of:=[.I145]*[.G145]" office:value-type="float" office:value="0" calcext:value-type="float">
            <text:p>0</text:p>
          </table:table-cell>
          <table:table-cell table:number-columns-repeated="4"/>
          <table:table-cell table:formula="of:=IF([.J145]=0; &quot;&quot;; [.P145]/[.J145])">
            <text:p/>
          </table:table-cell>
          <table:table-cell table:formula="of:=([.L145]*[.M145])-([.G145]*[.H145])" office:value-type="float" office:value="0" calcext:value-type="float">
            <text:p>0</text:p>
          </table:table-cell>
          <table:table-cell table:formula="of:=IF([.P145]=0;&quot;&quot;; IF([.P145]&gt;=0; &quot;Win&quot;; &quot;Loss&quot;))">
            <text:p/>
          </table:table-cell>
          <table:table-cell table:formula="of:=IF([.N145]=&quot;&quot;; &quot;&quot;; CONCATENATE(DATEDIF([.F145];[.N145];&quot;d&quot;); IF(DATEDIF([.F145];[.N1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8"/>
          <table:table-cell table:formula="of:=[.I146]*[.G146]" office:value-type="float" office:value="0" calcext:value-type="float">
            <text:p>0</text:p>
          </table:table-cell>
          <table:table-cell table:number-columns-repeated="4"/>
          <table:table-cell table:formula="of:=IF([.J146]=0; &quot;&quot;; [.P146]/[.J146])">
            <text:p/>
          </table:table-cell>
          <table:table-cell table:formula="of:=([.L146]*[.M146])-([.G146]*[.H146])" office:value-type="float" office:value="0" calcext:value-type="float">
            <text:p>0</text:p>
          </table:table-cell>
          <table:table-cell table:formula="of:=IF([.P146]=0;&quot;&quot;; IF([.P146]&gt;=0; &quot;Win&quot;; &quot;Loss&quot;))">
            <text:p/>
          </table:table-cell>
          <table:table-cell table:formula="of:=IF([.N146]=&quot;&quot;; &quot;&quot;; CONCATENATE(DATEDIF([.F146];[.N146];&quot;d&quot;); IF(DATEDIF([.F146];[.N1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8"/>
          <table:table-cell table:formula="of:=[.I147]*[.G147]" office:value-type="float" office:value="0" calcext:value-type="float">
            <text:p>0</text:p>
          </table:table-cell>
          <table:table-cell table:number-columns-repeated="4"/>
          <table:table-cell table:formula="of:=IF([.J147]=0; &quot;&quot;; [.P147]/[.J147])">
            <text:p/>
          </table:table-cell>
          <table:table-cell table:formula="of:=([.L147]*[.M147])-([.G147]*[.H147])" office:value-type="float" office:value="0" calcext:value-type="float">
            <text:p>0</text:p>
          </table:table-cell>
          <table:table-cell table:formula="of:=IF([.P147]=0;&quot;&quot;; IF([.P147]&gt;=0; &quot;Win&quot;; &quot;Loss&quot;))">
            <text:p/>
          </table:table-cell>
          <table:table-cell table:formula="of:=IF([.N147]=&quot;&quot;; &quot;&quot;; CONCATENATE(DATEDIF([.F147];[.N147];&quot;d&quot;); IF(DATEDIF([.F147];[.N1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8"/>
          <table:table-cell table:formula="of:=[.I148]*[.G148]" office:value-type="float" office:value="0" calcext:value-type="float">
            <text:p>0</text:p>
          </table:table-cell>
          <table:table-cell table:number-columns-repeated="4"/>
          <table:table-cell table:formula="of:=IF([.J148]=0; &quot;&quot;; [.P148]/[.J148])">
            <text:p/>
          </table:table-cell>
          <table:table-cell table:formula="of:=([.L148]*[.M148])-([.G148]*[.H148])" office:value-type="float" office:value="0" calcext:value-type="float">
            <text:p>0</text:p>
          </table:table-cell>
          <table:table-cell table:formula="of:=IF([.P148]=0;&quot;&quot;; IF([.P148]&gt;=0; &quot;Win&quot;; &quot;Loss&quot;))">
            <text:p/>
          </table:table-cell>
          <table:table-cell table:formula="of:=IF([.N148]=&quot;&quot;; &quot;&quot;; CONCATENATE(DATEDIF([.F148];[.N148];&quot;d&quot;); IF(DATEDIF([.F148];[.N1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8"/>
          <table:table-cell table:formula="of:=[.I149]*[.G149]" office:value-type="float" office:value="0" calcext:value-type="float">
            <text:p>0</text:p>
          </table:table-cell>
          <table:table-cell table:number-columns-repeated="4"/>
          <table:table-cell table:formula="of:=IF([.J149]=0; &quot;&quot;; [.P149]/[.J149])">
            <text:p/>
          </table:table-cell>
          <table:table-cell table:formula="of:=([.L149]*[.M149])-([.G149]*[.H149])" office:value-type="float" office:value="0" calcext:value-type="float">
            <text:p>0</text:p>
          </table:table-cell>
          <table:table-cell table:formula="of:=IF([.P149]=0;&quot;&quot;; IF([.P149]&gt;=0; &quot;Win&quot;; &quot;Loss&quot;))">
            <text:p/>
          </table:table-cell>
          <table:table-cell table:formula="of:=IF([.N149]=&quot;&quot;; &quot;&quot;; CONCATENATE(DATEDIF([.F149];[.N149];&quot;d&quot;); IF(DATEDIF([.F149];[.N1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8"/>
          <table:table-cell table:formula="of:=[.I150]*[.G150]" office:value-type="float" office:value="0" calcext:value-type="float">
            <text:p>0</text:p>
          </table:table-cell>
          <table:table-cell table:number-columns-repeated="4"/>
          <table:table-cell table:formula="of:=IF([.J150]=0; &quot;&quot;; [.P150]/[.J150])">
            <text:p/>
          </table:table-cell>
          <table:table-cell table:formula="of:=([.L150]*[.M150])-([.G150]*[.H150])" office:value-type="float" office:value="0" calcext:value-type="float">
            <text:p>0</text:p>
          </table:table-cell>
          <table:table-cell table:formula="of:=IF([.P150]=0;&quot;&quot;; IF([.P150]&gt;=0; &quot;Win&quot;; &quot;Loss&quot;))">
            <text:p/>
          </table:table-cell>
          <table:table-cell table:formula="of:=IF([.N150]=&quot;&quot;; &quot;&quot;; CONCATENATE(DATEDIF([.F150];[.N150];&quot;d&quot;); IF(DATEDIF([.F150];[.N1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8"/>
          <table:table-cell table:formula="of:=[.I151]*[.G151]" office:value-type="float" office:value="0" calcext:value-type="float">
            <text:p>0</text:p>
          </table:table-cell>
          <table:table-cell table:number-columns-repeated="4"/>
          <table:table-cell table:formula="of:=IF([.J151]=0; &quot;&quot;; [.P151]/[.J151])">
            <text:p/>
          </table:table-cell>
          <table:table-cell table:formula="of:=([.L151]*[.M151])-([.G151]*[.H151])" office:value-type="float" office:value="0" calcext:value-type="float">
            <text:p>0</text:p>
          </table:table-cell>
          <table:table-cell table:formula="of:=IF([.P151]=0;&quot;&quot;; IF([.P151]&gt;=0; &quot;Win&quot;; &quot;Loss&quot;))">
            <text:p/>
          </table:table-cell>
          <table:table-cell table:formula="of:=IF([.N151]=&quot;&quot;; &quot;&quot;; CONCATENATE(DATEDIF([.F151];[.N151];&quot;d&quot;); IF(DATEDIF([.F151];[.N1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8"/>
          <table:table-cell table:formula="of:=[.I152]*[.G152]" office:value-type="float" office:value="0" calcext:value-type="float">
            <text:p>0</text:p>
          </table:table-cell>
          <table:table-cell table:number-columns-repeated="4"/>
          <table:table-cell table:formula="of:=IF([.J152]=0; &quot;&quot;; [.P152]/[.J152])">
            <text:p/>
          </table:table-cell>
          <table:table-cell table:formula="of:=([.L152]*[.M152])-([.G152]*[.H152])" office:value-type="float" office:value="0" calcext:value-type="float">
            <text:p>0</text:p>
          </table:table-cell>
          <table:table-cell table:formula="of:=IF([.P152]=0;&quot;&quot;; IF([.P152]&gt;=0; &quot;Win&quot;; &quot;Loss&quot;))">
            <text:p/>
          </table:table-cell>
          <table:table-cell table:formula="of:=IF([.N152]=&quot;&quot;; &quot;&quot;; CONCATENATE(DATEDIF([.F152];[.N152];&quot;d&quot;); IF(DATEDIF([.F152];[.N1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8"/>
          <table:table-cell table:formula="of:=[.I153]*[.G153]" office:value-type="float" office:value="0" calcext:value-type="float">
            <text:p>0</text:p>
          </table:table-cell>
          <table:table-cell table:number-columns-repeated="4"/>
          <table:table-cell table:formula="of:=IF([.J153]=0; &quot;&quot;; [.P153]/[.J153])">
            <text:p/>
          </table:table-cell>
          <table:table-cell table:formula="of:=([.L153]*[.M153])-([.G153]*[.H153])" office:value-type="float" office:value="0" calcext:value-type="float">
            <text:p>0</text:p>
          </table:table-cell>
          <table:table-cell table:formula="of:=IF([.P153]=0;&quot;&quot;; IF([.P153]&gt;=0; &quot;Win&quot;; &quot;Loss&quot;))">
            <text:p/>
          </table:table-cell>
          <table:table-cell table:formula="of:=IF([.N153]=&quot;&quot;; &quot;&quot;; CONCATENATE(DATEDIF([.F153];[.N153];&quot;d&quot;); IF(DATEDIF([.F153];[.N1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8"/>
          <table:table-cell table:formula="of:=[.I154]*[.G154]" office:value-type="float" office:value="0" calcext:value-type="float">
            <text:p>0</text:p>
          </table:table-cell>
          <table:table-cell table:number-columns-repeated="4"/>
          <table:table-cell table:formula="of:=IF([.J154]=0; &quot;&quot;; [.P154]/[.J154])">
            <text:p/>
          </table:table-cell>
          <table:table-cell table:formula="of:=([.L154]*[.M154])-([.G154]*[.H154])" office:value-type="float" office:value="0" calcext:value-type="float">
            <text:p>0</text:p>
          </table:table-cell>
          <table:table-cell table:formula="of:=IF([.P154]=0;&quot;&quot;; IF([.P154]&gt;=0; &quot;Win&quot;; &quot;Loss&quot;))">
            <text:p/>
          </table:table-cell>
          <table:table-cell table:formula="of:=IF([.N154]=&quot;&quot;; &quot;&quot;; CONCATENATE(DATEDIF([.F154];[.N154];&quot;d&quot;); IF(DATEDIF([.F154];[.N1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8"/>
          <table:table-cell table:formula="of:=[.I155]*[.G155]" office:value-type="float" office:value="0" calcext:value-type="float">
            <text:p>0</text:p>
          </table:table-cell>
          <table:table-cell table:number-columns-repeated="4"/>
          <table:table-cell table:formula="of:=IF([.J155]=0; &quot;&quot;; [.P155]/[.J155])">
            <text:p/>
          </table:table-cell>
          <table:table-cell table:formula="of:=([.L155]*[.M155])-([.G155]*[.H155])" office:value-type="float" office:value="0" calcext:value-type="float">
            <text:p>0</text:p>
          </table:table-cell>
          <table:table-cell table:formula="of:=IF([.P155]=0;&quot;&quot;; IF([.P155]&gt;=0; &quot;Win&quot;; &quot;Loss&quot;))">
            <text:p/>
          </table:table-cell>
          <table:table-cell table:formula="of:=IF([.N155]=&quot;&quot;; &quot;&quot;; CONCATENATE(DATEDIF([.F155];[.N155];&quot;d&quot;); IF(DATEDIF([.F155];[.N1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8"/>
          <table:table-cell table:formula="of:=[.I156]*[.G156]" office:value-type="float" office:value="0" calcext:value-type="float">
            <text:p>0</text:p>
          </table:table-cell>
          <table:table-cell table:number-columns-repeated="4"/>
          <table:table-cell table:formula="of:=IF([.J156]=0; &quot;&quot;; [.P156]/[.J156])">
            <text:p/>
          </table:table-cell>
          <table:table-cell table:formula="of:=([.L156]*[.M156])-([.G156]*[.H156])" office:value-type="float" office:value="0" calcext:value-type="float">
            <text:p>0</text:p>
          </table:table-cell>
          <table:table-cell table:formula="of:=IF([.P156]=0;&quot;&quot;; IF([.P156]&gt;=0; &quot;Win&quot;; &quot;Loss&quot;))">
            <text:p/>
          </table:table-cell>
          <table:table-cell table:formula="of:=IF([.N156]=&quot;&quot;; &quot;&quot;; CONCATENATE(DATEDIF([.F156];[.N156];&quot;d&quot;); IF(DATEDIF([.F156];[.N1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8"/>
          <table:table-cell table:formula="of:=[.I157]*[.G157]" office:value-type="float" office:value="0" calcext:value-type="float">
            <text:p>0</text:p>
          </table:table-cell>
          <table:table-cell table:number-columns-repeated="4"/>
          <table:table-cell table:formula="of:=IF([.J157]=0; &quot;&quot;; [.P157]/[.J157])">
            <text:p/>
          </table:table-cell>
          <table:table-cell table:formula="of:=([.L157]*[.M157])-([.G157]*[.H157])" office:value-type="float" office:value="0" calcext:value-type="float">
            <text:p>0</text:p>
          </table:table-cell>
          <table:table-cell table:formula="of:=IF([.P157]=0;&quot;&quot;; IF([.P157]&gt;=0; &quot;Win&quot;; &quot;Loss&quot;))">
            <text:p/>
          </table:table-cell>
          <table:table-cell table:formula="of:=IF([.N157]=&quot;&quot;; &quot;&quot;; CONCATENATE(DATEDIF([.F157];[.N157];&quot;d&quot;); IF(DATEDIF([.F157];[.N1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8"/>
          <table:table-cell table:formula="of:=[.I158]*[.G158]" office:value-type="float" office:value="0" calcext:value-type="float">
            <text:p>0</text:p>
          </table:table-cell>
          <table:table-cell table:number-columns-repeated="4"/>
          <table:table-cell table:formula="of:=IF([.J158]=0; &quot;&quot;; [.P158]/[.J158])">
            <text:p/>
          </table:table-cell>
          <table:table-cell table:formula="of:=([.L158]*[.M158])-([.G158]*[.H158])" office:value-type="float" office:value="0" calcext:value-type="float">
            <text:p>0</text:p>
          </table:table-cell>
          <table:table-cell table:formula="of:=IF([.P158]=0;&quot;&quot;; IF([.P158]&gt;=0; &quot;Win&quot;; &quot;Loss&quot;))">
            <text:p/>
          </table:table-cell>
          <table:table-cell table:formula="of:=IF([.N158]=&quot;&quot;; &quot;&quot;; CONCATENATE(DATEDIF([.F158];[.N158];&quot;d&quot;); IF(DATEDIF([.F158];[.N1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8"/>
          <table:table-cell table:formula="of:=[.I159]*[.G159]" office:value-type="float" office:value="0" calcext:value-type="float">
            <text:p>0</text:p>
          </table:table-cell>
          <table:table-cell table:number-columns-repeated="4"/>
          <table:table-cell table:formula="of:=IF([.J159]=0; &quot;&quot;; [.P159]/[.J159])">
            <text:p/>
          </table:table-cell>
          <table:table-cell table:formula="of:=([.L159]*[.M159])-([.G159]*[.H159])" office:value-type="float" office:value="0" calcext:value-type="float">
            <text:p>0</text:p>
          </table:table-cell>
          <table:table-cell table:formula="of:=IF([.P159]=0;&quot;&quot;; IF([.P159]&gt;=0; &quot;Win&quot;; &quot;Loss&quot;))">
            <text:p/>
          </table:table-cell>
          <table:table-cell table:formula="of:=IF([.N159]=&quot;&quot;; &quot;&quot;; CONCATENATE(DATEDIF([.F159];[.N159];&quot;d&quot;); IF(DATEDIF([.F159];[.N1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8"/>
          <table:table-cell table:formula="of:=[.I160]*[.G160]" office:value-type="float" office:value="0" calcext:value-type="float">
            <text:p>0</text:p>
          </table:table-cell>
          <table:table-cell table:number-columns-repeated="4"/>
          <table:table-cell table:formula="of:=IF([.J160]=0; &quot;&quot;; [.P160]/[.J160])">
            <text:p/>
          </table:table-cell>
          <table:table-cell table:formula="of:=([.L160]*[.M160])-([.G160]*[.H160])" office:value-type="float" office:value="0" calcext:value-type="float">
            <text:p>0</text:p>
          </table:table-cell>
          <table:table-cell table:formula="of:=IF([.P160]=0;&quot;&quot;; IF([.P160]&gt;=0; &quot;Win&quot;; &quot;Loss&quot;))">
            <text:p/>
          </table:table-cell>
          <table:table-cell table:formula="of:=IF([.N160]=&quot;&quot;; &quot;&quot;; CONCATENATE(DATEDIF([.F160];[.N160];&quot;d&quot;); IF(DATEDIF([.F160];[.N1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8"/>
          <table:table-cell table:formula="of:=[.I161]*[.G161]" office:value-type="float" office:value="0" calcext:value-type="float">
            <text:p>0</text:p>
          </table:table-cell>
          <table:table-cell table:number-columns-repeated="4"/>
          <table:table-cell table:formula="of:=IF([.J161]=0; &quot;&quot;; [.P161]/[.J161])">
            <text:p/>
          </table:table-cell>
          <table:table-cell table:formula="of:=([.L161]*[.M161])-([.G161]*[.H161])" office:value-type="float" office:value="0" calcext:value-type="float">
            <text:p>0</text:p>
          </table:table-cell>
          <table:table-cell table:formula="of:=IF([.P161]=0;&quot;&quot;; IF([.P161]&gt;=0; &quot;Win&quot;; &quot;Loss&quot;))">
            <text:p/>
          </table:table-cell>
          <table:table-cell table:formula="of:=IF([.N161]=&quot;&quot;; &quot;&quot;; CONCATENATE(DATEDIF([.F161];[.N161];&quot;d&quot;); IF(DATEDIF([.F161];[.N1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8"/>
          <table:table-cell table:formula="of:=[.I162]*[.G162]" office:value-type="float" office:value="0" calcext:value-type="float">
            <text:p>0</text:p>
          </table:table-cell>
          <table:table-cell table:number-columns-repeated="4"/>
          <table:table-cell table:formula="of:=IF([.J162]=0; &quot;&quot;; [.P162]/[.J162])">
            <text:p/>
          </table:table-cell>
          <table:table-cell table:formula="of:=([.L162]*[.M162])-([.G162]*[.H162])" office:value-type="float" office:value="0" calcext:value-type="float">
            <text:p>0</text:p>
          </table:table-cell>
          <table:table-cell table:formula="of:=IF([.P162]=0;&quot;&quot;; IF([.P162]&gt;=0; &quot;Win&quot;; &quot;Loss&quot;))">
            <text:p/>
          </table:table-cell>
          <table:table-cell table:formula="of:=IF([.N162]=&quot;&quot;; &quot;&quot;; CONCATENATE(DATEDIF([.F162];[.N162];&quot;d&quot;); IF(DATEDIF([.F162];[.N1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8"/>
          <table:table-cell table:formula="of:=[.I163]*[.G163]" office:value-type="float" office:value="0" calcext:value-type="float">
            <text:p>0</text:p>
          </table:table-cell>
          <table:table-cell table:number-columns-repeated="4"/>
          <table:table-cell table:formula="of:=IF([.J163]=0; &quot;&quot;; [.P163]/[.J163])">
            <text:p/>
          </table:table-cell>
          <table:table-cell table:formula="of:=([.L163]*[.M163])-([.G163]*[.H163])" office:value-type="float" office:value="0" calcext:value-type="float">
            <text:p>0</text:p>
          </table:table-cell>
          <table:table-cell table:formula="of:=IF([.P163]=0;&quot;&quot;; IF([.P163]&gt;=0; &quot;Win&quot;; &quot;Loss&quot;))">
            <text:p/>
          </table:table-cell>
          <table:table-cell table:formula="of:=IF([.N163]=&quot;&quot;; &quot;&quot;; CONCATENATE(DATEDIF([.F163];[.N163];&quot;d&quot;); IF(DATEDIF([.F163];[.N1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8"/>
          <table:table-cell table:formula="of:=[.I164]*[.G164]" office:value-type="float" office:value="0" calcext:value-type="float">
            <text:p>0</text:p>
          </table:table-cell>
          <table:table-cell table:number-columns-repeated="4"/>
          <table:table-cell table:formula="of:=IF([.J164]=0; &quot;&quot;; [.P164]/[.J164])">
            <text:p/>
          </table:table-cell>
          <table:table-cell table:formula="of:=([.L164]*[.M164])-([.G164]*[.H164])" office:value-type="float" office:value="0" calcext:value-type="float">
            <text:p>0</text:p>
          </table:table-cell>
          <table:table-cell table:formula="of:=IF([.P164]=0;&quot;&quot;; IF([.P164]&gt;=0; &quot;Win&quot;; &quot;Loss&quot;))">
            <text:p/>
          </table:table-cell>
          <table:table-cell table:formula="of:=IF([.N164]=&quot;&quot;; &quot;&quot;; CONCATENATE(DATEDIF([.F164];[.N164];&quot;d&quot;); IF(DATEDIF([.F164];[.N1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8"/>
          <table:table-cell table:formula="of:=[.I165]*[.G165]" office:value-type="float" office:value="0" calcext:value-type="float">
            <text:p>0</text:p>
          </table:table-cell>
          <table:table-cell table:number-columns-repeated="4"/>
          <table:table-cell table:formula="of:=IF([.J165]=0; &quot;&quot;; [.P165]/[.J165])">
            <text:p/>
          </table:table-cell>
          <table:table-cell table:formula="of:=([.L165]*[.M165])-([.G165]*[.H165])" office:value-type="float" office:value="0" calcext:value-type="float">
            <text:p>0</text:p>
          </table:table-cell>
          <table:table-cell table:formula="of:=IF([.P165]=0;&quot;&quot;; IF([.P165]&gt;=0; &quot;Win&quot;; &quot;Loss&quot;))">
            <text:p/>
          </table:table-cell>
          <table:table-cell table:formula="of:=IF([.N165]=&quot;&quot;; &quot;&quot;; CONCATENATE(DATEDIF([.F165];[.N165];&quot;d&quot;); IF(DATEDIF([.F165];[.N1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8"/>
          <table:table-cell table:formula="of:=[.I166]*[.G166]" office:value-type="float" office:value="0" calcext:value-type="float">
            <text:p>0</text:p>
          </table:table-cell>
          <table:table-cell table:number-columns-repeated="4"/>
          <table:table-cell table:formula="of:=IF([.J166]=0; &quot;&quot;; [.P166]/[.J166])">
            <text:p/>
          </table:table-cell>
          <table:table-cell table:formula="of:=([.L166]*[.M166])-([.G166]*[.H166])" office:value-type="float" office:value="0" calcext:value-type="float">
            <text:p>0</text:p>
          </table:table-cell>
          <table:table-cell table:formula="of:=IF([.P166]=0;&quot;&quot;; IF([.P166]&gt;=0; &quot;Win&quot;; &quot;Loss&quot;))">
            <text:p/>
          </table:table-cell>
          <table:table-cell table:formula="of:=IF([.N166]=&quot;&quot;; &quot;&quot;; CONCATENATE(DATEDIF([.F166];[.N166];&quot;d&quot;); IF(DATEDIF([.F166];[.N1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table:formula="of:=[.I167]*[.G167]" office:value-type="float" office:value="0" calcext:value-type="float">
            <text:p>0</text:p>
          </table:table-cell>
          <table:table-cell table:number-columns-repeated="4"/>
          <table:table-cell table:formula="of:=IF([.J167]=0; &quot;&quot;; [.P167]/[.J167])">
            <text:p/>
          </table:table-cell>
          <table:table-cell table:formula="of:=([.L167]*[.M167])-([.G167]*[.H167])" office:value-type="float" office:value="0" calcext:value-type="float">
            <text:p>0</text:p>
          </table:table-cell>
          <table:table-cell table:formula="of:=IF([.P167]=0;&quot;&quot;; IF([.P167]&gt;=0; &quot;Win&quot;; &quot;Loss&quot;))">
            <text:p/>
          </table:table-cell>
          <table:table-cell table:formula="of:=IF([.N167]=&quot;&quot;; &quot;&quot;; CONCATENATE(DATEDIF([.F167];[.N167];&quot;d&quot;); IF(DATEDIF([.F167];[.N1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8"/>
          <table:table-cell table:formula="of:=[.I168]*[.G168]" office:value-type="float" office:value="0" calcext:value-type="float">
            <text:p>0</text:p>
          </table:table-cell>
          <table:table-cell table:number-columns-repeated="4"/>
          <table:table-cell table:formula="of:=IF([.J168]=0; &quot;&quot;; [.P168]/[.J168])">
            <text:p/>
          </table:table-cell>
          <table:table-cell table:formula="of:=([.L168]*[.M168])-([.G168]*[.H168])" office:value-type="float" office:value="0" calcext:value-type="float">
            <text:p>0</text:p>
          </table:table-cell>
          <table:table-cell table:formula="of:=IF([.P168]=0;&quot;&quot;; IF([.P168]&gt;=0; &quot;Win&quot;; &quot;Loss&quot;))">
            <text:p/>
          </table:table-cell>
          <table:table-cell table:formula="of:=IF([.N168]=&quot;&quot;; &quot;&quot;; CONCATENATE(DATEDIF([.F168];[.N168];&quot;d&quot;); IF(DATEDIF([.F168];[.N1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8"/>
          <table:table-cell table:formula="of:=[.I169]*[.G169]" office:value-type="float" office:value="0" calcext:value-type="float">
            <text:p>0</text:p>
          </table:table-cell>
          <table:table-cell table:number-columns-repeated="4"/>
          <table:table-cell table:formula="of:=IF([.J169]=0; &quot;&quot;; [.P169]/[.J169])">
            <text:p/>
          </table:table-cell>
          <table:table-cell table:formula="of:=([.L169]*[.M169])-([.G169]*[.H169])" office:value-type="float" office:value="0" calcext:value-type="float">
            <text:p>0</text:p>
          </table:table-cell>
          <table:table-cell table:formula="of:=IF([.P169]=0;&quot;&quot;; IF([.P169]&gt;=0; &quot;Win&quot;; &quot;Loss&quot;))">
            <text:p/>
          </table:table-cell>
          <table:table-cell table:formula="of:=IF([.N169]=&quot;&quot;; &quot;&quot;; CONCATENATE(DATEDIF([.F169];[.N169];&quot;d&quot;); IF(DATEDIF([.F169];[.N1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8"/>
          <table:table-cell table:formula="of:=[.I170]*[.G170]" office:value-type="float" office:value="0" calcext:value-type="float">
            <text:p>0</text:p>
          </table:table-cell>
          <table:table-cell table:number-columns-repeated="4"/>
          <table:table-cell table:formula="of:=IF([.J170]=0; &quot;&quot;; [.P170]/[.J170])">
            <text:p/>
          </table:table-cell>
          <table:table-cell table:formula="of:=([.L170]*[.M170])-([.G170]*[.H170])" office:value-type="float" office:value="0" calcext:value-type="float">
            <text:p>0</text:p>
          </table:table-cell>
          <table:table-cell table:formula="of:=IF([.P170]=0;&quot;&quot;; IF([.P170]&gt;=0; &quot;Win&quot;; &quot;Loss&quot;))">
            <text:p/>
          </table:table-cell>
          <table:table-cell table:formula="of:=IF([.N170]=&quot;&quot;; &quot;&quot;; CONCATENATE(DATEDIF([.F170];[.N170];&quot;d&quot;); IF(DATEDIF([.F170];[.N1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8"/>
          <table:table-cell table:formula="of:=[.I171]*[.G171]" office:value-type="float" office:value="0" calcext:value-type="float">
            <text:p>0</text:p>
          </table:table-cell>
          <table:table-cell table:number-columns-repeated="4"/>
          <table:table-cell table:formula="of:=IF([.J171]=0; &quot;&quot;; [.P171]/[.J171])">
            <text:p/>
          </table:table-cell>
          <table:table-cell table:formula="of:=([.L171]*[.M171])-([.G171]*[.H171])" office:value-type="float" office:value="0" calcext:value-type="float">
            <text:p>0</text:p>
          </table:table-cell>
          <table:table-cell table:formula="of:=IF([.P171]=0;&quot;&quot;; IF([.P171]&gt;=0; &quot;Win&quot;; &quot;Loss&quot;))">
            <text:p/>
          </table:table-cell>
          <table:table-cell table:formula="of:=IF([.N171]=&quot;&quot;; &quot;&quot;; CONCATENATE(DATEDIF([.F171];[.N171];&quot;d&quot;); IF(DATEDIF([.F171];[.N1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8"/>
          <table:table-cell table:formula="of:=[.I172]*[.G172]" office:value-type="float" office:value="0" calcext:value-type="float">
            <text:p>0</text:p>
          </table:table-cell>
          <table:table-cell table:number-columns-repeated="4"/>
          <table:table-cell table:formula="of:=IF([.J172]=0; &quot;&quot;; [.P172]/[.J172])">
            <text:p/>
          </table:table-cell>
          <table:table-cell table:formula="of:=([.L172]*[.M172])-([.G172]*[.H172])" office:value-type="float" office:value="0" calcext:value-type="float">
            <text:p>0</text:p>
          </table:table-cell>
          <table:table-cell table:formula="of:=IF([.P172]=0;&quot;&quot;; IF([.P172]&gt;=0; &quot;Win&quot;; &quot;Loss&quot;))">
            <text:p/>
          </table:table-cell>
          <table:table-cell table:formula="of:=IF([.N172]=&quot;&quot;; &quot;&quot;; CONCATENATE(DATEDIF([.F172];[.N172];&quot;d&quot;); IF(DATEDIF([.F172];[.N1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8"/>
          <table:table-cell table:formula="of:=[.I173]*[.G173]" office:value-type="float" office:value="0" calcext:value-type="float">
            <text:p>0</text:p>
          </table:table-cell>
          <table:table-cell table:number-columns-repeated="4"/>
          <table:table-cell table:formula="of:=IF([.J173]=0; &quot;&quot;; [.P173]/[.J173])">
            <text:p/>
          </table:table-cell>
          <table:table-cell table:formula="of:=([.L173]*[.M173])-([.G173]*[.H173])" office:value-type="float" office:value="0" calcext:value-type="float">
            <text:p>0</text:p>
          </table:table-cell>
          <table:table-cell table:formula="of:=IF([.P173]=0;&quot;&quot;; IF([.P173]&gt;=0; &quot;Win&quot;; &quot;Loss&quot;))">
            <text:p/>
          </table:table-cell>
          <table:table-cell table:formula="of:=IF([.N173]=&quot;&quot;; &quot;&quot;; CONCATENATE(DATEDIF([.F173];[.N173];&quot;d&quot;); IF(DATEDIF([.F173];[.N1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8"/>
          <table:table-cell table:formula="of:=[.I174]*[.G174]" office:value-type="float" office:value="0" calcext:value-type="float">
            <text:p>0</text:p>
          </table:table-cell>
          <table:table-cell table:number-columns-repeated="4"/>
          <table:table-cell table:formula="of:=IF([.J174]=0; &quot;&quot;; [.P174]/[.J174])">
            <text:p/>
          </table:table-cell>
          <table:table-cell table:formula="of:=([.L174]*[.M174])-([.G174]*[.H174])" office:value-type="float" office:value="0" calcext:value-type="float">
            <text:p>0</text:p>
          </table:table-cell>
          <table:table-cell table:formula="of:=IF([.P174]=0;&quot;&quot;; IF([.P174]&gt;=0; &quot;Win&quot;; &quot;Loss&quot;))">
            <text:p/>
          </table:table-cell>
          <table:table-cell table:formula="of:=IF([.N174]=&quot;&quot;; &quot;&quot;; CONCATENATE(DATEDIF([.F174];[.N174];&quot;d&quot;); IF(DATEDIF([.F174];[.N1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8"/>
          <table:table-cell table:formula="of:=[.I175]*[.G175]" office:value-type="float" office:value="0" calcext:value-type="float">
            <text:p>0</text:p>
          </table:table-cell>
          <table:table-cell table:number-columns-repeated="4"/>
          <table:table-cell table:formula="of:=IF([.J175]=0; &quot;&quot;; [.P175]/[.J175])">
            <text:p/>
          </table:table-cell>
          <table:table-cell table:formula="of:=([.L175]*[.M175])-([.G175]*[.H175])" office:value-type="float" office:value="0" calcext:value-type="float">
            <text:p>0</text:p>
          </table:table-cell>
          <table:table-cell table:formula="of:=IF([.P175]=0;&quot;&quot;; IF([.P175]&gt;=0; &quot;Win&quot;; &quot;Loss&quot;))">
            <text:p/>
          </table:table-cell>
          <table:table-cell table:formula="of:=IF([.N175]=&quot;&quot;; &quot;&quot;; CONCATENATE(DATEDIF([.F175];[.N175];&quot;d&quot;); IF(DATEDIF([.F175];[.N1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8"/>
          <table:table-cell table:formula="of:=[.I176]*[.G176]" office:value-type="float" office:value="0" calcext:value-type="float">
            <text:p>0</text:p>
          </table:table-cell>
          <table:table-cell table:number-columns-repeated="4"/>
          <table:table-cell table:formula="of:=IF([.J176]=0; &quot;&quot;; [.P176]/[.J176])">
            <text:p/>
          </table:table-cell>
          <table:table-cell table:formula="of:=([.L176]*[.M176])-([.G176]*[.H176])" office:value-type="float" office:value="0" calcext:value-type="float">
            <text:p>0</text:p>
          </table:table-cell>
          <table:table-cell table:formula="of:=IF([.P176]=0;&quot;&quot;; IF([.P176]&gt;=0; &quot;Win&quot;; &quot;Loss&quot;))">
            <text:p/>
          </table:table-cell>
          <table:table-cell table:formula="of:=IF([.N176]=&quot;&quot;; &quot;&quot;; CONCATENATE(DATEDIF([.F176];[.N176];&quot;d&quot;); IF(DATEDIF([.F176];[.N1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8"/>
          <table:table-cell table:formula="of:=[.I177]*[.G177]" office:value-type="float" office:value="0" calcext:value-type="float">
            <text:p>0</text:p>
          </table:table-cell>
          <table:table-cell table:number-columns-repeated="4"/>
          <table:table-cell table:formula="of:=IF([.J177]=0; &quot;&quot;; [.P177]/[.J177])">
            <text:p/>
          </table:table-cell>
          <table:table-cell table:formula="of:=([.L177]*[.M177])-([.G177]*[.H177])" office:value-type="float" office:value="0" calcext:value-type="float">
            <text:p>0</text:p>
          </table:table-cell>
          <table:table-cell table:formula="of:=IF([.P177]=0;&quot;&quot;; IF([.P177]&gt;=0; &quot;Win&quot;; &quot;Loss&quot;))">
            <text:p/>
          </table:table-cell>
          <table:table-cell table:formula="of:=IF([.N177]=&quot;&quot;; &quot;&quot;; CONCATENATE(DATEDIF([.F177];[.N177];&quot;d&quot;); IF(DATEDIF([.F177];[.N1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8"/>
          <table:table-cell table:formula="of:=[.I178]*[.G178]" office:value-type="float" office:value="0" calcext:value-type="float">
            <text:p>0</text:p>
          </table:table-cell>
          <table:table-cell table:number-columns-repeated="4"/>
          <table:table-cell table:formula="of:=IF([.J178]=0; &quot;&quot;; [.P178]/[.J178])">
            <text:p/>
          </table:table-cell>
          <table:table-cell table:formula="of:=([.L178]*[.M178])-([.G178]*[.H178])" office:value-type="float" office:value="0" calcext:value-type="float">
            <text:p>0</text:p>
          </table:table-cell>
          <table:table-cell table:formula="of:=IF([.P178]=0;&quot;&quot;; IF([.P178]&gt;=0; &quot;Win&quot;; &quot;Loss&quot;))">
            <text:p/>
          </table:table-cell>
          <table:table-cell table:formula="of:=IF([.N178]=&quot;&quot;; &quot;&quot;; CONCATENATE(DATEDIF([.F178];[.N178];&quot;d&quot;); IF(DATEDIF([.F178];[.N1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8"/>
          <table:table-cell table:formula="of:=[.I179]*[.G179]" office:value-type="float" office:value="0" calcext:value-type="float">
            <text:p>0</text:p>
          </table:table-cell>
          <table:table-cell table:number-columns-repeated="4"/>
          <table:table-cell table:formula="of:=IF([.J179]=0; &quot;&quot;; [.P179]/[.J179])">
            <text:p/>
          </table:table-cell>
          <table:table-cell table:formula="of:=([.L179]*[.M179])-([.G179]*[.H179])" office:value-type="float" office:value="0" calcext:value-type="float">
            <text:p>0</text:p>
          </table:table-cell>
          <table:table-cell table:formula="of:=IF([.P179]=0;&quot;&quot;; IF([.P179]&gt;=0; &quot;Win&quot;; &quot;Loss&quot;))">
            <text:p/>
          </table:table-cell>
          <table:table-cell table:formula="of:=IF([.N179]=&quot;&quot;; &quot;&quot;; CONCATENATE(DATEDIF([.F179];[.N179];&quot;d&quot;); IF(DATEDIF([.F179];[.N1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8"/>
          <table:table-cell table:formula="of:=[.I180]*[.G180]" office:value-type="float" office:value="0" calcext:value-type="float">
            <text:p>0</text:p>
          </table:table-cell>
          <table:table-cell table:number-columns-repeated="4"/>
          <table:table-cell table:formula="of:=IF([.J180]=0; &quot;&quot;; [.P180]/[.J180])">
            <text:p/>
          </table:table-cell>
          <table:table-cell table:formula="of:=([.L180]*[.M180])-([.G180]*[.H180])" office:value-type="float" office:value="0" calcext:value-type="float">
            <text:p>0</text:p>
          </table:table-cell>
          <table:table-cell table:formula="of:=IF([.P180]=0;&quot;&quot;; IF([.P180]&gt;=0; &quot;Win&quot;; &quot;Loss&quot;))">
            <text:p/>
          </table:table-cell>
          <table:table-cell table:formula="of:=IF([.N180]=&quot;&quot;; &quot;&quot;; CONCATENATE(DATEDIF([.F180];[.N180];&quot;d&quot;); IF(DATEDIF([.F180];[.N1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8"/>
          <table:table-cell table:formula="of:=[.I181]*[.G181]" office:value-type="float" office:value="0" calcext:value-type="float">
            <text:p>0</text:p>
          </table:table-cell>
          <table:table-cell table:number-columns-repeated="4"/>
          <table:table-cell table:formula="of:=IF([.J181]=0; &quot;&quot;; [.P181]/[.J181])">
            <text:p/>
          </table:table-cell>
          <table:table-cell table:formula="of:=([.L181]*[.M181])-([.G181]*[.H181])" office:value-type="float" office:value="0" calcext:value-type="float">
            <text:p>0</text:p>
          </table:table-cell>
          <table:table-cell table:formula="of:=IF([.P181]=0;&quot;&quot;; IF([.P181]&gt;=0; &quot;Win&quot;; &quot;Loss&quot;))">
            <text:p/>
          </table:table-cell>
          <table:table-cell table:formula="of:=IF([.N181]=&quot;&quot;; &quot;&quot;; CONCATENATE(DATEDIF([.F181];[.N181];&quot;d&quot;); IF(DATEDIF([.F181];[.N1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8"/>
          <table:table-cell table:formula="of:=[.I182]*[.G182]" office:value-type="float" office:value="0" calcext:value-type="float">
            <text:p>0</text:p>
          </table:table-cell>
          <table:table-cell table:number-columns-repeated="4"/>
          <table:table-cell table:formula="of:=IF([.J182]=0; &quot;&quot;; [.P182]/[.J182])">
            <text:p/>
          </table:table-cell>
          <table:table-cell table:formula="of:=([.L182]*[.M182])-([.G182]*[.H182])" office:value-type="float" office:value="0" calcext:value-type="float">
            <text:p>0</text:p>
          </table:table-cell>
          <table:table-cell table:formula="of:=IF([.P182]=0;&quot;&quot;; IF([.P182]&gt;=0; &quot;Win&quot;; &quot;Loss&quot;))">
            <text:p/>
          </table:table-cell>
          <table:table-cell table:formula="of:=IF([.N182]=&quot;&quot;; &quot;&quot;; CONCATENATE(DATEDIF([.F182];[.N182];&quot;d&quot;); IF(DATEDIF([.F182];[.N1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8"/>
          <table:table-cell table:formula="of:=[.I183]*[.G183]" office:value-type="float" office:value="0" calcext:value-type="float">
            <text:p>0</text:p>
          </table:table-cell>
          <table:table-cell table:number-columns-repeated="4"/>
          <table:table-cell table:formula="of:=IF([.J183]=0; &quot;&quot;; [.P183]/[.J183])">
            <text:p/>
          </table:table-cell>
          <table:table-cell table:formula="of:=([.L183]*[.M183])-([.G183]*[.H183])" office:value-type="float" office:value="0" calcext:value-type="float">
            <text:p>0</text:p>
          </table:table-cell>
          <table:table-cell table:formula="of:=IF([.P183]=0;&quot;&quot;; IF([.P183]&gt;=0; &quot;Win&quot;; &quot;Loss&quot;))">
            <text:p/>
          </table:table-cell>
          <table:table-cell table:formula="of:=IF([.N183]=&quot;&quot;; &quot;&quot;; CONCATENATE(DATEDIF([.F183];[.N183];&quot;d&quot;); IF(DATEDIF([.F183];[.N1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8"/>
          <table:table-cell table:formula="of:=[.I184]*[.G184]" office:value-type="float" office:value="0" calcext:value-type="float">
            <text:p>0</text:p>
          </table:table-cell>
          <table:table-cell table:number-columns-repeated="4"/>
          <table:table-cell table:formula="of:=IF([.J184]=0; &quot;&quot;; [.P184]/[.J184])">
            <text:p/>
          </table:table-cell>
          <table:table-cell table:formula="of:=([.L184]*[.M184])-([.G184]*[.H184])" office:value-type="float" office:value="0" calcext:value-type="float">
            <text:p>0</text:p>
          </table:table-cell>
          <table:table-cell table:formula="of:=IF([.P184]=0;&quot;&quot;; IF([.P184]&gt;=0; &quot;Win&quot;; &quot;Loss&quot;))">
            <text:p/>
          </table:table-cell>
          <table:table-cell table:formula="of:=IF([.N184]=&quot;&quot;; &quot;&quot;; CONCATENATE(DATEDIF([.F184];[.N184];&quot;d&quot;); IF(DATEDIF([.F184];[.N1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8"/>
          <table:table-cell table:formula="of:=[.I185]*[.G185]" office:value-type="float" office:value="0" calcext:value-type="float">
            <text:p>0</text:p>
          </table:table-cell>
          <table:table-cell table:number-columns-repeated="4"/>
          <table:table-cell table:formula="of:=IF([.J185]=0; &quot;&quot;; [.P185]/[.J185])">
            <text:p/>
          </table:table-cell>
          <table:table-cell table:formula="of:=([.L185]*[.M185])-([.G185]*[.H185])" office:value-type="float" office:value="0" calcext:value-type="float">
            <text:p>0</text:p>
          </table:table-cell>
          <table:table-cell table:formula="of:=IF([.P185]=0;&quot;&quot;; IF([.P185]&gt;=0; &quot;Win&quot;; &quot;Loss&quot;))">
            <text:p/>
          </table:table-cell>
          <table:table-cell table:formula="of:=IF([.N185]=&quot;&quot;; &quot;&quot;; CONCATENATE(DATEDIF([.F185];[.N185];&quot;d&quot;); IF(DATEDIF([.F185];[.N1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8"/>
          <table:table-cell table:formula="of:=[.I186]*[.G186]" office:value-type="float" office:value="0" calcext:value-type="float">
            <text:p>0</text:p>
          </table:table-cell>
          <table:table-cell table:number-columns-repeated="4"/>
          <table:table-cell table:formula="of:=IF([.J186]=0; &quot;&quot;; [.P186]/[.J186])">
            <text:p/>
          </table:table-cell>
          <table:table-cell table:formula="of:=([.L186]*[.M186])-([.G186]*[.H186])" office:value-type="float" office:value="0" calcext:value-type="float">
            <text:p>0</text:p>
          </table:table-cell>
          <table:table-cell table:formula="of:=IF([.P186]=0;&quot;&quot;; IF([.P186]&gt;=0; &quot;Win&quot;; &quot;Loss&quot;))">
            <text:p/>
          </table:table-cell>
          <table:table-cell table:formula="of:=IF([.N186]=&quot;&quot;; &quot;&quot;; CONCATENATE(DATEDIF([.F186];[.N186];&quot;d&quot;); IF(DATEDIF([.F186];[.N1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8"/>
          <table:table-cell table:formula="of:=[.I187]*[.G187]" office:value-type="float" office:value="0" calcext:value-type="float">
            <text:p>0</text:p>
          </table:table-cell>
          <table:table-cell table:number-columns-repeated="4"/>
          <table:table-cell table:formula="of:=IF([.J187]=0; &quot;&quot;; [.P187]/[.J187])">
            <text:p/>
          </table:table-cell>
          <table:table-cell table:formula="of:=([.L187]*[.M187])-([.G187]*[.H187])" office:value-type="float" office:value="0" calcext:value-type="float">
            <text:p>0</text:p>
          </table:table-cell>
          <table:table-cell table:formula="of:=IF([.P187]=0;&quot;&quot;; IF([.P187]&gt;=0; &quot;Win&quot;; &quot;Loss&quot;))">
            <text:p/>
          </table:table-cell>
          <table:table-cell table:formula="of:=IF([.N187]=&quot;&quot;; &quot;&quot;; CONCATENATE(DATEDIF([.F187];[.N187];&quot;d&quot;); IF(DATEDIF([.F187];[.N1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8"/>
          <table:table-cell table:formula="of:=[.I188]*[.G188]" office:value-type="float" office:value="0" calcext:value-type="float">
            <text:p>0</text:p>
          </table:table-cell>
          <table:table-cell table:number-columns-repeated="4"/>
          <table:table-cell table:formula="of:=IF([.J188]=0; &quot;&quot;; [.P188]/[.J188])">
            <text:p/>
          </table:table-cell>
          <table:table-cell table:formula="of:=([.L188]*[.M188])-([.G188]*[.H188])" office:value-type="float" office:value="0" calcext:value-type="float">
            <text:p>0</text:p>
          </table:table-cell>
          <table:table-cell table:formula="of:=IF([.P188]=0;&quot;&quot;; IF([.P188]&gt;=0; &quot;Win&quot;; &quot;Loss&quot;))">
            <text:p/>
          </table:table-cell>
          <table:table-cell table:formula="of:=IF([.N188]=&quot;&quot;; &quot;&quot;; CONCATENATE(DATEDIF([.F188];[.N188];&quot;d&quot;); IF(DATEDIF([.F188];[.N1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8"/>
          <table:table-cell table:formula="of:=[.I189]*[.G189]" office:value-type="float" office:value="0" calcext:value-type="float">
            <text:p>0</text:p>
          </table:table-cell>
          <table:table-cell table:number-columns-repeated="4"/>
          <table:table-cell table:formula="of:=IF([.J189]=0; &quot;&quot;; [.P189]/[.J189])">
            <text:p/>
          </table:table-cell>
          <table:table-cell table:formula="of:=([.L189]*[.M189])-([.G189]*[.H189])" office:value-type="float" office:value="0" calcext:value-type="float">
            <text:p>0</text:p>
          </table:table-cell>
          <table:table-cell table:formula="of:=IF([.P189]=0;&quot;&quot;; IF([.P189]&gt;=0; &quot;Win&quot;; &quot;Loss&quot;))">
            <text:p/>
          </table:table-cell>
          <table:table-cell table:formula="of:=IF([.N189]=&quot;&quot;; &quot;&quot;; CONCATENATE(DATEDIF([.F189];[.N189];&quot;d&quot;); IF(DATEDIF([.F189];[.N1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8"/>
          <table:table-cell table:formula="of:=[.I190]*[.G190]" office:value-type="float" office:value="0" calcext:value-type="float">
            <text:p>0</text:p>
          </table:table-cell>
          <table:table-cell table:number-columns-repeated="4"/>
          <table:table-cell table:formula="of:=IF([.J190]=0; &quot;&quot;; [.P190]/[.J190])">
            <text:p/>
          </table:table-cell>
          <table:table-cell table:formula="of:=([.L190]*[.M190])-([.G190]*[.H190])" office:value-type="float" office:value="0" calcext:value-type="float">
            <text:p>0</text:p>
          </table:table-cell>
          <table:table-cell table:formula="of:=IF([.P190]=0;&quot;&quot;; IF([.P190]&gt;=0; &quot;Win&quot;; &quot;Loss&quot;))">
            <text:p/>
          </table:table-cell>
          <table:table-cell table:formula="of:=IF([.N190]=&quot;&quot;; &quot;&quot;; CONCATENATE(DATEDIF([.F190];[.N190];&quot;d&quot;); IF(DATEDIF([.F190];[.N1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8"/>
          <table:table-cell table:formula="of:=[.I191]*[.G191]" office:value-type="float" office:value="0" calcext:value-type="float">
            <text:p>0</text:p>
          </table:table-cell>
          <table:table-cell table:number-columns-repeated="4"/>
          <table:table-cell table:formula="of:=IF([.J191]=0; &quot;&quot;; [.P191]/[.J191])">
            <text:p/>
          </table:table-cell>
          <table:table-cell table:formula="of:=([.L191]*[.M191])-([.G191]*[.H191])" office:value-type="float" office:value="0" calcext:value-type="float">
            <text:p>0</text:p>
          </table:table-cell>
          <table:table-cell table:formula="of:=IF([.P191]=0;&quot;&quot;; IF([.P191]&gt;=0; &quot;Win&quot;; &quot;Loss&quot;))">
            <text:p/>
          </table:table-cell>
          <table:table-cell table:formula="of:=IF([.N191]=&quot;&quot;; &quot;&quot;; CONCATENATE(DATEDIF([.F191];[.N191];&quot;d&quot;); IF(DATEDIF([.F191];[.N1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8"/>
          <table:table-cell table:formula="of:=[.I192]*[.G192]" office:value-type="float" office:value="0" calcext:value-type="float">
            <text:p>0</text:p>
          </table:table-cell>
          <table:table-cell table:number-columns-repeated="4"/>
          <table:table-cell table:formula="of:=IF([.J192]=0; &quot;&quot;; [.P192]/[.J192])">
            <text:p/>
          </table:table-cell>
          <table:table-cell table:formula="of:=([.L192]*[.M192])-([.G192]*[.H192])" office:value-type="float" office:value="0" calcext:value-type="float">
            <text:p>0</text:p>
          </table:table-cell>
          <table:table-cell table:formula="of:=IF([.P192]=0;&quot;&quot;; IF([.P192]&gt;=0; &quot;Win&quot;; &quot;Loss&quot;))">
            <text:p/>
          </table:table-cell>
          <table:table-cell table:formula="of:=IF([.N192]=&quot;&quot;; &quot;&quot;; CONCATENATE(DATEDIF([.F192];[.N192];&quot;d&quot;); IF(DATEDIF([.F192];[.N1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8"/>
          <table:table-cell table:formula="of:=[.I193]*[.G193]" office:value-type="float" office:value="0" calcext:value-type="float">
            <text:p>0</text:p>
          </table:table-cell>
          <table:table-cell table:number-columns-repeated="4"/>
          <table:table-cell table:formula="of:=IF([.J193]=0; &quot;&quot;; [.P193]/[.J193])">
            <text:p/>
          </table:table-cell>
          <table:table-cell table:formula="of:=([.L193]*[.M193])-([.G193]*[.H193])" office:value-type="float" office:value="0" calcext:value-type="float">
            <text:p>0</text:p>
          </table:table-cell>
          <table:table-cell table:formula="of:=IF([.P193]=0;&quot;&quot;; IF([.P193]&gt;=0; &quot;Win&quot;; &quot;Loss&quot;))">
            <text:p/>
          </table:table-cell>
          <table:table-cell table:formula="of:=IF([.N193]=&quot;&quot;; &quot;&quot;; CONCATENATE(DATEDIF([.F193];[.N193];&quot;d&quot;); IF(DATEDIF([.F193];[.N1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8"/>
          <table:table-cell table:formula="of:=[.I194]*[.G194]" office:value-type="float" office:value="0" calcext:value-type="float">
            <text:p>0</text:p>
          </table:table-cell>
          <table:table-cell table:number-columns-repeated="4"/>
          <table:table-cell table:formula="of:=IF([.J194]=0; &quot;&quot;; [.P194]/[.J194])">
            <text:p/>
          </table:table-cell>
          <table:table-cell table:formula="of:=([.L194]*[.M194])-([.G194]*[.H194])" office:value-type="float" office:value="0" calcext:value-type="float">
            <text:p>0</text:p>
          </table:table-cell>
          <table:table-cell table:formula="of:=IF([.P194]=0;&quot;&quot;; IF([.P194]&gt;=0; &quot;Win&quot;; &quot;Loss&quot;))">
            <text:p/>
          </table:table-cell>
          <table:table-cell table:formula="of:=IF([.N194]=&quot;&quot;; &quot;&quot;; CONCATENATE(DATEDIF([.F194];[.N194];&quot;d&quot;); IF(DATEDIF([.F194];[.N1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8"/>
          <table:table-cell table:formula="of:=[.I195]*[.G195]" office:value-type="float" office:value="0" calcext:value-type="float">
            <text:p>0</text:p>
          </table:table-cell>
          <table:table-cell table:number-columns-repeated="4"/>
          <table:table-cell table:formula="of:=IF([.J195]=0; &quot;&quot;; [.P195]/[.J195])">
            <text:p/>
          </table:table-cell>
          <table:table-cell table:formula="of:=([.L195]*[.M195])-([.G195]*[.H195])" office:value-type="float" office:value="0" calcext:value-type="float">
            <text:p>0</text:p>
          </table:table-cell>
          <table:table-cell table:formula="of:=IF([.P195]=0;&quot;&quot;; IF([.P195]&gt;=0; &quot;Win&quot;; &quot;Loss&quot;))">
            <text:p/>
          </table:table-cell>
          <table:table-cell table:formula="of:=IF([.N195]=&quot;&quot;; &quot;&quot;; CONCATENATE(DATEDIF([.F195];[.N195];&quot;d&quot;); IF(DATEDIF([.F195];[.N1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8"/>
          <table:table-cell table:formula="of:=[.I196]*[.G196]" office:value-type="float" office:value="0" calcext:value-type="float">
            <text:p>0</text:p>
          </table:table-cell>
          <table:table-cell table:number-columns-repeated="4"/>
          <table:table-cell table:formula="of:=IF([.J196]=0; &quot;&quot;; [.P196]/[.J196])">
            <text:p/>
          </table:table-cell>
          <table:table-cell table:formula="of:=([.L196]*[.M196])-([.G196]*[.H196])" office:value-type="float" office:value="0" calcext:value-type="float">
            <text:p>0</text:p>
          </table:table-cell>
          <table:table-cell table:formula="of:=IF([.P196]=0;&quot;&quot;; IF([.P196]&gt;=0; &quot;Win&quot;; &quot;Loss&quot;))">
            <text:p/>
          </table:table-cell>
          <table:table-cell table:formula="of:=IF([.N196]=&quot;&quot;; &quot;&quot;; CONCATENATE(DATEDIF([.F196];[.N196];&quot;d&quot;); IF(DATEDIF([.F196];[.N1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8"/>
          <table:table-cell table:formula="of:=[.I197]*[.G197]" office:value-type="float" office:value="0" calcext:value-type="float">
            <text:p>0</text:p>
          </table:table-cell>
          <table:table-cell table:number-columns-repeated="4"/>
          <table:table-cell table:formula="of:=IF([.J197]=0; &quot;&quot;; [.P197]/[.J197])">
            <text:p/>
          </table:table-cell>
          <table:table-cell table:formula="of:=([.L197]*[.M197])-([.G197]*[.H197])" office:value-type="float" office:value="0" calcext:value-type="float">
            <text:p>0</text:p>
          </table:table-cell>
          <table:table-cell table:formula="of:=IF([.P197]=0;&quot;&quot;; IF([.P197]&gt;=0; &quot;Win&quot;; &quot;Loss&quot;))">
            <text:p/>
          </table:table-cell>
          <table:table-cell table:formula="of:=IF([.N197]=&quot;&quot;; &quot;&quot;; CONCATENATE(DATEDIF([.F197];[.N197];&quot;d&quot;); IF(DATEDIF([.F197];[.N1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8"/>
          <table:table-cell table:formula="of:=[.I198]*[.G198]" office:value-type="float" office:value="0" calcext:value-type="float">
            <text:p>0</text:p>
          </table:table-cell>
          <table:table-cell table:number-columns-repeated="4"/>
          <table:table-cell table:formula="of:=IF([.J198]=0; &quot;&quot;; [.P198]/[.J198])">
            <text:p/>
          </table:table-cell>
          <table:table-cell table:formula="of:=([.L198]*[.M198])-([.G198]*[.H198])" office:value-type="float" office:value="0" calcext:value-type="float">
            <text:p>0</text:p>
          </table:table-cell>
          <table:table-cell table:formula="of:=IF([.P198]=0;&quot;&quot;; IF([.P198]&gt;=0; &quot;Win&quot;; &quot;Loss&quot;))">
            <text:p/>
          </table:table-cell>
          <table:table-cell table:formula="of:=IF([.N198]=&quot;&quot;; &quot;&quot;; CONCATENATE(DATEDIF([.F198];[.N198];&quot;d&quot;); IF(DATEDIF([.F198];[.N1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8"/>
          <table:table-cell table:formula="of:=[.I199]*[.G199]" office:value-type="float" office:value="0" calcext:value-type="float">
            <text:p>0</text:p>
          </table:table-cell>
          <table:table-cell table:number-columns-repeated="4"/>
          <table:table-cell table:formula="of:=IF([.J199]=0; &quot;&quot;; [.P199]/[.J199])">
            <text:p/>
          </table:table-cell>
          <table:table-cell table:formula="of:=([.L199]*[.M199])-([.G199]*[.H199])" office:value-type="float" office:value="0" calcext:value-type="float">
            <text:p>0</text:p>
          </table:table-cell>
          <table:table-cell table:formula="of:=IF([.P199]=0;&quot;&quot;; IF([.P199]&gt;=0; &quot;Win&quot;; &quot;Loss&quot;))">
            <text:p/>
          </table:table-cell>
          <table:table-cell table:formula="of:=IF([.N199]=&quot;&quot;; &quot;&quot;; CONCATENATE(DATEDIF([.F199];[.N199];&quot;d&quot;); IF(DATEDIF([.F199];[.N1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8"/>
          <table:table-cell table:formula="of:=[.I200]*[.G200]" office:value-type="float" office:value="0" calcext:value-type="float">
            <text:p>0</text:p>
          </table:table-cell>
          <table:table-cell table:number-columns-repeated="4"/>
          <table:table-cell table:formula="of:=IF([.J200]=0; &quot;&quot;; [.P200]/[.J200])">
            <text:p/>
          </table:table-cell>
          <table:table-cell table:formula="of:=([.L200]*[.M200])-([.G200]*[.H200])" office:value-type="float" office:value="0" calcext:value-type="float">
            <text:p>0</text:p>
          </table:table-cell>
          <table:table-cell table:formula="of:=IF([.P200]=0;&quot;&quot;; IF([.P200]&gt;=0; &quot;Win&quot;; &quot;Loss&quot;))">
            <text:p/>
          </table:table-cell>
          <table:table-cell table:formula="of:=IF([.N200]=&quot;&quot;; &quot;&quot;; CONCATENATE(DATEDIF([.F200];[.N200];&quot;d&quot;); IF(DATEDIF([.F200];[.N2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8"/>
          <table:table-cell table:formula="of:=[.I201]*[.G201]" office:value-type="float" office:value="0" calcext:value-type="float">
            <text:p>0</text:p>
          </table:table-cell>
          <table:table-cell table:number-columns-repeated="4"/>
          <table:table-cell table:formula="of:=IF([.J201]=0; &quot;&quot;; [.P201]/[.J201])">
            <text:p/>
          </table:table-cell>
          <table:table-cell table:formula="of:=([.L201]*[.M201])-([.G201]*[.H201])" office:value-type="float" office:value="0" calcext:value-type="float">
            <text:p>0</text:p>
          </table:table-cell>
          <table:table-cell table:formula="of:=IF([.P201]=0;&quot;&quot;; IF([.P201]&gt;=0; &quot;Win&quot;; &quot;Loss&quot;))">
            <text:p/>
          </table:table-cell>
          <table:table-cell table:formula="of:=IF([.N201]=&quot;&quot;; &quot;&quot;; CONCATENATE(DATEDIF([.F201];[.N201];&quot;d&quot;); IF(DATEDIF([.F201];[.N2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8"/>
          <table:table-cell table:formula="of:=[.I202]*[.G202]" office:value-type="float" office:value="0" calcext:value-type="float">
            <text:p>0</text:p>
          </table:table-cell>
          <table:table-cell table:number-columns-repeated="4"/>
          <table:table-cell table:formula="of:=IF([.J202]=0; &quot;&quot;; [.P202]/[.J202])">
            <text:p/>
          </table:table-cell>
          <table:table-cell table:formula="of:=([.L202]*[.M202])-([.G202]*[.H202])" office:value-type="float" office:value="0" calcext:value-type="float">
            <text:p>0</text:p>
          </table:table-cell>
          <table:table-cell table:formula="of:=IF([.P202]=0;&quot;&quot;; IF([.P202]&gt;=0; &quot;Win&quot;; &quot;Loss&quot;))">
            <text:p/>
          </table:table-cell>
          <table:table-cell table:formula="of:=IF([.N202]=&quot;&quot;; &quot;&quot;; CONCATENATE(DATEDIF([.F202];[.N202];&quot;d&quot;); IF(DATEDIF([.F202];[.N2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8"/>
          <table:table-cell table:formula="of:=[.I203]*[.G203]" office:value-type="float" office:value="0" calcext:value-type="float">
            <text:p>0</text:p>
          </table:table-cell>
          <table:table-cell table:number-columns-repeated="4"/>
          <table:table-cell table:formula="of:=IF([.J203]=0; &quot;&quot;; [.P203]/[.J203])">
            <text:p/>
          </table:table-cell>
          <table:table-cell table:formula="of:=([.L203]*[.M203])-([.G203]*[.H203])" office:value-type="float" office:value="0" calcext:value-type="float">
            <text:p>0</text:p>
          </table:table-cell>
          <table:table-cell table:formula="of:=IF([.P203]=0;&quot;&quot;; IF([.P203]&gt;=0; &quot;Win&quot;; &quot;Loss&quot;))">
            <text:p/>
          </table:table-cell>
          <table:table-cell table:formula="of:=IF([.N203]=&quot;&quot;; &quot;&quot;; CONCATENATE(DATEDIF([.F203];[.N203];&quot;d&quot;); IF(DATEDIF([.F203];[.N2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8"/>
          <table:table-cell table:formula="of:=[.I204]*[.G204]" office:value-type="float" office:value="0" calcext:value-type="float">
            <text:p>0</text:p>
          </table:table-cell>
          <table:table-cell table:number-columns-repeated="4"/>
          <table:table-cell table:formula="of:=IF([.J204]=0; &quot;&quot;; [.P204]/[.J204])">
            <text:p/>
          </table:table-cell>
          <table:table-cell table:formula="of:=([.L204]*[.M204])-([.G204]*[.H204])" office:value-type="float" office:value="0" calcext:value-type="float">
            <text:p>0</text:p>
          </table:table-cell>
          <table:table-cell table:formula="of:=IF([.P204]=0;&quot;&quot;; IF([.P204]&gt;=0; &quot;Win&quot;; &quot;Loss&quot;))">
            <text:p/>
          </table:table-cell>
          <table:table-cell table:formula="of:=IF([.N204]=&quot;&quot;; &quot;&quot;; CONCATENATE(DATEDIF([.F204];[.N204];&quot;d&quot;); IF(DATEDIF([.F204];[.N2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8"/>
          <table:table-cell table:formula="of:=[.I205]*[.G205]" office:value-type="float" office:value="0" calcext:value-type="float">
            <text:p>0</text:p>
          </table:table-cell>
          <table:table-cell table:number-columns-repeated="4"/>
          <table:table-cell table:formula="of:=IF([.J205]=0; &quot;&quot;; [.P205]/[.J205])">
            <text:p/>
          </table:table-cell>
          <table:table-cell table:formula="of:=([.L205]*[.M205])-([.G205]*[.H205])" office:value-type="float" office:value="0" calcext:value-type="float">
            <text:p>0</text:p>
          </table:table-cell>
          <table:table-cell table:formula="of:=IF([.P205]=0;&quot;&quot;; IF([.P205]&gt;=0; &quot;Win&quot;; &quot;Loss&quot;))">
            <text:p/>
          </table:table-cell>
          <table:table-cell table:formula="of:=IF([.N205]=&quot;&quot;; &quot;&quot;; CONCATENATE(DATEDIF([.F205];[.N205];&quot;d&quot;); IF(DATEDIF([.F205];[.N2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8"/>
          <table:table-cell table:formula="of:=[.I206]*[.G206]" office:value-type="float" office:value="0" calcext:value-type="float">
            <text:p>0</text:p>
          </table:table-cell>
          <table:table-cell table:number-columns-repeated="4"/>
          <table:table-cell table:formula="of:=IF([.J206]=0; &quot;&quot;; [.P206]/[.J206])">
            <text:p/>
          </table:table-cell>
          <table:table-cell table:formula="of:=([.L206]*[.M206])-([.G206]*[.H206])" office:value-type="float" office:value="0" calcext:value-type="float">
            <text:p>0</text:p>
          </table:table-cell>
          <table:table-cell table:formula="of:=IF([.P206]=0;&quot;&quot;; IF([.P206]&gt;=0; &quot;Win&quot;; &quot;Loss&quot;))">
            <text:p/>
          </table:table-cell>
          <table:table-cell table:formula="of:=IF([.N206]=&quot;&quot;; &quot;&quot;; CONCATENATE(DATEDIF([.F206];[.N206];&quot;d&quot;); IF(DATEDIF([.F206];[.N2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8"/>
          <table:table-cell table:formula="of:=[.I207]*[.G207]" office:value-type="float" office:value="0" calcext:value-type="float">
            <text:p>0</text:p>
          </table:table-cell>
          <table:table-cell table:number-columns-repeated="4"/>
          <table:table-cell table:formula="of:=IF([.J207]=0; &quot;&quot;; [.P207]/[.J207])">
            <text:p/>
          </table:table-cell>
          <table:table-cell table:formula="of:=([.L207]*[.M207])-([.G207]*[.H207])" office:value-type="float" office:value="0" calcext:value-type="float">
            <text:p>0</text:p>
          </table:table-cell>
          <table:table-cell table:formula="of:=IF([.P207]=0;&quot;&quot;; IF([.P207]&gt;=0; &quot;Win&quot;; &quot;Loss&quot;))">
            <text:p/>
          </table:table-cell>
          <table:table-cell table:formula="of:=IF([.N207]=&quot;&quot;; &quot;&quot;; CONCATENATE(DATEDIF([.F207];[.N207];&quot;d&quot;); IF(DATEDIF([.F207];[.N2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8"/>
          <table:table-cell table:formula="of:=[.I208]*[.G208]" office:value-type="float" office:value="0" calcext:value-type="float">
            <text:p>0</text:p>
          </table:table-cell>
          <table:table-cell table:number-columns-repeated="4"/>
          <table:table-cell table:formula="of:=IF([.J208]=0; &quot;&quot;; [.P208]/[.J208])">
            <text:p/>
          </table:table-cell>
          <table:table-cell table:formula="of:=([.L208]*[.M208])-([.G208]*[.H208])" office:value-type="float" office:value="0" calcext:value-type="float">
            <text:p>0</text:p>
          </table:table-cell>
          <table:table-cell table:formula="of:=IF([.P208]=0;&quot;&quot;; IF([.P208]&gt;=0; &quot;Win&quot;; &quot;Loss&quot;))">
            <text:p/>
          </table:table-cell>
          <table:table-cell table:formula="of:=IF([.N208]=&quot;&quot;; &quot;&quot;; CONCATENATE(DATEDIF([.F208];[.N208];&quot;d&quot;); IF(DATEDIF([.F208];[.N2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8"/>
          <table:table-cell table:formula="of:=[.I209]*[.G209]" office:value-type="float" office:value="0" calcext:value-type="float">
            <text:p>0</text:p>
          </table:table-cell>
          <table:table-cell table:number-columns-repeated="4"/>
          <table:table-cell table:formula="of:=IF([.J209]=0; &quot;&quot;; [.P209]/[.J209])">
            <text:p/>
          </table:table-cell>
          <table:table-cell table:formula="of:=([.L209]*[.M209])-([.G209]*[.H209])" office:value-type="float" office:value="0" calcext:value-type="float">
            <text:p>0</text:p>
          </table:table-cell>
          <table:table-cell table:formula="of:=IF([.P209]=0;&quot;&quot;; IF([.P209]&gt;=0; &quot;Win&quot;; &quot;Loss&quot;))">
            <text:p/>
          </table:table-cell>
          <table:table-cell table:formula="of:=IF([.N209]=&quot;&quot;; &quot;&quot;; CONCATENATE(DATEDIF([.F209];[.N209];&quot;d&quot;); IF(DATEDIF([.F209];[.N2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8"/>
          <table:table-cell table:formula="of:=[.I210]*[.G210]" office:value-type="float" office:value="0" calcext:value-type="float">
            <text:p>0</text:p>
          </table:table-cell>
          <table:table-cell table:number-columns-repeated="4"/>
          <table:table-cell table:formula="of:=IF([.J210]=0; &quot;&quot;; [.P210]/[.J210])">
            <text:p/>
          </table:table-cell>
          <table:table-cell table:formula="of:=([.L210]*[.M210])-([.G210]*[.H210])" office:value-type="float" office:value="0" calcext:value-type="float">
            <text:p>0</text:p>
          </table:table-cell>
          <table:table-cell table:formula="of:=IF([.P210]=0;&quot;&quot;; IF([.P210]&gt;=0; &quot;Win&quot;; &quot;Loss&quot;))">
            <text:p/>
          </table:table-cell>
          <table:table-cell table:formula="of:=IF([.N210]=&quot;&quot;; &quot;&quot;; CONCATENATE(DATEDIF([.F210];[.N210];&quot;d&quot;); IF(DATEDIF([.F210];[.N2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8"/>
          <table:table-cell table:formula="of:=[.I211]*[.G211]" office:value-type="float" office:value="0" calcext:value-type="float">
            <text:p>0</text:p>
          </table:table-cell>
          <table:table-cell table:number-columns-repeated="4"/>
          <table:table-cell table:formula="of:=IF([.J211]=0; &quot;&quot;; [.P211]/[.J211])">
            <text:p/>
          </table:table-cell>
          <table:table-cell table:formula="of:=([.L211]*[.M211])-([.G211]*[.H211])" office:value-type="float" office:value="0" calcext:value-type="float">
            <text:p>0</text:p>
          </table:table-cell>
          <table:table-cell table:formula="of:=IF([.P211]=0;&quot;&quot;; IF([.P211]&gt;=0; &quot;Win&quot;; &quot;Loss&quot;))">
            <text:p/>
          </table:table-cell>
          <table:table-cell table:formula="of:=IF([.N211]=&quot;&quot;; &quot;&quot;; CONCATENATE(DATEDIF([.F211];[.N211];&quot;d&quot;); IF(DATEDIF([.F211];[.N2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8"/>
          <table:table-cell table:formula="of:=[.I212]*[.G212]" office:value-type="float" office:value="0" calcext:value-type="float">
            <text:p>0</text:p>
          </table:table-cell>
          <table:table-cell table:number-columns-repeated="4"/>
          <table:table-cell table:formula="of:=IF([.J212]=0; &quot;&quot;; [.P212]/[.J212])">
            <text:p/>
          </table:table-cell>
          <table:table-cell table:formula="of:=([.L212]*[.M212])-([.G212]*[.H212])" office:value-type="float" office:value="0" calcext:value-type="float">
            <text:p>0</text:p>
          </table:table-cell>
          <table:table-cell table:formula="of:=IF([.P212]=0;&quot;&quot;; IF([.P212]&gt;=0; &quot;Win&quot;; &quot;Loss&quot;))">
            <text:p/>
          </table:table-cell>
          <table:table-cell table:formula="of:=IF([.N212]=&quot;&quot;; &quot;&quot;; CONCATENATE(DATEDIF([.F212];[.N212];&quot;d&quot;); IF(DATEDIF([.F212];[.N2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8"/>
          <table:table-cell table:formula="of:=[.I213]*[.G213]" office:value-type="float" office:value="0" calcext:value-type="float">
            <text:p>0</text:p>
          </table:table-cell>
          <table:table-cell table:number-columns-repeated="4"/>
          <table:table-cell table:formula="of:=IF([.J213]=0; &quot;&quot;; [.P213]/[.J213])">
            <text:p/>
          </table:table-cell>
          <table:table-cell table:formula="of:=([.L213]*[.M213])-([.G213]*[.H213])" office:value-type="float" office:value="0" calcext:value-type="float">
            <text:p>0</text:p>
          </table:table-cell>
          <table:table-cell table:formula="of:=IF([.P213]=0;&quot;&quot;; IF([.P213]&gt;=0; &quot;Win&quot;; &quot;Loss&quot;))">
            <text:p/>
          </table:table-cell>
          <table:table-cell table:formula="of:=IF([.N213]=&quot;&quot;; &quot;&quot;; CONCATENATE(DATEDIF([.F213];[.N213];&quot;d&quot;); IF(DATEDIF([.F213];[.N2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8"/>
          <table:table-cell table:formula="of:=[.I214]*[.G214]" office:value-type="float" office:value="0" calcext:value-type="float">
            <text:p>0</text:p>
          </table:table-cell>
          <table:table-cell table:number-columns-repeated="4"/>
          <table:table-cell table:formula="of:=IF([.J214]=0; &quot;&quot;; [.P214]/[.J214])">
            <text:p/>
          </table:table-cell>
          <table:table-cell table:formula="of:=([.L214]*[.M214])-([.G214]*[.H214])" office:value-type="float" office:value="0" calcext:value-type="float">
            <text:p>0</text:p>
          </table:table-cell>
          <table:table-cell table:formula="of:=IF([.P214]=0;&quot;&quot;; IF([.P214]&gt;=0; &quot;Win&quot;; &quot;Loss&quot;))">
            <text:p/>
          </table:table-cell>
          <table:table-cell table:formula="of:=IF([.N214]=&quot;&quot;; &quot;&quot;; CONCATENATE(DATEDIF([.F214];[.N214];&quot;d&quot;); IF(DATEDIF([.F214];[.N2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8"/>
          <table:table-cell table:formula="of:=[.I215]*[.G215]" office:value-type="float" office:value="0" calcext:value-type="float">
            <text:p>0</text:p>
          </table:table-cell>
          <table:table-cell table:number-columns-repeated="4"/>
          <table:table-cell table:formula="of:=IF([.J215]=0; &quot;&quot;; [.P215]/[.J215])">
            <text:p/>
          </table:table-cell>
          <table:table-cell table:formula="of:=([.L215]*[.M215])-([.G215]*[.H215])" office:value-type="float" office:value="0" calcext:value-type="float">
            <text:p>0</text:p>
          </table:table-cell>
          <table:table-cell table:formula="of:=IF([.P215]=0;&quot;&quot;; IF([.P215]&gt;=0; &quot;Win&quot;; &quot;Loss&quot;))">
            <text:p/>
          </table:table-cell>
          <table:table-cell table:formula="of:=IF([.N215]=&quot;&quot;; &quot;&quot;; CONCATENATE(DATEDIF([.F215];[.N215];&quot;d&quot;); IF(DATEDIF([.F215];[.N2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8"/>
          <table:table-cell table:formula="of:=[.I216]*[.G216]" office:value-type="float" office:value="0" calcext:value-type="float">
            <text:p>0</text:p>
          </table:table-cell>
          <table:table-cell table:number-columns-repeated="4"/>
          <table:table-cell table:formula="of:=IF([.J216]=0; &quot;&quot;; [.P216]/[.J216])">
            <text:p/>
          </table:table-cell>
          <table:table-cell table:formula="of:=([.L216]*[.M216])-([.G216]*[.H216])" office:value-type="float" office:value="0" calcext:value-type="float">
            <text:p>0</text:p>
          </table:table-cell>
          <table:table-cell table:formula="of:=IF([.P216]=0;&quot;&quot;; IF([.P216]&gt;=0; &quot;Win&quot;; &quot;Loss&quot;))">
            <text:p/>
          </table:table-cell>
          <table:table-cell table:formula="of:=IF([.N216]=&quot;&quot;; &quot;&quot;; CONCATENATE(DATEDIF([.F216];[.N216];&quot;d&quot;); IF(DATEDIF([.F216];[.N2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8"/>
          <table:table-cell table:formula="of:=[.I217]*[.G217]" office:value-type="float" office:value="0" calcext:value-type="float">
            <text:p>0</text:p>
          </table:table-cell>
          <table:table-cell table:number-columns-repeated="4"/>
          <table:table-cell table:formula="of:=IF([.J217]=0; &quot;&quot;; [.P217]/[.J217])">
            <text:p/>
          </table:table-cell>
          <table:table-cell table:formula="of:=([.L217]*[.M217])-([.G217]*[.H217])" office:value-type="float" office:value="0" calcext:value-type="float">
            <text:p>0</text:p>
          </table:table-cell>
          <table:table-cell table:formula="of:=IF([.P217]=0;&quot;&quot;; IF([.P217]&gt;=0; &quot;Win&quot;; &quot;Loss&quot;))">
            <text:p/>
          </table:table-cell>
          <table:table-cell table:formula="of:=IF([.N217]=&quot;&quot;; &quot;&quot;; CONCATENATE(DATEDIF([.F217];[.N217];&quot;d&quot;); IF(DATEDIF([.F217];[.N2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8"/>
          <table:table-cell table:formula="of:=[.I218]*[.G218]" office:value-type="float" office:value="0" calcext:value-type="float">
            <text:p>0</text:p>
          </table:table-cell>
          <table:table-cell table:number-columns-repeated="4"/>
          <table:table-cell table:formula="of:=IF([.J218]=0; &quot;&quot;; [.P218]/[.J218])">
            <text:p/>
          </table:table-cell>
          <table:table-cell table:formula="of:=([.L218]*[.M218])-([.G218]*[.H218])" office:value-type="float" office:value="0" calcext:value-type="float">
            <text:p>0</text:p>
          </table:table-cell>
          <table:table-cell table:formula="of:=IF([.P218]=0;&quot;&quot;; IF([.P218]&gt;=0; &quot;Win&quot;; &quot;Loss&quot;))">
            <text:p/>
          </table:table-cell>
          <table:table-cell table:formula="of:=IF([.N218]=&quot;&quot;; &quot;&quot;; CONCATENATE(DATEDIF([.F218];[.N218];&quot;d&quot;); IF(DATEDIF([.F218];[.N2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8"/>
          <table:table-cell table:formula="of:=[.I219]*[.G219]" office:value-type="float" office:value="0" calcext:value-type="float">
            <text:p>0</text:p>
          </table:table-cell>
          <table:table-cell table:number-columns-repeated="4"/>
          <table:table-cell table:formula="of:=IF([.J219]=0; &quot;&quot;; [.P219]/[.J219])">
            <text:p/>
          </table:table-cell>
          <table:table-cell table:formula="of:=([.L219]*[.M219])-([.G219]*[.H219])" office:value-type="float" office:value="0" calcext:value-type="float">
            <text:p>0</text:p>
          </table:table-cell>
          <table:table-cell table:formula="of:=IF([.P219]=0;&quot;&quot;; IF([.P219]&gt;=0; &quot;Win&quot;; &quot;Loss&quot;))">
            <text:p/>
          </table:table-cell>
          <table:table-cell table:formula="of:=IF([.N219]=&quot;&quot;; &quot;&quot;; CONCATENATE(DATEDIF([.F219];[.N219];&quot;d&quot;); IF(DATEDIF([.F219];[.N2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8"/>
          <table:table-cell table:formula="of:=[.I220]*[.G220]" office:value-type="float" office:value="0" calcext:value-type="float">
            <text:p>0</text:p>
          </table:table-cell>
          <table:table-cell table:number-columns-repeated="4"/>
          <table:table-cell table:formula="of:=IF([.J220]=0; &quot;&quot;; [.P220]/[.J220])">
            <text:p/>
          </table:table-cell>
          <table:table-cell table:formula="of:=([.L220]*[.M220])-([.G220]*[.H220])" office:value-type="float" office:value="0" calcext:value-type="float">
            <text:p>0</text:p>
          </table:table-cell>
          <table:table-cell table:formula="of:=IF([.P220]=0;&quot;&quot;; IF([.P220]&gt;=0; &quot;Win&quot;; &quot;Loss&quot;))">
            <text:p/>
          </table:table-cell>
          <table:table-cell table:formula="of:=IF([.N220]=&quot;&quot;; &quot;&quot;; CONCATENATE(DATEDIF([.F220];[.N220];&quot;d&quot;); IF(DATEDIF([.F220];[.N2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8"/>
          <table:table-cell table:formula="of:=[.I221]*[.G221]" office:value-type="float" office:value="0" calcext:value-type="float">
            <text:p>0</text:p>
          </table:table-cell>
          <table:table-cell table:number-columns-repeated="4"/>
          <table:table-cell table:formula="of:=IF([.J221]=0; &quot;&quot;; [.P221]/[.J221])">
            <text:p/>
          </table:table-cell>
          <table:table-cell table:formula="of:=([.L221]*[.M221])-([.G221]*[.H221])" office:value-type="float" office:value="0" calcext:value-type="float">
            <text:p>0</text:p>
          </table:table-cell>
          <table:table-cell table:formula="of:=IF([.P221]=0;&quot;&quot;; IF([.P221]&gt;=0; &quot;Win&quot;; &quot;Loss&quot;))">
            <text:p/>
          </table:table-cell>
          <table:table-cell table:formula="of:=IF([.N221]=&quot;&quot;; &quot;&quot;; CONCATENATE(DATEDIF([.F221];[.N221];&quot;d&quot;); IF(DATEDIF([.F221];[.N2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8"/>
          <table:table-cell table:formula="of:=[.I222]*[.G222]" office:value-type="float" office:value="0" calcext:value-type="float">
            <text:p>0</text:p>
          </table:table-cell>
          <table:table-cell table:number-columns-repeated="4"/>
          <table:table-cell table:formula="of:=IF([.J222]=0; &quot;&quot;; [.P222]/[.J222])">
            <text:p/>
          </table:table-cell>
          <table:table-cell table:formula="of:=([.L222]*[.M222])-([.G222]*[.H222])" office:value-type="float" office:value="0" calcext:value-type="float">
            <text:p>0</text:p>
          </table:table-cell>
          <table:table-cell table:formula="of:=IF([.P222]=0;&quot;&quot;; IF([.P222]&gt;=0; &quot;Win&quot;; &quot;Loss&quot;))">
            <text:p/>
          </table:table-cell>
          <table:table-cell table:formula="of:=IF([.N222]=&quot;&quot;; &quot;&quot;; CONCATENATE(DATEDIF([.F222];[.N222];&quot;d&quot;); IF(DATEDIF([.F222];[.N2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8"/>
          <table:table-cell table:formula="of:=[.I223]*[.G223]" office:value-type="float" office:value="0" calcext:value-type="float">
            <text:p>0</text:p>
          </table:table-cell>
          <table:table-cell table:number-columns-repeated="4"/>
          <table:table-cell table:formula="of:=IF([.J223]=0; &quot;&quot;; [.P223]/[.J223])">
            <text:p/>
          </table:table-cell>
          <table:table-cell table:formula="of:=([.L223]*[.M223])-([.G223]*[.H223])" office:value-type="float" office:value="0" calcext:value-type="float">
            <text:p>0</text:p>
          </table:table-cell>
          <table:table-cell table:formula="of:=IF([.P223]=0;&quot;&quot;; IF([.P223]&gt;=0; &quot;Win&quot;; &quot;Loss&quot;))">
            <text:p/>
          </table:table-cell>
          <table:table-cell table:formula="of:=IF([.N223]=&quot;&quot;; &quot;&quot;; CONCATENATE(DATEDIF([.F223];[.N223];&quot;d&quot;); IF(DATEDIF([.F223];[.N2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8"/>
          <table:table-cell table:formula="of:=[.I224]*[.G224]" office:value-type="float" office:value="0" calcext:value-type="float">
            <text:p>0</text:p>
          </table:table-cell>
          <table:table-cell table:number-columns-repeated="4"/>
          <table:table-cell table:formula="of:=IF([.J224]=0; &quot;&quot;; [.P224]/[.J224])">
            <text:p/>
          </table:table-cell>
          <table:table-cell table:formula="of:=([.L224]*[.M224])-([.G224]*[.H224])" office:value-type="float" office:value="0" calcext:value-type="float">
            <text:p>0</text:p>
          </table:table-cell>
          <table:table-cell table:formula="of:=IF([.P224]=0;&quot;&quot;; IF([.P224]&gt;=0; &quot;Win&quot;; &quot;Loss&quot;))">
            <text:p/>
          </table:table-cell>
          <table:table-cell table:formula="of:=IF([.N224]=&quot;&quot;; &quot;&quot;; CONCATENATE(DATEDIF([.F224];[.N224];&quot;d&quot;); IF(DATEDIF([.F224];[.N2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8"/>
          <table:table-cell table:formula="of:=[.I225]*[.G225]" office:value-type="float" office:value="0" calcext:value-type="float">
            <text:p>0</text:p>
          </table:table-cell>
          <table:table-cell table:number-columns-repeated="4"/>
          <table:table-cell table:formula="of:=IF([.J225]=0; &quot;&quot;; [.P225]/[.J225])">
            <text:p/>
          </table:table-cell>
          <table:table-cell table:formula="of:=([.L225]*[.M225])-([.G225]*[.H225])" office:value-type="float" office:value="0" calcext:value-type="float">
            <text:p>0</text:p>
          </table:table-cell>
          <table:table-cell table:formula="of:=IF([.P225]=0;&quot;&quot;; IF([.P225]&gt;=0; &quot;Win&quot;; &quot;Loss&quot;))">
            <text:p/>
          </table:table-cell>
          <table:table-cell table:formula="of:=IF([.N225]=&quot;&quot;; &quot;&quot;; CONCATENATE(DATEDIF([.F225];[.N225];&quot;d&quot;); IF(DATEDIF([.F225];[.N2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8"/>
          <table:table-cell table:formula="of:=[.I226]*[.G226]" office:value-type="float" office:value="0" calcext:value-type="float">
            <text:p>0</text:p>
          </table:table-cell>
          <table:table-cell table:number-columns-repeated="4"/>
          <table:table-cell table:formula="of:=IF([.J226]=0; &quot;&quot;; [.P226]/[.J226])">
            <text:p/>
          </table:table-cell>
          <table:table-cell table:formula="of:=([.L226]*[.M226])-([.G226]*[.H226])" office:value-type="float" office:value="0" calcext:value-type="float">
            <text:p>0</text:p>
          </table:table-cell>
          <table:table-cell table:formula="of:=IF([.P226]=0;&quot;&quot;; IF([.P226]&gt;=0; &quot;Win&quot;; &quot;Loss&quot;))">
            <text:p/>
          </table:table-cell>
          <table:table-cell table:formula="of:=IF([.N226]=&quot;&quot;; &quot;&quot;; CONCATENATE(DATEDIF([.F226];[.N226];&quot;d&quot;); IF(DATEDIF([.F226];[.N2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8"/>
          <table:table-cell table:formula="of:=[.I227]*[.G227]" office:value-type="float" office:value="0" calcext:value-type="float">
            <text:p>0</text:p>
          </table:table-cell>
          <table:table-cell table:number-columns-repeated="4"/>
          <table:table-cell table:formula="of:=IF([.J227]=0; &quot;&quot;; [.P227]/[.J227])">
            <text:p/>
          </table:table-cell>
          <table:table-cell table:formula="of:=([.L227]*[.M227])-([.G227]*[.H227])" office:value-type="float" office:value="0" calcext:value-type="float">
            <text:p>0</text:p>
          </table:table-cell>
          <table:table-cell table:formula="of:=IF([.P227]=0;&quot;&quot;; IF([.P227]&gt;=0; &quot;Win&quot;; &quot;Loss&quot;))">
            <text:p/>
          </table:table-cell>
          <table:table-cell table:formula="of:=IF([.N227]=&quot;&quot;; &quot;&quot;; CONCATENATE(DATEDIF([.F227];[.N227];&quot;d&quot;); IF(DATEDIF([.F227];[.N2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8"/>
          <table:table-cell table:formula="of:=[.I228]*[.G228]" office:value-type="float" office:value="0" calcext:value-type="float">
            <text:p>0</text:p>
          </table:table-cell>
          <table:table-cell table:number-columns-repeated="4"/>
          <table:table-cell table:formula="of:=IF([.J228]=0; &quot;&quot;; [.P228]/[.J228])">
            <text:p/>
          </table:table-cell>
          <table:table-cell table:formula="of:=([.L228]*[.M228])-([.G228]*[.H228])" office:value-type="float" office:value="0" calcext:value-type="float">
            <text:p>0</text:p>
          </table:table-cell>
          <table:table-cell table:formula="of:=IF([.P228]=0;&quot;&quot;; IF([.P228]&gt;=0; &quot;Win&quot;; &quot;Loss&quot;))">
            <text:p/>
          </table:table-cell>
          <table:table-cell table:formula="of:=IF([.N228]=&quot;&quot;; &quot;&quot;; CONCATENATE(DATEDIF([.F228];[.N228];&quot;d&quot;); IF(DATEDIF([.F228];[.N2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8"/>
          <table:table-cell table:formula="of:=[.I229]*[.G229]" office:value-type="float" office:value="0" calcext:value-type="float">
            <text:p>0</text:p>
          </table:table-cell>
          <table:table-cell table:number-columns-repeated="4"/>
          <table:table-cell table:formula="of:=IF([.J229]=0; &quot;&quot;; [.P229]/[.J229])">
            <text:p/>
          </table:table-cell>
          <table:table-cell table:formula="of:=([.L229]*[.M229])-([.G229]*[.H229])" office:value-type="float" office:value="0" calcext:value-type="float">
            <text:p>0</text:p>
          </table:table-cell>
          <table:table-cell table:formula="of:=IF([.P229]=0;&quot;&quot;; IF([.P229]&gt;=0; &quot;Win&quot;; &quot;Loss&quot;))">
            <text:p/>
          </table:table-cell>
          <table:table-cell table:formula="of:=IF([.N229]=&quot;&quot;; &quot;&quot;; CONCATENATE(DATEDIF([.F229];[.N229];&quot;d&quot;); IF(DATEDIF([.F229];[.N2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8"/>
          <table:table-cell table:formula="of:=[.I230]*[.G230]" office:value-type="float" office:value="0" calcext:value-type="float">
            <text:p>0</text:p>
          </table:table-cell>
          <table:table-cell table:number-columns-repeated="4"/>
          <table:table-cell table:formula="of:=IF([.J230]=0; &quot;&quot;; [.P230]/[.J230])">
            <text:p/>
          </table:table-cell>
          <table:table-cell table:formula="of:=([.L230]*[.M230])-([.G230]*[.H230])" office:value-type="float" office:value="0" calcext:value-type="float">
            <text:p>0</text:p>
          </table:table-cell>
          <table:table-cell table:formula="of:=IF([.P230]=0;&quot;&quot;; IF([.P230]&gt;=0; &quot;Win&quot;; &quot;Loss&quot;))">
            <text:p/>
          </table:table-cell>
          <table:table-cell table:formula="of:=IF([.N230]=&quot;&quot;; &quot;&quot;; CONCATENATE(DATEDIF([.F230];[.N230];&quot;d&quot;); IF(DATEDIF([.F230];[.N2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8"/>
          <table:table-cell table:formula="of:=[.I231]*[.G231]" office:value-type="float" office:value="0" calcext:value-type="float">
            <text:p>0</text:p>
          </table:table-cell>
          <table:table-cell table:number-columns-repeated="4"/>
          <table:table-cell table:formula="of:=IF([.J231]=0; &quot;&quot;; [.P231]/[.J231])">
            <text:p/>
          </table:table-cell>
          <table:table-cell table:formula="of:=([.L231]*[.M231])-([.G231]*[.H231])" office:value-type="float" office:value="0" calcext:value-type="float">
            <text:p>0</text:p>
          </table:table-cell>
          <table:table-cell table:formula="of:=IF([.P231]=0;&quot;&quot;; IF([.P231]&gt;=0; &quot;Win&quot;; &quot;Loss&quot;))">
            <text:p/>
          </table:table-cell>
          <table:table-cell table:formula="of:=IF([.N231]=&quot;&quot;; &quot;&quot;; CONCATENATE(DATEDIF([.F231];[.N231];&quot;d&quot;); IF(DATEDIF([.F231];[.N2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8"/>
          <table:table-cell table:formula="of:=[.I232]*[.G232]" office:value-type="float" office:value="0" calcext:value-type="float">
            <text:p>0</text:p>
          </table:table-cell>
          <table:table-cell table:number-columns-repeated="4"/>
          <table:table-cell table:formula="of:=IF([.J232]=0; &quot;&quot;; [.P232]/[.J232])">
            <text:p/>
          </table:table-cell>
          <table:table-cell table:formula="of:=([.L232]*[.M232])-([.G232]*[.H232])" office:value-type="float" office:value="0" calcext:value-type="float">
            <text:p>0</text:p>
          </table:table-cell>
          <table:table-cell table:formula="of:=IF([.P232]=0;&quot;&quot;; IF([.P232]&gt;=0; &quot;Win&quot;; &quot;Loss&quot;))">
            <text:p/>
          </table:table-cell>
          <table:table-cell table:formula="of:=IF([.N232]=&quot;&quot;; &quot;&quot;; CONCATENATE(DATEDIF([.F232];[.N232];&quot;d&quot;); IF(DATEDIF([.F232];[.N2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8"/>
          <table:table-cell table:formula="of:=[.I233]*[.G233]" office:value-type="float" office:value="0" calcext:value-type="float">
            <text:p>0</text:p>
          </table:table-cell>
          <table:table-cell table:number-columns-repeated="4"/>
          <table:table-cell table:formula="of:=IF([.J233]=0; &quot;&quot;; [.P233]/[.J233])">
            <text:p/>
          </table:table-cell>
          <table:table-cell table:formula="of:=([.L233]*[.M233])-([.G233]*[.H233])" office:value-type="float" office:value="0" calcext:value-type="float">
            <text:p>0</text:p>
          </table:table-cell>
          <table:table-cell table:formula="of:=IF([.P233]=0;&quot;&quot;; IF([.P233]&gt;=0; &quot;Win&quot;; &quot;Loss&quot;))">
            <text:p/>
          </table:table-cell>
          <table:table-cell table:formula="of:=IF([.N233]=&quot;&quot;; &quot;&quot;; CONCATENATE(DATEDIF([.F233];[.N233];&quot;d&quot;); IF(DATEDIF([.F233];[.N2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8"/>
          <table:table-cell table:formula="of:=[.I234]*[.G234]" office:value-type="float" office:value="0" calcext:value-type="float">
            <text:p>0</text:p>
          </table:table-cell>
          <table:table-cell table:number-columns-repeated="4"/>
          <table:table-cell table:formula="of:=IF([.J234]=0; &quot;&quot;; [.P234]/[.J234])">
            <text:p/>
          </table:table-cell>
          <table:table-cell table:formula="of:=([.L234]*[.M234])-([.G234]*[.H234])" office:value-type="float" office:value="0" calcext:value-type="float">
            <text:p>0</text:p>
          </table:table-cell>
          <table:table-cell table:formula="of:=IF([.P234]=0;&quot;&quot;; IF([.P234]&gt;=0; &quot;Win&quot;; &quot;Loss&quot;))">
            <text:p/>
          </table:table-cell>
          <table:table-cell table:formula="of:=IF([.N234]=&quot;&quot;; &quot;&quot;; CONCATENATE(DATEDIF([.F234];[.N234];&quot;d&quot;); IF(DATEDIF([.F234];[.N2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8"/>
          <table:table-cell table:formula="of:=[.I235]*[.G235]" office:value-type="float" office:value="0" calcext:value-type="float">
            <text:p>0</text:p>
          </table:table-cell>
          <table:table-cell table:number-columns-repeated="4"/>
          <table:table-cell table:formula="of:=IF([.J235]=0; &quot;&quot;; [.P235]/[.J235])">
            <text:p/>
          </table:table-cell>
          <table:table-cell table:formula="of:=([.L235]*[.M235])-([.G235]*[.H235])" office:value-type="float" office:value="0" calcext:value-type="float">
            <text:p>0</text:p>
          </table:table-cell>
          <table:table-cell table:formula="of:=IF([.P235]=0;&quot;&quot;; IF([.P235]&gt;=0; &quot;Win&quot;; &quot;Loss&quot;))">
            <text:p/>
          </table:table-cell>
          <table:table-cell table:formula="of:=IF([.N235]=&quot;&quot;; &quot;&quot;; CONCATENATE(DATEDIF([.F235];[.N235];&quot;d&quot;); IF(DATEDIF([.F235];[.N2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8"/>
          <table:table-cell table:formula="of:=[.I236]*[.G236]" office:value-type="float" office:value="0" calcext:value-type="float">
            <text:p>0</text:p>
          </table:table-cell>
          <table:table-cell table:number-columns-repeated="4"/>
          <table:table-cell table:formula="of:=IF([.J236]=0; &quot;&quot;; [.P236]/[.J236])">
            <text:p/>
          </table:table-cell>
          <table:table-cell table:formula="of:=([.L236]*[.M236])-([.G236]*[.H236])" office:value-type="float" office:value="0" calcext:value-type="float">
            <text:p>0</text:p>
          </table:table-cell>
          <table:table-cell table:formula="of:=IF([.P236]=0;&quot;&quot;; IF([.P236]&gt;=0; &quot;Win&quot;; &quot;Loss&quot;))">
            <text:p/>
          </table:table-cell>
          <table:table-cell table:formula="of:=IF([.N236]=&quot;&quot;; &quot;&quot;; CONCATENATE(DATEDIF([.F236];[.N236];&quot;d&quot;); IF(DATEDIF([.F236];[.N2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8"/>
          <table:table-cell table:formula="of:=[.I237]*[.G237]" office:value-type="float" office:value="0" calcext:value-type="float">
            <text:p>0</text:p>
          </table:table-cell>
          <table:table-cell table:number-columns-repeated="4"/>
          <table:table-cell table:formula="of:=IF([.J237]=0; &quot;&quot;; [.P237]/[.J237])">
            <text:p/>
          </table:table-cell>
          <table:table-cell table:formula="of:=([.L237]*[.M237])-([.G237]*[.H237])" office:value-type="float" office:value="0" calcext:value-type="float">
            <text:p>0</text:p>
          </table:table-cell>
          <table:table-cell table:formula="of:=IF([.P237]=0;&quot;&quot;; IF([.P237]&gt;=0; &quot;Win&quot;; &quot;Loss&quot;))">
            <text:p/>
          </table:table-cell>
          <table:table-cell table:formula="of:=IF([.N237]=&quot;&quot;; &quot;&quot;; CONCATENATE(DATEDIF([.F237];[.N237];&quot;d&quot;); IF(DATEDIF([.F237];[.N2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8"/>
          <table:table-cell table:formula="of:=[.I238]*[.G238]" office:value-type="float" office:value="0" calcext:value-type="float">
            <text:p>0</text:p>
          </table:table-cell>
          <table:table-cell table:number-columns-repeated="4"/>
          <table:table-cell table:formula="of:=IF([.J238]=0; &quot;&quot;; [.P238]/[.J238])">
            <text:p/>
          </table:table-cell>
          <table:table-cell table:formula="of:=([.L238]*[.M238])-([.G238]*[.H238])" office:value-type="float" office:value="0" calcext:value-type="float">
            <text:p>0</text:p>
          </table:table-cell>
          <table:table-cell table:formula="of:=IF([.P238]=0;&quot;&quot;; IF([.P238]&gt;=0; &quot;Win&quot;; &quot;Loss&quot;))">
            <text:p/>
          </table:table-cell>
          <table:table-cell table:formula="of:=IF([.N238]=&quot;&quot;; &quot;&quot;; CONCATENATE(DATEDIF([.F238];[.N238];&quot;d&quot;); IF(DATEDIF([.F238];[.N2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8"/>
          <table:table-cell table:formula="of:=[.I239]*[.G239]" office:value-type="float" office:value="0" calcext:value-type="float">
            <text:p>0</text:p>
          </table:table-cell>
          <table:table-cell table:number-columns-repeated="4"/>
          <table:table-cell table:formula="of:=IF([.J239]=0; &quot;&quot;; [.P239]/[.J239])">
            <text:p/>
          </table:table-cell>
          <table:table-cell table:formula="of:=([.L239]*[.M239])-([.G239]*[.H239])" office:value-type="float" office:value="0" calcext:value-type="float">
            <text:p>0</text:p>
          </table:table-cell>
          <table:table-cell table:formula="of:=IF([.P239]=0;&quot;&quot;; IF([.P239]&gt;=0; &quot;Win&quot;; &quot;Loss&quot;))">
            <text:p/>
          </table:table-cell>
          <table:table-cell table:formula="of:=IF([.N239]=&quot;&quot;; &quot;&quot;; CONCATENATE(DATEDIF([.F239];[.N239];&quot;d&quot;); IF(DATEDIF([.F239];[.N2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table:formula="of:=[.I240]*[.G240]" office:value-type="float" office:value="0" calcext:value-type="float">
            <text:p>0</text:p>
          </table:table-cell>
          <table:table-cell table:number-columns-repeated="4"/>
          <table:table-cell table:formula="of:=IF([.J240]=0; &quot;&quot;; [.P240]/[.J240])">
            <text:p/>
          </table:table-cell>
          <table:table-cell table:formula="of:=([.L240]*[.M240])-([.G240]*[.H240])" office:value-type="float" office:value="0" calcext:value-type="float">
            <text:p>0</text:p>
          </table:table-cell>
          <table:table-cell table:formula="of:=IF([.P240]=0;&quot;&quot;; IF([.P240]&gt;=0; &quot;Win&quot;; &quot;Loss&quot;))">
            <text:p/>
          </table:table-cell>
          <table:table-cell table:formula="of:=IF([.N240]=&quot;&quot;; &quot;&quot;; CONCATENATE(DATEDIF([.F240];[.N240];&quot;d&quot;); IF(DATEDIF([.F240];[.N2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8"/>
          <table:table-cell table:formula="of:=[.I241]*[.G241]" office:value-type="float" office:value="0" calcext:value-type="float">
            <text:p>0</text:p>
          </table:table-cell>
          <table:table-cell table:number-columns-repeated="4"/>
          <table:table-cell table:formula="of:=IF([.J241]=0; &quot;&quot;; [.P241]/[.J241])">
            <text:p/>
          </table:table-cell>
          <table:table-cell table:formula="of:=([.L241]*[.M241])-([.G241]*[.H241])" office:value-type="float" office:value="0" calcext:value-type="float">
            <text:p>0</text:p>
          </table:table-cell>
          <table:table-cell table:formula="of:=IF([.P241]=0;&quot;&quot;; IF([.P241]&gt;=0; &quot;Win&quot;; &quot;Loss&quot;))">
            <text:p/>
          </table:table-cell>
          <table:table-cell table:formula="of:=IF([.N241]=&quot;&quot;; &quot;&quot;; CONCATENATE(DATEDIF([.F241];[.N241];&quot;d&quot;); IF(DATEDIF([.F241];[.N2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8"/>
          <table:table-cell table:formula="of:=[.I242]*[.G242]" office:value-type="float" office:value="0" calcext:value-type="float">
            <text:p>0</text:p>
          </table:table-cell>
          <table:table-cell table:number-columns-repeated="4"/>
          <table:table-cell table:formula="of:=IF([.J242]=0; &quot;&quot;; [.P242]/[.J242])">
            <text:p/>
          </table:table-cell>
          <table:table-cell table:formula="of:=([.L242]*[.M242])-([.G242]*[.H242])" office:value-type="float" office:value="0" calcext:value-type="float">
            <text:p>0</text:p>
          </table:table-cell>
          <table:table-cell table:formula="of:=IF([.P242]=0;&quot;&quot;; IF([.P242]&gt;=0; &quot;Win&quot;; &quot;Loss&quot;))">
            <text:p/>
          </table:table-cell>
          <table:table-cell table:formula="of:=IF([.N242]=&quot;&quot;; &quot;&quot;; CONCATENATE(DATEDIF([.F242];[.N242];&quot;d&quot;); IF(DATEDIF([.F242];[.N2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8"/>
          <table:table-cell table:formula="of:=[.I243]*[.G243]" office:value-type="float" office:value="0" calcext:value-type="float">
            <text:p>0</text:p>
          </table:table-cell>
          <table:table-cell table:number-columns-repeated="4"/>
          <table:table-cell table:formula="of:=IF([.J243]=0; &quot;&quot;; [.P243]/[.J243])">
            <text:p/>
          </table:table-cell>
          <table:table-cell table:formula="of:=([.L243]*[.M243])-([.G243]*[.H243])" office:value-type="float" office:value="0" calcext:value-type="float">
            <text:p>0</text:p>
          </table:table-cell>
          <table:table-cell table:formula="of:=IF([.P243]=0;&quot;&quot;; IF([.P243]&gt;=0; &quot;Win&quot;; &quot;Loss&quot;))">
            <text:p/>
          </table:table-cell>
          <table:table-cell table:formula="of:=IF([.N243]=&quot;&quot;; &quot;&quot;; CONCATENATE(DATEDIF([.F243];[.N243];&quot;d&quot;); IF(DATEDIF([.F243];[.N2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8"/>
          <table:table-cell table:formula="of:=[.I244]*[.G244]" office:value-type="float" office:value="0" calcext:value-type="float">
            <text:p>0</text:p>
          </table:table-cell>
          <table:table-cell table:number-columns-repeated="4"/>
          <table:table-cell table:formula="of:=IF([.J244]=0; &quot;&quot;; [.P244]/[.J244])">
            <text:p/>
          </table:table-cell>
          <table:table-cell table:formula="of:=([.L244]*[.M244])-([.G244]*[.H244])" office:value-type="float" office:value="0" calcext:value-type="float">
            <text:p>0</text:p>
          </table:table-cell>
          <table:table-cell table:formula="of:=IF([.P244]=0;&quot;&quot;; IF([.P244]&gt;=0; &quot;Win&quot;; &quot;Loss&quot;))">
            <text:p/>
          </table:table-cell>
          <table:table-cell table:formula="of:=IF([.N244]=&quot;&quot;; &quot;&quot;; CONCATENATE(DATEDIF([.F244];[.N244];&quot;d&quot;); IF(DATEDIF([.F244];[.N2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8"/>
          <table:table-cell table:formula="of:=[.I245]*[.G245]" office:value-type="float" office:value="0" calcext:value-type="float">
            <text:p>0</text:p>
          </table:table-cell>
          <table:table-cell table:number-columns-repeated="4"/>
          <table:table-cell table:formula="of:=IF([.J245]=0; &quot;&quot;; [.P245]/[.J245])">
            <text:p/>
          </table:table-cell>
          <table:table-cell table:formula="of:=([.L245]*[.M245])-([.G245]*[.H245])" office:value-type="float" office:value="0" calcext:value-type="float">
            <text:p>0</text:p>
          </table:table-cell>
          <table:table-cell table:formula="of:=IF([.P245]=0;&quot;&quot;; IF([.P245]&gt;=0; &quot;Win&quot;; &quot;Loss&quot;))">
            <text:p/>
          </table:table-cell>
          <table:table-cell table:formula="of:=IF([.N245]=&quot;&quot;; &quot;&quot;; CONCATENATE(DATEDIF([.F245];[.N245];&quot;d&quot;); IF(DATEDIF([.F245];[.N2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8"/>
          <table:table-cell table:formula="of:=[.I246]*[.G246]" office:value-type="float" office:value="0" calcext:value-type="float">
            <text:p>0</text:p>
          </table:table-cell>
          <table:table-cell table:number-columns-repeated="4"/>
          <table:table-cell table:formula="of:=IF([.J246]=0; &quot;&quot;; [.P246]/[.J246])">
            <text:p/>
          </table:table-cell>
          <table:table-cell table:formula="of:=([.L246]*[.M246])-([.G246]*[.H246])" office:value-type="float" office:value="0" calcext:value-type="float">
            <text:p>0</text:p>
          </table:table-cell>
          <table:table-cell table:formula="of:=IF([.P246]=0;&quot;&quot;; IF([.P246]&gt;=0; &quot;Win&quot;; &quot;Loss&quot;))">
            <text:p/>
          </table:table-cell>
          <table:table-cell table:formula="of:=IF([.N246]=&quot;&quot;; &quot;&quot;; CONCATENATE(DATEDIF([.F246];[.N246];&quot;d&quot;); IF(DATEDIF([.F246];[.N2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8"/>
          <table:table-cell table:formula="of:=[.I247]*[.G247]" office:value-type="float" office:value="0" calcext:value-type="float">
            <text:p>0</text:p>
          </table:table-cell>
          <table:table-cell table:number-columns-repeated="4"/>
          <table:table-cell table:formula="of:=IF([.J247]=0; &quot;&quot;; [.P247]/[.J247])">
            <text:p/>
          </table:table-cell>
          <table:table-cell table:formula="of:=([.L247]*[.M247])-([.G247]*[.H247])" office:value-type="float" office:value="0" calcext:value-type="float">
            <text:p>0</text:p>
          </table:table-cell>
          <table:table-cell table:formula="of:=IF([.P247]=0;&quot;&quot;; IF([.P247]&gt;=0; &quot;Win&quot;; &quot;Loss&quot;))">
            <text:p/>
          </table:table-cell>
          <table:table-cell table:formula="of:=IF([.N247]=&quot;&quot;; &quot;&quot;; CONCATENATE(DATEDIF([.F247];[.N247];&quot;d&quot;); IF(DATEDIF([.F247];[.N2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8"/>
          <table:table-cell table:formula="of:=[.I248]*[.G248]" office:value-type="float" office:value="0" calcext:value-type="float">
            <text:p>0</text:p>
          </table:table-cell>
          <table:table-cell table:number-columns-repeated="4"/>
          <table:table-cell table:formula="of:=IF([.J248]=0; &quot;&quot;; [.P248]/[.J248])">
            <text:p/>
          </table:table-cell>
          <table:table-cell table:formula="of:=([.L248]*[.M248])-([.G248]*[.H248])" office:value-type="float" office:value="0" calcext:value-type="float">
            <text:p>0</text:p>
          </table:table-cell>
          <table:table-cell table:formula="of:=IF([.P248]=0;&quot;&quot;; IF([.P248]&gt;=0; &quot;Win&quot;; &quot;Loss&quot;))">
            <text:p/>
          </table:table-cell>
          <table:table-cell table:formula="of:=IF([.N248]=&quot;&quot;; &quot;&quot;; CONCATENATE(DATEDIF([.F248];[.N248];&quot;d&quot;); IF(DATEDIF([.F248];[.N2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8"/>
          <table:table-cell table:formula="of:=[.I249]*[.G249]" office:value-type="float" office:value="0" calcext:value-type="float">
            <text:p>0</text:p>
          </table:table-cell>
          <table:table-cell table:number-columns-repeated="4"/>
          <table:table-cell table:formula="of:=IF([.J249]=0; &quot;&quot;; [.P249]/[.J249])">
            <text:p/>
          </table:table-cell>
          <table:table-cell table:formula="of:=([.L249]*[.M249])-([.G249]*[.H249])" office:value-type="float" office:value="0" calcext:value-type="float">
            <text:p>0</text:p>
          </table:table-cell>
          <table:table-cell table:formula="of:=IF([.P249]=0;&quot;&quot;; IF([.P249]&gt;=0; &quot;Win&quot;; &quot;Loss&quot;))">
            <text:p/>
          </table:table-cell>
          <table:table-cell table:formula="of:=IF([.N249]=&quot;&quot;; &quot;&quot;; CONCATENATE(DATEDIF([.F249];[.N249];&quot;d&quot;); IF(DATEDIF([.F249];[.N2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8"/>
          <table:table-cell table:formula="of:=[.I250]*[.G250]" office:value-type="float" office:value="0" calcext:value-type="float">
            <text:p>0</text:p>
          </table:table-cell>
          <table:table-cell table:number-columns-repeated="4"/>
          <table:table-cell table:formula="of:=IF([.J250]=0; &quot;&quot;; [.P250]/[.J250])">
            <text:p/>
          </table:table-cell>
          <table:table-cell table:formula="of:=([.L250]*[.M250])-([.G250]*[.H250])" office:value-type="float" office:value="0" calcext:value-type="float">
            <text:p>0</text:p>
          </table:table-cell>
          <table:table-cell table:formula="of:=IF([.P250]=0;&quot;&quot;; IF([.P250]&gt;=0; &quot;Win&quot;; &quot;Loss&quot;))">
            <text:p/>
          </table:table-cell>
          <table:table-cell table:formula="of:=IF([.N250]=&quot;&quot;; &quot;&quot;; CONCATENATE(DATEDIF([.F250];[.N250];&quot;d&quot;); IF(DATEDIF([.F250];[.N2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8"/>
          <table:table-cell table:formula="of:=[.I251]*[.G251]" office:value-type="float" office:value="0" calcext:value-type="float">
            <text:p>0</text:p>
          </table:table-cell>
          <table:table-cell table:number-columns-repeated="4"/>
          <table:table-cell table:formula="of:=IF([.J251]=0; &quot;&quot;; [.P251]/[.J251])">
            <text:p/>
          </table:table-cell>
          <table:table-cell table:formula="of:=([.L251]*[.M251])-([.G251]*[.H251])" office:value-type="float" office:value="0" calcext:value-type="float">
            <text:p>0</text:p>
          </table:table-cell>
          <table:table-cell table:formula="of:=IF([.P251]=0;&quot;&quot;; IF([.P251]&gt;=0; &quot;Win&quot;; &quot;Loss&quot;))">
            <text:p/>
          </table:table-cell>
          <table:table-cell table:formula="of:=IF([.N251]=&quot;&quot;; &quot;&quot;; CONCATENATE(DATEDIF([.F251];[.N251];&quot;d&quot;); IF(DATEDIF([.F251];[.N2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8"/>
          <table:table-cell table:formula="of:=[.I252]*[.G252]" office:value-type="float" office:value="0" calcext:value-type="float">
            <text:p>0</text:p>
          </table:table-cell>
          <table:table-cell table:number-columns-repeated="4"/>
          <table:table-cell table:formula="of:=IF([.J252]=0; &quot;&quot;; [.P252]/[.J252])">
            <text:p/>
          </table:table-cell>
          <table:table-cell table:formula="of:=([.L252]*[.M252])-([.G252]*[.H252])" office:value-type="float" office:value="0" calcext:value-type="float">
            <text:p>0</text:p>
          </table:table-cell>
          <table:table-cell table:formula="of:=IF([.P252]=0;&quot;&quot;; IF([.P252]&gt;=0; &quot;Win&quot;; &quot;Loss&quot;))">
            <text:p/>
          </table:table-cell>
          <table:table-cell table:formula="of:=IF([.N252]=&quot;&quot;; &quot;&quot;; CONCATENATE(DATEDIF([.F252];[.N252];&quot;d&quot;); IF(DATEDIF([.F252];[.N2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8"/>
          <table:table-cell table:formula="of:=[.I253]*[.G253]" office:value-type="float" office:value="0" calcext:value-type="float">
            <text:p>0</text:p>
          </table:table-cell>
          <table:table-cell table:number-columns-repeated="4"/>
          <table:table-cell table:formula="of:=IF([.J253]=0; &quot;&quot;; [.P253]/[.J253])">
            <text:p/>
          </table:table-cell>
          <table:table-cell table:formula="of:=([.L253]*[.M253])-([.G253]*[.H253])" office:value-type="float" office:value="0" calcext:value-type="float">
            <text:p>0</text:p>
          </table:table-cell>
          <table:table-cell table:formula="of:=IF([.P253]=0;&quot;&quot;; IF([.P253]&gt;=0; &quot;Win&quot;; &quot;Loss&quot;))">
            <text:p/>
          </table:table-cell>
          <table:table-cell table:formula="of:=IF([.N253]=&quot;&quot;; &quot;&quot;; CONCATENATE(DATEDIF([.F253];[.N253];&quot;d&quot;); IF(DATEDIF([.F253];[.N2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8"/>
          <table:table-cell table:formula="of:=[.I254]*[.G254]" office:value-type="float" office:value="0" calcext:value-type="float">
            <text:p>0</text:p>
          </table:table-cell>
          <table:table-cell table:number-columns-repeated="4"/>
          <table:table-cell table:formula="of:=IF([.J254]=0; &quot;&quot;; [.P254]/[.J254])">
            <text:p/>
          </table:table-cell>
          <table:table-cell table:formula="of:=([.L254]*[.M254])-([.G254]*[.H254])" office:value-type="float" office:value="0" calcext:value-type="float">
            <text:p>0</text:p>
          </table:table-cell>
          <table:table-cell table:formula="of:=IF([.P254]=0;&quot;&quot;; IF([.P254]&gt;=0; &quot;Win&quot;; &quot;Loss&quot;))">
            <text:p/>
          </table:table-cell>
          <table:table-cell table:formula="of:=IF([.N254]=&quot;&quot;; &quot;&quot;; CONCATENATE(DATEDIF([.F254];[.N254];&quot;d&quot;); IF(DATEDIF([.F254];[.N2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8"/>
          <table:table-cell table:formula="of:=[.I255]*[.G255]" office:value-type="float" office:value="0" calcext:value-type="float">
            <text:p>0</text:p>
          </table:table-cell>
          <table:table-cell table:number-columns-repeated="4"/>
          <table:table-cell table:formula="of:=IF([.J255]=0; &quot;&quot;; [.P255]/[.J255])">
            <text:p/>
          </table:table-cell>
          <table:table-cell table:formula="of:=([.L255]*[.M255])-([.G255]*[.H255])" office:value-type="float" office:value="0" calcext:value-type="float">
            <text:p>0</text:p>
          </table:table-cell>
          <table:table-cell table:formula="of:=IF([.P255]=0;&quot;&quot;; IF([.P255]&gt;=0; &quot;Win&quot;; &quot;Loss&quot;))">
            <text:p/>
          </table:table-cell>
          <table:table-cell table:formula="of:=IF([.N255]=&quot;&quot;; &quot;&quot;; CONCATENATE(DATEDIF([.F255];[.N255];&quot;d&quot;); IF(DATEDIF([.F255];[.N2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8"/>
          <table:table-cell table:formula="of:=[.I256]*[.G256]" office:value-type="float" office:value="0" calcext:value-type="float">
            <text:p>0</text:p>
          </table:table-cell>
          <table:table-cell table:number-columns-repeated="4"/>
          <table:table-cell table:formula="of:=IF([.J256]=0; &quot;&quot;; [.P256]/[.J256])">
            <text:p/>
          </table:table-cell>
          <table:table-cell table:formula="of:=([.L256]*[.M256])-([.G256]*[.H256])" office:value-type="float" office:value="0" calcext:value-type="float">
            <text:p>0</text:p>
          </table:table-cell>
          <table:table-cell table:formula="of:=IF([.P256]=0;&quot;&quot;; IF([.P256]&gt;=0; &quot;Win&quot;; &quot;Loss&quot;))">
            <text:p/>
          </table:table-cell>
          <table:table-cell table:formula="of:=IF([.N256]=&quot;&quot;; &quot;&quot;; CONCATENATE(DATEDIF([.F256];[.N256];&quot;d&quot;); IF(DATEDIF([.F256];[.N2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8"/>
          <table:table-cell table:formula="of:=[.I257]*[.G257]" office:value-type="float" office:value="0" calcext:value-type="float">
            <text:p>0</text:p>
          </table:table-cell>
          <table:table-cell table:number-columns-repeated="4"/>
          <table:table-cell table:formula="of:=IF([.J257]=0; &quot;&quot;; [.P257]/[.J257])">
            <text:p/>
          </table:table-cell>
          <table:table-cell table:formula="of:=([.L257]*[.M257])-([.G257]*[.H257])" office:value-type="float" office:value="0" calcext:value-type="float">
            <text:p>0</text:p>
          </table:table-cell>
          <table:table-cell table:formula="of:=IF([.P257]=0;&quot;&quot;; IF([.P257]&gt;=0; &quot;Win&quot;; &quot;Loss&quot;))">
            <text:p/>
          </table:table-cell>
          <table:table-cell table:formula="of:=IF([.N257]=&quot;&quot;; &quot;&quot;; CONCATENATE(DATEDIF([.F257];[.N257];&quot;d&quot;); IF(DATEDIF([.F257];[.N2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8"/>
          <table:table-cell table:formula="of:=[.I258]*[.G258]" office:value-type="float" office:value="0" calcext:value-type="float">
            <text:p>0</text:p>
          </table:table-cell>
          <table:table-cell table:number-columns-repeated="4"/>
          <table:table-cell table:formula="of:=IF([.J258]=0; &quot;&quot;; [.P258]/[.J258])">
            <text:p/>
          </table:table-cell>
          <table:table-cell table:formula="of:=([.L258]*[.M258])-([.G258]*[.H258])" office:value-type="float" office:value="0" calcext:value-type="float">
            <text:p>0</text:p>
          </table:table-cell>
          <table:table-cell table:formula="of:=IF([.P258]=0;&quot;&quot;; IF([.P258]&gt;=0; &quot;Win&quot;; &quot;Loss&quot;))">
            <text:p/>
          </table:table-cell>
          <table:table-cell table:formula="of:=IF([.N258]=&quot;&quot;; &quot;&quot;; CONCATENATE(DATEDIF([.F258];[.N258];&quot;d&quot;); IF(DATEDIF([.F258];[.N2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8"/>
          <table:table-cell table:formula="of:=[.I259]*[.G259]" office:value-type="float" office:value="0" calcext:value-type="float">
            <text:p>0</text:p>
          </table:table-cell>
          <table:table-cell table:number-columns-repeated="4"/>
          <table:table-cell table:formula="of:=IF([.J259]=0; &quot;&quot;; [.P259]/[.J259])">
            <text:p/>
          </table:table-cell>
          <table:table-cell table:formula="of:=([.L259]*[.M259])-([.G259]*[.H259])" office:value-type="float" office:value="0" calcext:value-type="float">
            <text:p>0</text:p>
          </table:table-cell>
          <table:table-cell table:formula="of:=IF([.P259]=0;&quot;&quot;; IF([.P259]&gt;=0; &quot;Win&quot;; &quot;Loss&quot;))">
            <text:p/>
          </table:table-cell>
          <table:table-cell table:formula="of:=IF([.N259]=&quot;&quot;; &quot;&quot;; CONCATENATE(DATEDIF([.F259];[.N259];&quot;d&quot;); IF(DATEDIF([.F259];[.N2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8"/>
          <table:table-cell table:formula="of:=[.I260]*[.G260]" office:value-type="float" office:value="0" calcext:value-type="float">
            <text:p>0</text:p>
          </table:table-cell>
          <table:table-cell table:number-columns-repeated="4"/>
          <table:table-cell table:formula="of:=IF([.J260]=0; &quot;&quot;; [.P260]/[.J260])">
            <text:p/>
          </table:table-cell>
          <table:table-cell table:formula="of:=([.L260]*[.M260])-([.G260]*[.H260])" office:value-type="float" office:value="0" calcext:value-type="float">
            <text:p>0</text:p>
          </table:table-cell>
          <table:table-cell table:formula="of:=IF([.P260]=0;&quot;&quot;; IF([.P260]&gt;=0; &quot;Win&quot;; &quot;Loss&quot;))">
            <text:p/>
          </table:table-cell>
          <table:table-cell table:formula="of:=IF([.N260]=&quot;&quot;; &quot;&quot;; CONCATENATE(DATEDIF([.F260];[.N260];&quot;d&quot;); IF(DATEDIF([.F260];[.N2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8"/>
          <table:table-cell table:formula="of:=[.I261]*[.G261]" office:value-type="float" office:value="0" calcext:value-type="float">
            <text:p>0</text:p>
          </table:table-cell>
          <table:table-cell table:number-columns-repeated="4"/>
          <table:table-cell table:formula="of:=IF([.J261]=0; &quot;&quot;; [.P261]/[.J261])">
            <text:p/>
          </table:table-cell>
          <table:table-cell table:formula="of:=([.L261]*[.M261])-([.G261]*[.H261])" office:value-type="float" office:value="0" calcext:value-type="float">
            <text:p>0</text:p>
          </table:table-cell>
          <table:table-cell table:formula="of:=IF([.P261]=0;&quot;&quot;; IF([.P261]&gt;=0; &quot;Win&quot;; &quot;Loss&quot;))">
            <text:p/>
          </table:table-cell>
          <table:table-cell table:formula="of:=IF([.N261]=&quot;&quot;; &quot;&quot;; CONCATENATE(DATEDIF([.F261];[.N261];&quot;d&quot;); IF(DATEDIF([.F261];[.N2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8"/>
          <table:table-cell table:formula="of:=[.I262]*[.G262]" office:value-type="float" office:value="0" calcext:value-type="float">
            <text:p>0</text:p>
          </table:table-cell>
          <table:table-cell table:number-columns-repeated="4"/>
          <table:table-cell table:formula="of:=IF([.J262]=0; &quot;&quot;; [.P262]/[.J262])">
            <text:p/>
          </table:table-cell>
          <table:table-cell table:formula="of:=([.L262]*[.M262])-([.G262]*[.H262])" office:value-type="float" office:value="0" calcext:value-type="float">
            <text:p>0</text:p>
          </table:table-cell>
          <table:table-cell table:formula="of:=IF([.P262]=0;&quot;&quot;; IF([.P262]&gt;=0; &quot;Win&quot;; &quot;Loss&quot;))">
            <text:p/>
          </table:table-cell>
          <table:table-cell table:formula="of:=IF([.N262]=&quot;&quot;; &quot;&quot;; CONCATENATE(DATEDIF([.F262];[.N262];&quot;d&quot;); IF(DATEDIF([.F262];[.N2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8"/>
          <table:table-cell table:formula="of:=[.I263]*[.G263]" office:value-type="float" office:value="0" calcext:value-type="float">
            <text:p>0</text:p>
          </table:table-cell>
          <table:table-cell table:number-columns-repeated="4"/>
          <table:table-cell table:formula="of:=IF([.J263]=0; &quot;&quot;; [.P263]/[.J263])">
            <text:p/>
          </table:table-cell>
          <table:table-cell table:formula="of:=([.L263]*[.M263])-([.G263]*[.H263])" office:value-type="float" office:value="0" calcext:value-type="float">
            <text:p>0</text:p>
          </table:table-cell>
          <table:table-cell table:formula="of:=IF([.P263]=0;&quot;&quot;; IF([.P263]&gt;=0; &quot;Win&quot;; &quot;Loss&quot;))">
            <text:p/>
          </table:table-cell>
          <table:table-cell table:formula="of:=IF([.N263]=&quot;&quot;; &quot;&quot;; CONCATENATE(DATEDIF([.F263];[.N263];&quot;d&quot;); IF(DATEDIF([.F263];[.N2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8"/>
          <table:table-cell table:formula="of:=[.I264]*[.G264]" office:value-type="float" office:value="0" calcext:value-type="float">
            <text:p>0</text:p>
          </table:table-cell>
          <table:table-cell table:number-columns-repeated="4"/>
          <table:table-cell table:formula="of:=IF([.J264]=0; &quot;&quot;; [.P264]/[.J264])">
            <text:p/>
          </table:table-cell>
          <table:table-cell table:formula="of:=([.L264]*[.M264])-([.G264]*[.H264])" office:value-type="float" office:value="0" calcext:value-type="float">
            <text:p>0</text:p>
          </table:table-cell>
          <table:table-cell table:formula="of:=IF([.P264]=0;&quot;&quot;; IF([.P264]&gt;=0; &quot;Win&quot;; &quot;Loss&quot;))">
            <text:p/>
          </table:table-cell>
          <table:table-cell table:formula="of:=IF([.N264]=&quot;&quot;; &quot;&quot;; CONCATENATE(DATEDIF([.F264];[.N264];&quot;d&quot;); IF(DATEDIF([.F264];[.N2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8"/>
          <table:table-cell table:formula="of:=[.I265]*[.G265]" office:value-type="float" office:value="0" calcext:value-type="float">
            <text:p>0</text:p>
          </table:table-cell>
          <table:table-cell table:number-columns-repeated="4"/>
          <table:table-cell table:formula="of:=IF([.J265]=0; &quot;&quot;; [.P265]/[.J265])">
            <text:p/>
          </table:table-cell>
          <table:table-cell table:formula="of:=([.L265]*[.M265])-([.G265]*[.H265])" office:value-type="float" office:value="0" calcext:value-type="float">
            <text:p>0</text:p>
          </table:table-cell>
          <table:table-cell table:formula="of:=IF([.P265]=0;&quot;&quot;; IF([.P265]&gt;=0; &quot;Win&quot;; &quot;Loss&quot;))">
            <text:p/>
          </table:table-cell>
          <table:table-cell table:formula="of:=IF([.N265]=&quot;&quot;; &quot;&quot;; CONCATENATE(DATEDIF([.F265];[.N265];&quot;d&quot;); IF(DATEDIF([.F265];[.N2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8"/>
          <table:table-cell table:formula="of:=[.I266]*[.G266]" office:value-type="float" office:value="0" calcext:value-type="float">
            <text:p>0</text:p>
          </table:table-cell>
          <table:table-cell table:number-columns-repeated="4"/>
          <table:table-cell table:formula="of:=IF([.J266]=0; &quot;&quot;; [.P266]/[.J266])">
            <text:p/>
          </table:table-cell>
          <table:table-cell table:formula="of:=([.L266]*[.M266])-([.G266]*[.H266])" office:value-type="float" office:value="0" calcext:value-type="float">
            <text:p>0</text:p>
          </table:table-cell>
          <table:table-cell table:formula="of:=IF([.P266]=0;&quot;&quot;; IF([.P266]&gt;=0; &quot;Win&quot;; &quot;Loss&quot;))">
            <text:p/>
          </table:table-cell>
          <table:table-cell table:formula="of:=IF([.N266]=&quot;&quot;; &quot;&quot;; CONCATENATE(DATEDIF([.F266];[.N266];&quot;d&quot;); IF(DATEDIF([.F266];[.N2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8"/>
          <table:table-cell table:formula="of:=[.I267]*[.G267]" office:value-type="float" office:value="0" calcext:value-type="float">
            <text:p>0</text:p>
          </table:table-cell>
          <table:table-cell table:number-columns-repeated="4"/>
          <table:table-cell table:formula="of:=IF([.J267]=0; &quot;&quot;; [.P267]/[.J267])">
            <text:p/>
          </table:table-cell>
          <table:table-cell table:formula="of:=([.L267]*[.M267])-([.G267]*[.H267])" office:value-type="float" office:value="0" calcext:value-type="float">
            <text:p>0</text:p>
          </table:table-cell>
          <table:table-cell table:formula="of:=IF([.P267]=0;&quot;&quot;; IF([.P267]&gt;=0; &quot;Win&quot;; &quot;Loss&quot;))">
            <text:p/>
          </table:table-cell>
          <table:table-cell table:formula="of:=IF([.N267]=&quot;&quot;; &quot;&quot;; CONCATENATE(DATEDIF([.F267];[.N267];&quot;d&quot;); IF(DATEDIF([.F267];[.N2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8"/>
          <table:table-cell table:formula="of:=[.I268]*[.G268]" office:value-type="float" office:value="0" calcext:value-type="float">
            <text:p>0</text:p>
          </table:table-cell>
          <table:table-cell table:number-columns-repeated="4"/>
          <table:table-cell table:formula="of:=IF([.J268]=0; &quot;&quot;; [.P268]/[.J268])">
            <text:p/>
          </table:table-cell>
          <table:table-cell table:formula="of:=([.L268]*[.M268])-([.G268]*[.H268])" office:value-type="float" office:value="0" calcext:value-type="float">
            <text:p>0</text:p>
          </table:table-cell>
          <table:table-cell table:formula="of:=IF([.P268]=0;&quot;&quot;; IF([.P268]&gt;=0; &quot;Win&quot;; &quot;Loss&quot;))">
            <text:p/>
          </table:table-cell>
          <table:table-cell table:formula="of:=IF([.N268]=&quot;&quot;; &quot;&quot;; CONCATENATE(DATEDIF([.F268];[.N268];&quot;d&quot;); IF(DATEDIF([.F268];[.N2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8"/>
          <table:table-cell table:formula="of:=[.I269]*[.G269]" office:value-type="float" office:value="0" calcext:value-type="float">
            <text:p>0</text:p>
          </table:table-cell>
          <table:table-cell table:number-columns-repeated="4"/>
          <table:table-cell table:formula="of:=IF([.J269]=0; &quot;&quot;; [.P269]/[.J269])">
            <text:p/>
          </table:table-cell>
          <table:table-cell table:formula="of:=([.L269]*[.M269])-([.G269]*[.H269])" office:value-type="float" office:value="0" calcext:value-type="float">
            <text:p>0</text:p>
          </table:table-cell>
          <table:table-cell table:formula="of:=IF([.P269]=0;&quot;&quot;; IF([.P269]&gt;=0; &quot;Win&quot;; &quot;Loss&quot;))">
            <text:p/>
          </table:table-cell>
          <table:table-cell table:formula="of:=IF([.N269]=&quot;&quot;; &quot;&quot;; CONCATENATE(DATEDIF([.F269];[.N269];&quot;d&quot;); IF(DATEDIF([.F269];[.N2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8"/>
          <table:table-cell table:formula="of:=[.I270]*[.G270]" office:value-type="float" office:value="0" calcext:value-type="float">
            <text:p>0</text:p>
          </table:table-cell>
          <table:table-cell table:number-columns-repeated="4"/>
          <table:table-cell table:formula="of:=IF([.J270]=0; &quot;&quot;; [.P270]/[.J270])">
            <text:p/>
          </table:table-cell>
          <table:table-cell table:formula="of:=([.L270]*[.M270])-([.G270]*[.H270])" office:value-type="float" office:value="0" calcext:value-type="float">
            <text:p>0</text:p>
          </table:table-cell>
          <table:table-cell table:formula="of:=IF([.P270]=0;&quot;&quot;; IF([.P270]&gt;=0; &quot;Win&quot;; &quot;Loss&quot;))">
            <text:p/>
          </table:table-cell>
          <table:table-cell table:formula="of:=IF([.N270]=&quot;&quot;; &quot;&quot;; CONCATENATE(DATEDIF([.F270];[.N270];&quot;d&quot;); IF(DATEDIF([.F270];[.N2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8"/>
          <table:table-cell table:formula="of:=[.I271]*[.G271]" office:value-type="float" office:value="0" calcext:value-type="float">
            <text:p>0</text:p>
          </table:table-cell>
          <table:table-cell table:number-columns-repeated="4"/>
          <table:table-cell table:formula="of:=IF([.J271]=0; &quot;&quot;; [.P271]/[.J271])">
            <text:p/>
          </table:table-cell>
          <table:table-cell table:formula="of:=([.L271]*[.M271])-([.G271]*[.H271])" office:value-type="float" office:value="0" calcext:value-type="float">
            <text:p>0</text:p>
          </table:table-cell>
          <table:table-cell table:formula="of:=IF([.P271]=0;&quot;&quot;; IF([.P271]&gt;=0; &quot;Win&quot;; &quot;Loss&quot;))">
            <text:p/>
          </table:table-cell>
          <table:table-cell table:formula="of:=IF([.N271]=&quot;&quot;; &quot;&quot;; CONCATENATE(DATEDIF([.F271];[.N271];&quot;d&quot;); IF(DATEDIF([.F271];[.N2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8"/>
          <table:table-cell table:formula="of:=[.I272]*[.G272]" office:value-type="float" office:value="0" calcext:value-type="float">
            <text:p>0</text:p>
          </table:table-cell>
          <table:table-cell table:number-columns-repeated="4"/>
          <table:table-cell table:formula="of:=IF([.J272]=0; &quot;&quot;; [.P272]/[.J272])">
            <text:p/>
          </table:table-cell>
          <table:table-cell table:formula="of:=([.L272]*[.M272])-([.G272]*[.H272])" office:value-type="float" office:value="0" calcext:value-type="float">
            <text:p>0</text:p>
          </table:table-cell>
          <table:table-cell table:formula="of:=IF([.P272]=0;&quot;&quot;; IF([.P272]&gt;=0; &quot;Win&quot;; &quot;Loss&quot;))">
            <text:p/>
          </table:table-cell>
          <table:table-cell table:formula="of:=IF([.N272]=&quot;&quot;; &quot;&quot;; CONCATENATE(DATEDIF([.F272];[.N272];&quot;d&quot;); IF(DATEDIF([.F272];[.N2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8"/>
          <table:table-cell table:formula="of:=[.I273]*[.G273]" office:value-type="float" office:value="0" calcext:value-type="float">
            <text:p>0</text:p>
          </table:table-cell>
          <table:table-cell table:number-columns-repeated="4"/>
          <table:table-cell table:formula="of:=IF([.J273]=0; &quot;&quot;; [.P273]/[.J273])">
            <text:p/>
          </table:table-cell>
          <table:table-cell table:formula="of:=([.L273]*[.M273])-([.G273]*[.H273])" office:value-type="float" office:value="0" calcext:value-type="float">
            <text:p>0</text:p>
          </table:table-cell>
          <table:table-cell table:formula="of:=IF([.P273]=0;&quot;&quot;; IF([.P273]&gt;=0; &quot;Win&quot;; &quot;Loss&quot;))">
            <text:p/>
          </table:table-cell>
          <table:table-cell table:formula="of:=IF([.N273]=&quot;&quot;; &quot;&quot;; CONCATENATE(DATEDIF([.F273];[.N273];&quot;d&quot;); IF(DATEDIF([.F273];[.N2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8"/>
          <table:table-cell table:formula="of:=[.I274]*[.G274]" office:value-type="float" office:value="0" calcext:value-type="float">
            <text:p>0</text:p>
          </table:table-cell>
          <table:table-cell table:number-columns-repeated="4"/>
          <table:table-cell table:formula="of:=IF([.J274]=0; &quot;&quot;; [.P274]/[.J274])">
            <text:p/>
          </table:table-cell>
          <table:table-cell table:formula="of:=([.L274]*[.M274])-([.G274]*[.H274])" office:value-type="float" office:value="0" calcext:value-type="float">
            <text:p>0</text:p>
          </table:table-cell>
          <table:table-cell table:formula="of:=IF([.P274]=0;&quot;&quot;; IF([.P274]&gt;=0; &quot;Win&quot;; &quot;Loss&quot;))">
            <text:p/>
          </table:table-cell>
          <table:table-cell table:formula="of:=IF([.N274]=&quot;&quot;; &quot;&quot;; CONCATENATE(DATEDIF([.F274];[.N274];&quot;d&quot;); IF(DATEDIF([.F274];[.N2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8"/>
          <table:table-cell table:formula="of:=[.I275]*[.G275]" office:value-type="float" office:value="0" calcext:value-type="float">
            <text:p>0</text:p>
          </table:table-cell>
          <table:table-cell table:number-columns-repeated="4"/>
          <table:table-cell table:formula="of:=IF([.J275]=0; &quot;&quot;; [.P275]/[.J275])">
            <text:p/>
          </table:table-cell>
          <table:table-cell table:formula="of:=([.L275]*[.M275])-([.G275]*[.H275])" office:value-type="float" office:value="0" calcext:value-type="float">
            <text:p>0</text:p>
          </table:table-cell>
          <table:table-cell table:formula="of:=IF([.P275]=0;&quot;&quot;; IF([.P275]&gt;=0; &quot;Win&quot;; &quot;Loss&quot;))">
            <text:p/>
          </table:table-cell>
          <table:table-cell table:formula="of:=IF([.N275]=&quot;&quot;; &quot;&quot;; CONCATENATE(DATEDIF([.F275];[.N275];&quot;d&quot;); IF(DATEDIF([.F275];[.N2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8"/>
          <table:table-cell table:formula="of:=[.I276]*[.G276]" office:value-type="float" office:value="0" calcext:value-type="float">
            <text:p>0</text:p>
          </table:table-cell>
          <table:table-cell table:number-columns-repeated="4"/>
          <table:table-cell table:formula="of:=IF([.J276]=0; &quot;&quot;; [.P276]/[.J276])">
            <text:p/>
          </table:table-cell>
          <table:table-cell table:formula="of:=([.L276]*[.M276])-([.G276]*[.H276])" office:value-type="float" office:value="0" calcext:value-type="float">
            <text:p>0</text:p>
          </table:table-cell>
          <table:table-cell table:formula="of:=IF([.P276]=0;&quot;&quot;; IF([.P276]&gt;=0; &quot;Win&quot;; &quot;Loss&quot;))">
            <text:p/>
          </table:table-cell>
          <table:table-cell table:formula="of:=IF([.N276]=&quot;&quot;; &quot;&quot;; CONCATENATE(DATEDIF([.F276];[.N276];&quot;d&quot;); IF(DATEDIF([.F276];[.N2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8"/>
          <table:table-cell table:formula="of:=[.I277]*[.G277]" office:value-type="float" office:value="0" calcext:value-type="float">
            <text:p>0</text:p>
          </table:table-cell>
          <table:table-cell table:number-columns-repeated="4"/>
          <table:table-cell table:formula="of:=IF([.J277]=0; &quot;&quot;; [.P277]/[.J277])">
            <text:p/>
          </table:table-cell>
          <table:table-cell table:formula="of:=([.L277]*[.M277])-([.G277]*[.H277])" office:value-type="float" office:value="0" calcext:value-type="float">
            <text:p>0</text:p>
          </table:table-cell>
          <table:table-cell table:formula="of:=IF([.P277]=0;&quot;&quot;; IF([.P277]&gt;=0; &quot;Win&quot;; &quot;Loss&quot;))">
            <text:p/>
          </table:table-cell>
          <table:table-cell table:formula="of:=IF([.N277]=&quot;&quot;; &quot;&quot;; CONCATENATE(DATEDIF([.F277];[.N277];&quot;d&quot;); IF(DATEDIF([.F277];[.N2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8"/>
          <table:table-cell table:formula="of:=[.I278]*[.G278]" office:value-type="float" office:value="0" calcext:value-type="float">
            <text:p>0</text:p>
          </table:table-cell>
          <table:table-cell table:number-columns-repeated="4"/>
          <table:table-cell table:formula="of:=IF([.J278]=0; &quot;&quot;; [.P278]/[.J278])">
            <text:p/>
          </table:table-cell>
          <table:table-cell table:formula="of:=([.L278]*[.M278])-([.G278]*[.H278])" office:value-type="float" office:value="0" calcext:value-type="float">
            <text:p>0</text:p>
          </table:table-cell>
          <table:table-cell table:formula="of:=IF([.P278]=0;&quot;&quot;; IF([.P278]&gt;=0; &quot;Win&quot;; &quot;Loss&quot;))">
            <text:p/>
          </table:table-cell>
          <table:table-cell table:formula="of:=IF([.N278]=&quot;&quot;; &quot;&quot;; CONCATENATE(DATEDIF([.F278];[.N278];&quot;d&quot;); IF(DATEDIF([.F278];[.N2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8"/>
          <table:table-cell table:formula="of:=[.I279]*[.G279]" office:value-type="float" office:value="0" calcext:value-type="float">
            <text:p>0</text:p>
          </table:table-cell>
          <table:table-cell table:number-columns-repeated="4"/>
          <table:table-cell table:formula="of:=IF([.J279]=0; &quot;&quot;; [.P279]/[.J279])">
            <text:p/>
          </table:table-cell>
          <table:table-cell table:formula="of:=([.L279]*[.M279])-([.G279]*[.H279])" office:value-type="float" office:value="0" calcext:value-type="float">
            <text:p>0</text:p>
          </table:table-cell>
          <table:table-cell table:formula="of:=IF([.P279]=0;&quot;&quot;; IF([.P279]&gt;=0; &quot;Win&quot;; &quot;Loss&quot;))">
            <text:p/>
          </table:table-cell>
          <table:table-cell table:formula="of:=IF([.N279]=&quot;&quot;; &quot;&quot;; CONCATENATE(DATEDIF([.F279];[.N279];&quot;d&quot;); IF(DATEDIF([.F279];[.N2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8"/>
          <table:table-cell table:formula="of:=[.I280]*[.G280]" office:value-type="float" office:value="0" calcext:value-type="float">
            <text:p>0</text:p>
          </table:table-cell>
          <table:table-cell table:number-columns-repeated="4"/>
          <table:table-cell table:formula="of:=IF([.J280]=0; &quot;&quot;; [.P280]/[.J280])">
            <text:p/>
          </table:table-cell>
          <table:table-cell table:formula="of:=([.L280]*[.M280])-([.G280]*[.H280])" office:value-type="float" office:value="0" calcext:value-type="float">
            <text:p>0</text:p>
          </table:table-cell>
          <table:table-cell table:formula="of:=IF([.P280]=0;&quot;&quot;; IF([.P280]&gt;=0; &quot;Win&quot;; &quot;Loss&quot;))">
            <text:p/>
          </table:table-cell>
          <table:table-cell table:formula="of:=IF([.N280]=&quot;&quot;; &quot;&quot;; CONCATENATE(DATEDIF([.F280];[.N280];&quot;d&quot;); IF(DATEDIF([.F280];[.N2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8"/>
          <table:table-cell table:formula="of:=[.I281]*[.G281]" office:value-type="float" office:value="0" calcext:value-type="float">
            <text:p>0</text:p>
          </table:table-cell>
          <table:table-cell table:number-columns-repeated="4"/>
          <table:table-cell table:formula="of:=IF([.J281]=0; &quot;&quot;; [.P281]/[.J281])">
            <text:p/>
          </table:table-cell>
          <table:table-cell table:formula="of:=([.L281]*[.M281])-([.G281]*[.H281])" office:value-type="float" office:value="0" calcext:value-type="float">
            <text:p>0</text:p>
          </table:table-cell>
          <table:table-cell table:formula="of:=IF([.P281]=0;&quot;&quot;; IF([.P281]&gt;=0; &quot;Win&quot;; &quot;Loss&quot;))">
            <text:p/>
          </table:table-cell>
          <table:table-cell table:formula="of:=IF([.N281]=&quot;&quot;; &quot;&quot;; CONCATENATE(DATEDIF([.F281];[.N281];&quot;d&quot;); IF(DATEDIF([.F281];[.N2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8"/>
          <table:table-cell table:formula="of:=[.I282]*[.G282]" office:value-type="float" office:value="0" calcext:value-type="float">
            <text:p>0</text:p>
          </table:table-cell>
          <table:table-cell table:number-columns-repeated="4"/>
          <table:table-cell table:formula="of:=IF([.J282]=0; &quot;&quot;; [.P282]/[.J282])">
            <text:p/>
          </table:table-cell>
          <table:table-cell table:formula="of:=([.L282]*[.M282])-([.G282]*[.H282])" office:value-type="float" office:value="0" calcext:value-type="float">
            <text:p>0</text:p>
          </table:table-cell>
          <table:table-cell table:formula="of:=IF([.P282]=0;&quot;&quot;; IF([.P282]&gt;=0; &quot;Win&quot;; &quot;Loss&quot;))">
            <text:p/>
          </table:table-cell>
          <table:table-cell table:formula="of:=IF([.N282]=&quot;&quot;; &quot;&quot;; CONCATENATE(DATEDIF([.F282];[.N282];&quot;d&quot;); IF(DATEDIF([.F282];[.N2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8"/>
          <table:table-cell table:formula="of:=[.I283]*[.G283]" office:value-type="float" office:value="0" calcext:value-type="float">
            <text:p>0</text:p>
          </table:table-cell>
          <table:table-cell table:number-columns-repeated="4"/>
          <table:table-cell table:formula="of:=IF([.J283]=0; &quot;&quot;; [.P283]/[.J283])">
            <text:p/>
          </table:table-cell>
          <table:table-cell table:formula="of:=([.L283]*[.M283])-([.G283]*[.H283])" office:value-type="float" office:value="0" calcext:value-type="float">
            <text:p>0</text:p>
          </table:table-cell>
          <table:table-cell table:formula="of:=IF([.P283]=0;&quot;&quot;; IF([.P283]&gt;=0; &quot;Win&quot;; &quot;Loss&quot;))">
            <text:p/>
          </table:table-cell>
          <table:table-cell table:formula="of:=IF([.N283]=&quot;&quot;; &quot;&quot;; CONCATENATE(DATEDIF([.F283];[.N283];&quot;d&quot;); IF(DATEDIF([.F283];[.N2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8"/>
          <table:table-cell table:formula="of:=[.I284]*[.G284]" office:value-type="float" office:value="0" calcext:value-type="float">
            <text:p>0</text:p>
          </table:table-cell>
          <table:table-cell table:number-columns-repeated="4"/>
          <table:table-cell table:formula="of:=IF([.J284]=0; &quot;&quot;; [.P284]/[.J284])">
            <text:p/>
          </table:table-cell>
          <table:table-cell table:formula="of:=([.L284]*[.M284])-([.G284]*[.H284])" office:value-type="float" office:value="0" calcext:value-type="float">
            <text:p>0</text:p>
          </table:table-cell>
          <table:table-cell table:formula="of:=IF([.P284]=0;&quot;&quot;; IF([.P284]&gt;=0; &quot;Win&quot;; &quot;Loss&quot;))">
            <text:p/>
          </table:table-cell>
          <table:table-cell table:formula="of:=IF([.N284]=&quot;&quot;; &quot;&quot;; CONCATENATE(DATEDIF([.F284];[.N284];&quot;d&quot;); IF(DATEDIF([.F284];[.N2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8"/>
          <table:table-cell table:formula="of:=[.I285]*[.G285]" office:value-type="float" office:value="0" calcext:value-type="float">
            <text:p>0</text:p>
          </table:table-cell>
          <table:table-cell table:number-columns-repeated="4"/>
          <table:table-cell table:formula="of:=IF([.J285]=0; &quot;&quot;; [.P285]/[.J285])">
            <text:p/>
          </table:table-cell>
          <table:table-cell table:formula="of:=([.L285]*[.M285])-([.G285]*[.H285])" office:value-type="float" office:value="0" calcext:value-type="float">
            <text:p>0</text:p>
          </table:table-cell>
          <table:table-cell table:formula="of:=IF([.P285]=0;&quot;&quot;; IF([.P285]&gt;=0; &quot;Win&quot;; &quot;Loss&quot;))">
            <text:p/>
          </table:table-cell>
          <table:table-cell table:formula="of:=IF([.N285]=&quot;&quot;; &quot;&quot;; CONCATENATE(DATEDIF([.F285];[.N285];&quot;d&quot;); IF(DATEDIF([.F285];[.N2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8"/>
          <table:table-cell table:formula="of:=[.I286]*[.G286]" office:value-type="float" office:value="0" calcext:value-type="float">
            <text:p>0</text:p>
          </table:table-cell>
          <table:table-cell table:number-columns-repeated="4"/>
          <table:table-cell table:formula="of:=IF([.J286]=0; &quot;&quot;; [.P286]/[.J286])">
            <text:p/>
          </table:table-cell>
          <table:table-cell table:formula="of:=([.L286]*[.M286])-([.G286]*[.H286])" office:value-type="float" office:value="0" calcext:value-type="float">
            <text:p>0</text:p>
          </table:table-cell>
          <table:table-cell table:formula="of:=IF([.P286]=0;&quot;&quot;; IF([.P286]&gt;=0; &quot;Win&quot;; &quot;Loss&quot;))">
            <text:p/>
          </table:table-cell>
          <table:table-cell table:formula="of:=IF([.N286]=&quot;&quot;; &quot;&quot;; CONCATENATE(DATEDIF([.F286];[.N286];&quot;d&quot;); IF(DATEDIF([.F286];[.N2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8"/>
          <table:table-cell table:formula="of:=[.I287]*[.G287]" office:value-type="float" office:value="0" calcext:value-type="float">
            <text:p>0</text:p>
          </table:table-cell>
          <table:table-cell table:number-columns-repeated="4"/>
          <table:table-cell table:formula="of:=IF([.J287]=0; &quot;&quot;; [.P287]/[.J287])">
            <text:p/>
          </table:table-cell>
          <table:table-cell table:formula="of:=([.L287]*[.M287])-([.G287]*[.H287])" office:value-type="float" office:value="0" calcext:value-type="float">
            <text:p>0</text:p>
          </table:table-cell>
          <table:table-cell table:formula="of:=IF([.P287]=0;&quot;&quot;; IF([.P287]&gt;=0; &quot;Win&quot;; &quot;Loss&quot;))">
            <text:p/>
          </table:table-cell>
          <table:table-cell table:formula="of:=IF([.N287]=&quot;&quot;; &quot;&quot;; CONCATENATE(DATEDIF([.F287];[.N287];&quot;d&quot;); IF(DATEDIF([.F287];[.N2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8"/>
          <table:table-cell table:formula="of:=[.I288]*[.G288]" office:value-type="float" office:value="0" calcext:value-type="float">
            <text:p>0</text:p>
          </table:table-cell>
          <table:table-cell table:number-columns-repeated="4"/>
          <table:table-cell table:formula="of:=IF([.J288]=0; &quot;&quot;; [.P288]/[.J288])">
            <text:p/>
          </table:table-cell>
          <table:table-cell table:formula="of:=([.L288]*[.M288])-([.G288]*[.H288])" office:value-type="float" office:value="0" calcext:value-type="float">
            <text:p>0</text:p>
          </table:table-cell>
          <table:table-cell table:formula="of:=IF([.P288]=0;&quot;&quot;; IF([.P288]&gt;=0; &quot;Win&quot;; &quot;Loss&quot;))">
            <text:p/>
          </table:table-cell>
          <table:table-cell table:formula="of:=IF([.N288]=&quot;&quot;; &quot;&quot;; CONCATENATE(DATEDIF([.F288];[.N288];&quot;d&quot;); IF(DATEDIF([.F288];[.N2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8"/>
          <table:table-cell table:formula="of:=[.I289]*[.G289]" office:value-type="float" office:value="0" calcext:value-type="float">
            <text:p>0</text:p>
          </table:table-cell>
          <table:table-cell table:number-columns-repeated="4"/>
          <table:table-cell table:formula="of:=IF([.J289]=0; &quot;&quot;; [.P289]/[.J289])">
            <text:p/>
          </table:table-cell>
          <table:table-cell table:formula="of:=([.L289]*[.M289])-([.G289]*[.H289])" office:value-type="float" office:value="0" calcext:value-type="float">
            <text:p>0</text:p>
          </table:table-cell>
          <table:table-cell table:formula="of:=IF([.P289]=0;&quot;&quot;; IF([.P289]&gt;=0; &quot;Win&quot;; &quot;Loss&quot;))">
            <text:p/>
          </table:table-cell>
          <table:table-cell table:formula="of:=IF([.N289]=&quot;&quot;; &quot;&quot;; CONCATENATE(DATEDIF([.F289];[.N289];&quot;d&quot;); IF(DATEDIF([.F289];[.N2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8"/>
          <table:table-cell table:formula="of:=[.I290]*[.G290]" office:value-type="float" office:value="0" calcext:value-type="float">
            <text:p>0</text:p>
          </table:table-cell>
          <table:table-cell table:number-columns-repeated="4"/>
          <table:table-cell table:formula="of:=IF([.J290]=0; &quot;&quot;; [.P290]/[.J290])">
            <text:p/>
          </table:table-cell>
          <table:table-cell table:formula="of:=([.L290]*[.M290])-([.G290]*[.H290])" office:value-type="float" office:value="0" calcext:value-type="float">
            <text:p>0</text:p>
          </table:table-cell>
          <table:table-cell table:formula="of:=IF([.P290]=0;&quot;&quot;; IF([.P290]&gt;=0; &quot;Win&quot;; &quot;Loss&quot;))">
            <text:p/>
          </table:table-cell>
          <table:table-cell table:formula="of:=IF([.N290]=&quot;&quot;; &quot;&quot;; CONCATENATE(DATEDIF([.F290];[.N290];&quot;d&quot;); IF(DATEDIF([.F290];[.N2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8"/>
          <table:table-cell table:formula="of:=[.I291]*[.G291]" office:value-type="float" office:value="0" calcext:value-type="float">
            <text:p>0</text:p>
          </table:table-cell>
          <table:table-cell table:number-columns-repeated="4"/>
          <table:table-cell table:formula="of:=IF([.J291]=0; &quot;&quot;; [.P291]/[.J291])">
            <text:p/>
          </table:table-cell>
          <table:table-cell table:formula="of:=([.L291]*[.M291])-([.G291]*[.H291])" office:value-type="float" office:value="0" calcext:value-type="float">
            <text:p>0</text:p>
          </table:table-cell>
          <table:table-cell table:formula="of:=IF([.P291]=0;&quot;&quot;; IF([.P291]&gt;=0; &quot;Win&quot;; &quot;Loss&quot;))">
            <text:p/>
          </table:table-cell>
          <table:table-cell table:formula="of:=IF([.N291]=&quot;&quot;; &quot;&quot;; CONCATENATE(DATEDIF([.F291];[.N291];&quot;d&quot;); IF(DATEDIF([.F291];[.N2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8"/>
          <table:table-cell table:formula="of:=[.I292]*[.G292]" office:value-type="float" office:value="0" calcext:value-type="float">
            <text:p>0</text:p>
          </table:table-cell>
          <table:table-cell table:number-columns-repeated="4"/>
          <table:table-cell table:formula="of:=IF([.J292]=0; &quot;&quot;; [.P292]/[.J292])">
            <text:p/>
          </table:table-cell>
          <table:table-cell table:formula="of:=([.L292]*[.M292])-([.G292]*[.H292])" office:value-type="float" office:value="0" calcext:value-type="float">
            <text:p>0</text:p>
          </table:table-cell>
          <table:table-cell table:formula="of:=IF([.P292]=0;&quot;&quot;; IF([.P292]&gt;=0; &quot;Win&quot;; &quot;Loss&quot;))">
            <text:p/>
          </table:table-cell>
          <table:table-cell table:formula="of:=IF([.N292]=&quot;&quot;; &quot;&quot;; CONCATENATE(DATEDIF([.F292];[.N292];&quot;d&quot;); IF(DATEDIF([.F292];[.N2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8"/>
          <table:table-cell table:formula="of:=[.I293]*[.G293]" office:value-type="float" office:value="0" calcext:value-type="float">
            <text:p>0</text:p>
          </table:table-cell>
          <table:table-cell table:number-columns-repeated="4"/>
          <table:table-cell table:formula="of:=IF([.J293]=0; &quot;&quot;; [.P293]/[.J293])">
            <text:p/>
          </table:table-cell>
          <table:table-cell table:formula="of:=([.L293]*[.M293])-([.G293]*[.H293])" office:value-type="float" office:value="0" calcext:value-type="float">
            <text:p>0</text:p>
          </table:table-cell>
          <table:table-cell table:formula="of:=IF([.P293]=0;&quot;&quot;; IF([.P293]&gt;=0; &quot;Win&quot;; &quot;Loss&quot;))">
            <text:p/>
          </table:table-cell>
          <table:table-cell table:formula="of:=IF([.N293]=&quot;&quot;; &quot;&quot;; CONCATENATE(DATEDIF([.F293];[.N293];&quot;d&quot;); IF(DATEDIF([.F293];[.N2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8"/>
          <table:table-cell table:formula="of:=[.I294]*[.G294]" office:value-type="float" office:value="0" calcext:value-type="float">
            <text:p>0</text:p>
          </table:table-cell>
          <table:table-cell table:number-columns-repeated="4"/>
          <table:table-cell table:formula="of:=IF([.J294]=0; &quot;&quot;; [.P294]/[.J294])">
            <text:p/>
          </table:table-cell>
          <table:table-cell table:formula="of:=([.L294]*[.M294])-([.G294]*[.H294])" office:value-type="float" office:value="0" calcext:value-type="float">
            <text:p>0</text:p>
          </table:table-cell>
          <table:table-cell table:formula="of:=IF([.P294]=0;&quot;&quot;; IF([.P294]&gt;=0; &quot;Win&quot;; &quot;Loss&quot;))">
            <text:p/>
          </table:table-cell>
          <table:table-cell table:formula="of:=IF([.N294]=&quot;&quot;; &quot;&quot;; CONCATENATE(DATEDIF([.F294];[.N294];&quot;d&quot;); IF(DATEDIF([.F294];[.N2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/>
          <table:table-cell table:formula="of:=[.I295]*[.G295]" office:value-type="float" office:value="0" calcext:value-type="float">
            <text:p>0</text:p>
          </table:table-cell>
          <table:table-cell table:number-columns-repeated="4"/>
          <table:table-cell table:formula="of:=IF([.J295]=0; &quot;&quot;; [.P295]/[.J295])">
            <text:p/>
          </table:table-cell>
          <table:table-cell table:formula="of:=([.L295]*[.M295])-([.G295]*[.H295])" office:value-type="float" office:value="0" calcext:value-type="float">
            <text:p>0</text:p>
          </table:table-cell>
          <table:table-cell table:formula="of:=IF([.P295]=0;&quot;&quot;; IF([.P295]&gt;=0; &quot;Win&quot;; &quot;Loss&quot;))">
            <text:p/>
          </table:table-cell>
          <table:table-cell table:formula="of:=IF([.N295]=&quot;&quot;; &quot;&quot;; CONCATENATE(DATEDIF([.F295];[.N295];&quot;d&quot;); IF(DATEDIF([.F295];[.N2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8"/>
          <table:table-cell table:formula="of:=[.I296]*[.G296]" office:value-type="float" office:value="0" calcext:value-type="float">
            <text:p>0</text:p>
          </table:table-cell>
          <table:table-cell table:number-columns-repeated="4"/>
          <table:table-cell table:formula="of:=IF([.J296]=0; &quot;&quot;; [.P296]/[.J296])">
            <text:p/>
          </table:table-cell>
          <table:table-cell table:formula="of:=([.L296]*[.M296])-([.G296]*[.H296])" office:value-type="float" office:value="0" calcext:value-type="float">
            <text:p>0</text:p>
          </table:table-cell>
          <table:table-cell table:formula="of:=IF([.P296]=0;&quot;&quot;; IF([.P296]&gt;=0; &quot;Win&quot;; &quot;Loss&quot;))">
            <text:p/>
          </table:table-cell>
          <table:table-cell table:formula="of:=IF([.N296]=&quot;&quot;; &quot;&quot;; CONCATENATE(DATEDIF([.F296];[.N296];&quot;d&quot;); IF(DATEDIF([.F296];[.N2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8"/>
          <table:table-cell table:formula="of:=[.I297]*[.G297]" office:value-type="float" office:value="0" calcext:value-type="float">
            <text:p>0</text:p>
          </table:table-cell>
          <table:table-cell table:number-columns-repeated="4"/>
          <table:table-cell table:formula="of:=IF([.J297]=0; &quot;&quot;; [.P297]/[.J297])">
            <text:p/>
          </table:table-cell>
          <table:table-cell table:formula="of:=([.L297]*[.M297])-([.G297]*[.H297])" office:value-type="float" office:value="0" calcext:value-type="float">
            <text:p>0</text:p>
          </table:table-cell>
          <table:table-cell table:formula="of:=IF([.P297]=0;&quot;&quot;; IF([.P297]&gt;=0; &quot;Win&quot;; &quot;Loss&quot;))">
            <text:p/>
          </table:table-cell>
          <table:table-cell table:formula="of:=IF([.N297]=&quot;&quot;; &quot;&quot;; CONCATENATE(DATEDIF([.F297];[.N297];&quot;d&quot;); IF(DATEDIF([.F297];[.N2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8"/>
          <table:table-cell table:formula="of:=[.I298]*[.G298]" office:value-type="float" office:value="0" calcext:value-type="float">
            <text:p>0</text:p>
          </table:table-cell>
          <table:table-cell table:number-columns-repeated="4"/>
          <table:table-cell table:formula="of:=IF([.J298]=0; &quot;&quot;; [.P298]/[.J298])">
            <text:p/>
          </table:table-cell>
          <table:table-cell table:formula="of:=([.L298]*[.M298])-([.G298]*[.H298])" office:value-type="float" office:value="0" calcext:value-type="float">
            <text:p>0</text:p>
          </table:table-cell>
          <table:table-cell table:formula="of:=IF([.P298]=0;&quot;&quot;; IF([.P298]&gt;=0; &quot;Win&quot;; &quot;Loss&quot;))">
            <text:p/>
          </table:table-cell>
          <table:table-cell table:formula="of:=IF([.N298]=&quot;&quot;; &quot;&quot;; CONCATENATE(DATEDIF([.F298];[.N298];&quot;d&quot;); IF(DATEDIF([.F298];[.N2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8"/>
          <table:table-cell table:formula="of:=[.I299]*[.G299]" office:value-type="float" office:value="0" calcext:value-type="float">
            <text:p>0</text:p>
          </table:table-cell>
          <table:table-cell table:number-columns-repeated="4"/>
          <table:table-cell table:formula="of:=IF([.J299]=0; &quot;&quot;; [.P299]/[.J299])">
            <text:p/>
          </table:table-cell>
          <table:table-cell table:formula="of:=([.L299]*[.M299])-([.G299]*[.H299])" office:value-type="float" office:value="0" calcext:value-type="float">
            <text:p>0</text:p>
          </table:table-cell>
          <table:table-cell table:formula="of:=IF([.P299]=0;&quot;&quot;; IF([.P299]&gt;=0; &quot;Win&quot;; &quot;Loss&quot;))">
            <text:p/>
          </table:table-cell>
          <table:table-cell table:formula="of:=IF([.N299]=&quot;&quot;; &quot;&quot;; CONCATENATE(DATEDIF([.F299];[.N299];&quot;d&quot;); IF(DATEDIF([.F299];[.N2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8"/>
          <table:table-cell table:formula="of:=[.I300]*[.G300]" office:value-type="float" office:value="0" calcext:value-type="float">
            <text:p>0</text:p>
          </table:table-cell>
          <table:table-cell table:number-columns-repeated="4"/>
          <table:table-cell table:formula="of:=IF([.J300]=0; &quot;&quot;; [.P300]/[.J300])">
            <text:p/>
          </table:table-cell>
          <table:table-cell table:formula="of:=([.L300]*[.M300])-([.G300]*[.H300])" office:value-type="float" office:value="0" calcext:value-type="float">
            <text:p>0</text:p>
          </table:table-cell>
          <table:table-cell table:formula="of:=IF([.P300]=0;&quot;&quot;; IF([.P300]&gt;=0; &quot;Win&quot;; &quot;Loss&quot;))">
            <text:p/>
          </table:table-cell>
          <table:table-cell table:formula="of:=IF([.N300]=&quot;&quot;; &quot;&quot;; CONCATENATE(DATEDIF([.F300];[.N300];&quot;d&quot;); IF(DATEDIF([.F300];[.N3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8"/>
          <table:table-cell table:formula="of:=[.I301]*[.G301]" office:value-type="float" office:value="0" calcext:value-type="float">
            <text:p>0</text:p>
          </table:table-cell>
          <table:table-cell table:number-columns-repeated="4"/>
          <table:table-cell table:formula="of:=IF([.J301]=0; &quot;&quot;; [.P301]/[.J301])">
            <text:p/>
          </table:table-cell>
          <table:table-cell table:formula="of:=([.L301]*[.M301])-([.G301]*[.H301])" office:value-type="float" office:value="0" calcext:value-type="float">
            <text:p>0</text:p>
          </table:table-cell>
          <table:table-cell table:formula="of:=IF([.P301]=0;&quot;&quot;; IF([.P301]&gt;=0; &quot;Win&quot;; &quot;Loss&quot;))">
            <text:p/>
          </table:table-cell>
          <table:table-cell table:formula="of:=IF([.N301]=&quot;&quot;; &quot;&quot;; CONCATENATE(DATEDIF([.F301];[.N301];&quot;d&quot;); IF(DATEDIF([.F301];[.N3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8"/>
          <table:table-cell table:formula="of:=[.I302]*[.G302]" office:value-type="float" office:value="0" calcext:value-type="float">
            <text:p>0</text:p>
          </table:table-cell>
          <table:table-cell table:number-columns-repeated="4"/>
          <table:table-cell table:formula="of:=IF([.J302]=0; &quot;&quot;; [.P302]/[.J302])">
            <text:p/>
          </table:table-cell>
          <table:table-cell table:formula="of:=([.L302]*[.M302])-([.G302]*[.H302])" office:value-type="float" office:value="0" calcext:value-type="float">
            <text:p>0</text:p>
          </table:table-cell>
          <table:table-cell table:formula="of:=IF([.P302]=0;&quot;&quot;; IF([.P302]&gt;=0; &quot;Win&quot;; &quot;Loss&quot;))">
            <text:p/>
          </table:table-cell>
          <table:table-cell table:formula="of:=IF([.N302]=&quot;&quot;; &quot;&quot;; CONCATENATE(DATEDIF([.F302];[.N302];&quot;d&quot;); IF(DATEDIF([.F302];[.N3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8"/>
          <table:table-cell table:formula="of:=[.I303]*[.G303]" office:value-type="float" office:value="0" calcext:value-type="float">
            <text:p>0</text:p>
          </table:table-cell>
          <table:table-cell table:number-columns-repeated="4"/>
          <table:table-cell table:formula="of:=IF([.J303]=0; &quot;&quot;; [.P303]/[.J303])">
            <text:p/>
          </table:table-cell>
          <table:table-cell table:formula="of:=([.L303]*[.M303])-([.G303]*[.H303])" office:value-type="float" office:value="0" calcext:value-type="float">
            <text:p>0</text:p>
          </table:table-cell>
          <table:table-cell table:formula="of:=IF([.P303]=0;&quot;&quot;; IF([.P303]&gt;=0; &quot;Win&quot;; &quot;Loss&quot;))">
            <text:p/>
          </table:table-cell>
          <table:table-cell table:formula="of:=IF([.N303]=&quot;&quot;; &quot;&quot;; CONCATENATE(DATEDIF([.F303];[.N303];&quot;d&quot;); IF(DATEDIF([.F303];[.N3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8"/>
          <table:table-cell table:formula="of:=[.I304]*[.G304]" office:value-type="float" office:value="0" calcext:value-type="float">
            <text:p>0</text:p>
          </table:table-cell>
          <table:table-cell table:number-columns-repeated="4"/>
          <table:table-cell table:formula="of:=IF([.J304]=0; &quot;&quot;; [.P304]/[.J304])">
            <text:p/>
          </table:table-cell>
          <table:table-cell table:formula="of:=([.L304]*[.M304])-([.G304]*[.H304])" office:value-type="float" office:value="0" calcext:value-type="float">
            <text:p>0</text:p>
          </table:table-cell>
          <table:table-cell table:formula="of:=IF([.P304]=0;&quot;&quot;; IF([.P304]&gt;=0; &quot;Win&quot;; &quot;Loss&quot;))">
            <text:p/>
          </table:table-cell>
          <table:table-cell table:formula="of:=IF([.N304]=&quot;&quot;; &quot;&quot;; CONCATENATE(DATEDIF([.F304];[.N304];&quot;d&quot;); IF(DATEDIF([.F304];[.N3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8"/>
          <table:table-cell table:formula="of:=[.I305]*[.G305]" office:value-type="float" office:value="0" calcext:value-type="float">
            <text:p>0</text:p>
          </table:table-cell>
          <table:table-cell table:number-columns-repeated="4"/>
          <table:table-cell table:formula="of:=IF([.J305]=0; &quot;&quot;; [.P305]/[.J305])">
            <text:p/>
          </table:table-cell>
          <table:table-cell table:formula="of:=([.L305]*[.M305])-([.G305]*[.H305])" office:value-type="float" office:value="0" calcext:value-type="float">
            <text:p>0</text:p>
          </table:table-cell>
          <table:table-cell table:formula="of:=IF([.P305]=0;&quot;&quot;; IF([.P305]&gt;=0; &quot;Win&quot;; &quot;Loss&quot;))">
            <text:p/>
          </table:table-cell>
          <table:table-cell table:formula="of:=IF([.N305]=&quot;&quot;; &quot;&quot;; CONCATENATE(DATEDIF([.F305];[.N305];&quot;d&quot;); IF(DATEDIF([.F305];[.N3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8"/>
          <table:table-cell table:formula="of:=[.I306]*[.G306]" office:value-type="float" office:value="0" calcext:value-type="float">
            <text:p>0</text:p>
          </table:table-cell>
          <table:table-cell table:number-columns-repeated="4"/>
          <table:table-cell table:formula="of:=IF([.J306]=0; &quot;&quot;; [.P306]/[.J306])">
            <text:p/>
          </table:table-cell>
          <table:table-cell table:formula="of:=([.L306]*[.M306])-([.G306]*[.H306])" office:value-type="float" office:value="0" calcext:value-type="float">
            <text:p>0</text:p>
          </table:table-cell>
          <table:table-cell table:formula="of:=IF([.P306]=0;&quot;&quot;; IF([.P306]&gt;=0; &quot;Win&quot;; &quot;Loss&quot;))">
            <text:p/>
          </table:table-cell>
          <table:table-cell table:formula="of:=IF([.N306]=&quot;&quot;; &quot;&quot;; CONCATENATE(DATEDIF([.F306];[.N306];&quot;d&quot;); IF(DATEDIF([.F306];[.N3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8"/>
          <table:table-cell table:formula="of:=[.I307]*[.G307]" office:value-type="float" office:value="0" calcext:value-type="float">
            <text:p>0</text:p>
          </table:table-cell>
          <table:table-cell table:number-columns-repeated="4"/>
          <table:table-cell table:formula="of:=IF([.J307]=0; &quot;&quot;; [.P307]/[.J307])">
            <text:p/>
          </table:table-cell>
          <table:table-cell table:formula="of:=([.L307]*[.M307])-([.G307]*[.H307])" office:value-type="float" office:value="0" calcext:value-type="float">
            <text:p>0</text:p>
          </table:table-cell>
          <table:table-cell table:formula="of:=IF([.P307]=0;&quot;&quot;; IF([.P307]&gt;=0; &quot;Win&quot;; &quot;Loss&quot;))">
            <text:p/>
          </table:table-cell>
          <table:table-cell table:formula="of:=IF([.N307]=&quot;&quot;; &quot;&quot;; CONCATENATE(DATEDIF([.F307];[.N307];&quot;d&quot;); IF(DATEDIF([.F307];[.N3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8"/>
          <table:table-cell table:formula="of:=[.I308]*[.G308]" office:value-type="float" office:value="0" calcext:value-type="float">
            <text:p>0</text:p>
          </table:table-cell>
          <table:table-cell table:number-columns-repeated="4"/>
          <table:table-cell table:formula="of:=IF([.J308]=0; &quot;&quot;; [.P308]/[.J308])">
            <text:p/>
          </table:table-cell>
          <table:table-cell table:formula="of:=([.L308]*[.M308])-([.G308]*[.H308])" office:value-type="float" office:value="0" calcext:value-type="float">
            <text:p>0</text:p>
          </table:table-cell>
          <table:table-cell table:formula="of:=IF([.P308]=0;&quot;&quot;; IF([.P308]&gt;=0; &quot;Win&quot;; &quot;Loss&quot;))">
            <text:p/>
          </table:table-cell>
          <table:table-cell table:formula="of:=IF([.N308]=&quot;&quot;; &quot;&quot;; CONCATENATE(DATEDIF([.F308];[.N308];&quot;d&quot;); IF(DATEDIF([.F308];[.N3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8"/>
          <table:table-cell table:formula="of:=[.I309]*[.G309]" office:value-type="float" office:value="0" calcext:value-type="float">
            <text:p>0</text:p>
          </table:table-cell>
          <table:table-cell table:number-columns-repeated="4"/>
          <table:table-cell table:formula="of:=IF([.J309]=0; &quot;&quot;; [.P309]/[.J309])">
            <text:p/>
          </table:table-cell>
          <table:table-cell table:formula="of:=([.L309]*[.M309])-([.G309]*[.H309])" office:value-type="float" office:value="0" calcext:value-type="float">
            <text:p>0</text:p>
          </table:table-cell>
          <table:table-cell table:formula="of:=IF([.P309]=0;&quot;&quot;; IF([.P309]&gt;=0; &quot;Win&quot;; &quot;Loss&quot;))">
            <text:p/>
          </table:table-cell>
          <table:table-cell table:formula="of:=IF([.N309]=&quot;&quot;; &quot;&quot;; CONCATENATE(DATEDIF([.F309];[.N309];&quot;d&quot;); IF(DATEDIF([.F309];[.N3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8"/>
          <table:table-cell table:formula="of:=[.I310]*[.G310]" office:value-type="float" office:value="0" calcext:value-type="float">
            <text:p>0</text:p>
          </table:table-cell>
          <table:table-cell table:number-columns-repeated="4"/>
          <table:table-cell table:formula="of:=IF([.J310]=0; &quot;&quot;; [.P310]/[.J310])">
            <text:p/>
          </table:table-cell>
          <table:table-cell table:formula="of:=([.L310]*[.M310])-([.G310]*[.H310])" office:value-type="float" office:value="0" calcext:value-type="float">
            <text:p>0</text:p>
          </table:table-cell>
          <table:table-cell table:formula="of:=IF([.P310]=0;&quot;&quot;; IF([.P310]&gt;=0; &quot;Win&quot;; &quot;Loss&quot;))">
            <text:p/>
          </table:table-cell>
          <table:table-cell table:formula="of:=IF([.N310]=&quot;&quot;; &quot;&quot;; CONCATENATE(DATEDIF([.F310];[.N310];&quot;d&quot;); IF(DATEDIF([.F310];[.N3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8"/>
          <table:table-cell table:formula="of:=[.I311]*[.G311]" office:value-type="float" office:value="0" calcext:value-type="float">
            <text:p>0</text:p>
          </table:table-cell>
          <table:table-cell table:number-columns-repeated="4"/>
          <table:table-cell table:formula="of:=IF([.J311]=0; &quot;&quot;; [.P311]/[.J311])">
            <text:p/>
          </table:table-cell>
          <table:table-cell table:formula="of:=([.L311]*[.M311])-([.G311]*[.H311])" office:value-type="float" office:value="0" calcext:value-type="float">
            <text:p>0</text:p>
          </table:table-cell>
          <table:table-cell table:formula="of:=IF([.P311]=0;&quot;&quot;; IF([.P311]&gt;=0; &quot;Win&quot;; &quot;Loss&quot;))">
            <text:p/>
          </table:table-cell>
          <table:table-cell table:formula="of:=IF([.N311]=&quot;&quot;; &quot;&quot;; CONCATENATE(DATEDIF([.F311];[.N311];&quot;d&quot;); IF(DATEDIF([.F311];[.N3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8"/>
          <table:table-cell table:formula="of:=[.I312]*[.G312]" office:value-type="float" office:value="0" calcext:value-type="float">
            <text:p>0</text:p>
          </table:table-cell>
          <table:table-cell table:number-columns-repeated="4"/>
          <table:table-cell table:formula="of:=IF([.J312]=0; &quot;&quot;; [.P312]/[.J312])">
            <text:p/>
          </table:table-cell>
          <table:table-cell table:formula="of:=([.L312]*[.M312])-([.G312]*[.H312])" office:value-type="float" office:value="0" calcext:value-type="float">
            <text:p>0</text:p>
          </table:table-cell>
          <table:table-cell table:formula="of:=IF([.P312]=0;&quot;&quot;; IF([.P312]&gt;=0; &quot;Win&quot;; &quot;Loss&quot;))">
            <text:p/>
          </table:table-cell>
          <table:table-cell table:formula="of:=IF([.N312]=&quot;&quot;; &quot;&quot;; CONCATENATE(DATEDIF([.F312];[.N312];&quot;d&quot;); IF(DATEDIF([.F312];[.N3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8"/>
          <table:table-cell table:formula="of:=[.I313]*[.G313]" office:value-type="float" office:value="0" calcext:value-type="float">
            <text:p>0</text:p>
          </table:table-cell>
          <table:table-cell table:number-columns-repeated="4"/>
          <table:table-cell table:formula="of:=IF([.J313]=0; &quot;&quot;; [.P313]/[.J313])">
            <text:p/>
          </table:table-cell>
          <table:table-cell table:formula="of:=([.L313]*[.M313])-([.G313]*[.H313])" office:value-type="float" office:value="0" calcext:value-type="float">
            <text:p>0</text:p>
          </table:table-cell>
          <table:table-cell table:formula="of:=IF([.P313]=0;&quot;&quot;; IF([.P313]&gt;=0; &quot;Win&quot;; &quot;Loss&quot;))">
            <text:p/>
          </table:table-cell>
          <table:table-cell table:formula="of:=IF([.N313]=&quot;&quot;; &quot;&quot;; CONCATENATE(DATEDIF([.F313];[.N313];&quot;d&quot;); IF(DATEDIF([.F313];[.N3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8"/>
          <table:table-cell table:formula="of:=[.I314]*[.G314]" office:value-type="float" office:value="0" calcext:value-type="float">
            <text:p>0</text:p>
          </table:table-cell>
          <table:table-cell table:number-columns-repeated="4"/>
          <table:table-cell table:formula="of:=IF([.J314]=0; &quot;&quot;; [.P314]/[.J314])">
            <text:p/>
          </table:table-cell>
          <table:table-cell table:formula="of:=([.L314]*[.M314])-([.G314]*[.H314])" office:value-type="float" office:value="0" calcext:value-type="float">
            <text:p>0</text:p>
          </table:table-cell>
          <table:table-cell table:formula="of:=IF([.P314]=0;&quot;&quot;; IF([.P314]&gt;=0; &quot;Win&quot;; &quot;Loss&quot;))">
            <text:p/>
          </table:table-cell>
          <table:table-cell table:formula="of:=IF([.N314]=&quot;&quot;; &quot;&quot;; CONCATENATE(DATEDIF([.F314];[.N314];&quot;d&quot;); IF(DATEDIF([.F314];[.N3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8"/>
          <table:table-cell table:formula="of:=[.I315]*[.G315]" office:value-type="float" office:value="0" calcext:value-type="float">
            <text:p>0</text:p>
          </table:table-cell>
          <table:table-cell table:number-columns-repeated="4"/>
          <table:table-cell table:formula="of:=IF([.J315]=0; &quot;&quot;; [.P315]/[.J315])">
            <text:p/>
          </table:table-cell>
          <table:table-cell table:formula="of:=([.L315]*[.M315])-([.G315]*[.H315])" office:value-type="float" office:value="0" calcext:value-type="float">
            <text:p>0</text:p>
          </table:table-cell>
          <table:table-cell table:formula="of:=IF([.P315]=0;&quot;&quot;; IF([.P315]&gt;=0; &quot;Win&quot;; &quot;Loss&quot;))">
            <text:p/>
          </table:table-cell>
          <table:table-cell table:formula="of:=IF([.N315]=&quot;&quot;; &quot;&quot;; CONCATENATE(DATEDIF([.F315];[.N315];&quot;d&quot;); IF(DATEDIF([.F315];[.N3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8"/>
          <table:table-cell table:formula="of:=[.I316]*[.G316]" office:value-type="float" office:value="0" calcext:value-type="float">
            <text:p>0</text:p>
          </table:table-cell>
          <table:table-cell table:number-columns-repeated="4"/>
          <table:table-cell table:formula="of:=IF([.J316]=0; &quot;&quot;; [.P316]/[.J316])">
            <text:p/>
          </table:table-cell>
          <table:table-cell table:formula="of:=([.L316]*[.M316])-([.G316]*[.H316])" office:value-type="float" office:value="0" calcext:value-type="float">
            <text:p>0</text:p>
          </table:table-cell>
          <table:table-cell table:formula="of:=IF([.P316]=0;&quot;&quot;; IF([.P316]&gt;=0; &quot;Win&quot;; &quot;Loss&quot;))">
            <text:p/>
          </table:table-cell>
          <table:table-cell table:formula="of:=IF([.N316]=&quot;&quot;; &quot;&quot;; CONCATENATE(DATEDIF([.F316];[.N316];&quot;d&quot;); IF(DATEDIF([.F316];[.N3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8"/>
          <table:table-cell table:formula="of:=[.I317]*[.G317]" office:value-type="float" office:value="0" calcext:value-type="float">
            <text:p>0</text:p>
          </table:table-cell>
          <table:table-cell table:number-columns-repeated="4"/>
          <table:table-cell table:formula="of:=IF([.J317]=0; &quot;&quot;; [.P317]/[.J317])">
            <text:p/>
          </table:table-cell>
          <table:table-cell table:formula="of:=([.L317]*[.M317])-([.G317]*[.H317])" office:value-type="float" office:value="0" calcext:value-type="float">
            <text:p>0</text:p>
          </table:table-cell>
          <table:table-cell table:formula="of:=IF([.P317]=0;&quot;&quot;; IF([.P317]&gt;=0; &quot;Win&quot;; &quot;Loss&quot;))">
            <text:p/>
          </table:table-cell>
          <table:table-cell table:formula="of:=IF([.N317]=&quot;&quot;; &quot;&quot;; CONCATENATE(DATEDIF([.F317];[.N317];&quot;d&quot;); IF(DATEDIF([.F317];[.N3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8"/>
          <table:table-cell table:formula="of:=[.I318]*[.G318]" office:value-type="float" office:value="0" calcext:value-type="float">
            <text:p>0</text:p>
          </table:table-cell>
          <table:table-cell table:number-columns-repeated="4"/>
          <table:table-cell table:formula="of:=IF([.J318]=0; &quot;&quot;; [.P318]/[.J318])">
            <text:p/>
          </table:table-cell>
          <table:table-cell table:formula="of:=([.L318]*[.M318])-([.G318]*[.H318])" office:value-type="float" office:value="0" calcext:value-type="float">
            <text:p>0</text:p>
          </table:table-cell>
          <table:table-cell table:formula="of:=IF([.P318]=0;&quot;&quot;; IF([.P318]&gt;=0; &quot;Win&quot;; &quot;Loss&quot;))">
            <text:p/>
          </table:table-cell>
          <table:table-cell table:formula="of:=IF([.N318]=&quot;&quot;; &quot;&quot;; CONCATENATE(DATEDIF([.F318];[.N318];&quot;d&quot;); IF(DATEDIF([.F318];[.N3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8"/>
          <table:table-cell table:formula="of:=[.I319]*[.G319]" office:value-type="float" office:value="0" calcext:value-type="float">
            <text:p>0</text:p>
          </table:table-cell>
          <table:table-cell table:number-columns-repeated="4"/>
          <table:table-cell table:formula="of:=IF([.J319]=0; &quot;&quot;; [.P319]/[.J319])">
            <text:p/>
          </table:table-cell>
          <table:table-cell table:formula="of:=([.L319]*[.M319])-([.G319]*[.H319])" office:value-type="float" office:value="0" calcext:value-type="float">
            <text:p>0</text:p>
          </table:table-cell>
          <table:table-cell table:formula="of:=IF([.P319]=0;&quot;&quot;; IF([.P319]&gt;=0; &quot;Win&quot;; &quot;Loss&quot;))">
            <text:p/>
          </table:table-cell>
          <table:table-cell table:formula="of:=IF([.N319]=&quot;&quot;; &quot;&quot;; CONCATENATE(DATEDIF([.F319];[.N319];&quot;d&quot;); IF(DATEDIF([.F319];[.N3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8"/>
          <table:table-cell table:formula="of:=[.I320]*[.G320]" office:value-type="float" office:value="0" calcext:value-type="float">
            <text:p>0</text:p>
          </table:table-cell>
          <table:table-cell table:number-columns-repeated="4"/>
          <table:table-cell table:formula="of:=IF([.J320]=0; &quot;&quot;; [.P320]/[.J320])">
            <text:p/>
          </table:table-cell>
          <table:table-cell table:formula="of:=([.L320]*[.M320])-([.G320]*[.H320])" office:value-type="float" office:value="0" calcext:value-type="float">
            <text:p>0</text:p>
          </table:table-cell>
          <table:table-cell table:formula="of:=IF([.P320]=0;&quot;&quot;; IF([.P320]&gt;=0; &quot;Win&quot;; &quot;Loss&quot;))">
            <text:p/>
          </table:table-cell>
          <table:table-cell table:formula="of:=IF([.N320]=&quot;&quot;; &quot;&quot;; CONCATENATE(DATEDIF([.F320];[.N320];&quot;d&quot;); IF(DATEDIF([.F320];[.N3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8"/>
          <table:table-cell table:formula="of:=[.I321]*[.G321]" office:value-type="float" office:value="0" calcext:value-type="float">
            <text:p>0</text:p>
          </table:table-cell>
          <table:table-cell table:number-columns-repeated="4"/>
          <table:table-cell table:formula="of:=IF([.J321]=0; &quot;&quot;; [.P321]/[.J321])">
            <text:p/>
          </table:table-cell>
          <table:table-cell table:formula="of:=([.L321]*[.M321])-([.G321]*[.H321])" office:value-type="float" office:value="0" calcext:value-type="float">
            <text:p>0</text:p>
          </table:table-cell>
          <table:table-cell table:formula="of:=IF([.P321]=0;&quot;&quot;; IF([.P321]&gt;=0; &quot;Win&quot;; &quot;Loss&quot;))">
            <text:p/>
          </table:table-cell>
          <table:table-cell table:formula="of:=IF([.N321]=&quot;&quot;; &quot;&quot;; CONCATENATE(DATEDIF([.F321];[.N321];&quot;d&quot;); IF(DATEDIF([.F321];[.N3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8"/>
          <table:table-cell table:formula="of:=[.I322]*[.G322]" office:value-type="float" office:value="0" calcext:value-type="float">
            <text:p>0</text:p>
          </table:table-cell>
          <table:table-cell table:number-columns-repeated="4"/>
          <table:table-cell table:formula="of:=IF([.J322]=0; &quot;&quot;; [.P322]/[.J322])">
            <text:p/>
          </table:table-cell>
          <table:table-cell table:formula="of:=([.L322]*[.M322])-([.G322]*[.H322])" office:value-type="float" office:value="0" calcext:value-type="float">
            <text:p>0</text:p>
          </table:table-cell>
          <table:table-cell table:formula="of:=IF([.P322]=0;&quot;&quot;; IF([.P322]&gt;=0; &quot;Win&quot;; &quot;Loss&quot;))">
            <text:p/>
          </table:table-cell>
          <table:table-cell table:formula="of:=IF([.N322]=&quot;&quot;; &quot;&quot;; CONCATENATE(DATEDIF([.F322];[.N322];&quot;d&quot;); IF(DATEDIF([.F322];[.N3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8"/>
          <table:table-cell table:formula="of:=[.I323]*[.G323]" office:value-type="float" office:value="0" calcext:value-type="float">
            <text:p>0</text:p>
          </table:table-cell>
          <table:table-cell table:number-columns-repeated="4"/>
          <table:table-cell table:formula="of:=IF([.J323]=0; &quot;&quot;; [.P323]/[.J323])">
            <text:p/>
          </table:table-cell>
          <table:table-cell table:formula="of:=([.L323]*[.M323])-([.G323]*[.H323])" office:value-type="float" office:value="0" calcext:value-type="float">
            <text:p>0</text:p>
          </table:table-cell>
          <table:table-cell table:formula="of:=IF([.P323]=0;&quot;&quot;; IF([.P323]&gt;=0; &quot;Win&quot;; &quot;Loss&quot;))">
            <text:p/>
          </table:table-cell>
          <table:table-cell table:formula="of:=IF([.N323]=&quot;&quot;; &quot;&quot;; CONCATENATE(DATEDIF([.F323];[.N323];&quot;d&quot;); IF(DATEDIF([.F323];[.N3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8"/>
          <table:table-cell table:formula="of:=[.I324]*[.G324]" office:value-type="float" office:value="0" calcext:value-type="float">
            <text:p>0</text:p>
          </table:table-cell>
          <table:table-cell table:number-columns-repeated="4"/>
          <table:table-cell table:formula="of:=IF([.J324]=0; &quot;&quot;; [.P324]/[.J324])">
            <text:p/>
          </table:table-cell>
          <table:table-cell table:formula="of:=([.L324]*[.M324])-([.G324]*[.H324])" office:value-type="float" office:value="0" calcext:value-type="float">
            <text:p>0</text:p>
          </table:table-cell>
          <table:table-cell table:formula="of:=IF([.P324]=0;&quot;&quot;; IF([.P324]&gt;=0; &quot;Win&quot;; &quot;Loss&quot;))">
            <text:p/>
          </table:table-cell>
          <table:table-cell table:formula="of:=IF([.N324]=&quot;&quot;; &quot;&quot;; CONCATENATE(DATEDIF([.F324];[.N324];&quot;d&quot;); IF(DATEDIF([.F324];[.N3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8"/>
          <table:table-cell table:formula="of:=[.I325]*[.G325]" office:value-type="float" office:value="0" calcext:value-type="float">
            <text:p>0</text:p>
          </table:table-cell>
          <table:table-cell table:number-columns-repeated="4"/>
          <table:table-cell table:formula="of:=IF([.J325]=0; &quot;&quot;; [.P325]/[.J325])">
            <text:p/>
          </table:table-cell>
          <table:table-cell table:formula="of:=([.L325]*[.M325])-([.G325]*[.H325])" office:value-type="float" office:value="0" calcext:value-type="float">
            <text:p>0</text:p>
          </table:table-cell>
          <table:table-cell table:formula="of:=IF([.P325]=0;&quot;&quot;; IF([.P325]&gt;=0; &quot;Win&quot;; &quot;Loss&quot;))">
            <text:p/>
          </table:table-cell>
          <table:table-cell table:formula="of:=IF([.N325]=&quot;&quot;; &quot;&quot;; CONCATENATE(DATEDIF([.F325];[.N325];&quot;d&quot;); IF(DATEDIF([.F325];[.N3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8"/>
          <table:table-cell table:formula="of:=[.I326]*[.G326]" office:value-type="float" office:value="0" calcext:value-type="float">
            <text:p>0</text:p>
          </table:table-cell>
          <table:table-cell table:number-columns-repeated="4"/>
          <table:table-cell table:formula="of:=IF([.J326]=0; &quot;&quot;; [.P326]/[.J326])">
            <text:p/>
          </table:table-cell>
          <table:table-cell table:formula="of:=([.L326]*[.M326])-([.G326]*[.H326])" office:value-type="float" office:value="0" calcext:value-type="float">
            <text:p>0</text:p>
          </table:table-cell>
          <table:table-cell table:formula="of:=IF([.P326]=0;&quot;&quot;; IF([.P326]&gt;=0; &quot;Win&quot;; &quot;Loss&quot;))">
            <text:p/>
          </table:table-cell>
          <table:table-cell table:formula="of:=IF([.N326]=&quot;&quot;; &quot;&quot;; CONCATENATE(DATEDIF([.F326];[.N326];&quot;d&quot;); IF(DATEDIF([.F326];[.N3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8"/>
          <table:table-cell table:formula="of:=[.I327]*[.G327]" office:value-type="float" office:value="0" calcext:value-type="float">
            <text:p>0</text:p>
          </table:table-cell>
          <table:table-cell table:number-columns-repeated="4"/>
          <table:table-cell table:formula="of:=IF([.J327]=0; &quot;&quot;; [.P327]/[.J327])">
            <text:p/>
          </table:table-cell>
          <table:table-cell table:formula="of:=([.L327]*[.M327])-([.G327]*[.H327])" office:value-type="float" office:value="0" calcext:value-type="float">
            <text:p>0</text:p>
          </table:table-cell>
          <table:table-cell table:formula="of:=IF([.P327]=0;&quot;&quot;; IF([.P327]&gt;=0; &quot;Win&quot;; &quot;Loss&quot;))">
            <text:p/>
          </table:table-cell>
          <table:table-cell table:formula="of:=IF([.N327]=&quot;&quot;; &quot;&quot;; CONCATENATE(DATEDIF([.F327];[.N327];&quot;d&quot;); IF(DATEDIF([.F327];[.N3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8"/>
          <table:table-cell table:formula="of:=[.I328]*[.G328]" office:value-type="float" office:value="0" calcext:value-type="float">
            <text:p>0</text:p>
          </table:table-cell>
          <table:table-cell table:number-columns-repeated="4"/>
          <table:table-cell table:formula="of:=IF([.J328]=0; &quot;&quot;; [.P328]/[.J328])">
            <text:p/>
          </table:table-cell>
          <table:table-cell table:formula="of:=([.L328]*[.M328])-([.G328]*[.H328])" office:value-type="float" office:value="0" calcext:value-type="float">
            <text:p>0</text:p>
          </table:table-cell>
          <table:table-cell table:formula="of:=IF([.P328]=0;&quot;&quot;; IF([.P328]&gt;=0; &quot;Win&quot;; &quot;Loss&quot;))">
            <text:p/>
          </table:table-cell>
          <table:table-cell table:formula="of:=IF([.N328]=&quot;&quot;; &quot;&quot;; CONCATENATE(DATEDIF([.F328];[.N328];&quot;d&quot;); IF(DATEDIF([.F328];[.N3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8"/>
          <table:table-cell table:formula="of:=[.I329]*[.G329]" office:value-type="float" office:value="0" calcext:value-type="float">
            <text:p>0</text:p>
          </table:table-cell>
          <table:table-cell table:number-columns-repeated="4"/>
          <table:table-cell table:formula="of:=IF([.J329]=0; &quot;&quot;; [.P329]/[.J329])">
            <text:p/>
          </table:table-cell>
          <table:table-cell table:formula="of:=([.L329]*[.M329])-([.G329]*[.H329])" office:value-type="float" office:value="0" calcext:value-type="float">
            <text:p>0</text:p>
          </table:table-cell>
          <table:table-cell table:formula="of:=IF([.P329]=0;&quot;&quot;; IF([.P329]&gt;=0; &quot;Win&quot;; &quot;Loss&quot;))">
            <text:p/>
          </table:table-cell>
          <table:table-cell table:formula="of:=IF([.N329]=&quot;&quot;; &quot;&quot;; CONCATENATE(DATEDIF([.F329];[.N329];&quot;d&quot;); IF(DATEDIF([.F329];[.N3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8"/>
          <table:table-cell table:formula="of:=[.I330]*[.G330]" office:value-type="float" office:value="0" calcext:value-type="float">
            <text:p>0</text:p>
          </table:table-cell>
          <table:table-cell table:number-columns-repeated="4"/>
          <table:table-cell table:formula="of:=IF([.J330]=0; &quot;&quot;; [.P330]/[.J330])">
            <text:p/>
          </table:table-cell>
          <table:table-cell table:formula="of:=([.L330]*[.M330])-([.G330]*[.H330])" office:value-type="float" office:value="0" calcext:value-type="float">
            <text:p>0</text:p>
          </table:table-cell>
          <table:table-cell table:formula="of:=IF([.P330]=0;&quot;&quot;; IF([.P330]&gt;=0; &quot;Win&quot;; &quot;Loss&quot;))">
            <text:p/>
          </table:table-cell>
          <table:table-cell table:formula="of:=IF([.N330]=&quot;&quot;; &quot;&quot;; CONCATENATE(DATEDIF([.F330];[.N330];&quot;d&quot;); IF(DATEDIF([.F330];[.N3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8"/>
          <table:table-cell table:formula="of:=[.I331]*[.G331]" office:value-type="float" office:value="0" calcext:value-type="float">
            <text:p>0</text:p>
          </table:table-cell>
          <table:table-cell table:number-columns-repeated="4"/>
          <table:table-cell table:formula="of:=IF([.J331]=0; &quot;&quot;; [.P331]/[.J331])">
            <text:p/>
          </table:table-cell>
          <table:table-cell table:formula="of:=([.L331]*[.M331])-([.G331]*[.H331])" office:value-type="float" office:value="0" calcext:value-type="float">
            <text:p>0</text:p>
          </table:table-cell>
          <table:table-cell table:formula="of:=IF([.P331]=0;&quot;&quot;; IF([.P331]&gt;=0; &quot;Win&quot;; &quot;Loss&quot;))">
            <text:p/>
          </table:table-cell>
          <table:table-cell table:formula="of:=IF([.N331]=&quot;&quot;; &quot;&quot;; CONCATENATE(DATEDIF([.F331];[.N331];&quot;d&quot;); IF(DATEDIF([.F331];[.N3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8"/>
          <table:table-cell table:formula="of:=[.I332]*[.G332]" office:value-type="float" office:value="0" calcext:value-type="float">
            <text:p>0</text:p>
          </table:table-cell>
          <table:table-cell table:number-columns-repeated="4"/>
          <table:table-cell table:formula="of:=IF([.J332]=0; &quot;&quot;; [.P332]/[.J332])">
            <text:p/>
          </table:table-cell>
          <table:table-cell table:formula="of:=([.L332]*[.M332])-([.G332]*[.H332])" office:value-type="float" office:value="0" calcext:value-type="float">
            <text:p>0</text:p>
          </table:table-cell>
          <table:table-cell table:formula="of:=IF([.P332]=0;&quot;&quot;; IF([.P332]&gt;=0; &quot;Win&quot;; &quot;Loss&quot;))">
            <text:p/>
          </table:table-cell>
          <table:table-cell table:formula="of:=IF([.N332]=&quot;&quot;; &quot;&quot;; CONCATENATE(DATEDIF([.F332];[.N332];&quot;d&quot;); IF(DATEDIF([.F332];[.N3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8"/>
          <table:table-cell table:formula="of:=[.I333]*[.G333]" office:value-type="float" office:value="0" calcext:value-type="float">
            <text:p>0</text:p>
          </table:table-cell>
          <table:table-cell table:number-columns-repeated="4"/>
          <table:table-cell table:formula="of:=IF([.J333]=0; &quot;&quot;; [.P333]/[.J333])">
            <text:p/>
          </table:table-cell>
          <table:table-cell table:formula="of:=([.L333]*[.M333])-([.G333]*[.H333])" office:value-type="float" office:value="0" calcext:value-type="float">
            <text:p>0</text:p>
          </table:table-cell>
          <table:table-cell table:formula="of:=IF([.P333]=0;&quot;&quot;; IF([.P333]&gt;=0; &quot;Win&quot;; &quot;Loss&quot;))">
            <text:p/>
          </table:table-cell>
          <table:table-cell table:formula="of:=IF([.N333]=&quot;&quot;; &quot;&quot;; CONCATENATE(DATEDIF([.F333];[.N333];&quot;d&quot;); IF(DATEDIF([.F333];[.N3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8"/>
          <table:table-cell table:formula="of:=[.I334]*[.G334]" office:value-type="float" office:value="0" calcext:value-type="float">
            <text:p>0</text:p>
          </table:table-cell>
          <table:table-cell table:number-columns-repeated="4"/>
          <table:table-cell table:formula="of:=IF([.J334]=0; &quot;&quot;; [.P334]/[.J334])">
            <text:p/>
          </table:table-cell>
          <table:table-cell table:formula="of:=([.L334]*[.M334])-([.G334]*[.H334])" office:value-type="float" office:value="0" calcext:value-type="float">
            <text:p>0</text:p>
          </table:table-cell>
          <table:table-cell table:formula="of:=IF([.P334]=0;&quot;&quot;; IF([.P334]&gt;=0; &quot;Win&quot;; &quot;Loss&quot;))">
            <text:p/>
          </table:table-cell>
          <table:table-cell table:formula="of:=IF([.N334]=&quot;&quot;; &quot;&quot;; CONCATENATE(DATEDIF([.F334];[.N334];&quot;d&quot;); IF(DATEDIF([.F334];[.N3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8"/>
          <table:table-cell table:formula="of:=[.I335]*[.G335]" office:value-type="float" office:value="0" calcext:value-type="float">
            <text:p>0</text:p>
          </table:table-cell>
          <table:table-cell table:number-columns-repeated="4"/>
          <table:table-cell table:formula="of:=IF([.J335]=0; &quot;&quot;; [.P335]/[.J335])">
            <text:p/>
          </table:table-cell>
          <table:table-cell table:formula="of:=([.L335]*[.M335])-([.G335]*[.H335])" office:value-type="float" office:value="0" calcext:value-type="float">
            <text:p>0</text:p>
          </table:table-cell>
          <table:table-cell table:formula="of:=IF([.P335]=0;&quot;&quot;; IF([.P335]&gt;=0; &quot;Win&quot;; &quot;Loss&quot;))">
            <text:p/>
          </table:table-cell>
          <table:table-cell table:formula="of:=IF([.N335]=&quot;&quot;; &quot;&quot;; CONCATENATE(DATEDIF([.F335];[.N335];&quot;d&quot;); IF(DATEDIF([.F335];[.N3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8"/>
          <table:table-cell table:formula="of:=[.I336]*[.G336]" office:value-type="float" office:value="0" calcext:value-type="float">
            <text:p>0</text:p>
          </table:table-cell>
          <table:table-cell table:number-columns-repeated="4"/>
          <table:table-cell table:formula="of:=IF([.J336]=0; &quot;&quot;; [.P336]/[.J336])">
            <text:p/>
          </table:table-cell>
          <table:table-cell table:formula="of:=([.L336]*[.M336])-([.G336]*[.H336])" office:value-type="float" office:value="0" calcext:value-type="float">
            <text:p>0</text:p>
          </table:table-cell>
          <table:table-cell table:formula="of:=IF([.P336]=0;&quot;&quot;; IF([.P336]&gt;=0; &quot;Win&quot;; &quot;Loss&quot;))">
            <text:p/>
          </table:table-cell>
          <table:table-cell table:formula="of:=IF([.N336]=&quot;&quot;; &quot;&quot;; CONCATENATE(DATEDIF([.F336];[.N336];&quot;d&quot;); IF(DATEDIF([.F336];[.N3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8"/>
          <table:table-cell table:formula="of:=[.I337]*[.G337]" office:value-type="float" office:value="0" calcext:value-type="float">
            <text:p>0</text:p>
          </table:table-cell>
          <table:table-cell table:number-columns-repeated="4"/>
          <table:table-cell table:formula="of:=IF([.J337]=0; &quot;&quot;; [.P337]/[.J337])">
            <text:p/>
          </table:table-cell>
          <table:table-cell table:formula="of:=([.L337]*[.M337])-([.G337]*[.H337])" office:value-type="float" office:value="0" calcext:value-type="float">
            <text:p>0</text:p>
          </table:table-cell>
          <table:table-cell table:formula="of:=IF([.P337]=0;&quot;&quot;; IF([.P337]&gt;=0; &quot;Win&quot;; &quot;Loss&quot;))">
            <text:p/>
          </table:table-cell>
          <table:table-cell table:formula="of:=IF([.N337]=&quot;&quot;; &quot;&quot;; CONCATENATE(DATEDIF([.F337];[.N337];&quot;d&quot;); IF(DATEDIF([.F337];[.N3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8"/>
          <table:table-cell table:formula="of:=[.I338]*[.G338]" office:value-type="float" office:value="0" calcext:value-type="float">
            <text:p>0</text:p>
          </table:table-cell>
          <table:table-cell table:number-columns-repeated="4"/>
          <table:table-cell table:formula="of:=IF([.J338]=0; &quot;&quot;; [.P338]/[.J338])">
            <text:p/>
          </table:table-cell>
          <table:table-cell table:formula="of:=([.L338]*[.M338])-([.G338]*[.H338])" office:value-type="float" office:value="0" calcext:value-type="float">
            <text:p>0</text:p>
          </table:table-cell>
          <table:table-cell table:formula="of:=IF([.P338]=0;&quot;&quot;; IF([.P338]&gt;=0; &quot;Win&quot;; &quot;Loss&quot;))">
            <text:p/>
          </table:table-cell>
          <table:table-cell table:formula="of:=IF([.N338]=&quot;&quot;; &quot;&quot;; CONCATENATE(DATEDIF([.F338];[.N338];&quot;d&quot;); IF(DATEDIF([.F338];[.N3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8"/>
          <table:table-cell table:formula="of:=[.I339]*[.G339]" office:value-type="float" office:value="0" calcext:value-type="float">
            <text:p>0</text:p>
          </table:table-cell>
          <table:table-cell table:number-columns-repeated="4"/>
          <table:table-cell table:formula="of:=IF([.J339]=0; &quot;&quot;; [.P339]/[.J339])">
            <text:p/>
          </table:table-cell>
          <table:table-cell table:formula="of:=([.L339]*[.M339])-([.G339]*[.H339])" office:value-type="float" office:value="0" calcext:value-type="float">
            <text:p>0</text:p>
          </table:table-cell>
          <table:table-cell table:formula="of:=IF([.P339]=0;&quot;&quot;; IF([.P339]&gt;=0; &quot;Win&quot;; &quot;Loss&quot;))">
            <text:p/>
          </table:table-cell>
          <table:table-cell table:formula="of:=IF([.N339]=&quot;&quot;; &quot;&quot;; CONCATENATE(DATEDIF([.F339];[.N339];&quot;d&quot;); IF(DATEDIF([.F339];[.N3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8"/>
          <table:table-cell table:formula="of:=[.I340]*[.G340]" office:value-type="float" office:value="0" calcext:value-type="float">
            <text:p>0</text:p>
          </table:table-cell>
          <table:table-cell table:number-columns-repeated="4"/>
          <table:table-cell table:formula="of:=IF([.J340]=0; &quot;&quot;; [.P340]/[.J340])">
            <text:p/>
          </table:table-cell>
          <table:table-cell table:formula="of:=([.L340]*[.M340])-([.G340]*[.H340])" office:value-type="float" office:value="0" calcext:value-type="float">
            <text:p>0</text:p>
          </table:table-cell>
          <table:table-cell table:formula="of:=IF([.P340]=0;&quot;&quot;; IF([.P340]&gt;=0; &quot;Win&quot;; &quot;Loss&quot;))">
            <text:p/>
          </table:table-cell>
          <table:table-cell table:formula="of:=IF([.N340]=&quot;&quot;; &quot;&quot;; CONCATENATE(DATEDIF([.F340];[.N340];&quot;d&quot;); IF(DATEDIF([.F340];[.N3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8"/>
          <table:table-cell table:formula="of:=[.I341]*[.G341]" office:value-type="float" office:value="0" calcext:value-type="float">
            <text:p>0</text:p>
          </table:table-cell>
          <table:table-cell table:number-columns-repeated="4"/>
          <table:table-cell table:formula="of:=IF([.J341]=0; &quot;&quot;; [.P341]/[.J341])">
            <text:p/>
          </table:table-cell>
          <table:table-cell table:formula="of:=([.L341]*[.M341])-([.G341]*[.H341])" office:value-type="float" office:value="0" calcext:value-type="float">
            <text:p>0</text:p>
          </table:table-cell>
          <table:table-cell table:formula="of:=IF([.P341]=0;&quot;&quot;; IF([.P341]&gt;=0; &quot;Win&quot;; &quot;Loss&quot;))">
            <text:p/>
          </table:table-cell>
          <table:table-cell table:formula="of:=IF([.N341]=&quot;&quot;; &quot;&quot;; CONCATENATE(DATEDIF([.F341];[.N341];&quot;d&quot;); IF(DATEDIF([.F341];[.N3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8"/>
          <table:table-cell table:formula="of:=[.I342]*[.G342]" office:value-type="float" office:value="0" calcext:value-type="float">
            <text:p>0</text:p>
          </table:table-cell>
          <table:table-cell table:number-columns-repeated="4"/>
          <table:table-cell table:formula="of:=IF([.J342]=0; &quot;&quot;; [.P342]/[.J342])">
            <text:p/>
          </table:table-cell>
          <table:table-cell table:formula="of:=([.L342]*[.M342])-([.G342]*[.H342])" office:value-type="float" office:value="0" calcext:value-type="float">
            <text:p>0</text:p>
          </table:table-cell>
          <table:table-cell table:formula="of:=IF([.P342]=0;&quot;&quot;; IF([.P342]&gt;=0; &quot;Win&quot;; &quot;Loss&quot;))">
            <text:p/>
          </table:table-cell>
          <table:table-cell table:formula="of:=IF([.N342]=&quot;&quot;; &quot;&quot;; CONCATENATE(DATEDIF([.F342];[.N342];&quot;d&quot;); IF(DATEDIF([.F342];[.N3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8"/>
          <table:table-cell table:formula="of:=[.I343]*[.G343]" office:value-type="float" office:value="0" calcext:value-type="float">
            <text:p>0</text:p>
          </table:table-cell>
          <table:table-cell table:number-columns-repeated="4"/>
          <table:table-cell table:formula="of:=IF([.J343]=0; &quot;&quot;; [.P343]/[.J343])">
            <text:p/>
          </table:table-cell>
          <table:table-cell table:formula="of:=([.L343]*[.M343])-([.G343]*[.H343])" office:value-type="float" office:value="0" calcext:value-type="float">
            <text:p>0</text:p>
          </table:table-cell>
          <table:table-cell table:formula="of:=IF([.P343]=0;&quot;&quot;; IF([.P343]&gt;=0; &quot;Win&quot;; &quot;Loss&quot;))">
            <text:p/>
          </table:table-cell>
          <table:table-cell table:formula="of:=IF([.N343]=&quot;&quot;; &quot;&quot;; CONCATENATE(DATEDIF([.F343];[.N343];&quot;d&quot;); IF(DATEDIF([.F343];[.N3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8"/>
          <table:table-cell table:formula="of:=[.I344]*[.G344]" office:value-type="float" office:value="0" calcext:value-type="float">
            <text:p>0</text:p>
          </table:table-cell>
          <table:table-cell table:number-columns-repeated="4"/>
          <table:table-cell table:formula="of:=IF([.J344]=0; &quot;&quot;; [.P344]/[.J344])">
            <text:p/>
          </table:table-cell>
          <table:table-cell table:formula="of:=([.L344]*[.M344])-([.G344]*[.H344])" office:value-type="float" office:value="0" calcext:value-type="float">
            <text:p>0</text:p>
          </table:table-cell>
          <table:table-cell table:formula="of:=IF([.P344]=0;&quot;&quot;; IF([.P344]&gt;=0; &quot;Win&quot;; &quot;Loss&quot;))">
            <text:p/>
          </table:table-cell>
          <table:table-cell table:formula="of:=IF([.N344]=&quot;&quot;; &quot;&quot;; CONCATENATE(DATEDIF([.F344];[.N344];&quot;d&quot;); IF(DATEDIF([.F344];[.N3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8"/>
          <table:table-cell table:formula="of:=[.I345]*[.G345]" office:value-type="float" office:value="0" calcext:value-type="float">
            <text:p>0</text:p>
          </table:table-cell>
          <table:table-cell table:number-columns-repeated="4"/>
          <table:table-cell table:formula="of:=IF([.J345]=0; &quot;&quot;; [.P345]/[.J345])">
            <text:p/>
          </table:table-cell>
          <table:table-cell table:formula="of:=([.L345]*[.M345])-([.G345]*[.H345])" office:value-type="float" office:value="0" calcext:value-type="float">
            <text:p>0</text:p>
          </table:table-cell>
          <table:table-cell table:formula="of:=IF([.P345]=0;&quot;&quot;; IF([.P345]&gt;=0; &quot;Win&quot;; &quot;Loss&quot;))">
            <text:p/>
          </table:table-cell>
          <table:table-cell table:formula="of:=IF([.N345]=&quot;&quot;; &quot;&quot;; CONCATENATE(DATEDIF([.F345];[.N345];&quot;d&quot;); IF(DATEDIF([.F345];[.N3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8"/>
          <table:table-cell table:formula="of:=[.I346]*[.G346]" office:value-type="float" office:value="0" calcext:value-type="float">
            <text:p>0</text:p>
          </table:table-cell>
          <table:table-cell table:number-columns-repeated="4"/>
          <table:table-cell table:formula="of:=IF([.J346]=0; &quot;&quot;; [.P346]/[.J346])">
            <text:p/>
          </table:table-cell>
          <table:table-cell table:formula="of:=([.L346]*[.M346])-([.G346]*[.H346])" office:value-type="float" office:value="0" calcext:value-type="float">
            <text:p>0</text:p>
          </table:table-cell>
          <table:table-cell table:formula="of:=IF([.P346]=0;&quot;&quot;; IF([.P346]&gt;=0; &quot;Win&quot;; &quot;Loss&quot;))">
            <text:p/>
          </table:table-cell>
          <table:table-cell table:formula="of:=IF([.N346]=&quot;&quot;; &quot;&quot;; CONCATENATE(DATEDIF([.F346];[.N346];&quot;d&quot;); IF(DATEDIF([.F346];[.N3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8"/>
          <table:table-cell table:formula="of:=[.I347]*[.G347]" office:value-type="float" office:value="0" calcext:value-type="float">
            <text:p>0</text:p>
          </table:table-cell>
          <table:table-cell table:number-columns-repeated="4"/>
          <table:table-cell table:formula="of:=IF([.J347]=0; &quot;&quot;; [.P347]/[.J347])">
            <text:p/>
          </table:table-cell>
          <table:table-cell table:formula="of:=([.L347]*[.M347])-([.G347]*[.H347])" office:value-type="float" office:value="0" calcext:value-type="float">
            <text:p>0</text:p>
          </table:table-cell>
          <table:table-cell table:formula="of:=IF([.P347]=0;&quot;&quot;; IF([.P347]&gt;=0; &quot;Win&quot;; &quot;Loss&quot;))">
            <text:p/>
          </table:table-cell>
          <table:table-cell table:formula="of:=IF([.N347]=&quot;&quot;; &quot;&quot;; CONCATENATE(DATEDIF([.F347];[.N347];&quot;d&quot;); IF(DATEDIF([.F347];[.N3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8"/>
          <table:table-cell table:formula="of:=[.I348]*[.G348]" office:value-type="float" office:value="0" calcext:value-type="float">
            <text:p>0</text:p>
          </table:table-cell>
          <table:table-cell table:number-columns-repeated="4"/>
          <table:table-cell table:formula="of:=IF([.J348]=0; &quot;&quot;; [.P348]/[.J348])">
            <text:p/>
          </table:table-cell>
          <table:table-cell table:formula="of:=([.L348]*[.M348])-([.G348]*[.H348])" office:value-type="float" office:value="0" calcext:value-type="float">
            <text:p>0</text:p>
          </table:table-cell>
          <table:table-cell table:formula="of:=IF([.P348]=0;&quot;&quot;; IF([.P348]&gt;=0; &quot;Win&quot;; &quot;Loss&quot;))">
            <text:p/>
          </table:table-cell>
          <table:table-cell table:formula="of:=IF([.N348]=&quot;&quot;; &quot;&quot;; CONCATENATE(DATEDIF([.F348];[.N348];&quot;d&quot;); IF(DATEDIF([.F348];[.N3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8"/>
          <table:table-cell table:formula="of:=[.I349]*[.G349]" office:value-type="float" office:value="0" calcext:value-type="float">
            <text:p>0</text:p>
          </table:table-cell>
          <table:table-cell table:number-columns-repeated="4"/>
          <table:table-cell table:formula="of:=IF([.J349]=0; &quot;&quot;; [.P349]/[.J349])">
            <text:p/>
          </table:table-cell>
          <table:table-cell table:formula="of:=([.L349]*[.M349])-([.G349]*[.H349])" office:value-type="float" office:value="0" calcext:value-type="float">
            <text:p>0</text:p>
          </table:table-cell>
          <table:table-cell table:formula="of:=IF([.P349]=0;&quot;&quot;; IF([.P349]&gt;=0; &quot;Win&quot;; &quot;Loss&quot;))">
            <text:p/>
          </table:table-cell>
          <table:table-cell table:formula="of:=IF([.N349]=&quot;&quot;; &quot;&quot;; CONCATENATE(DATEDIF([.F349];[.N349];&quot;d&quot;); IF(DATEDIF([.F349];[.N3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8"/>
          <table:table-cell table:formula="of:=[.I350]*[.G350]" office:value-type="float" office:value="0" calcext:value-type="float">
            <text:p>0</text:p>
          </table:table-cell>
          <table:table-cell table:number-columns-repeated="4"/>
          <table:table-cell table:formula="of:=IF([.J350]=0; &quot;&quot;; [.P350]/[.J350])">
            <text:p/>
          </table:table-cell>
          <table:table-cell table:formula="of:=([.L350]*[.M350])-([.G350]*[.H350])" office:value-type="float" office:value="0" calcext:value-type="float">
            <text:p>0</text:p>
          </table:table-cell>
          <table:table-cell table:formula="of:=IF([.P350]=0;&quot;&quot;; IF([.P350]&gt;=0; &quot;Win&quot;; &quot;Loss&quot;))">
            <text:p/>
          </table:table-cell>
          <table:table-cell table:formula="of:=IF([.N350]=&quot;&quot;; &quot;&quot;; CONCATENATE(DATEDIF([.F350];[.N350];&quot;d&quot;); IF(DATEDIF([.F350];[.N3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8"/>
          <table:table-cell table:formula="of:=[.I351]*[.G351]" office:value-type="float" office:value="0" calcext:value-type="float">
            <text:p>0</text:p>
          </table:table-cell>
          <table:table-cell table:number-columns-repeated="4"/>
          <table:table-cell table:formula="of:=IF([.J351]=0; &quot;&quot;; [.P351]/[.J351])">
            <text:p/>
          </table:table-cell>
          <table:table-cell table:formula="of:=([.L351]*[.M351])-([.G351]*[.H351])" office:value-type="float" office:value="0" calcext:value-type="float">
            <text:p>0</text:p>
          </table:table-cell>
          <table:table-cell table:formula="of:=IF([.P351]=0;&quot;&quot;; IF([.P351]&gt;=0; &quot;Win&quot;; &quot;Loss&quot;))">
            <text:p/>
          </table:table-cell>
          <table:table-cell table:formula="of:=IF([.N351]=&quot;&quot;; &quot;&quot;; CONCATENATE(DATEDIF([.F351];[.N351];&quot;d&quot;); IF(DATEDIF([.F351];[.N3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8"/>
          <table:table-cell table:formula="of:=[.I352]*[.G352]" office:value-type="float" office:value="0" calcext:value-type="float">
            <text:p>0</text:p>
          </table:table-cell>
          <table:table-cell table:number-columns-repeated="4"/>
          <table:table-cell table:formula="of:=IF([.J352]=0; &quot;&quot;; [.P352]/[.J352])">
            <text:p/>
          </table:table-cell>
          <table:table-cell table:formula="of:=([.L352]*[.M352])-([.G352]*[.H352])" office:value-type="float" office:value="0" calcext:value-type="float">
            <text:p>0</text:p>
          </table:table-cell>
          <table:table-cell table:formula="of:=IF([.P352]=0;&quot;&quot;; IF([.P352]&gt;=0; &quot;Win&quot;; &quot;Loss&quot;))">
            <text:p/>
          </table:table-cell>
          <table:table-cell table:formula="of:=IF([.N352]=&quot;&quot;; &quot;&quot;; CONCATENATE(DATEDIF([.F352];[.N352];&quot;d&quot;); IF(DATEDIF([.F352];[.N3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8"/>
          <table:table-cell table:formula="of:=[.I353]*[.G353]" office:value-type="float" office:value="0" calcext:value-type="float">
            <text:p>0</text:p>
          </table:table-cell>
          <table:table-cell table:number-columns-repeated="4"/>
          <table:table-cell table:formula="of:=IF([.J353]=0; &quot;&quot;; [.P353]/[.J353])">
            <text:p/>
          </table:table-cell>
          <table:table-cell table:formula="of:=([.L353]*[.M353])-([.G353]*[.H353])" office:value-type="float" office:value="0" calcext:value-type="float">
            <text:p>0</text:p>
          </table:table-cell>
          <table:table-cell table:formula="of:=IF([.P353]=0;&quot;&quot;; IF([.P353]&gt;=0; &quot;Win&quot;; &quot;Loss&quot;))">
            <text:p/>
          </table:table-cell>
          <table:table-cell table:formula="of:=IF([.N353]=&quot;&quot;; &quot;&quot;; CONCATENATE(DATEDIF([.F353];[.N353];&quot;d&quot;); IF(DATEDIF([.F353];[.N3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8"/>
          <table:table-cell table:formula="of:=[.I354]*[.G354]" office:value-type="float" office:value="0" calcext:value-type="float">
            <text:p>0</text:p>
          </table:table-cell>
          <table:table-cell table:number-columns-repeated="4"/>
          <table:table-cell table:formula="of:=IF([.J354]=0; &quot;&quot;; [.P354]/[.J354])">
            <text:p/>
          </table:table-cell>
          <table:table-cell table:formula="of:=([.L354]*[.M354])-([.G354]*[.H354])" office:value-type="float" office:value="0" calcext:value-type="float">
            <text:p>0</text:p>
          </table:table-cell>
          <table:table-cell table:formula="of:=IF([.P354]=0;&quot;&quot;; IF([.P354]&gt;=0; &quot;Win&quot;; &quot;Loss&quot;))">
            <text:p/>
          </table:table-cell>
          <table:table-cell table:formula="of:=IF([.N354]=&quot;&quot;; &quot;&quot;; CONCATENATE(DATEDIF([.F354];[.N354];&quot;d&quot;); IF(DATEDIF([.F354];[.N3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8"/>
          <table:table-cell table:formula="of:=[.I355]*[.G355]" office:value-type="float" office:value="0" calcext:value-type="float">
            <text:p>0</text:p>
          </table:table-cell>
          <table:table-cell table:number-columns-repeated="4"/>
          <table:table-cell table:formula="of:=IF([.J355]=0; &quot;&quot;; [.P355]/[.J355])">
            <text:p/>
          </table:table-cell>
          <table:table-cell table:formula="of:=([.L355]*[.M355])-([.G355]*[.H355])" office:value-type="float" office:value="0" calcext:value-type="float">
            <text:p>0</text:p>
          </table:table-cell>
          <table:table-cell table:formula="of:=IF([.P355]=0;&quot;&quot;; IF([.P355]&gt;=0; &quot;Win&quot;; &quot;Loss&quot;))">
            <text:p/>
          </table:table-cell>
          <table:table-cell table:formula="of:=IF([.N355]=&quot;&quot;; &quot;&quot;; CONCATENATE(DATEDIF([.F355];[.N355];&quot;d&quot;); IF(DATEDIF([.F355];[.N3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8"/>
          <table:table-cell table:formula="of:=[.I356]*[.G356]" office:value-type="float" office:value="0" calcext:value-type="float">
            <text:p>0</text:p>
          </table:table-cell>
          <table:table-cell table:number-columns-repeated="4"/>
          <table:table-cell table:formula="of:=IF([.J356]=0; &quot;&quot;; [.P356]/[.J356])">
            <text:p/>
          </table:table-cell>
          <table:table-cell table:formula="of:=([.L356]*[.M356])-([.G356]*[.H356])" office:value-type="float" office:value="0" calcext:value-type="float">
            <text:p>0</text:p>
          </table:table-cell>
          <table:table-cell table:formula="of:=IF([.P356]=0;&quot;&quot;; IF([.P356]&gt;=0; &quot;Win&quot;; &quot;Loss&quot;))">
            <text:p/>
          </table:table-cell>
          <table:table-cell table:formula="of:=IF([.N356]=&quot;&quot;; &quot;&quot;; CONCATENATE(DATEDIF([.F356];[.N356];&quot;d&quot;); IF(DATEDIF([.F356];[.N3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8"/>
          <table:table-cell table:formula="of:=[.I357]*[.G357]" office:value-type="float" office:value="0" calcext:value-type="float">
            <text:p>0</text:p>
          </table:table-cell>
          <table:table-cell table:number-columns-repeated="4"/>
          <table:table-cell table:formula="of:=IF([.J357]=0; &quot;&quot;; [.P357]/[.J357])">
            <text:p/>
          </table:table-cell>
          <table:table-cell table:formula="of:=([.L357]*[.M357])-([.G357]*[.H357])" office:value-type="float" office:value="0" calcext:value-type="float">
            <text:p>0</text:p>
          </table:table-cell>
          <table:table-cell table:formula="of:=IF([.P357]=0;&quot;&quot;; IF([.P357]&gt;=0; &quot;Win&quot;; &quot;Loss&quot;))">
            <text:p/>
          </table:table-cell>
          <table:table-cell table:formula="of:=IF([.N357]=&quot;&quot;; &quot;&quot;; CONCATENATE(DATEDIF([.F357];[.N357];&quot;d&quot;); IF(DATEDIF([.F357];[.N3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8"/>
          <table:table-cell table:formula="of:=[.I358]*[.G358]" office:value-type="float" office:value="0" calcext:value-type="float">
            <text:p>0</text:p>
          </table:table-cell>
          <table:table-cell table:number-columns-repeated="4"/>
          <table:table-cell table:formula="of:=IF([.J358]=0; &quot;&quot;; [.P358]/[.J358])">
            <text:p/>
          </table:table-cell>
          <table:table-cell table:formula="of:=([.L358]*[.M358])-([.G358]*[.H358])" office:value-type="float" office:value="0" calcext:value-type="float">
            <text:p>0</text:p>
          </table:table-cell>
          <table:table-cell table:formula="of:=IF([.P358]=0;&quot;&quot;; IF([.P358]&gt;=0; &quot;Win&quot;; &quot;Loss&quot;))">
            <text:p/>
          </table:table-cell>
          <table:table-cell table:formula="of:=IF([.N358]=&quot;&quot;; &quot;&quot;; CONCATENATE(DATEDIF([.F358];[.N358];&quot;d&quot;); IF(DATEDIF([.F358];[.N3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8"/>
          <table:table-cell table:formula="of:=[.I359]*[.G359]" office:value-type="float" office:value="0" calcext:value-type="float">
            <text:p>0</text:p>
          </table:table-cell>
          <table:table-cell table:number-columns-repeated="4"/>
          <table:table-cell table:formula="of:=IF([.J359]=0; &quot;&quot;; [.P359]/[.J359])">
            <text:p/>
          </table:table-cell>
          <table:table-cell table:formula="of:=([.L359]*[.M359])-([.G359]*[.H359])" office:value-type="float" office:value="0" calcext:value-type="float">
            <text:p>0</text:p>
          </table:table-cell>
          <table:table-cell table:formula="of:=IF([.P359]=0;&quot;&quot;; IF([.P359]&gt;=0; &quot;Win&quot;; &quot;Loss&quot;))">
            <text:p/>
          </table:table-cell>
          <table:table-cell table:formula="of:=IF([.N359]=&quot;&quot;; &quot;&quot;; CONCATENATE(DATEDIF([.F359];[.N359];&quot;d&quot;); IF(DATEDIF([.F359];[.N3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8"/>
          <table:table-cell table:formula="of:=[.I360]*[.G360]" office:value-type="float" office:value="0" calcext:value-type="float">
            <text:p>0</text:p>
          </table:table-cell>
          <table:table-cell table:number-columns-repeated="4"/>
          <table:table-cell table:formula="of:=IF([.J360]=0; &quot;&quot;; [.P360]/[.J360])">
            <text:p/>
          </table:table-cell>
          <table:table-cell table:formula="of:=([.L360]*[.M360])-([.G360]*[.H360])" office:value-type="float" office:value="0" calcext:value-type="float">
            <text:p>0</text:p>
          </table:table-cell>
          <table:table-cell table:formula="of:=IF([.P360]=0;&quot;&quot;; IF([.P360]&gt;=0; &quot;Win&quot;; &quot;Loss&quot;))">
            <text:p/>
          </table:table-cell>
          <table:table-cell table:formula="of:=IF([.N360]=&quot;&quot;; &quot;&quot;; CONCATENATE(DATEDIF([.F360];[.N360];&quot;d&quot;); IF(DATEDIF([.F360];[.N3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8"/>
          <table:table-cell table:formula="of:=[.I361]*[.G361]" office:value-type="float" office:value="0" calcext:value-type="float">
            <text:p>0</text:p>
          </table:table-cell>
          <table:table-cell table:number-columns-repeated="4"/>
          <table:table-cell table:formula="of:=IF([.J361]=0; &quot;&quot;; [.P361]/[.J361])">
            <text:p/>
          </table:table-cell>
          <table:table-cell table:formula="of:=([.L361]*[.M361])-([.G361]*[.H361])" office:value-type="float" office:value="0" calcext:value-type="float">
            <text:p>0</text:p>
          </table:table-cell>
          <table:table-cell table:formula="of:=IF([.P361]=0;&quot;&quot;; IF([.P361]&gt;=0; &quot;Win&quot;; &quot;Loss&quot;))">
            <text:p/>
          </table:table-cell>
          <table:table-cell table:formula="of:=IF([.N361]=&quot;&quot;; &quot;&quot;; CONCATENATE(DATEDIF([.F361];[.N361];&quot;d&quot;); IF(DATEDIF([.F361];[.N3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8"/>
          <table:table-cell table:formula="of:=[.I362]*[.G362]" office:value-type="float" office:value="0" calcext:value-type="float">
            <text:p>0</text:p>
          </table:table-cell>
          <table:table-cell table:number-columns-repeated="4"/>
          <table:table-cell table:formula="of:=IF([.J362]=0; &quot;&quot;; [.P362]/[.J362])">
            <text:p/>
          </table:table-cell>
          <table:table-cell table:formula="of:=([.L362]*[.M362])-([.G362]*[.H362])" office:value-type="float" office:value="0" calcext:value-type="float">
            <text:p>0</text:p>
          </table:table-cell>
          <table:table-cell table:formula="of:=IF([.P362]=0;&quot;&quot;; IF([.P362]&gt;=0; &quot;Win&quot;; &quot;Loss&quot;))">
            <text:p/>
          </table:table-cell>
          <table:table-cell table:formula="of:=IF([.N362]=&quot;&quot;; &quot;&quot;; CONCATENATE(DATEDIF([.F362];[.N362];&quot;d&quot;); IF(DATEDIF([.F362];[.N3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8"/>
          <table:table-cell table:formula="of:=[.I363]*[.G363]" office:value-type="float" office:value="0" calcext:value-type="float">
            <text:p>0</text:p>
          </table:table-cell>
          <table:table-cell table:number-columns-repeated="4"/>
          <table:table-cell table:formula="of:=IF([.J363]=0; &quot;&quot;; [.P363]/[.J363])">
            <text:p/>
          </table:table-cell>
          <table:table-cell table:formula="of:=([.L363]*[.M363])-([.G363]*[.H363])" office:value-type="float" office:value="0" calcext:value-type="float">
            <text:p>0</text:p>
          </table:table-cell>
          <table:table-cell table:formula="of:=IF([.P363]=0;&quot;&quot;; IF([.P363]&gt;=0; &quot;Win&quot;; &quot;Loss&quot;))">
            <text:p/>
          </table:table-cell>
          <table:table-cell table:formula="of:=IF([.N363]=&quot;&quot;; &quot;&quot;; CONCATENATE(DATEDIF([.F363];[.N363];&quot;d&quot;); IF(DATEDIF([.F363];[.N3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8"/>
          <table:table-cell table:formula="of:=[.I364]*[.G364]" office:value-type="float" office:value="0" calcext:value-type="float">
            <text:p>0</text:p>
          </table:table-cell>
          <table:table-cell table:number-columns-repeated="4"/>
          <table:table-cell table:formula="of:=IF([.J364]=0; &quot;&quot;; [.P364]/[.J364])">
            <text:p/>
          </table:table-cell>
          <table:table-cell table:formula="of:=([.L364]*[.M364])-([.G364]*[.H364])" office:value-type="float" office:value="0" calcext:value-type="float">
            <text:p>0</text:p>
          </table:table-cell>
          <table:table-cell table:formula="of:=IF([.P364]=0;&quot;&quot;; IF([.P364]&gt;=0; &quot;Win&quot;; &quot;Loss&quot;))">
            <text:p/>
          </table:table-cell>
          <table:table-cell table:formula="of:=IF([.N364]=&quot;&quot;; &quot;&quot;; CONCATENATE(DATEDIF([.F364];[.N364];&quot;d&quot;); IF(DATEDIF([.F364];[.N3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8"/>
          <table:table-cell table:formula="of:=[.I365]*[.G365]" office:value-type="float" office:value="0" calcext:value-type="float">
            <text:p>0</text:p>
          </table:table-cell>
          <table:table-cell table:number-columns-repeated="4"/>
          <table:table-cell table:formula="of:=IF([.J365]=0; &quot;&quot;; [.P365]/[.J365])">
            <text:p/>
          </table:table-cell>
          <table:table-cell table:formula="of:=([.L365]*[.M365])-([.G365]*[.H365])" office:value-type="float" office:value="0" calcext:value-type="float">
            <text:p>0</text:p>
          </table:table-cell>
          <table:table-cell table:formula="of:=IF([.P365]=0;&quot;&quot;; IF([.P365]&gt;=0; &quot;Win&quot;; &quot;Loss&quot;))">
            <text:p/>
          </table:table-cell>
          <table:table-cell table:formula="of:=IF([.N365]=&quot;&quot;; &quot;&quot;; CONCATENATE(DATEDIF([.F365];[.N365];&quot;d&quot;); IF(DATEDIF([.F365];[.N3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8"/>
          <table:table-cell table:formula="of:=[.I366]*[.G366]" office:value-type="float" office:value="0" calcext:value-type="float">
            <text:p>0</text:p>
          </table:table-cell>
          <table:table-cell table:number-columns-repeated="4"/>
          <table:table-cell table:formula="of:=IF([.J366]=0; &quot;&quot;; [.P366]/[.J366])">
            <text:p/>
          </table:table-cell>
          <table:table-cell table:formula="of:=([.L366]*[.M366])-([.G366]*[.H366])" office:value-type="float" office:value="0" calcext:value-type="float">
            <text:p>0</text:p>
          </table:table-cell>
          <table:table-cell table:formula="of:=IF([.P366]=0;&quot;&quot;; IF([.P366]&gt;=0; &quot;Win&quot;; &quot;Loss&quot;))">
            <text:p/>
          </table:table-cell>
          <table:table-cell table:formula="of:=IF([.N366]=&quot;&quot;; &quot;&quot;; CONCATENATE(DATEDIF([.F366];[.N366];&quot;d&quot;); IF(DATEDIF([.F366];[.N3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8"/>
          <table:table-cell table:formula="of:=[.I367]*[.G367]" office:value-type="float" office:value="0" calcext:value-type="float">
            <text:p>0</text:p>
          </table:table-cell>
          <table:table-cell table:number-columns-repeated="4"/>
          <table:table-cell table:formula="of:=IF([.J367]=0; &quot;&quot;; [.P367]/[.J367])">
            <text:p/>
          </table:table-cell>
          <table:table-cell table:formula="of:=([.L367]*[.M367])-([.G367]*[.H367])" office:value-type="float" office:value="0" calcext:value-type="float">
            <text:p>0</text:p>
          </table:table-cell>
          <table:table-cell table:formula="of:=IF([.P367]=0;&quot;&quot;; IF([.P367]&gt;=0; &quot;Win&quot;; &quot;Loss&quot;))">
            <text:p/>
          </table:table-cell>
          <table:table-cell table:formula="of:=IF([.N367]=&quot;&quot;; &quot;&quot;; CONCATENATE(DATEDIF([.F367];[.N367];&quot;d&quot;); IF(DATEDIF([.F367];[.N3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8"/>
          <table:table-cell table:formula="of:=[.I368]*[.G368]" office:value-type="float" office:value="0" calcext:value-type="float">
            <text:p>0</text:p>
          </table:table-cell>
          <table:table-cell table:number-columns-repeated="4"/>
          <table:table-cell table:formula="of:=IF([.J368]=0; &quot;&quot;; [.P368]/[.J368])">
            <text:p/>
          </table:table-cell>
          <table:table-cell table:formula="of:=([.L368]*[.M368])-([.G368]*[.H368])" office:value-type="float" office:value="0" calcext:value-type="float">
            <text:p>0</text:p>
          </table:table-cell>
          <table:table-cell table:formula="of:=IF([.P368]=0;&quot;&quot;; IF([.P368]&gt;=0; &quot;Win&quot;; &quot;Loss&quot;))">
            <text:p/>
          </table:table-cell>
          <table:table-cell table:formula="of:=IF([.N368]=&quot;&quot;; &quot;&quot;; CONCATENATE(DATEDIF([.F368];[.N368];&quot;d&quot;); IF(DATEDIF([.F368];[.N3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8"/>
          <table:table-cell table:formula="of:=[.I369]*[.G369]" office:value-type="float" office:value="0" calcext:value-type="float">
            <text:p>0</text:p>
          </table:table-cell>
          <table:table-cell table:number-columns-repeated="4"/>
          <table:table-cell table:formula="of:=IF([.J369]=0; &quot;&quot;; [.P369]/[.J369])">
            <text:p/>
          </table:table-cell>
          <table:table-cell table:formula="of:=([.L369]*[.M369])-([.G369]*[.H369])" office:value-type="float" office:value="0" calcext:value-type="float">
            <text:p>0</text:p>
          </table:table-cell>
          <table:table-cell table:formula="of:=IF([.P369]=0;&quot;&quot;; IF([.P369]&gt;=0; &quot;Win&quot;; &quot;Loss&quot;))">
            <text:p/>
          </table:table-cell>
          <table:table-cell table:formula="of:=IF([.N369]=&quot;&quot;; &quot;&quot;; CONCATENATE(DATEDIF([.F369];[.N369];&quot;d&quot;); IF(DATEDIF([.F369];[.N3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8"/>
          <table:table-cell table:formula="of:=[.I370]*[.G370]" office:value-type="float" office:value="0" calcext:value-type="float">
            <text:p>0</text:p>
          </table:table-cell>
          <table:table-cell table:number-columns-repeated="4"/>
          <table:table-cell table:formula="of:=IF([.J370]=0; &quot;&quot;; [.P370]/[.J370])">
            <text:p/>
          </table:table-cell>
          <table:table-cell table:formula="of:=([.L370]*[.M370])-([.G370]*[.H370])" office:value-type="float" office:value="0" calcext:value-type="float">
            <text:p>0</text:p>
          </table:table-cell>
          <table:table-cell table:formula="of:=IF([.P370]=0;&quot;&quot;; IF([.P370]&gt;=0; &quot;Win&quot;; &quot;Loss&quot;))">
            <text:p/>
          </table:table-cell>
          <table:table-cell table:formula="of:=IF([.N370]=&quot;&quot;; &quot;&quot;; CONCATENATE(DATEDIF([.F370];[.N370];&quot;d&quot;); IF(DATEDIF([.F370];[.N3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8"/>
          <table:table-cell table:formula="of:=[.I371]*[.G371]" office:value-type="float" office:value="0" calcext:value-type="float">
            <text:p>0</text:p>
          </table:table-cell>
          <table:table-cell table:number-columns-repeated="4"/>
          <table:table-cell table:formula="of:=IF([.J371]=0; &quot;&quot;; [.P371]/[.J371])">
            <text:p/>
          </table:table-cell>
          <table:table-cell table:formula="of:=([.L371]*[.M371])-([.G371]*[.H371])" office:value-type="float" office:value="0" calcext:value-type="float">
            <text:p>0</text:p>
          </table:table-cell>
          <table:table-cell table:formula="of:=IF([.P371]=0;&quot;&quot;; IF([.P371]&gt;=0; &quot;Win&quot;; &quot;Loss&quot;))">
            <text:p/>
          </table:table-cell>
          <table:table-cell table:formula="of:=IF([.N371]=&quot;&quot;; &quot;&quot;; CONCATENATE(DATEDIF([.F371];[.N371];&quot;d&quot;); IF(DATEDIF([.F371];[.N3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8"/>
          <table:table-cell table:formula="of:=[.I372]*[.G372]" office:value-type="float" office:value="0" calcext:value-type="float">
            <text:p>0</text:p>
          </table:table-cell>
          <table:table-cell table:number-columns-repeated="4"/>
          <table:table-cell table:formula="of:=IF([.J372]=0; &quot;&quot;; [.P372]/[.J372])">
            <text:p/>
          </table:table-cell>
          <table:table-cell table:formula="of:=([.L372]*[.M372])-([.G372]*[.H372])" office:value-type="float" office:value="0" calcext:value-type="float">
            <text:p>0</text:p>
          </table:table-cell>
          <table:table-cell table:formula="of:=IF([.P372]=0;&quot;&quot;; IF([.P372]&gt;=0; &quot;Win&quot;; &quot;Loss&quot;))">
            <text:p/>
          </table:table-cell>
          <table:table-cell table:formula="of:=IF([.N372]=&quot;&quot;; &quot;&quot;; CONCATENATE(DATEDIF([.F372];[.N372];&quot;d&quot;); IF(DATEDIF([.F372];[.N3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8"/>
          <table:table-cell table:formula="of:=[.I373]*[.G373]" office:value-type="float" office:value="0" calcext:value-type="float">
            <text:p>0</text:p>
          </table:table-cell>
          <table:table-cell table:number-columns-repeated="4"/>
          <table:table-cell table:formula="of:=IF([.J373]=0; &quot;&quot;; [.P373]/[.J373])">
            <text:p/>
          </table:table-cell>
          <table:table-cell table:formula="of:=([.L373]*[.M373])-([.G373]*[.H373])" office:value-type="float" office:value="0" calcext:value-type="float">
            <text:p>0</text:p>
          </table:table-cell>
          <table:table-cell table:formula="of:=IF([.P373]=0;&quot;&quot;; IF([.P373]&gt;=0; &quot;Win&quot;; &quot;Loss&quot;))">
            <text:p/>
          </table:table-cell>
          <table:table-cell table:formula="of:=IF([.N373]=&quot;&quot;; &quot;&quot;; CONCATENATE(DATEDIF([.F373];[.N373];&quot;d&quot;); IF(DATEDIF([.F373];[.N3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8"/>
          <table:table-cell table:formula="of:=[.I374]*[.G374]" office:value-type="float" office:value="0" calcext:value-type="float">
            <text:p>0</text:p>
          </table:table-cell>
          <table:table-cell table:number-columns-repeated="4"/>
          <table:table-cell table:formula="of:=IF([.J374]=0; &quot;&quot;; [.P374]/[.J374])">
            <text:p/>
          </table:table-cell>
          <table:table-cell table:formula="of:=([.L374]*[.M374])-([.G374]*[.H374])" office:value-type="float" office:value="0" calcext:value-type="float">
            <text:p>0</text:p>
          </table:table-cell>
          <table:table-cell table:formula="of:=IF([.P374]=0;&quot;&quot;; IF([.P374]&gt;=0; &quot;Win&quot;; &quot;Loss&quot;))">
            <text:p/>
          </table:table-cell>
          <table:table-cell table:formula="of:=IF([.N374]=&quot;&quot;; &quot;&quot;; CONCATENATE(DATEDIF([.F374];[.N374];&quot;d&quot;); IF(DATEDIF([.F374];[.N3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8"/>
          <table:table-cell table:formula="of:=[.I375]*[.G375]" office:value-type="float" office:value="0" calcext:value-type="float">
            <text:p>0</text:p>
          </table:table-cell>
          <table:table-cell table:number-columns-repeated="4"/>
          <table:table-cell table:formula="of:=IF([.J375]=0; &quot;&quot;; [.P375]/[.J375])">
            <text:p/>
          </table:table-cell>
          <table:table-cell table:formula="of:=([.L375]*[.M375])-([.G375]*[.H375])" office:value-type="float" office:value="0" calcext:value-type="float">
            <text:p>0</text:p>
          </table:table-cell>
          <table:table-cell table:formula="of:=IF([.P375]=0;&quot;&quot;; IF([.P375]&gt;=0; &quot;Win&quot;; &quot;Loss&quot;))">
            <text:p/>
          </table:table-cell>
          <table:table-cell table:formula="of:=IF([.N375]=&quot;&quot;; &quot;&quot;; CONCATENATE(DATEDIF([.F375];[.N375];&quot;d&quot;); IF(DATEDIF([.F375];[.N3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8"/>
          <table:table-cell table:formula="of:=[.I376]*[.G376]" office:value-type="float" office:value="0" calcext:value-type="float">
            <text:p>0</text:p>
          </table:table-cell>
          <table:table-cell table:number-columns-repeated="4"/>
          <table:table-cell table:formula="of:=IF([.J376]=0; &quot;&quot;; [.P376]/[.J376])">
            <text:p/>
          </table:table-cell>
          <table:table-cell table:formula="of:=([.L376]*[.M376])-([.G376]*[.H376])" office:value-type="float" office:value="0" calcext:value-type="float">
            <text:p>0</text:p>
          </table:table-cell>
          <table:table-cell table:formula="of:=IF([.P376]=0;&quot;&quot;; IF([.P376]&gt;=0; &quot;Win&quot;; &quot;Loss&quot;))">
            <text:p/>
          </table:table-cell>
          <table:table-cell table:formula="of:=IF([.N376]=&quot;&quot;; &quot;&quot;; CONCATENATE(DATEDIF([.F376];[.N376];&quot;d&quot;); IF(DATEDIF([.F376];[.N3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8"/>
          <table:table-cell table:formula="of:=[.I377]*[.G377]" office:value-type="float" office:value="0" calcext:value-type="float">
            <text:p>0</text:p>
          </table:table-cell>
          <table:table-cell table:number-columns-repeated="4"/>
          <table:table-cell table:formula="of:=IF([.J377]=0; &quot;&quot;; [.P377]/[.J377])">
            <text:p/>
          </table:table-cell>
          <table:table-cell table:formula="of:=([.L377]*[.M377])-([.G377]*[.H377])" office:value-type="float" office:value="0" calcext:value-type="float">
            <text:p>0</text:p>
          </table:table-cell>
          <table:table-cell table:formula="of:=IF([.P377]=0;&quot;&quot;; IF([.P377]&gt;=0; &quot;Win&quot;; &quot;Loss&quot;))">
            <text:p/>
          </table:table-cell>
          <table:table-cell table:formula="of:=IF([.N377]=&quot;&quot;; &quot;&quot;; CONCATENATE(DATEDIF([.F377];[.N377];&quot;d&quot;); IF(DATEDIF([.F377];[.N3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  <table:table-cell table:formula="of:=[.I378]*[.G378]" office:value-type="float" office:value="0" calcext:value-type="float">
            <text:p>0</text:p>
          </table:table-cell>
          <table:table-cell table:number-columns-repeated="4"/>
          <table:table-cell table:formula="of:=IF([.J378]=0; &quot;&quot;; [.P378]/[.J378])">
            <text:p/>
          </table:table-cell>
          <table:table-cell table:formula="of:=([.L378]*[.M378])-([.G378]*[.H378])" office:value-type="float" office:value="0" calcext:value-type="float">
            <text:p>0</text:p>
          </table:table-cell>
          <table:table-cell table:formula="of:=IF([.P378]=0;&quot;&quot;; IF([.P378]&gt;=0; &quot;Win&quot;; &quot;Loss&quot;))">
            <text:p/>
          </table:table-cell>
          <table:table-cell table:formula="of:=IF([.N378]=&quot;&quot;; &quot;&quot;; CONCATENATE(DATEDIF([.F378];[.N378];&quot;d&quot;); IF(DATEDIF([.F378];[.N3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8"/>
          <table:table-cell table:formula="of:=[.I379]*[.G379]" office:value-type="float" office:value="0" calcext:value-type="float">
            <text:p>0</text:p>
          </table:table-cell>
          <table:table-cell table:number-columns-repeated="4"/>
          <table:table-cell table:formula="of:=IF([.J379]=0; &quot;&quot;; [.P379]/[.J379])">
            <text:p/>
          </table:table-cell>
          <table:table-cell table:formula="of:=([.L379]*[.M379])-([.G379]*[.H379])" office:value-type="float" office:value="0" calcext:value-type="float">
            <text:p>0</text:p>
          </table:table-cell>
          <table:table-cell table:formula="of:=IF([.P379]=0;&quot;&quot;; IF([.P379]&gt;=0; &quot;Win&quot;; &quot;Loss&quot;))">
            <text:p/>
          </table:table-cell>
          <table:table-cell table:formula="of:=IF([.N379]=&quot;&quot;; &quot;&quot;; CONCATENATE(DATEDIF([.F379];[.N379];&quot;d&quot;); IF(DATEDIF([.F379];[.N3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8"/>
          <table:table-cell table:formula="of:=[.I380]*[.G380]" office:value-type="float" office:value="0" calcext:value-type="float">
            <text:p>0</text:p>
          </table:table-cell>
          <table:table-cell table:number-columns-repeated="4"/>
          <table:table-cell table:formula="of:=IF([.J380]=0; &quot;&quot;; [.P380]/[.J380])">
            <text:p/>
          </table:table-cell>
          <table:table-cell table:formula="of:=([.L380]*[.M380])-([.G380]*[.H380])" office:value-type="float" office:value="0" calcext:value-type="float">
            <text:p>0</text:p>
          </table:table-cell>
          <table:table-cell table:formula="of:=IF([.P380]=0;&quot;&quot;; IF([.P380]&gt;=0; &quot;Win&quot;; &quot;Loss&quot;))">
            <text:p/>
          </table:table-cell>
          <table:table-cell table:formula="of:=IF([.N380]=&quot;&quot;; &quot;&quot;; CONCATENATE(DATEDIF([.F380];[.N380];&quot;d&quot;); IF(DATEDIF([.F380];[.N3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8"/>
          <table:table-cell table:formula="of:=[.I381]*[.G381]" office:value-type="float" office:value="0" calcext:value-type="float">
            <text:p>0</text:p>
          </table:table-cell>
          <table:table-cell table:number-columns-repeated="4"/>
          <table:table-cell table:formula="of:=IF([.J381]=0; &quot;&quot;; [.P381]/[.J381])">
            <text:p/>
          </table:table-cell>
          <table:table-cell table:formula="of:=([.L381]*[.M381])-([.G381]*[.H381])" office:value-type="float" office:value="0" calcext:value-type="float">
            <text:p>0</text:p>
          </table:table-cell>
          <table:table-cell table:formula="of:=IF([.P381]=0;&quot;&quot;; IF([.P381]&gt;=0; &quot;Win&quot;; &quot;Loss&quot;))">
            <text:p/>
          </table:table-cell>
          <table:table-cell table:formula="of:=IF([.N381]=&quot;&quot;; &quot;&quot;; CONCATENATE(DATEDIF([.F381];[.N381];&quot;d&quot;); IF(DATEDIF([.F381];[.N3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8"/>
          <table:table-cell table:formula="of:=[.I382]*[.G382]" office:value-type="float" office:value="0" calcext:value-type="float">
            <text:p>0</text:p>
          </table:table-cell>
          <table:table-cell table:number-columns-repeated="4"/>
          <table:table-cell table:formula="of:=IF([.J382]=0; &quot;&quot;; [.P382]/[.J382])">
            <text:p/>
          </table:table-cell>
          <table:table-cell table:formula="of:=([.L382]*[.M382])-([.G382]*[.H382])" office:value-type="float" office:value="0" calcext:value-type="float">
            <text:p>0</text:p>
          </table:table-cell>
          <table:table-cell table:formula="of:=IF([.P382]=0;&quot;&quot;; IF([.P382]&gt;=0; &quot;Win&quot;; &quot;Loss&quot;))">
            <text:p/>
          </table:table-cell>
          <table:table-cell table:formula="of:=IF([.N382]=&quot;&quot;; &quot;&quot;; CONCATENATE(DATEDIF([.F382];[.N382];&quot;d&quot;); IF(DATEDIF([.F382];[.N3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8"/>
          <table:table-cell table:formula="of:=[.I383]*[.G383]" office:value-type="float" office:value="0" calcext:value-type="float">
            <text:p>0</text:p>
          </table:table-cell>
          <table:table-cell table:number-columns-repeated="4"/>
          <table:table-cell table:formula="of:=IF([.J383]=0; &quot;&quot;; [.P383]/[.J383])">
            <text:p/>
          </table:table-cell>
          <table:table-cell table:formula="of:=([.L383]*[.M383])-([.G383]*[.H383])" office:value-type="float" office:value="0" calcext:value-type="float">
            <text:p>0</text:p>
          </table:table-cell>
          <table:table-cell table:formula="of:=IF([.P383]=0;&quot;&quot;; IF([.P383]&gt;=0; &quot;Win&quot;; &quot;Loss&quot;))">
            <text:p/>
          </table:table-cell>
          <table:table-cell table:formula="of:=IF([.N383]=&quot;&quot;; &quot;&quot;; CONCATENATE(DATEDIF([.F383];[.N383];&quot;d&quot;); IF(DATEDIF([.F383];[.N3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8"/>
          <table:table-cell table:formula="of:=[.I384]*[.G384]" office:value-type="float" office:value="0" calcext:value-type="float">
            <text:p>0</text:p>
          </table:table-cell>
          <table:table-cell table:number-columns-repeated="4"/>
          <table:table-cell table:formula="of:=IF([.J384]=0; &quot;&quot;; [.P384]/[.J384])">
            <text:p/>
          </table:table-cell>
          <table:table-cell table:formula="of:=([.L384]*[.M384])-([.G384]*[.H384])" office:value-type="float" office:value="0" calcext:value-type="float">
            <text:p>0</text:p>
          </table:table-cell>
          <table:table-cell table:formula="of:=IF([.P384]=0;&quot;&quot;; IF([.P384]&gt;=0; &quot;Win&quot;; &quot;Loss&quot;))">
            <text:p/>
          </table:table-cell>
          <table:table-cell table:formula="of:=IF([.N384]=&quot;&quot;; &quot;&quot;; CONCATENATE(DATEDIF([.F384];[.N384];&quot;d&quot;); IF(DATEDIF([.F384];[.N3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8"/>
          <table:table-cell table:formula="of:=[.I385]*[.G385]" office:value-type="float" office:value="0" calcext:value-type="float">
            <text:p>0</text:p>
          </table:table-cell>
          <table:table-cell table:number-columns-repeated="4"/>
          <table:table-cell table:formula="of:=IF([.J385]=0; &quot;&quot;; [.P385]/[.J385])">
            <text:p/>
          </table:table-cell>
          <table:table-cell table:formula="of:=([.L385]*[.M385])-([.G385]*[.H385])" office:value-type="float" office:value="0" calcext:value-type="float">
            <text:p>0</text:p>
          </table:table-cell>
          <table:table-cell table:formula="of:=IF([.P385]=0;&quot;&quot;; IF([.P385]&gt;=0; &quot;Win&quot;; &quot;Loss&quot;))">
            <text:p/>
          </table:table-cell>
          <table:table-cell table:formula="of:=IF([.N385]=&quot;&quot;; &quot;&quot;; CONCATENATE(DATEDIF([.F385];[.N385];&quot;d&quot;); IF(DATEDIF([.F385];[.N3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8"/>
          <table:table-cell table:formula="of:=[.I386]*[.G386]" office:value-type="float" office:value="0" calcext:value-type="float">
            <text:p>0</text:p>
          </table:table-cell>
          <table:table-cell table:number-columns-repeated="4"/>
          <table:table-cell table:formula="of:=IF([.J386]=0; &quot;&quot;; [.P386]/[.J386])">
            <text:p/>
          </table:table-cell>
          <table:table-cell table:formula="of:=([.L386]*[.M386])-([.G386]*[.H386])" office:value-type="float" office:value="0" calcext:value-type="float">
            <text:p>0</text:p>
          </table:table-cell>
          <table:table-cell table:formula="of:=IF([.P386]=0;&quot;&quot;; IF([.P386]&gt;=0; &quot;Win&quot;; &quot;Loss&quot;))">
            <text:p/>
          </table:table-cell>
          <table:table-cell table:formula="of:=IF([.N386]=&quot;&quot;; &quot;&quot;; CONCATENATE(DATEDIF([.F386];[.N386];&quot;d&quot;); IF(DATEDIF([.F386];[.N3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8"/>
          <table:table-cell table:formula="of:=[.I387]*[.G387]" office:value-type="float" office:value="0" calcext:value-type="float">
            <text:p>0</text:p>
          </table:table-cell>
          <table:table-cell table:number-columns-repeated="4"/>
          <table:table-cell table:formula="of:=IF([.J387]=0; &quot;&quot;; [.P387]/[.J387])">
            <text:p/>
          </table:table-cell>
          <table:table-cell table:formula="of:=([.L387]*[.M387])-([.G387]*[.H387])" office:value-type="float" office:value="0" calcext:value-type="float">
            <text:p>0</text:p>
          </table:table-cell>
          <table:table-cell table:formula="of:=IF([.P387]=0;&quot;&quot;; IF([.P387]&gt;=0; &quot;Win&quot;; &quot;Loss&quot;))">
            <text:p/>
          </table:table-cell>
          <table:table-cell table:formula="of:=IF([.N387]=&quot;&quot;; &quot;&quot;; CONCATENATE(DATEDIF([.F387];[.N387];&quot;d&quot;); IF(DATEDIF([.F387];[.N3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8"/>
          <table:table-cell table:formula="of:=[.I388]*[.G388]" office:value-type="float" office:value="0" calcext:value-type="float">
            <text:p>0</text:p>
          </table:table-cell>
          <table:table-cell table:number-columns-repeated="4"/>
          <table:table-cell table:formula="of:=IF([.J388]=0; &quot;&quot;; [.P388]/[.J388])">
            <text:p/>
          </table:table-cell>
          <table:table-cell table:formula="of:=([.L388]*[.M388])-([.G388]*[.H388])" office:value-type="float" office:value="0" calcext:value-type="float">
            <text:p>0</text:p>
          </table:table-cell>
          <table:table-cell table:formula="of:=IF([.P388]=0;&quot;&quot;; IF([.P388]&gt;=0; &quot;Win&quot;; &quot;Loss&quot;))">
            <text:p/>
          </table:table-cell>
          <table:table-cell table:formula="of:=IF([.N388]=&quot;&quot;; &quot;&quot;; CONCATENATE(DATEDIF([.F388];[.N388];&quot;d&quot;); IF(DATEDIF([.F388];[.N3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8"/>
          <table:table-cell table:formula="of:=[.I389]*[.G389]" office:value-type="float" office:value="0" calcext:value-type="float">
            <text:p>0</text:p>
          </table:table-cell>
          <table:table-cell table:number-columns-repeated="4"/>
          <table:table-cell table:formula="of:=IF([.J389]=0; &quot;&quot;; [.P389]/[.J389])">
            <text:p/>
          </table:table-cell>
          <table:table-cell table:formula="of:=([.L389]*[.M389])-([.G389]*[.H389])" office:value-type="float" office:value="0" calcext:value-type="float">
            <text:p>0</text:p>
          </table:table-cell>
          <table:table-cell table:formula="of:=IF([.P389]=0;&quot;&quot;; IF([.P389]&gt;=0; &quot;Win&quot;; &quot;Loss&quot;))">
            <text:p/>
          </table:table-cell>
          <table:table-cell table:formula="of:=IF([.N389]=&quot;&quot;; &quot;&quot;; CONCATENATE(DATEDIF([.F389];[.N389];&quot;d&quot;); IF(DATEDIF([.F389];[.N3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8"/>
          <table:table-cell table:formula="of:=[.I390]*[.G390]" office:value-type="float" office:value="0" calcext:value-type="float">
            <text:p>0</text:p>
          </table:table-cell>
          <table:table-cell table:number-columns-repeated="4"/>
          <table:table-cell table:formula="of:=IF([.J390]=0; &quot;&quot;; [.P390]/[.J390])">
            <text:p/>
          </table:table-cell>
          <table:table-cell table:formula="of:=([.L390]*[.M390])-([.G390]*[.H390])" office:value-type="float" office:value="0" calcext:value-type="float">
            <text:p>0</text:p>
          </table:table-cell>
          <table:table-cell table:formula="of:=IF([.P390]=0;&quot;&quot;; IF([.P390]&gt;=0; &quot;Win&quot;; &quot;Loss&quot;))">
            <text:p/>
          </table:table-cell>
          <table:table-cell table:formula="of:=IF([.N390]=&quot;&quot;; &quot;&quot;; CONCATENATE(DATEDIF([.F390];[.N390];&quot;d&quot;); IF(DATEDIF([.F390];[.N3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8"/>
          <table:table-cell table:formula="of:=[.I391]*[.G391]" office:value-type="float" office:value="0" calcext:value-type="float">
            <text:p>0</text:p>
          </table:table-cell>
          <table:table-cell table:number-columns-repeated="4"/>
          <table:table-cell table:formula="of:=IF([.J391]=0; &quot;&quot;; [.P391]/[.J391])">
            <text:p/>
          </table:table-cell>
          <table:table-cell table:formula="of:=([.L391]*[.M391])-([.G391]*[.H391])" office:value-type="float" office:value="0" calcext:value-type="float">
            <text:p>0</text:p>
          </table:table-cell>
          <table:table-cell table:formula="of:=IF([.P391]=0;&quot;&quot;; IF([.P391]&gt;=0; &quot;Win&quot;; &quot;Loss&quot;))">
            <text:p/>
          </table:table-cell>
          <table:table-cell table:formula="of:=IF([.N391]=&quot;&quot;; &quot;&quot;; CONCATENATE(DATEDIF([.F391];[.N391];&quot;d&quot;); IF(DATEDIF([.F391];[.N3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8"/>
          <table:table-cell table:formula="of:=[.I392]*[.G392]" office:value-type="float" office:value="0" calcext:value-type="float">
            <text:p>0</text:p>
          </table:table-cell>
          <table:table-cell table:number-columns-repeated="4"/>
          <table:table-cell table:formula="of:=IF([.J392]=0; &quot;&quot;; [.P392]/[.J392])">
            <text:p/>
          </table:table-cell>
          <table:table-cell table:formula="of:=([.L392]*[.M392])-([.G392]*[.H392])" office:value-type="float" office:value="0" calcext:value-type="float">
            <text:p>0</text:p>
          </table:table-cell>
          <table:table-cell table:formula="of:=IF([.P392]=0;&quot;&quot;; IF([.P392]&gt;=0; &quot;Win&quot;; &quot;Loss&quot;))">
            <text:p/>
          </table:table-cell>
          <table:table-cell table:formula="of:=IF([.N392]=&quot;&quot;; &quot;&quot;; CONCATENATE(DATEDIF([.F392];[.N392];&quot;d&quot;); IF(DATEDIF([.F392];[.N3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8"/>
          <table:table-cell table:formula="of:=[.I393]*[.G393]" office:value-type="float" office:value="0" calcext:value-type="float">
            <text:p>0</text:p>
          </table:table-cell>
          <table:table-cell table:number-columns-repeated="4"/>
          <table:table-cell table:formula="of:=IF([.J393]=0; &quot;&quot;; [.P393]/[.J393])">
            <text:p/>
          </table:table-cell>
          <table:table-cell table:formula="of:=([.L393]*[.M393])-([.G393]*[.H393])" office:value-type="float" office:value="0" calcext:value-type="float">
            <text:p>0</text:p>
          </table:table-cell>
          <table:table-cell table:formula="of:=IF([.P393]=0;&quot;&quot;; IF([.P393]&gt;=0; &quot;Win&quot;; &quot;Loss&quot;))">
            <text:p/>
          </table:table-cell>
          <table:table-cell table:formula="of:=IF([.N393]=&quot;&quot;; &quot;&quot;; CONCATENATE(DATEDIF([.F393];[.N393];&quot;d&quot;); IF(DATEDIF([.F393];[.N3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8"/>
          <table:table-cell table:formula="of:=[.I394]*[.G394]" office:value-type="float" office:value="0" calcext:value-type="float">
            <text:p>0</text:p>
          </table:table-cell>
          <table:table-cell table:number-columns-repeated="4"/>
          <table:table-cell table:formula="of:=IF([.J394]=0; &quot;&quot;; [.P394]/[.J394])">
            <text:p/>
          </table:table-cell>
          <table:table-cell table:formula="of:=([.L394]*[.M394])-([.G394]*[.H394])" office:value-type="float" office:value="0" calcext:value-type="float">
            <text:p>0</text:p>
          </table:table-cell>
          <table:table-cell table:formula="of:=IF([.P394]=0;&quot;&quot;; IF([.P394]&gt;=0; &quot;Win&quot;; &quot;Loss&quot;))">
            <text:p/>
          </table:table-cell>
          <table:table-cell table:formula="of:=IF([.N394]=&quot;&quot;; &quot;&quot;; CONCATENATE(DATEDIF([.F394];[.N394];&quot;d&quot;); IF(DATEDIF([.F394];[.N3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8"/>
          <table:table-cell table:formula="of:=[.I395]*[.G395]" office:value-type="float" office:value="0" calcext:value-type="float">
            <text:p>0</text:p>
          </table:table-cell>
          <table:table-cell table:number-columns-repeated="4"/>
          <table:table-cell table:formula="of:=IF([.J395]=0; &quot;&quot;; [.P395]/[.J395])">
            <text:p/>
          </table:table-cell>
          <table:table-cell table:formula="of:=([.L395]*[.M395])-([.G395]*[.H395])" office:value-type="float" office:value="0" calcext:value-type="float">
            <text:p>0</text:p>
          </table:table-cell>
          <table:table-cell table:formula="of:=IF([.P395]=0;&quot;&quot;; IF([.P395]&gt;=0; &quot;Win&quot;; &quot;Loss&quot;))">
            <text:p/>
          </table:table-cell>
          <table:table-cell table:formula="of:=IF([.N395]=&quot;&quot;; &quot;&quot;; CONCATENATE(DATEDIF([.F395];[.N395];&quot;d&quot;); IF(DATEDIF([.F395];[.N3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8"/>
          <table:table-cell table:formula="of:=[.I396]*[.G396]" office:value-type="float" office:value="0" calcext:value-type="float">
            <text:p>0</text:p>
          </table:table-cell>
          <table:table-cell table:number-columns-repeated="4"/>
          <table:table-cell table:formula="of:=IF([.J396]=0; &quot;&quot;; [.P396]/[.J396])">
            <text:p/>
          </table:table-cell>
          <table:table-cell table:formula="of:=([.L396]*[.M396])-([.G396]*[.H396])" office:value-type="float" office:value="0" calcext:value-type="float">
            <text:p>0</text:p>
          </table:table-cell>
          <table:table-cell table:formula="of:=IF([.P396]=0;&quot;&quot;; IF([.P396]&gt;=0; &quot;Win&quot;; &quot;Loss&quot;))">
            <text:p/>
          </table:table-cell>
          <table:table-cell table:formula="of:=IF([.N396]=&quot;&quot;; &quot;&quot;; CONCATENATE(DATEDIF([.F396];[.N396];&quot;d&quot;); IF(DATEDIF([.F396];[.N3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8"/>
          <table:table-cell table:formula="of:=[.I397]*[.G397]" office:value-type="float" office:value="0" calcext:value-type="float">
            <text:p>0</text:p>
          </table:table-cell>
          <table:table-cell table:number-columns-repeated="4"/>
          <table:table-cell table:formula="of:=IF([.J397]=0; &quot;&quot;; [.P397]/[.J397])">
            <text:p/>
          </table:table-cell>
          <table:table-cell table:formula="of:=([.L397]*[.M397])-([.G397]*[.H397])" office:value-type="float" office:value="0" calcext:value-type="float">
            <text:p>0</text:p>
          </table:table-cell>
          <table:table-cell table:formula="of:=IF([.P397]=0;&quot;&quot;; IF([.P397]&gt;=0; &quot;Win&quot;; &quot;Loss&quot;))">
            <text:p/>
          </table:table-cell>
          <table:table-cell table:formula="of:=IF([.N397]=&quot;&quot;; &quot;&quot;; CONCATENATE(DATEDIF([.F397];[.N397];&quot;d&quot;); IF(DATEDIF([.F397];[.N3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8"/>
          <table:table-cell table:formula="of:=[.I398]*[.G398]" office:value-type="float" office:value="0" calcext:value-type="float">
            <text:p>0</text:p>
          </table:table-cell>
          <table:table-cell table:number-columns-repeated="4"/>
          <table:table-cell table:formula="of:=IF([.J398]=0; &quot;&quot;; [.P398]/[.J398])">
            <text:p/>
          </table:table-cell>
          <table:table-cell table:formula="of:=([.L398]*[.M398])-([.G398]*[.H398])" office:value-type="float" office:value="0" calcext:value-type="float">
            <text:p>0</text:p>
          </table:table-cell>
          <table:table-cell table:formula="of:=IF([.P398]=0;&quot;&quot;; IF([.P398]&gt;=0; &quot;Win&quot;; &quot;Loss&quot;))">
            <text:p/>
          </table:table-cell>
          <table:table-cell table:formula="of:=IF([.N398]=&quot;&quot;; &quot;&quot;; CONCATENATE(DATEDIF([.F398];[.N398];&quot;d&quot;); IF(DATEDIF([.F398];[.N3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8"/>
          <table:table-cell table:formula="of:=[.I399]*[.G399]" office:value-type="float" office:value="0" calcext:value-type="float">
            <text:p>0</text:p>
          </table:table-cell>
          <table:table-cell table:number-columns-repeated="4"/>
          <table:table-cell table:formula="of:=IF([.J399]=0; &quot;&quot;; [.P399]/[.J399])">
            <text:p/>
          </table:table-cell>
          <table:table-cell table:formula="of:=([.L399]*[.M399])-([.G399]*[.H399])" office:value-type="float" office:value="0" calcext:value-type="float">
            <text:p>0</text:p>
          </table:table-cell>
          <table:table-cell table:formula="of:=IF([.P399]=0;&quot;&quot;; IF([.P399]&gt;=0; &quot;Win&quot;; &quot;Loss&quot;))">
            <text:p/>
          </table:table-cell>
          <table:table-cell table:formula="of:=IF([.N399]=&quot;&quot;; &quot;&quot;; CONCATENATE(DATEDIF([.F399];[.N399];&quot;d&quot;); IF(DATEDIF([.F399];[.N3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8"/>
          <table:table-cell table:formula="of:=[.I400]*[.G400]" office:value-type="float" office:value="0" calcext:value-type="float">
            <text:p>0</text:p>
          </table:table-cell>
          <table:table-cell table:number-columns-repeated="4"/>
          <table:table-cell table:formula="of:=IF([.J400]=0; &quot;&quot;; [.P400]/[.J400])">
            <text:p/>
          </table:table-cell>
          <table:table-cell table:formula="of:=([.L400]*[.M400])-([.G400]*[.H400])" office:value-type="float" office:value="0" calcext:value-type="float">
            <text:p>0</text:p>
          </table:table-cell>
          <table:table-cell table:formula="of:=IF([.P400]=0;&quot;&quot;; IF([.P400]&gt;=0; &quot;Win&quot;; &quot;Loss&quot;))">
            <text:p/>
          </table:table-cell>
          <table:table-cell table:formula="of:=IF([.N400]=&quot;&quot;; &quot;&quot;; CONCATENATE(DATEDIF([.F400];[.N400];&quot;d&quot;); IF(DATEDIF([.F400];[.N4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8"/>
          <table:table-cell table:formula="of:=[.I401]*[.G401]" office:value-type="float" office:value="0" calcext:value-type="float">
            <text:p>0</text:p>
          </table:table-cell>
          <table:table-cell table:number-columns-repeated="4"/>
          <table:table-cell table:formula="of:=IF([.J401]=0; &quot;&quot;; [.P401]/[.J401])">
            <text:p/>
          </table:table-cell>
          <table:table-cell table:formula="of:=([.L401]*[.M401])-([.G401]*[.H401])" office:value-type="float" office:value="0" calcext:value-type="float">
            <text:p>0</text:p>
          </table:table-cell>
          <table:table-cell table:formula="of:=IF([.P401]=0;&quot;&quot;; IF([.P401]&gt;=0; &quot;Win&quot;; &quot;Loss&quot;))">
            <text:p/>
          </table:table-cell>
          <table:table-cell table:formula="of:=IF([.N401]=&quot;&quot;; &quot;&quot;; CONCATENATE(DATEDIF([.F401];[.N401];&quot;d&quot;); IF(DATEDIF([.F401];[.N4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8"/>
          <table:table-cell table:formula="of:=[.I402]*[.G402]" office:value-type="float" office:value="0" calcext:value-type="float">
            <text:p>0</text:p>
          </table:table-cell>
          <table:table-cell table:number-columns-repeated="4"/>
          <table:table-cell table:formula="of:=IF([.J402]=0; &quot;&quot;; [.P402]/[.J402])">
            <text:p/>
          </table:table-cell>
          <table:table-cell table:formula="of:=([.L402]*[.M402])-([.G402]*[.H402])" office:value-type="float" office:value="0" calcext:value-type="float">
            <text:p>0</text:p>
          </table:table-cell>
          <table:table-cell table:formula="of:=IF([.P402]=0;&quot;&quot;; IF([.P402]&gt;=0; &quot;Win&quot;; &quot;Loss&quot;))">
            <text:p/>
          </table:table-cell>
          <table:table-cell table:formula="of:=IF([.N402]=&quot;&quot;; &quot;&quot;; CONCATENATE(DATEDIF([.F402];[.N402];&quot;d&quot;); IF(DATEDIF([.F402];[.N40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8"/>
          <table:table-cell table:formula="of:=[.I403]*[.G403]" office:value-type="float" office:value="0" calcext:value-type="float">
            <text:p>0</text:p>
          </table:table-cell>
          <table:table-cell table:number-columns-repeated="4"/>
          <table:table-cell table:formula="of:=IF([.J403]=0; &quot;&quot;; [.P403]/[.J403])">
            <text:p/>
          </table:table-cell>
          <table:table-cell table:formula="of:=([.L403]*[.M403])-([.G403]*[.H403])" office:value-type="float" office:value="0" calcext:value-type="float">
            <text:p>0</text:p>
          </table:table-cell>
          <table:table-cell table:formula="of:=IF([.P403]=0;&quot;&quot;; IF([.P403]&gt;=0; &quot;Win&quot;; &quot;Loss&quot;))">
            <text:p/>
          </table:table-cell>
          <table:table-cell table:formula="of:=IF([.N403]=&quot;&quot;; &quot;&quot;; CONCATENATE(DATEDIF([.F403];[.N403];&quot;d&quot;); IF(DATEDIF([.F403];[.N40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8"/>
          <table:table-cell table:formula="of:=[.I404]*[.G404]" office:value-type="float" office:value="0" calcext:value-type="float">
            <text:p>0</text:p>
          </table:table-cell>
          <table:table-cell table:number-columns-repeated="4"/>
          <table:table-cell table:formula="of:=IF([.J404]=0; &quot;&quot;; [.P404]/[.J404])">
            <text:p/>
          </table:table-cell>
          <table:table-cell table:formula="of:=([.L404]*[.M404])-([.G404]*[.H404])" office:value-type="float" office:value="0" calcext:value-type="float">
            <text:p>0</text:p>
          </table:table-cell>
          <table:table-cell table:formula="of:=IF([.P404]=0;&quot;&quot;; IF([.P404]&gt;=0; &quot;Win&quot;; &quot;Loss&quot;))">
            <text:p/>
          </table:table-cell>
          <table:table-cell table:formula="of:=IF([.N404]=&quot;&quot;; &quot;&quot;; CONCATENATE(DATEDIF([.F404];[.N404];&quot;d&quot;); IF(DATEDIF([.F404];[.N40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  <table:table-cell table:formula="of:=[.I405]*[.G405]" office:value-type="float" office:value="0" calcext:value-type="float">
            <text:p>0</text:p>
          </table:table-cell>
          <table:table-cell table:number-columns-repeated="4"/>
          <table:table-cell table:formula="of:=IF([.J405]=0; &quot;&quot;; [.P405]/[.J405])">
            <text:p/>
          </table:table-cell>
          <table:table-cell table:formula="of:=([.L405]*[.M405])-([.G405]*[.H405])" office:value-type="float" office:value="0" calcext:value-type="float">
            <text:p>0</text:p>
          </table:table-cell>
          <table:table-cell table:formula="of:=IF([.P405]=0;&quot;&quot;; IF([.P405]&gt;=0; &quot;Win&quot;; &quot;Loss&quot;))">
            <text:p/>
          </table:table-cell>
          <table:table-cell table:formula="of:=IF([.N405]=&quot;&quot;; &quot;&quot;; CONCATENATE(DATEDIF([.F405];[.N405];&quot;d&quot;); IF(DATEDIF([.F405];[.N40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  <table:table-cell table:formula="of:=[.I406]*[.G406]" office:value-type="float" office:value="0" calcext:value-type="float">
            <text:p>0</text:p>
          </table:table-cell>
          <table:table-cell table:number-columns-repeated="4"/>
          <table:table-cell table:formula="of:=IF([.J406]=0; &quot;&quot;; [.P406]/[.J406])">
            <text:p/>
          </table:table-cell>
          <table:table-cell table:formula="of:=([.L406]*[.M406])-([.G406]*[.H406])" office:value-type="float" office:value="0" calcext:value-type="float">
            <text:p>0</text:p>
          </table:table-cell>
          <table:table-cell table:formula="of:=IF([.P406]=0;&quot;&quot;; IF([.P406]&gt;=0; &quot;Win&quot;; &quot;Loss&quot;))">
            <text:p/>
          </table:table-cell>
          <table:table-cell table:formula="of:=IF([.N406]=&quot;&quot;; &quot;&quot;; CONCATENATE(DATEDIF([.F406];[.N406];&quot;d&quot;); IF(DATEDIF([.F406];[.N40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  <table:table-cell table:formula="of:=[.I407]*[.G407]" office:value-type="float" office:value="0" calcext:value-type="float">
            <text:p>0</text:p>
          </table:table-cell>
          <table:table-cell table:number-columns-repeated="4"/>
          <table:table-cell table:formula="of:=IF([.J407]=0; &quot;&quot;; [.P407]/[.J407])">
            <text:p/>
          </table:table-cell>
          <table:table-cell table:formula="of:=([.L407]*[.M407])-([.G407]*[.H407])" office:value-type="float" office:value="0" calcext:value-type="float">
            <text:p>0</text:p>
          </table:table-cell>
          <table:table-cell table:formula="of:=IF([.P407]=0;&quot;&quot;; IF([.P407]&gt;=0; &quot;Win&quot;; &quot;Loss&quot;))">
            <text:p/>
          </table:table-cell>
          <table:table-cell table:formula="of:=IF([.N407]=&quot;&quot;; &quot;&quot;; CONCATENATE(DATEDIF([.F407];[.N407];&quot;d&quot;); IF(DATEDIF([.F407];[.N40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  <table:table-cell table:formula="of:=[.I408]*[.G408]" office:value-type="float" office:value="0" calcext:value-type="float">
            <text:p>0</text:p>
          </table:table-cell>
          <table:table-cell table:number-columns-repeated="4"/>
          <table:table-cell table:formula="of:=IF([.J408]=0; &quot;&quot;; [.P408]/[.J408])">
            <text:p/>
          </table:table-cell>
          <table:table-cell table:formula="of:=([.L408]*[.M408])-([.G408]*[.H408])" office:value-type="float" office:value="0" calcext:value-type="float">
            <text:p>0</text:p>
          </table:table-cell>
          <table:table-cell table:formula="of:=IF([.P408]=0;&quot;&quot;; IF([.P408]&gt;=0; &quot;Win&quot;; &quot;Loss&quot;))">
            <text:p/>
          </table:table-cell>
          <table:table-cell table:formula="of:=IF([.N408]=&quot;&quot;; &quot;&quot;; CONCATENATE(DATEDIF([.F408];[.N408];&quot;d&quot;); IF(DATEDIF([.F408];[.N40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  <table:table-cell table:formula="of:=[.I409]*[.G409]" office:value-type="float" office:value="0" calcext:value-type="float">
            <text:p>0</text:p>
          </table:table-cell>
          <table:table-cell table:number-columns-repeated="4"/>
          <table:table-cell table:formula="of:=IF([.J409]=0; &quot;&quot;; [.P409]/[.J409])">
            <text:p/>
          </table:table-cell>
          <table:table-cell table:formula="of:=([.L409]*[.M409])-([.G409]*[.H409])" office:value-type="float" office:value="0" calcext:value-type="float">
            <text:p>0</text:p>
          </table:table-cell>
          <table:table-cell table:formula="of:=IF([.P409]=0;&quot;&quot;; IF([.P409]&gt;=0; &quot;Win&quot;; &quot;Loss&quot;))">
            <text:p/>
          </table:table-cell>
          <table:table-cell table:formula="of:=IF([.N409]=&quot;&quot;; &quot;&quot;; CONCATENATE(DATEDIF([.F409];[.N409];&quot;d&quot;); IF(DATEDIF([.F409];[.N40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  <table:table-cell table:formula="of:=[.I410]*[.G410]" office:value-type="float" office:value="0" calcext:value-type="float">
            <text:p>0</text:p>
          </table:table-cell>
          <table:table-cell table:number-columns-repeated="4"/>
          <table:table-cell table:formula="of:=IF([.J410]=0; &quot;&quot;; [.P410]/[.J410])">
            <text:p/>
          </table:table-cell>
          <table:table-cell table:formula="of:=([.L410]*[.M410])-([.G410]*[.H410])" office:value-type="float" office:value="0" calcext:value-type="float">
            <text:p>0</text:p>
          </table:table-cell>
          <table:table-cell table:formula="of:=IF([.P410]=0;&quot;&quot;; IF([.P410]&gt;=0; &quot;Win&quot;; &quot;Loss&quot;))">
            <text:p/>
          </table:table-cell>
          <table:table-cell table:formula="of:=IF([.N410]=&quot;&quot;; &quot;&quot;; CONCATENATE(DATEDIF([.F410];[.N410];&quot;d&quot;); IF(DATEDIF([.F410];[.N41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  <table:table-cell table:formula="of:=[.I411]*[.G411]" office:value-type="float" office:value="0" calcext:value-type="float">
            <text:p>0</text:p>
          </table:table-cell>
          <table:table-cell table:number-columns-repeated="4"/>
          <table:table-cell table:formula="of:=IF([.J411]=0; &quot;&quot;; [.P411]/[.J411])">
            <text:p/>
          </table:table-cell>
          <table:table-cell table:formula="of:=([.L411]*[.M411])-([.G411]*[.H411])" office:value-type="float" office:value="0" calcext:value-type="float">
            <text:p>0</text:p>
          </table:table-cell>
          <table:table-cell table:formula="of:=IF([.P411]=0;&quot;&quot;; IF([.P411]&gt;=0; &quot;Win&quot;; &quot;Loss&quot;))">
            <text:p/>
          </table:table-cell>
          <table:table-cell table:formula="of:=IF([.N411]=&quot;&quot;; &quot;&quot;; CONCATENATE(DATEDIF([.F411];[.N411];&quot;d&quot;); IF(DATEDIF([.F411];[.N41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  <table:table-cell table:formula="of:=[.I412]*[.G412]" office:value-type="float" office:value="0" calcext:value-type="float">
            <text:p>0</text:p>
          </table:table-cell>
          <table:table-cell table:number-columns-repeated="4"/>
          <table:table-cell table:formula="of:=IF([.J412]=0; &quot;&quot;; [.P412]/[.J412])">
            <text:p/>
          </table:table-cell>
          <table:table-cell table:formula="of:=([.L412]*[.M412])-([.G412]*[.H412])" office:value-type="float" office:value="0" calcext:value-type="float">
            <text:p>0</text:p>
          </table:table-cell>
          <table:table-cell table:formula="of:=IF([.P412]=0;&quot;&quot;; IF([.P412]&gt;=0; &quot;Win&quot;; &quot;Loss&quot;))">
            <text:p/>
          </table:table-cell>
          <table:table-cell table:formula="of:=IF([.N412]=&quot;&quot;; &quot;&quot;; CONCATENATE(DATEDIF([.F412];[.N412];&quot;d&quot;); IF(DATEDIF([.F412];[.N41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  <table:table-cell table:formula="of:=[.I413]*[.G413]" office:value-type="float" office:value="0" calcext:value-type="float">
            <text:p>0</text:p>
          </table:table-cell>
          <table:table-cell table:number-columns-repeated="4"/>
          <table:table-cell table:formula="of:=IF([.J413]=0; &quot;&quot;; [.P413]/[.J413])">
            <text:p/>
          </table:table-cell>
          <table:table-cell table:formula="of:=([.L413]*[.M413])-([.G413]*[.H413])" office:value-type="float" office:value="0" calcext:value-type="float">
            <text:p>0</text:p>
          </table:table-cell>
          <table:table-cell table:formula="of:=IF([.P413]=0;&quot;&quot;; IF([.P413]&gt;=0; &quot;Win&quot;; &quot;Loss&quot;))">
            <text:p/>
          </table:table-cell>
          <table:table-cell table:formula="of:=IF([.N413]=&quot;&quot;; &quot;&quot;; CONCATENATE(DATEDIF([.F413];[.N413];&quot;d&quot;); IF(DATEDIF([.F413];[.N41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  <table:table-cell table:formula="of:=[.I414]*[.G414]" office:value-type="float" office:value="0" calcext:value-type="float">
            <text:p>0</text:p>
          </table:table-cell>
          <table:table-cell table:number-columns-repeated="4"/>
          <table:table-cell table:formula="of:=IF([.J414]=0; &quot;&quot;; [.P414]/[.J414])">
            <text:p/>
          </table:table-cell>
          <table:table-cell table:formula="of:=([.L414]*[.M414])-([.G414]*[.H414])" office:value-type="float" office:value="0" calcext:value-type="float">
            <text:p>0</text:p>
          </table:table-cell>
          <table:table-cell table:formula="of:=IF([.P414]=0;&quot;&quot;; IF([.P414]&gt;=0; &quot;Win&quot;; &quot;Loss&quot;))">
            <text:p/>
          </table:table-cell>
          <table:table-cell table:formula="of:=IF([.N414]=&quot;&quot;; &quot;&quot;; CONCATENATE(DATEDIF([.F414];[.N414];&quot;d&quot;); IF(DATEDIF([.F414];[.N41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  <table:table-cell table:formula="of:=[.I415]*[.G415]" office:value-type="float" office:value="0" calcext:value-type="float">
            <text:p>0</text:p>
          </table:table-cell>
          <table:table-cell table:number-columns-repeated="4"/>
          <table:table-cell table:formula="of:=IF([.J415]=0; &quot;&quot;; [.P415]/[.J415])">
            <text:p/>
          </table:table-cell>
          <table:table-cell table:formula="of:=([.L415]*[.M415])-([.G415]*[.H415])" office:value-type="float" office:value="0" calcext:value-type="float">
            <text:p>0</text:p>
          </table:table-cell>
          <table:table-cell table:formula="of:=IF([.P415]=0;&quot;&quot;; IF([.P415]&gt;=0; &quot;Win&quot;; &quot;Loss&quot;))">
            <text:p/>
          </table:table-cell>
          <table:table-cell table:formula="of:=IF([.N415]=&quot;&quot;; &quot;&quot;; CONCATENATE(DATEDIF([.F415];[.N415];&quot;d&quot;); IF(DATEDIF([.F415];[.N41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  <table:table-cell table:formula="of:=[.I416]*[.G416]" office:value-type="float" office:value="0" calcext:value-type="float">
            <text:p>0</text:p>
          </table:table-cell>
          <table:table-cell table:number-columns-repeated="4"/>
          <table:table-cell table:formula="of:=IF([.J416]=0; &quot;&quot;; [.P416]/[.J416])">
            <text:p/>
          </table:table-cell>
          <table:table-cell table:formula="of:=([.L416]*[.M416])-([.G416]*[.H416])" office:value-type="float" office:value="0" calcext:value-type="float">
            <text:p>0</text:p>
          </table:table-cell>
          <table:table-cell table:formula="of:=IF([.P416]=0;&quot;&quot;; IF([.P416]&gt;=0; &quot;Win&quot;; &quot;Loss&quot;))">
            <text:p/>
          </table:table-cell>
          <table:table-cell table:formula="of:=IF([.N416]=&quot;&quot;; &quot;&quot;; CONCATENATE(DATEDIF([.F416];[.N416];&quot;d&quot;); IF(DATEDIF([.F416];[.N41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  <table:table-cell table:formula="of:=[.I417]*[.G417]" office:value-type="float" office:value="0" calcext:value-type="float">
            <text:p>0</text:p>
          </table:table-cell>
          <table:table-cell table:number-columns-repeated="4"/>
          <table:table-cell table:formula="of:=IF([.J417]=0; &quot;&quot;; [.P417]/[.J417])">
            <text:p/>
          </table:table-cell>
          <table:table-cell table:formula="of:=([.L417]*[.M417])-([.G417]*[.H417])" office:value-type="float" office:value="0" calcext:value-type="float">
            <text:p>0</text:p>
          </table:table-cell>
          <table:table-cell table:formula="of:=IF([.P417]=0;&quot;&quot;; IF([.P417]&gt;=0; &quot;Win&quot;; &quot;Loss&quot;))">
            <text:p/>
          </table:table-cell>
          <table:table-cell table:formula="of:=IF([.N417]=&quot;&quot;; &quot;&quot;; CONCATENATE(DATEDIF([.F417];[.N417];&quot;d&quot;); IF(DATEDIF([.F417];[.N41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  <table:table-cell table:formula="of:=[.I418]*[.G418]" office:value-type="float" office:value="0" calcext:value-type="float">
            <text:p>0</text:p>
          </table:table-cell>
          <table:table-cell table:number-columns-repeated="4"/>
          <table:table-cell table:formula="of:=IF([.J418]=0; &quot;&quot;; [.P418]/[.J418])">
            <text:p/>
          </table:table-cell>
          <table:table-cell table:formula="of:=([.L418]*[.M418])-([.G418]*[.H418])" office:value-type="float" office:value="0" calcext:value-type="float">
            <text:p>0</text:p>
          </table:table-cell>
          <table:table-cell table:formula="of:=IF([.P418]=0;&quot;&quot;; IF([.P418]&gt;=0; &quot;Win&quot;; &quot;Loss&quot;))">
            <text:p/>
          </table:table-cell>
          <table:table-cell table:formula="of:=IF([.N418]=&quot;&quot;; &quot;&quot;; CONCATENATE(DATEDIF([.F418];[.N418];&quot;d&quot;); IF(DATEDIF([.F418];[.N41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  <table:table-cell table:formula="of:=[.I419]*[.G419]" office:value-type="float" office:value="0" calcext:value-type="float">
            <text:p>0</text:p>
          </table:table-cell>
          <table:table-cell table:number-columns-repeated="4"/>
          <table:table-cell table:formula="of:=IF([.J419]=0; &quot;&quot;; [.P419]/[.J419])">
            <text:p/>
          </table:table-cell>
          <table:table-cell table:formula="of:=([.L419]*[.M419])-([.G419]*[.H419])" office:value-type="float" office:value="0" calcext:value-type="float">
            <text:p>0</text:p>
          </table:table-cell>
          <table:table-cell table:formula="of:=IF([.P419]=0;&quot;&quot;; IF([.P419]&gt;=0; &quot;Win&quot;; &quot;Loss&quot;))">
            <text:p/>
          </table:table-cell>
          <table:table-cell table:formula="of:=IF([.N419]=&quot;&quot;; &quot;&quot;; CONCATENATE(DATEDIF([.F419];[.N419];&quot;d&quot;); IF(DATEDIF([.F419];[.N41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  <table:table-cell table:formula="of:=[.I420]*[.G420]" office:value-type="float" office:value="0" calcext:value-type="float">
            <text:p>0</text:p>
          </table:table-cell>
          <table:table-cell table:number-columns-repeated="4"/>
          <table:table-cell table:formula="of:=IF([.J420]=0; &quot;&quot;; [.P420]/[.J420])">
            <text:p/>
          </table:table-cell>
          <table:table-cell table:formula="of:=([.L420]*[.M420])-([.G420]*[.H420])" office:value-type="float" office:value="0" calcext:value-type="float">
            <text:p>0</text:p>
          </table:table-cell>
          <table:table-cell table:formula="of:=IF([.P420]=0;&quot;&quot;; IF([.P420]&gt;=0; &quot;Win&quot;; &quot;Loss&quot;))">
            <text:p/>
          </table:table-cell>
          <table:table-cell table:formula="of:=IF([.N420]=&quot;&quot;; &quot;&quot;; CONCATENATE(DATEDIF([.F420];[.N420];&quot;d&quot;); IF(DATEDIF([.F420];[.N42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8"/>
          <table:table-cell table:formula="of:=[.I421]*[.G421]" office:value-type="float" office:value="0" calcext:value-type="float">
            <text:p>0</text:p>
          </table:table-cell>
          <table:table-cell table:number-columns-repeated="4"/>
          <table:table-cell table:formula="of:=IF([.J421]=0; &quot;&quot;; [.P421]/[.J421])">
            <text:p/>
          </table:table-cell>
          <table:table-cell table:formula="of:=([.L421]*[.M421])-([.G421]*[.H421])" office:value-type="float" office:value="0" calcext:value-type="float">
            <text:p>0</text:p>
          </table:table-cell>
          <table:table-cell table:formula="of:=IF([.P421]=0;&quot;&quot;; IF([.P421]&gt;=0; &quot;Win&quot;; &quot;Loss&quot;))">
            <text:p/>
          </table:table-cell>
          <table:table-cell table:formula="of:=IF([.N421]=&quot;&quot;; &quot;&quot;; CONCATENATE(DATEDIF([.F421];[.N421];&quot;d&quot;); IF(DATEDIF([.F421];[.N42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8"/>
          <table:table-cell table:formula="of:=[.I422]*[.G422]" office:value-type="float" office:value="0" calcext:value-type="float">
            <text:p>0</text:p>
          </table:table-cell>
          <table:table-cell table:number-columns-repeated="4"/>
          <table:table-cell table:formula="of:=IF([.J422]=0; &quot;&quot;; [.P422]/[.J422])">
            <text:p/>
          </table:table-cell>
          <table:table-cell table:formula="of:=([.L422]*[.M422])-([.G422]*[.H422])" office:value-type="float" office:value="0" calcext:value-type="float">
            <text:p>0</text:p>
          </table:table-cell>
          <table:table-cell table:formula="of:=IF([.P422]=0;&quot;&quot;; IF([.P422]&gt;=0; &quot;Win&quot;; &quot;Loss&quot;))">
            <text:p/>
          </table:table-cell>
          <table:table-cell table:formula="of:=IF([.N422]=&quot;&quot;; &quot;&quot;; CONCATENATE(DATEDIF([.F422];[.N422];&quot;d&quot;); IF(DATEDIF([.F422];[.N42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8"/>
          <table:table-cell table:formula="of:=[.I423]*[.G423]" office:value-type="float" office:value="0" calcext:value-type="float">
            <text:p>0</text:p>
          </table:table-cell>
          <table:table-cell table:number-columns-repeated="4"/>
          <table:table-cell table:formula="of:=IF([.J423]=0; &quot;&quot;; [.P423]/[.J423])">
            <text:p/>
          </table:table-cell>
          <table:table-cell table:formula="of:=([.L423]*[.M423])-([.G423]*[.H423])" office:value-type="float" office:value="0" calcext:value-type="float">
            <text:p>0</text:p>
          </table:table-cell>
          <table:table-cell table:formula="of:=IF([.P423]=0;&quot;&quot;; IF([.P423]&gt;=0; &quot;Win&quot;; &quot;Loss&quot;))">
            <text:p/>
          </table:table-cell>
          <table:table-cell table:formula="of:=IF([.N423]=&quot;&quot;; &quot;&quot;; CONCATENATE(DATEDIF([.F423];[.N423];&quot;d&quot;); IF(DATEDIF([.F423];[.N42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8"/>
          <table:table-cell table:formula="of:=[.I424]*[.G424]" office:value-type="float" office:value="0" calcext:value-type="float">
            <text:p>0</text:p>
          </table:table-cell>
          <table:table-cell table:number-columns-repeated="4"/>
          <table:table-cell table:formula="of:=IF([.J424]=0; &quot;&quot;; [.P424]/[.J424])">
            <text:p/>
          </table:table-cell>
          <table:table-cell table:formula="of:=([.L424]*[.M424])-([.G424]*[.H424])" office:value-type="float" office:value="0" calcext:value-type="float">
            <text:p>0</text:p>
          </table:table-cell>
          <table:table-cell table:formula="of:=IF([.P424]=0;&quot;&quot;; IF([.P424]&gt;=0; &quot;Win&quot;; &quot;Loss&quot;))">
            <text:p/>
          </table:table-cell>
          <table:table-cell table:formula="of:=IF([.N424]=&quot;&quot;; &quot;&quot;; CONCATENATE(DATEDIF([.F424];[.N424];&quot;d&quot;); IF(DATEDIF([.F424];[.N42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8"/>
          <table:table-cell table:formula="of:=[.I425]*[.G425]" office:value-type="float" office:value="0" calcext:value-type="float">
            <text:p>0</text:p>
          </table:table-cell>
          <table:table-cell table:number-columns-repeated="4"/>
          <table:table-cell table:formula="of:=IF([.J425]=0; &quot;&quot;; [.P425]/[.J425])">
            <text:p/>
          </table:table-cell>
          <table:table-cell table:formula="of:=([.L425]*[.M425])-([.G425]*[.H425])" office:value-type="float" office:value="0" calcext:value-type="float">
            <text:p>0</text:p>
          </table:table-cell>
          <table:table-cell table:formula="of:=IF([.P425]=0;&quot;&quot;; IF([.P425]&gt;=0; &quot;Win&quot;; &quot;Loss&quot;))">
            <text:p/>
          </table:table-cell>
          <table:table-cell table:formula="of:=IF([.N425]=&quot;&quot;; &quot;&quot;; CONCATENATE(DATEDIF([.F425];[.N425];&quot;d&quot;); IF(DATEDIF([.F425];[.N42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8"/>
          <table:table-cell table:formula="of:=[.I426]*[.G426]" office:value-type="float" office:value="0" calcext:value-type="float">
            <text:p>0</text:p>
          </table:table-cell>
          <table:table-cell table:number-columns-repeated="4"/>
          <table:table-cell table:formula="of:=IF([.J426]=0; &quot;&quot;; [.P426]/[.J426])">
            <text:p/>
          </table:table-cell>
          <table:table-cell table:formula="of:=([.L426]*[.M426])-([.G426]*[.H426])" office:value-type="float" office:value="0" calcext:value-type="float">
            <text:p>0</text:p>
          </table:table-cell>
          <table:table-cell table:formula="of:=IF([.P426]=0;&quot;&quot;; IF([.P426]&gt;=0; &quot;Win&quot;; &quot;Loss&quot;))">
            <text:p/>
          </table:table-cell>
          <table:table-cell table:formula="of:=IF([.N426]=&quot;&quot;; &quot;&quot;; CONCATENATE(DATEDIF([.F426];[.N426];&quot;d&quot;); IF(DATEDIF([.F426];[.N42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8"/>
          <table:table-cell table:formula="of:=[.I427]*[.G427]" office:value-type="float" office:value="0" calcext:value-type="float">
            <text:p>0</text:p>
          </table:table-cell>
          <table:table-cell table:number-columns-repeated="4"/>
          <table:table-cell table:formula="of:=IF([.J427]=0; &quot;&quot;; [.P427]/[.J427])">
            <text:p/>
          </table:table-cell>
          <table:table-cell table:formula="of:=([.L427]*[.M427])-([.G427]*[.H427])" office:value-type="float" office:value="0" calcext:value-type="float">
            <text:p>0</text:p>
          </table:table-cell>
          <table:table-cell table:formula="of:=IF([.P427]=0;&quot;&quot;; IF([.P427]&gt;=0; &quot;Win&quot;; &quot;Loss&quot;))">
            <text:p/>
          </table:table-cell>
          <table:table-cell table:formula="of:=IF([.N427]=&quot;&quot;; &quot;&quot;; CONCATENATE(DATEDIF([.F427];[.N427];&quot;d&quot;); IF(DATEDIF([.F427];[.N42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8"/>
          <table:table-cell table:formula="of:=[.I428]*[.G428]" office:value-type="float" office:value="0" calcext:value-type="float">
            <text:p>0</text:p>
          </table:table-cell>
          <table:table-cell table:number-columns-repeated="4"/>
          <table:table-cell table:formula="of:=IF([.J428]=0; &quot;&quot;; [.P428]/[.J428])">
            <text:p/>
          </table:table-cell>
          <table:table-cell table:formula="of:=([.L428]*[.M428])-([.G428]*[.H428])" office:value-type="float" office:value="0" calcext:value-type="float">
            <text:p>0</text:p>
          </table:table-cell>
          <table:table-cell table:formula="of:=IF([.P428]=0;&quot;&quot;; IF([.P428]&gt;=0; &quot;Win&quot;; &quot;Loss&quot;))">
            <text:p/>
          </table:table-cell>
          <table:table-cell table:formula="of:=IF([.N428]=&quot;&quot;; &quot;&quot;; CONCATENATE(DATEDIF([.F428];[.N428];&quot;d&quot;); IF(DATEDIF([.F428];[.N42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8"/>
          <table:table-cell table:formula="of:=[.I429]*[.G429]" office:value-type="float" office:value="0" calcext:value-type="float">
            <text:p>0</text:p>
          </table:table-cell>
          <table:table-cell table:number-columns-repeated="4"/>
          <table:table-cell table:formula="of:=IF([.J429]=0; &quot;&quot;; [.P429]/[.J429])">
            <text:p/>
          </table:table-cell>
          <table:table-cell table:formula="of:=([.L429]*[.M429])-([.G429]*[.H429])" office:value-type="float" office:value="0" calcext:value-type="float">
            <text:p>0</text:p>
          </table:table-cell>
          <table:table-cell table:formula="of:=IF([.P429]=0;&quot;&quot;; IF([.P429]&gt;=0; &quot;Win&quot;; &quot;Loss&quot;))">
            <text:p/>
          </table:table-cell>
          <table:table-cell table:formula="of:=IF([.N429]=&quot;&quot;; &quot;&quot;; CONCATENATE(DATEDIF([.F429];[.N429];&quot;d&quot;); IF(DATEDIF([.F429];[.N42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8"/>
          <table:table-cell table:formula="of:=[.I430]*[.G430]" office:value-type="float" office:value="0" calcext:value-type="float">
            <text:p>0</text:p>
          </table:table-cell>
          <table:table-cell table:number-columns-repeated="4"/>
          <table:table-cell table:formula="of:=IF([.J430]=0; &quot;&quot;; [.P430]/[.J430])">
            <text:p/>
          </table:table-cell>
          <table:table-cell table:formula="of:=([.L430]*[.M430])-([.G430]*[.H430])" office:value-type="float" office:value="0" calcext:value-type="float">
            <text:p>0</text:p>
          </table:table-cell>
          <table:table-cell table:formula="of:=IF([.P430]=0;&quot;&quot;; IF([.P430]&gt;=0; &quot;Win&quot;; &quot;Loss&quot;))">
            <text:p/>
          </table:table-cell>
          <table:table-cell table:formula="of:=IF([.N430]=&quot;&quot;; &quot;&quot;; CONCATENATE(DATEDIF([.F430];[.N430];&quot;d&quot;); IF(DATEDIF([.F430];[.N43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8"/>
          <table:table-cell table:formula="of:=[.I431]*[.G431]" office:value-type="float" office:value="0" calcext:value-type="float">
            <text:p>0</text:p>
          </table:table-cell>
          <table:table-cell table:number-columns-repeated="4"/>
          <table:table-cell table:formula="of:=IF([.J431]=0; &quot;&quot;; [.P431]/[.J431])">
            <text:p/>
          </table:table-cell>
          <table:table-cell table:formula="of:=([.L431]*[.M431])-([.G431]*[.H431])" office:value-type="float" office:value="0" calcext:value-type="float">
            <text:p>0</text:p>
          </table:table-cell>
          <table:table-cell table:formula="of:=IF([.P431]=0;&quot;&quot;; IF([.P431]&gt;=0; &quot;Win&quot;; &quot;Loss&quot;))">
            <text:p/>
          </table:table-cell>
          <table:table-cell table:formula="of:=IF([.N431]=&quot;&quot;; &quot;&quot;; CONCATENATE(DATEDIF([.F431];[.N431];&quot;d&quot;); IF(DATEDIF([.F431];[.N43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table:formula="of:=[.I432]*[.G432]" office:value-type="float" office:value="0" calcext:value-type="float">
            <text:p>0</text:p>
          </table:table-cell>
          <table:table-cell table:number-columns-repeated="4"/>
          <table:table-cell table:formula="of:=IF([.J432]=0; &quot;&quot;; [.P432]/[.J432])">
            <text:p/>
          </table:table-cell>
          <table:table-cell table:formula="of:=([.L432]*[.M432])-([.G432]*[.H432])" office:value-type="float" office:value="0" calcext:value-type="float">
            <text:p>0</text:p>
          </table:table-cell>
          <table:table-cell table:formula="of:=IF([.P432]=0;&quot;&quot;; IF([.P432]&gt;=0; &quot;Win&quot;; &quot;Loss&quot;))">
            <text:p/>
          </table:table-cell>
          <table:table-cell table:formula="of:=IF([.N432]=&quot;&quot;; &quot;&quot;; CONCATENATE(DATEDIF([.F432];[.N432];&quot;d&quot;); IF(DATEDIF([.F432];[.N43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8"/>
          <table:table-cell table:formula="of:=[.I433]*[.G433]" office:value-type="float" office:value="0" calcext:value-type="float">
            <text:p>0</text:p>
          </table:table-cell>
          <table:table-cell table:number-columns-repeated="4"/>
          <table:table-cell table:formula="of:=IF([.J433]=0; &quot;&quot;; [.P433]/[.J433])">
            <text:p/>
          </table:table-cell>
          <table:table-cell table:formula="of:=([.L433]*[.M433])-([.G433]*[.H433])" office:value-type="float" office:value="0" calcext:value-type="float">
            <text:p>0</text:p>
          </table:table-cell>
          <table:table-cell table:formula="of:=IF([.P433]=0;&quot;&quot;; IF([.P433]&gt;=0; &quot;Win&quot;; &quot;Loss&quot;))">
            <text:p/>
          </table:table-cell>
          <table:table-cell table:formula="of:=IF([.N433]=&quot;&quot;; &quot;&quot;; CONCATENATE(DATEDIF([.F433];[.N433];&quot;d&quot;); IF(DATEDIF([.F433];[.N43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8"/>
          <table:table-cell table:formula="of:=[.I434]*[.G434]" office:value-type="float" office:value="0" calcext:value-type="float">
            <text:p>0</text:p>
          </table:table-cell>
          <table:table-cell table:number-columns-repeated="4"/>
          <table:table-cell table:formula="of:=IF([.J434]=0; &quot;&quot;; [.P434]/[.J434])">
            <text:p/>
          </table:table-cell>
          <table:table-cell table:formula="of:=([.L434]*[.M434])-([.G434]*[.H434])" office:value-type="float" office:value="0" calcext:value-type="float">
            <text:p>0</text:p>
          </table:table-cell>
          <table:table-cell table:formula="of:=IF([.P434]=0;&quot;&quot;; IF([.P434]&gt;=0; &quot;Win&quot;; &quot;Loss&quot;))">
            <text:p/>
          </table:table-cell>
          <table:table-cell table:formula="of:=IF([.N434]=&quot;&quot;; &quot;&quot;; CONCATENATE(DATEDIF([.F434];[.N434];&quot;d&quot;); IF(DATEDIF([.F434];[.N43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8"/>
          <table:table-cell table:formula="of:=[.I435]*[.G435]" office:value-type="float" office:value="0" calcext:value-type="float">
            <text:p>0</text:p>
          </table:table-cell>
          <table:table-cell table:number-columns-repeated="4"/>
          <table:table-cell table:formula="of:=IF([.J435]=0; &quot;&quot;; [.P435]/[.J435])">
            <text:p/>
          </table:table-cell>
          <table:table-cell table:formula="of:=([.L435]*[.M435])-([.G435]*[.H435])" office:value-type="float" office:value="0" calcext:value-type="float">
            <text:p>0</text:p>
          </table:table-cell>
          <table:table-cell table:formula="of:=IF([.P435]=0;&quot;&quot;; IF([.P435]&gt;=0; &quot;Win&quot;; &quot;Loss&quot;))">
            <text:p/>
          </table:table-cell>
          <table:table-cell table:formula="of:=IF([.N435]=&quot;&quot;; &quot;&quot;; CONCATENATE(DATEDIF([.F435];[.N435];&quot;d&quot;); IF(DATEDIF([.F435];[.N43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8"/>
          <table:table-cell table:formula="of:=[.I436]*[.G436]" office:value-type="float" office:value="0" calcext:value-type="float">
            <text:p>0</text:p>
          </table:table-cell>
          <table:table-cell table:number-columns-repeated="4"/>
          <table:table-cell table:formula="of:=IF([.J436]=0; &quot;&quot;; [.P436]/[.J436])">
            <text:p/>
          </table:table-cell>
          <table:table-cell table:formula="of:=([.L436]*[.M436])-([.G436]*[.H436])" office:value-type="float" office:value="0" calcext:value-type="float">
            <text:p>0</text:p>
          </table:table-cell>
          <table:table-cell table:formula="of:=IF([.P436]=0;&quot;&quot;; IF([.P436]&gt;=0; &quot;Win&quot;; &quot;Loss&quot;))">
            <text:p/>
          </table:table-cell>
          <table:table-cell table:formula="of:=IF([.N436]=&quot;&quot;; &quot;&quot;; CONCATENATE(DATEDIF([.F436];[.N436];&quot;d&quot;); IF(DATEDIF([.F436];[.N43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8"/>
          <table:table-cell table:formula="of:=[.I437]*[.G437]" office:value-type="float" office:value="0" calcext:value-type="float">
            <text:p>0</text:p>
          </table:table-cell>
          <table:table-cell table:number-columns-repeated="4"/>
          <table:table-cell table:formula="of:=IF([.J437]=0; &quot;&quot;; [.P437]/[.J437])">
            <text:p/>
          </table:table-cell>
          <table:table-cell table:formula="of:=([.L437]*[.M437])-([.G437]*[.H437])" office:value-type="float" office:value="0" calcext:value-type="float">
            <text:p>0</text:p>
          </table:table-cell>
          <table:table-cell table:formula="of:=IF([.P437]=0;&quot;&quot;; IF([.P437]&gt;=0; &quot;Win&quot;; &quot;Loss&quot;))">
            <text:p/>
          </table:table-cell>
          <table:table-cell table:formula="of:=IF([.N437]=&quot;&quot;; &quot;&quot;; CONCATENATE(DATEDIF([.F437];[.N437];&quot;d&quot;); IF(DATEDIF([.F437];[.N43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8"/>
          <table:table-cell table:formula="of:=[.I438]*[.G438]" office:value-type="float" office:value="0" calcext:value-type="float">
            <text:p>0</text:p>
          </table:table-cell>
          <table:table-cell table:number-columns-repeated="4"/>
          <table:table-cell table:formula="of:=IF([.J438]=0; &quot;&quot;; [.P438]/[.J438])">
            <text:p/>
          </table:table-cell>
          <table:table-cell table:formula="of:=([.L438]*[.M438])-([.G438]*[.H438])" office:value-type="float" office:value="0" calcext:value-type="float">
            <text:p>0</text:p>
          </table:table-cell>
          <table:table-cell table:formula="of:=IF([.P438]=0;&quot;&quot;; IF([.P438]&gt;=0; &quot;Win&quot;; &quot;Loss&quot;))">
            <text:p/>
          </table:table-cell>
          <table:table-cell table:formula="of:=IF([.N438]=&quot;&quot;; &quot;&quot;; CONCATENATE(DATEDIF([.F438];[.N438];&quot;d&quot;); IF(DATEDIF([.F438];[.N43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  <table:table-cell table:formula="of:=[.I439]*[.G439]" office:value-type="float" office:value="0" calcext:value-type="float">
            <text:p>0</text:p>
          </table:table-cell>
          <table:table-cell table:number-columns-repeated="4"/>
          <table:table-cell table:formula="of:=IF([.J439]=0; &quot;&quot;; [.P439]/[.J439])">
            <text:p/>
          </table:table-cell>
          <table:table-cell table:formula="of:=([.L439]*[.M439])-([.G439]*[.H439])" office:value-type="float" office:value="0" calcext:value-type="float">
            <text:p>0</text:p>
          </table:table-cell>
          <table:table-cell table:formula="of:=IF([.P439]=0;&quot;&quot;; IF([.P439]&gt;=0; &quot;Win&quot;; &quot;Loss&quot;))">
            <text:p/>
          </table:table-cell>
          <table:table-cell table:formula="of:=IF([.N439]=&quot;&quot;; &quot;&quot;; CONCATENATE(DATEDIF([.F439];[.N439];&quot;d&quot;); IF(DATEDIF([.F439];[.N43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8"/>
          <table:table-cell table:formula="of:=[.I440]*[.G440]" office:value-type="float" office:value="0" calcext:value-type="float">
            <text:p>0</text:p>
          </table:table-cell>
          <table:table-cell table:number-columns-repeated="4"/>
          <table:table-cell table:formula="of:=IF([.J440]=0; &quot;&quot;; [.P440]/[.J440])">
            <text:p/>
          </table:table-cell>
          <table:table-cell table:formula="of:=([.L440]*[.M440])-([.G440]*[.H440])" office:value-type="float" office:value="0" calcext:value-type="float">
            <text:p>0</text:p>
          </table:table-cell>
          <table:table-cell table:formula="of:=IF([.P440]=0;&quot;&quot;; IF([.P440]&gt;=0; &quot;Win&quot;; &quot;Loss&quot;))">
            <text:p/>
          </table:table-cell>
          <table:table-cell table:formula="of:=IF([.N440]=&quot;&quot;; &quot;&quot;; CONCATENATE(DATEDIF([.F440];[.N440];&quot;d&quot;); IF(DATEDIF([.F440];[.N44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8"/>
          <table:table-cell table:formula="of:=[.I441]*[.G441]" office:value-type="float" office:value="0" calcext:value-type="float">
            <text:p>0</text:p>
          </table:table-cell>
          <table:table-cell table:number-columns-repeated="4"/>
          <table:table-cell table:formula="of:=IF([.J441]=0; &quot;&quot;; [.P441]/[.J441])">
            <text:p/>
          </table:table-cell>
          <table:table-cell table:formula="of:=([.L441]*[.M441])-([.G441]*[.H441])" office:value-type="float" office:value="0" calcext:value-type="float">
            <text:p>0</text:p>
          </table:table-cell>
          <table:table-cell table:formula="of:=IF([.P441]=0;&quot;&quot;; IF([.P441]&gt;=0; &quot;Win&quot;; &quot;Loss&quot;))">
            <text:p/>
          </table:table-cell>
          <table:table-cell table:formula="of:=IF([.N441]=&quot;&quot;; &quot;&quot;; CONCATENATE(DATEDIF([.F441];[.N441];&quot;d&quot;); IF(DATEDIF([.F441];[.N44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8"/>
          <table:table-cell table:formula="of:=[.I442]*[.G442]" office:value-type="float" office:value="0" calcext:value-type="float">
            <text:p>0</text:p>
          </table:table-cell>
          <table:table-cell table:number-columns-repeated="4"/>
          <table:table-cell table:formula="of:=IF([.J442]=0; &quot;&quot;; [.P442]/[.J442])">
            <text:p/>
          </table:table-cell>
          <table:table-cell table:formula="of:=([.L442]*[.M442])-([.G442]*[.H442])" office:value-type="float" office:value="0" calcext:value-type="float">
            <text:p>0</text:p>
          </table:table-cell>
          <table:table-cell table:formula="of:=IF([.P442]=0;&quot;&quot;; IF([.P442]&gt;=0; &quot;Win&quot;; &quot;Loss&quot;))">
            <text:p/>
          </table:table-cell>
          <table:table-cell table:formula="of:=IF([.N442]=&quot;&quot;; &quot;&quot;; CONCATENATE(DATEDIF([.F442];[.N442];&quot;d&quot;); IF(DATEDIF([.F442];[.N44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8"/>
          <table:table-cell table:formula="of:=[.I443]*[.G443]" office:value-type="float" office:value="0" calcext:value-type="float">
            <text:p>0</text:p>
          </table:table-cell>
          <table:table-cell table:number-columns-repeated="4"/>
          <table:table-cell table:formula="of:=IF([.J443]=0; &quot;&quot;; [.P443]/[.J443])">
            <text:p/>
          </table:table-cell>
          <table:table-cell table:formula="of:=([.L443]*[.M443])-([.G443]*[.H443])" office:value-type="float" office:value="0" calcext:value-type="float">
            <text:p>0</text:p>
          </table:table-cell>
          <table:table-cell table:formula="of:=IF([.P443]=0;&quot;&quot;; IF([.P443]&gt;=0; &quot;Win&quot;; &quot;Loss&quot;))">
            <text:p/>
          </table:table-cell>
          <table:table-cell table:formula="of:=IF([.N443]=&quot;&quot;; &quot;&quot;; CONCATENATE(DATEDIF([.F443];[.N443];&quot;d&quot;); IF(DATEDIF([.F443];[.N44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8"/>
          <table:table-cell table:formula="of:=[.I444]*[.G444]" office:value-type="float" office:value="0" calcext:value-type="float">
            <text:p>0</text:p>
          </table:table-cell>
          <table:table-cell table:number-columns-repeated="4"/>
          <table:table-cell table:formula="of:=IF([.J444]=0; &quot;&quot;; [.P444]/[.J444])">
            <text:p/>
          </table:table-cell>
          <table:table-cell table:formula="of:=([.L444]*[.M444])-([.G444]*[.H444])" office:value-type="float" office:value="0" calcext:value-type="float">
            <text:p>0</text:p>
          </table:table-cell>
          <table:table-cell table:formula="of:=IF([.P444]=0;&quot;&quot;; IF([.P444]&gt;=0; &quot;Win&quot;; &quot;Loss&quot;))">
            <text:p/>
          </table:table-cell>
          <table:table-cell table:formula="of:=IF([.N444]=&quot;&quot;; &quot;&quot;; CONCATENATE(DATEDIF([.F444];[.N444];&quot;d&quot;); IF(DATEDIF([.F444];[.N44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8"/>
          <table:table-cell table:formula="of:=[.I445]*[.G445]" office:value-type="float" office:value="0" calcext:value-type="float">
            <text:p>0</text:p>
          </table:table-cell>
          <table:table-cell table:number-columns-repeated="4"/>
          <table:table-cell table:formula="of:=IF([.J445]=0; &quot;&quot;; [.P445]/[.J445])">
            <text:p/>
          </table:table-cell>
          <table:table-cell table:formula="of:=([.L445]*[.M445])-([.G445]*[.H445])" office:value-type="float" office:value="0" calcext:value-type="float">
            <text:p>0</text:p>
          </table:table-cell>
          <table:table-cell table:formula="of:=IF([.P445]=0;&quot;&quot;; IF([.P445]&gt;=0; &quot;Win&quot;; &quot;Loss&quot;))">
            <text:p/>
          </table:table-cell>
          <table:table-cell table:formula="of:=IF([.N445]=&quot;&quot;; &quot;&quot;; CONCATENATE(DATEDIF([.F445];[.N445];&quot;d&quot;); IF(DATEDIF([.F445];[.N44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8"/>
          <table:table-cell table:formula="of:=[.I446]*[.G446]" office:value-type="float" office:value="0" calcext:value-type="float">
            <text:p>0</text:p>
          </table:table-cell>
          <table:table-cell table:number-columns-repeated="4"/>
          <table:table-cell table:formula="of:=IF([.J446]=0; &quot;&quot;; [.P446]/[.J446])">
            <text:p/>
          </table:table-cell>
          <table:table-cell table:formula="of:=([.L446]*[.M446])-([.G446]*[.H446])" office:value-type="float" office:value="0" calcext:value-type="float">
            <text:p>0</text:p>
          </table:table-cell>
          <table:table-cell table:formula="of:=IF([.P446]=0;&quot;&quot;; IF([.P446]&gt;=0; &quot;Win&quot;; &quot;Loss&quot;))">
            <text:p/>
          </table:table-cell>
          <table:table-cell table:formula="of:=IF([.N446]=&quot;&quot;; &quot;&quot;; CONCATENATE(DATEDIF([.F446];[.N446];&quot;d&quot;); IF(DATEDIF([.F446];[.N44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8"/>
          <table:table-cell table:formula="of:=[.I447]*[.G447]" office:value-type="float" office:value="0" calcext:value-type="float">
            <text:p>0</text:p>
          </table:table-cell>
          <table:table-cell table:number-columns-repeated="4"/>
          <table:table-cell table:formula="of:=IF([.J447]=0; &quot;&quot;; [.P447]/[.J447])">
            <text:p/>
          </table:table-cell>
          <table:table-cell table:formula="of:=([.L447]*[.M447])-([.G447]*[.H447])" office:value-type="float" office:value="0" calcext:value-type="float">
            <text:p>0</text:p>
          </table:table-cell>
          <table:table-cell table:formula="of:=IF([.P447]=0;&quot;&quot;; IF([.P447]&gt;=0; &quot;Win&quot;; &quot;Loss&quot;))">
            <text:p/>
          </table:table-cell>
          <table:table-cell table:formula="of:=IF([.N447]=&quot;&quot;; &quot;&quot;; CONCATENATE(DATEDIF([.F447];[.N447];&quot;d&quot;); IF(DATEDIF([.F447];[.N44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8"/>
          <table:table-cell table:formula="of:=[.I448]*[.G448]" office:value-type="float" office:value="0" calcext:value-type="float">
            <text:p>0</text:p>
          </table:table-cell>
          <table:table-cell table:number-columns-repeated="4"/>
          <table:table-cell table:formula="of:=IF([.J448]=0; &quot;&quot;; [.P448]/[.J448])">
            <text:p/>
          </table:table-cell>
          <table:table-cell table:formula="of:=([.L448]*[.M448])-([.G448]*[.H448])" office:value-type="float" office:value="0" calcext:value-type="float">
            <text:p>0</text:p>
          </table:table-cell>
          <table:table-cell table:formula="of:=IF([.P448]=0;&quot;&quot;; IF([.P448]&gt;=0; &quot;Win&quot;; &quot;Loss&quot;))">
            <text:p/>
          </table:table-cell>
          <table:table-cell table:formula="of:=IF([.N448]=&quot;&quot;; &quot;&quot;; CONCATENATE(DATEDIF([.F448];[.N448];&quot;d&quot;); IF(DATEDIF([.F448];[.N44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8"/>
          <table:table-cell table:formula="of:=[.I449]*[.G449]" office:value-type="float" office:value="0" calcext:value-type="float">
            <text:p>0</text:p>
          </table:table-cell>
          <table:table-cell table:number-columns-repeated="4"/>
          <table:table-cell table:formula="of:=IF([.J449]=0; &quot;&quot;; [.P449]/[.J449])">
            <text:p/>
          </table:table-cell>
          <table:table-cell table:formula="of:=([.L449]*[.M449])-([.G449]*[.H449])" office:value-type="float" office:value="0" calcext:value-type="float">
            <text:p>0</text:p>
          </table:table-cell>
          <table:table-cell table:formula="of:=IF([.P449]=0;&quot;&quot;; IF([.P449]&gt;=0; &quot;Win&quot;; &quot;Loss&quot;))">
            <text:p/>
          </table:table-cell>
          <table:table-cell table:formula="of:=IF([.N449]=&quot;&quot;; &quot;&quot;; CONCATENATE(DATEDIF([.F449];[.N449];&quot;d&quot;); IF(DATEDIF([.F449];[.N44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8"/>
          <table:table-cell table:formula="of:=[.I450]*[.G450]" office:value-type="float" office:value="0" calcext:value-type="float">
            <text:p>0</text:p>
          </table:table-cell>
          <table:table-cell table:number-columns-repeated="4"/>
          <table:table-cell table:formula="of:=IF([.J450]=0; &quot;&quot;; [.P450]/[.J450])">
            <text:p/>
          </table:table-cell>
          <table:table-cell table:formula="of:=([.L450]*[.M450])-([.G450]*[.H450])" office:value-type="float" office:value="0" calcext:value-type="float">
            <text:p>0</text:p>
          </table:table-cell>
          <table:table-cell table:formula="of:=IF([.P450]=0;&quot;&quot;; IF([.P450]&gt;=0; &quot;Win&quot;; &quot;Loss&quot;))">
            <text:p/>
          </table:table-cell>
          <table:table-cell table:formula="of:=IF([.N450]=&quot;&quot;; &quot;&quot;; CONCATENATE(DATEDIF([.F450];[.N450];&quot;d&quot;); IF(DATEDIF([.F450];[.N45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8"/>
          <table:table-cell table:formula="of:=[.I451]*[.G451]" office:value-type="float" office:value="0" calcext:value-type="float">
            <text:p>0</text:p>
          </table:table-cell>
          <table:table-cell table:number-columns-repeated="4"/>
          <table:table-cell table:formula="of:=IF([.J451]=0; &quot;&quot;; [.P451]/[.J451])">
            <text:p/>
          </table:table-cell>
          <table:table-cell table:formula="of:=([.L451]*[.M451])-([.G451]*[.H451])" office:value-type="float" office:value="0" calcext:value-type="float">
            <text:p>0</text:p>
          </table:table-cell>
          <table:table-cell table:formula="of:=IF([.P451]=0;&quot;&quot;; IF([.P451]&gt;=0; &quot;Win&quot;; &quot;Loss&quot;))">
            <text:p/>
          </table:table-cell>
          <table:table-cell table:formula="of:=IF([.N451]=&quot;&quot;; &quot;&quot;; CONCATENATE(DATEDIF([.F451];[.N451];&quot;d&quot;); IF(DATEDIF([.F451];[.N45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8"/>
          <table:table-cell table:formula="of:=[.I452]*[.G452]" office:value-type="float" office:value="0" calcext:value-type="float">
            <text:p>0</text:p>
          </table:table-cell>
          <table:table-cell table:number-columns-repeated="4"/>
          <table:table-cell table:formula="of:=IF([.J452]=0; &quot;&quot;; [.P452]/[.J452])">
            <text:p/>
          </table:table-cell>
          <table:table-cell table:formula="of:=([.L452]*[.M452])-([.G452]*[.H452])" office:value-type="float" office:value="0" calcext:value-type="float">
            <text:p>0</text:p>
          </table:table-cell>
          <table:table-cell table:formula="of:=IF([.P452]=0;&quot;&quot;; IF([.P452]&gt;=0; &quot;Win&quot;; &quot;Loss&quot;))">
            <text:p/>
          </table:table-cell>
          <table:table-cell table:formula="of:=IF([.N452]=&quot;&quot;; &quot;&quot;; CONCATENATE(DATEDIF([.F452];[.N452];&quot;d&quot;); IF(DATEDIF([.F452];[.N45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8"/>
          <table:table-cell table:formula="of:=[.I453]*[.G453]" office:value-type="float" office:value="0" calcext:value-type="float">
            <text:p>0</text:p>
          </table:table-cell>
          <table:table-cell table:number-columns-repeated="4"/>
          <table:table-cell table:formula="of:=IF([.J453]=0; &quot;&quot;; [.P453]/[.J453])">
            <text:p/>
          </table:table-cell>
          <table:table-cell table:formula="of:=([.L453]*[.M453])-([.G453]*[.H453])" office:value-type="float" office:value="0" calcext:value-type="float">
            <text:p>0</text:p>
          </table:table-cell>
          <table:table-cell table:formula="of:=IF([.P453]=0;&quot;&quot;; IF([.P453]&gt;=0; &quot;Win&quot;; &quot;Loss&quot;))">
            <text:p/>
          </table:table-cell>
          <table:table-cell table:formula="of:=IF([.N453]=&quot;&quot;; &quot;&quot;; CONCATENATE(DATEDIF([.F453];[.N453];&quot;d&quot;); IF(DATEDIF([.F453];[.N45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8"/>
          <table:table-cell table:formula="of:=[.I454]*[.G454]" office:value-type="float" office:value="0" calcext:value-type="float">
            <text:p>0</text:p>
          </table:table-cell>
          <table:table-cell table:number-columns-repeated="4"/>
          <table:table-cell table:formula="of:=IF([.J454]=0; &quot;&quot;; [.P454]/[.J454])">
            <text:p/>
          </table:table-cell>
          <table:table-cell table:formula="of:=([.L454]*[.M454])-([.G454]*[.H454])" office:value-type="float" office:value="0" calcext:value-type="float">
            <text:p>0</text:p>
          </table:table-cell>
          <table:table-cell table:formula="of:=IF([.P454]=0;&quot;&quot;; IF([.P454]&gt;=0; &quot;Win&quot;; &quot;Loss&quot;))">
            <text:p/>
          </table:table-cell>
          <table:table-cell table:formula="of:=IF([.N454]=&quot;&quot;; &quot;&quot;; CONCATENATE(DATEDIF([.F454];[.N454];&quot;d&quot;); IF(DATEDIF([.F454];[.N45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8"/>
          <table:table-cell table:formula="of:=[.I455]*[.G455]" office:value-type="float" office:value="0" calcext:value-type="float">
            <text:p>0</text:p>
          </table:table-cell>
          <table:table-cell table:number-columns-repeated="4"/>
          <table:table-cell table:formula="of:=IF([.J455]=0; &quot;&quot;; [.P455]/[.J455])">
            <text:p/>
          </table:table-cell>
          <table:table-cell table:formula="of:=([.L455]*[.M455])-([.G455]*[.H455])" office:value-type="float" office:value="0" calcext:value-type="float">
            <text:p>0</text:p>
          </table:table-cell>
          <table:table-cell table:formula="of:=IF([.P455]=0;&quot;&quot;; IF([.P455]&gt;=0; &quot;Win&quot;; &quot;Loss&quot;))">
            <text:p/>
          </table:table-cell>
          <table:table-cell table:formula="of:=IF([.N455]=&quot;&quot;; &quot;&quot;; CONCATENATE(DATEDIF([.F455];[.N455];&quot;d&quot;); IF(DATEDIF([.F455];[.N45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8"/>
          <table:table-cell table:formula="of:=[.I456]*[.G456]" office:value-type="float" office:value="0" calcext:value-type="float">
            <text:p>0</text:p>
          </table:table-cell>
          <table:table-cell table:number-columns-repeated="4"/>
          <table:table-cell table:formula="of:=IF([.J456]=0; &quot;&quot;; [.P456]/[.J456])">
            <text:p/>
          </table:table-cell>
          <table:table-cell table:formula="of:=([.L456]*[.M456])-([.G456]*[.H456])" office:value-type="float" office:value="0" calcext:value-type="float">
            <text:p>0</text:p>
          </table:table-cell>
          <table:table-cell table:formula="of:=IF([.P456]=0;&quot;&quot;; IF([.P456]&gt;=0; &quot;Win&quot;; &quot;Loss&quot;))">
            <text:p/>
          </table:table-cell>
          <table:table-cell table:formula="of:=IF([.N456]=&quot;&quot;; &quot;&quot;; CONCATENATE(DATEDIF([.F456];[.N456];&quot;d&quot;); IF(DATEDIF([.F456];[.N45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8"/>
          <table:table-cell table:formula="of:=[.I457]*[.G457]" office:value-type="float" office:value="0" calcext:value-type="float">
            <text:p>0</text:p>
          </table:table-cell>
          <table:table-cell table:number-columns-repeated="4"/>
          <table:table-cell table:formula="of:=IF([.J457]=0; &quot;&quot;; [.P457]/[.J457])">
            <text:p/>
          </table:table-cell>
          <table:table-cell table:formula="of:=([.L457]*[.M457])-([.G457]*[.H457])" office:value-type="float" office:value="0" calcext:value-type="float">
            <text:p>0</text:p>
          </table:table-cell>
          <table:table-cell table:formula="of:=IF([.P457]=0;&quot;&quot;; IF([.P457]&gt;=0; &quot;Win&quot;; &quot;Loss&quot;))">
            <text:p/>
          </table:table-cell>
          <table:table-cell table:formula="of:=IF([.N457]=&quot;&quot;; &quot;&quot;; CONCATENATE(DATEDIF([.F457];[.N457];&quot;d&quot;); IF(DATEDIF([.F457];[.N45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8"/>
          <table:table-cell table:formula="of:=[.I458]*[.G458]" office:value-type="float" office:value="0" calcext:value-type="float">
            <text:p>0</text:p>
          </table:table-cell>
          <table:table-cell table:number-columns-repeated="4"/>
          <table:table-cell table:formula="of:=IF([.J458]=0; &quot;&quot;; [.P458]/[.J458])">
            <text:p/>
          </table:table-cell>
          <table:table-cell table:formula="of:=([.L458]*[.M458])-([.G458]*[.H458])" office:value-type="float" office:value="0" calcext:value-type="float">
            <text:p>0</text:p>
          </table:table-cell>
          <table:table-cell table:formula="of:=IF([.P458]=0;&quot;&quot;; IF([.P458]&gt;=0; &quot;Win&quot;; &quot;Loss&quot;))">
            <text:p/>
          </table:table-cell>
          <table:table-cell table:formula="of:=IF([.N458]=&quot;&quot;; &quot;&quot;; CONCATENATE(DATEDIF([.F458];[.N458];&quot;d&quot;); IF(DATEDIF([.F458];[.N45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8"/>
          <table:table-cell table:formula="of:=[.I459]*[.G459]" office:value-type="float" office:value="0" calcext:value-type="float">
            <text:p>0</text:p>
          </table:table-cell>
          <table:table-cell table:number-columns-repeated="4"/>
          <table:table-cell table:formula="of:=IF([.J459]=0; &quot;&quot;; [.P459]/[.J459])">
            <text:p/>
          </table:table-cell>
          <table:table-cell table:formula="of:=([.L459]*[.M459])-([.G459]*[.H459])" office:value-type="float" office:value="0" calcext:value-type="float">
            <text:p>0</text:p>
          </table:table-cell>
          <table:table-cell table:formula="of:=IF([.P459]=0;&quot;&quot;; IF([.P459]&gt;=0; &quot;Win&quot;; &quot;Loss&quot;))">
            <text:p/>
          </table:table-cell>
          <table:table-cell table:formula="of:=IF([.N459]=&quot;&quot;; &quot;&quot;; CONCATENATE(DATEDIF([.F459];[.N459];&quot;d&quot;); IF(DATEDIF([.F459];[.N45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8"/>
          <table:table-cell table:formula="of:=[.I460]*[.G460]" office:value-type="float" office:value="0" calcext:value-type="float">
            <text:p>0</text:p>
          </table:table-cell>
          <table:table-cell table:number-columns-repeated="4"/>
          <table:table-cell table:formula="of:=IF([.J460]=0; &quot;&quot;; [.P460]/[.J460])">
            <text:p/>
          </table:table-cell>
          <table:table-cell table:formula="of:=([.L460]*[.M460])-([.G460]*[.H460])" office:value-type="float" office:value="0" calcext:value-type="float">
            <text:p>0</text:p>
          </table:table-cell>
          <table:table-cell table:formula="of:=IF([.P460]=0;&quot;&quot;; IF([.P460]&gt;=0; &quot;Win&quot;; &quot;Loss&quot;))">
            <text:p/>
          </table:table-cell>
          <table:table-cell table:formula="of:=IF([.N460]=&quot;&quot;; &quot;&quot;; CONCATENATE(DATEDIF([.F460];[.N460];&quot;d&quot;); IF(DATEDIF([.F460];[.N46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8"/>
          <table:table-cell table:formula="of:=[.I461]*[.G461]" office:value-type="float" office:value="0" calcext:value-type="float">
            <text:p>0</text:p>
          </table:table-cell>
          <table:table-cell table:number-columns-repeated="4"/>
          <table:table-cell table:formula="of:=IF([.J461]=0; &quot;&quot;; [.P461]/[.J461])">
            <text:p/>
          </table:table-cell>
          <table:table-cell table:formula="of:=([.L461]*[.M461])-([.G461]*[.H461])" office:value-type="float" office:value="0" calcext:value-type="float">
            <text:p>0</text:p>
          </table:table-cell>
          <table:table-cell table:formula="of:=IF([.P461]=0;&quot;&quot;; IF([.P461]&gt;=0; &quot;Win&quot;; &quot;Loss&quot;))">
            <text:p/>
          </table:table-cell>
          <table:table-cell table:formula="of:=IF([.N461]=&quot;&quot;; &quot;&quot;; CONCATENATE(DATEDIF([.F461];[.N461];&quot;d&quot;); IF(DATEDIF([.F461];[.N46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table:formula="of:=[.I462]*[.G462]" office:value-type="float" office:value="0" calcext:value-type="float">
            <text:p>0</text:p>
          </table:table-cell>
          <table:table-cell table:number-columns-repeated="4"/>
          <table:table-cell table:formula="of:=IF([.J462]=0; &quot;&quot;; [.P462]/[.J462])">
            <text:p/>
          </table:table-cell>
          <table:table-cell table:formula="of:=([.L462]*[.M462])-([.G462]*[.H462])" office:value-type="float" office:value="0" calcext:value-type="float">
            <text:p>0</text:p>
          </table:table-cell>
          <table:table-cell table:formula="of:=IF([.P462]=0;&quot;&quot;; IF([.P462]&gt;=0; &quot;Win&quot;; &quot;Loss&quot;))">
            <text:p/>
          </table:table-cell>
          <table:table-cell table:formula="of:=IF([.N462]=&quot;&quot;; &quot;&quot;; CONCATENATE(DATEDIF([.F462];[.N462];&quot;d&quot;); IF(DATEDIF([.F462];[.N46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8"/>
          <table:table-cell table:formula="of:=[.I463]*[.G463]" office:value-type="float" office:value="0" calcext:value-type="float">
            <text:p>0</text:p>
          </table:table-cell>
          <table:table-cell table:number-columns-repeated="4"/>
          <table:table-cell table:formula="of:=IF([.J463]=0; &quot;&quot;; [.P463]/[.J463])">
            <text:p/>
          </table:table-cell>
          <table:table-cell table:formula="of:=([.L463]*[.M463])-([.G463]*[.H463])" office:value-type="float" office:value="0" calcext:value-type="float">
            <text:p>0</text:p>
          </table:table-cell>
          <table:table-cell table:formula="of:=IF([.P463]=0;&quot;&quot;; IF([.P463]&gt;=0; &quot;Win&quot;; &quot;Loss&quot;))">
            <text:p/>
          </table:table-cell>
          <table:table-cell table:formula="of:=IF([.N463]=&quot;&quot;; &quot;&quot;; CONCATENATE(DATEDIF([.F463];[.N463];&quot;d&quot;); IF(DATEDIF([.F463];[.N46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8"/>
          <table:table-cell table:formula="of:=[.I464]*[.G464]" office:value-type="float" office:value="0" calcext:value-type="float">
            <text:p>0</text:p>
          </table:table-cell>
          <table:table-cell table:number-columns-repeated="4"/>
          <table:table-cell table:formula="of:=IF([.J464]=0; &quot;&quot;; [.P464]/[.J464])">
            <text:p/>
          </table:table-cell>
          <table:table-cell table:formula="of:=([.L464]*[.M464])-([.G464]*[.H464])" office:value-type="float" office:value="0" calcext:value-type="float">
            <text:p>0</text:p>
          </table:table-cell>
          <table:table-cell table:formula="of:=IF([.P464]=0;&quot;&quot;; IF([.P464]&gt;=0; &quot;Win&quot;; &quot;Loss&quot;))">
            <text:p/>
          </table:table-cell>
          <table:table-cell table:formula="of:=IF([.N464]=&quot;&quot;; &quot;&quot;; CONCATENATE(DATEDIF([.F464];[.N464];&quot;d&quot;); IF(DATEDIF([.F464];[.N46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8"/>
          <table:table-cell table:formula="of:=[.I465]*[.G465]" office:value-type="float" office:value="0" calcext:value-type="float">
            <text:p>0</text:p>
          </table:table-cell>
          <table:table-cell table:number-columns-repeated="4"/>
          <table:table-cell table:formula="of:=IF([.J465]=0; &quot;&quot;; [.P465]/[.J465])">
            <text:p/>
          </table:table-cell>
          <table:table-cell table:formula="of:=([.L465]*[.M465])-([.G465]*[.H465])" office:value-type="float" office:value="0" calcext:value-type="float">
            <text:p>0</text:p>
          </table:table-cell>
          <table:table-cell table:formula="of:=IF([.P465]=0;&quot;&quot;; IF([.P465]&gt;=0; &quot;Win&quot;; &quot;Loss&quot;))">
            <text:p/>
          </table:table-cell>
          <table:table-cell table:formula="of:=IF([.N465]=&quot;&quot;; &quot;&quot;; CONCATENATE(DATEDIF([.F465];[.N465];&quot;d&quot;); IF(DATEDIF([.F465];[.N46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8"/>
          <table:table-cell table:formula="of:=[.I466]*[.G466]" office:value-type="float" office:value="0" calcext:value-type="float">
            <text:p>0</text:p>
          </table:table-cell>
          <table:table-cell table:number-columns-repeated="4"/>
          <table:table-cell table:formula="of:=IF([.J466]=0; &quot;&quot;; [.P466]/[.J466])">
            <text:p/>
          </table:table-cell>
          <table:table-cell table:formula="of:=([.L466]*[.M466])-([.G466]*[.H466])" office:value-type="float" office:value="0" calcext:value-type="float">
            <text:p>0</text:p>
          </table:table-cell>
          <table:table-cell table:formula="of:=IF([.P466]=0;&quot;&quot;; IF([.P466]&gt;=0; &quot;Win&quot;; &quot;Loss&quot;))">
            <text:p/>
          </table:table-cell>
          <table:table-cell table:formula="of:=IF([.N466]=&quot;&quot;; &quot;&quot;; CONCATENATE(DATEDIF([.F466];[.N466];&quot;d&quot;); IF(DATEDIF([.F466];[.N46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8"/>
          <table:table-cell table:formula="of:=[.I467]*[.G467]" office:value-type="float" office:value="0" calcext:value-type="float">
            <text:p>0</text:p>
          </table:table-cell>
          <table:table-cell table:number-columns-repeated="4"/>
          <table:table-cell table:formula="of:=IF([.J467]=0; &quot;&quot;; [.P467]/[.J467])">
            <text:p/>
          </table:table-cell>
          <table:table-cell table:formula="of:=([.L467]*[.M467])-([.G467]*[.H467])" office:value-type="float" office:value="0" calcext:value-type="float">
            <text:p>0</text:p>
          </table:table-cell>
          <table:table-cell table:formula="of:=IF([.P467]=0;&quot;&quot;; IF([.P467]&gt;=0; &quot;Win&quot;; &quot;Loss&quot;))">
            <text:p/>
          </table:table-cell>
          <table:table-cell table:formula="of:=IF([.N467]=&quot;&quot;; &quot;&quot;; CONCATENATE(DATEDIF([.F467];[.N467];&quot;d&quot;); IF(DATEDIF([.F467];[.N46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8"/>
          <table:table-cell table:formula="of:=[.I468]*[.G468]" office:value-type="float" office:value="0" calcext:value-type="float">
            <text:p>0</text:p>
          </table:table-cell>
          <table:table-cell table:number-columns-repeated="4"/>
          <table:table-cell table:formula="of:=IF([.J468]=0; &quot;&quot;; [.P468]/[.J468])">
            <text:p/>
          </table:table-cell>
          <table:table-cell table:formula="of:=([.L468]*[.M468])-([.G468]*[.H468])" office:value-type="float" office:value="0" calcext:value-type="float">
            <text:p>0</text:p>
          </table:table-cell>
          <table:table-cell table:formula="of:=IF([.P468]=0;&quot;&quot;; IF([.P468]&gt;=0; &quot;Win&quot;; &quot;Loss&quot;))">
            <text:p/>
          </table:table-cell>
          <table:table-cell table:formula="of:=IF([.N468]=&quot;&quot;; &quot;&quot;; CONCATENATE(DATEDIF([.F468];[.N468];&quot;d&quot;); IF(DATEDIF([.F468];[.N46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8"/>
          <table:table-cell table:formula="of:=[.I469]*[.G469]" office:value-type="float" office:value="0" calcext:value-type="float">
            <text:p>0</text:p>
          </table:table-cell>
          <table:table-cell table:number-columns-repeated="4"/>
          <table:table-cell table:formula="of:=IF([.J469]=0; &quot;&quot;; [.P469]/[.J469])">
            <text:p/>
          </table:table-cell>
          <table:table-cell table:formula="of:=([.L469]*[.M469])-([.G469]*[.H469])" office:value-type="float" office:value="0" calcext:value-type="float">
            <text:p>0</text:p>
          </table:table-cell>
          <table:table-cell table:formula="of:=IF([.P469]=0;&quot;&quot;; IF([.P469]&gt;=0; &quot;Win&quot;; &quot;Loss&quot;))">
            <text:p/>
          </table:table-cell>
          <table:table-cell table:formula="of:=IF([.N469]=&quot;&quot;; &quot;&quot;; CONCATENATE(DATEDIF([.F469];[.N469];&quot;d&quot;); IF(DATEDIF([.F469];[.N46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8"/>
          <table:table-cell table:formula="of:=[.I470]*[.G470]" office:value-type="float" office:value="0" calcext:value-type="float">
            <text:p>0</text:p>
          </table:table-cell>
          <table:table-cell table:number-columns-repeated="4"/>
          <table:table-cell table:formula="of:=IF([.J470]=0; &quot;&quot;; [.P470]/[.J470])">
            <text:p/>
          </table:table-cell>
          <table:table-cell table:formula="of:=([.L470]*[.M470])-([.G470]*[.H470])" office:value-type="float" office:value="0" calcext:value-type="float">
            <text:p>0</text:p>
          </table:table-cell>
          <table:table-cell table:formula="of:=IF([.P470]=0;&quot;&quot;; IF([.P470]&gt;=0; &quot;Win&quot;; &quot;Loss&quot;))">
            <text:p/>
          </table:table-cell>
          <table:table-cell table:formula="of:=IF([.N470]=&quot;&quot;; &quot;&quot;; CONCATENATE(DATEDIF([.F470];[.N470];&quot;d&quot;); IF(DATEDIF([.F470];[.N47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8"/>
          <table:table-cell table:formula="of:=[.I471]*[.G471]" office:value-type="float" office:value="0" calcext:value-type="float">
            <text:p>0</text:p>
          </table:table-cell>
          <table:table-cell table:number-columns-repeated="4"/>
          <table:table-cell table:formula="of:=IF([.J471]=0; &quot;&quot;; [.P471]/[.J471])">
            <text:p/>
          </table:table-cell>
          <table:table-cell table:formula="of:=([.L471]*[.M471])-([.G471]*[.H471])" office:value-type="float" office:value="0" calcext:value-type="float">
            <text:p>0</text:p>
          </table:table-cell>
          <table:table-cell table:formula="of:=IF([.P471]=0;&quot;&quot;; IF([.P471]&gt;=0; &quot;Win&quot;; &quot;Loss&quot;))">
            <text:p/>
          </table:table-cell>
          <table:table-cell table:formula="of:=IF([.N471]=&quot;&quot;; &quot;&quot;; CONCATENATE(DATEDIF([.F471];[.N471];&quot;d&quot;); IF(DATEDIF([.F471];[.N47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8"/>
          <table:table-cell table:formula="of:=[.I472]*[.G472]" office:value-type="float" office:value="0" calcext:value-type="float">
            <text:p>0</text:p>
          </table:table-cell>
          <table:table-cell table:number-columns-repeated="4"/>
          <table:table-cell table:formula="of:=IF([.J472]=0; &quot;&quot;; [.P472]/[.J472])">
            <text:p/>
          </table:table-cell>
          <table:table-cell table:formula="of:=([.L472]*[.M472])-([.G472]*[.H472])" office:value-type="float" office:value="0" calcext:value-type="float">
            <text:p>0</text:p>
          </table:table-cell>
          <table:table-cell table:formula="of:=IF([.P472]=0;&quot;&quot;; IF([.P472]&gt;=0; &quot;Win&quot;; &quot;Loss&quot;))">
            <text:p/>
          </table:table-cell>
          <table:table-cell table:formula="of:=IF([.N472]=&quot;&quot;; &quot;&quot;; CONCATENATE(DATEDIF([.F472];[.N472];&quot;d&quot;); IF(DATEDIF([.F472];[.N47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8"/>
          <table:table-cell table:formula="of:=[.I473]*[.G473]" office:value-type="float" office:value="0" calcext:value-type="float">
            <text:p>0</text:p>
          </table:table-cell>
          <table:table-cell table:number-columns-repeated="4"/>
          <table:table-cell table:formula="of:=IF([.J473]=0; &quot;&quot;; [.P473]/[.J473])">
            <text:p/>
          </table:table-cell>
          <table:table-cell table:formula="of:=([.L473]*[.M473])-([.G473]*[.H473])" office:value-type="float" office:value="0" calcext:value-type="float">
            <text:p>0</text:p>
          </table:table-cell>
          <table:table-cell table:formula="of:=IF([.P473]=0;&quot;&quot;; IF([.P473]&gt;=0; &quot;Win&quot;; &quot;Loss&quot;))">
            <text:p/>
          </table:table-cell>
          <table:table-cell table:formula="of:=IF([.N473]=&quot;&quot;; &quot;&quot;; CONCATENATE(DATEDIF([.F473];[.N473];&quot;d&quot;); IF(DATEDIF([.F473];[.N47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8"/>
          <table:table-cell table:formula="of:=[.I474]*[.G474]" office:value-type="float" office:value="0" calcext:value-type="float">
            <text:p>0</text:p>
          </table:table-cell>
          <table:table-cell table:number-columns-repeated="4"/>
          <table:table-cell table:formula="of:=IF([.J474]=0; &quot;&quot;; [.P474]/[.J474])">
            <text:p/>
          </table:table-cell>
          <table:table-cell table:formula="of:=([.L474]*[.M474])-([.G474]*[.H474])" office:value-type="float" office:value="0" calcext:value-type="float">
            <text:p>0</text:p>
          </table:table-cell>
          <table:table-cell table:formula="of:=IF([.P474]=0;&quot;&quot;; IF([.P474]&gt;=0; &quot;Win&quot;; &quot;Loss&quot;))">
            <text:p/>
          </table:table-cell>
          <table:table-cell table:formula="of:=IF([.N474]=&quot;&quot;; &quot;&quot;; CONCATENATE(DATEDIF([.F474];[.N474];&quot;d&quot;); IF(DATEDIF([.F474];[.N47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8"/>
          <table:table-cell table:formula="of:=[.I475]*[.G475]" office:value-type="float" office:value="0" calcext:value-type="float">
            <text:p>0</text:p>
          </table:table-cell>
          <table:table-cell table:number-columns-repeated="4"/>
          <table:table-cell table:formula="of:=IF([.J475]=0; &quot;&quot;; [.P475]/[.J475])">
            <text:p/>
          </table:table-cell>
          <table:table-cell table:formula="of:=([.L475]*[.M475])-([.G475]*[.H475])" office:value-type="float" office:value="0" calcext:value-type="float">
            <text:p>0</text:p>
          </table:table-cell>
          <table:table-cell table:formula="of:=IF([.P475]=0;&quot;&quot;; IF([.P475]&gt;=0; &quot;Win&quot;; &quot;Loss&quot;))">
            <text:p/>
          </table:table-cell>
          <table:table-cell table:formula="of:=IF([.N475]=&quot;&quot;; &quot;&quot;; CONCATENATE(DATEDIF([.F475];[.N475];&quot;d&quot;); IF(DATEDIF([.F475];[.N47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8"/>
          <table:table-cell table:formula="of:=[.I476]*[.G476]" office:value-type="float" office:value="0" calcext:value-type="float">
            <text:p>0</text:p>
          </table:table-cell>
          <table:table-cell table:number-columns-repeated="4"/>
          <table:table-cell table:formula="of:=IF([.J476]=0; &quot;&quot;; [.P476]/[.J476])">
            <text:p/>
          </table:table-cell>
          <table:table-cell table:formula="of:=([.L476]*[.M476])-([.G476]*[.H476])" office:value-type="float" office:value="0" calcext:value-type="float">
            <text:p>0</text:p>
          </table:table-cell>
          <table:table-cell table:formula="of:=IF([.P476]=0;&quot;&quot;; IF([.P476]&gt;=0; &quot;Win&quot;; &quot;Loss&quot;))">
            <text:p/>
          </table:table-cell>
          <table:table-cell table:formula="of:=IF([.N476]=&quot;&quot;; &quot;&quot;; CONCATENATE(DATEDIF([.F476];[.N476];&quot;d&quot;); IF(DATEDIF([.F476];[.N47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8"/>
          <table:table-cell table:formula="of:=[.I477]*[.G477]" office:value-type="float" office:value="0" calcext:value-type="float">
            <text:p>0</text:p>
          </table:table-cell>
          <table:table-cell table:number-columns-repeated="4"/>
          <table:table-cell table:formula="of:=IF([.J477]=0; &quot;&quot;; [.P477]/[.J477])">
            <text:p/>
          </table:table-cell>
          <table:table-cell table:formula="of:=([.L477]*[.M477])-([.G477]*[.H477])" office:value-type="float" office:value="0" calcext:value-type="float">
            <text:p>0</text:p>
          </table:table-cell>
          <table:table-cell table:formula="of:=IF([.P477]=0;&quot;&quot;; IF([.P477]&gt;=0; &quot;Win&quot;; &quot;Loss&quot;))">
            <text:p/>
          </table:table-cell>
          <table:table-cell table:formula="of:=IF([.N477]=&quot;&quot;; &quot;&quot;; CONCATENATE(DATEDIF([.F477];[.N477];&quot;d&quot;); IF(DATEDIF([.F477];[.N47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8"/>
          <table:table-cell table:formula="of:=[.I478]*[.G478]" office:value-type="float" office:value="0" calcext:value-type="float">
            <text:p>0</text:p>
          </table:table-cell>
          <table:table-cell table:number-columns-repeated="4"/>
          <table:table-cell table:formula="of:=IF([.J478]=0; &quot;&quot;; [.P478]/[.J478])">
            <text:p/>
          </table:table-cell>
          <table:table-cell table:formula="of:=([.L478]*[.M478])-([.G478]*[.H478])" office:value-type="float" office:value="0" calcext:value-type="float">
            <text:p>0</text:p>
          </table:table-cell>
          <table:table-cell table:formula="of:=IF([.P478]=0;&quot;&quot;; IF([.P478]&gt;=0; &quot;Win&quot;; &quot;Loss&quot;))">
            <text:p/>
          </table:table-cell>
          <table:table-cell table:formula="of:=IF([.N478]=&quot;&quot;; &quot;&quot;; CONCATENATE(DATEDIF([.F478];[.N478];&quot;d&quot;); IF(DATEDIF([.F478];[.N47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8"/>
          <table:table-cell table:formula="of:=[.I479]*[.G479]" office:value-type="float" office:value="0" calcext:value-type="float">
            <text:p>0</text:p>
          </table:table-cell>
          <table:table-cell table:number-columns-repeated="4"/>
          <table:table-cell table:formula="of:=IF([.J479]=0; &quot;&quot;; [.P479]/[.J479])">
            <text:p/>
          </table:table-cell>
          <table:table-cell table:formula="of:=([.L479]*[.M479])-([.G479]*[.H479])" office:value-type="float" office:value="0" calcext:value-type="float">
            <text:p>0</text:p>
          </table:table-cell>
          <table:table-cell table:formula="of:=IF([.P479]=0;&quot;&quot;; IF([.P479]&gt;=0; &quot;Win&quot;; &quot;Loss&quot;))">
            <text:p/>
          </table:table-cell>
          <table:table-cell table:formula="of:=IF([.N479]=&quot;&quot;; &quot;&quot;; CONCATENATE(DATEDIF([.F479];[.N479];&quot;d&quot;); IF(DATEDIF([.F479];[.N47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8"/>
          <table:table-cell table:formula="of:=[.I480]*[.G480]" office:value-type="float" office:value="0" calcext:value-type="float">
            <text:p>0</text:p>
          </table:table-cell>
          <table:table-cell table:number-columns-repeated="4"/>
          <table:table-cell table:formula="of:=IF([.J480]=0; &quot;&quot;; [.P480]/[.J480])">
            <text:p/>
          </table:table-cell>
          <table:table-cell table:formula="of:=([.L480]*[.M480])-([.G480]*[.H480])" office:value-type="float" office:value="0" calcext:value-type="float">
            <text:p>0</text:p>
          </table:table-cell>
          <table:table-cell table:formula="of:=IF([.P480]=0;&quot;&quot;; IF([.P480]&gt;=0; &quot;Win&quot;; &quot;Loss&quot;))">
            <text:p/>
          </table:table-cell>
          <table:table-cell table:formula="of:=IF([.N480]=&quot;&quot;; &quot;&quot;; CONCATENATE(DATEDIF([.F480];[.N480];&quot;d&quot;); IF(DATEDIF([.F480];[.N48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8"/>
          <table:table-cell table:formula="of:=[.I481]*[.G481]" office:value-type="float" office:value="0" calcext:value-type="float">
            <text:p>0</text:p>
          </table:table-cell>
          <table:table-cell table:number-columns-repeated="4"/>
          <table:table-cell table:formula="of:=IF([.J481]=0; &quot;&quot;; [.P481]/[.J481])">
            <text:p/>
          </table:table-cell>
          <table:table-cell table:formula="of:=([.L481]*[.M481])-([.G481]*[.H481])" office:value-type="float" office:value="0" calcext:value-type="float">
            <text:p>0</text:p>
          </table:table-cell>
          <table:table-cell table:formula="of:=IF([.P481]=0;&quot;&quot;; IF([.P481]&gt;=0; &quot;Win&quot;; &quot;Loss&quot;))">
            <text:p/>
          </table:table-cell>
          <table:table-cell table:formula="of:=IF([.N481]=&quot;&quot;; &quot;&quot;; CONCATENATE(DATEDIF([.F481];[.N481];&quot;d&quot;); IF(DATEDIF([.F481];[.N48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8"/>
          <table:table-cell table:formula="of:=[.I482]*[.G482]" office:value-type="float" office:value="0" calcext:value-type="float">
            <text:p>0</text:p>
          </table:table-cell>
          <table:table-cell table:number-columns-repeated="4"/>
          <table:table-cell table:formula="of:=IF([.J482]=0; &quot;&quot;; [.P482]/[.J482])">
            <text:p/>
          </table:table-cell>
          <table:table-cell table:formula="of:=([.L482]*[.M482])-([.G482]*[.H482])" office:value-type="float" office:value="0" calcext:value-type="float">
            <text:p>0</text:p>
          </table:table-cell>
          <table:table-cell table:formula="of:=IF([.P482]=0;&quot;&quot;; IF([.P482]&gt;=0; &quot;Win&quot;; &quot;Loss&quot;))">
            <text:p/>
          </table:table-cell>
          <table:table-cell table:formula="of:=IF([.N482]=&quot;&quot;; &quot;&quot;; CONCATENATE(DATEDIF([.F482];[.N482];&quot;d&quot;); IF(DATEDIF([.F482];[.N48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8"/>
          <table:table-cell table:formula="of:=[.I483]*[.G483]" office:value-type="float" office:value="0" calcext:value-type="float">
            <text:p>0</text:p>
          </table:table-cell>
          <table:table-cell table:number-columns-repeated="4"/>
          <table:table-cell table:formula="of:=IF([.J483]=0; &quot;&quot;; [.P483]/[.J483])">
            <text:p/>
          </table:table-cell>
          <table:table-cell table:formula="of:=([.L483]*[.M483])-([.G483]*[.H483])" office:value-type="float" office:value="0" calcext:value-type="float">
            <text:p>0</text:p>
          </table:table-cell>
          <table:table-cell table:formula="of:=IF([.P483]=0;&quot;&quot;; IF([.P483]&gt;=0; &quot;Win&quot;; &quot;Loss&quot;))">
            <text:p/>
          </table:table-cell>
          <table:table-cell table:formula="of:=IF([.N483]=&quot;&quot;; &quot;&quot;; CONCATENATE(DATEDIF([.F483];[.N483];&quot;d&quot;); IF(DATEDIF([.F483];[.N48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8"/>
          <table:table-cell table:formula="of:=[.I484]*[.G484]" office:value-type="float" office:value="0" calcext:value-type="float">
            <text:p>0</text:p>
          </table:table-cell>
          <table:table-cell table:number-columns-repeated="4"/>
          <table:table-cell table:formula="of:=IF([.J484]=0; &quot;&quot;; [.P484]/[.J484])">
            <text:p/>
          </table:table-cell>
          <table:table-cell table:formula="of:=([.L484]*[.M484])-([.G484]*[.H484])" office:value-type="float" office:value="0" calcext:value-type="float">
            <text:p>0</text:p>
          </table:table-cell>
          <table:table-cell table:formula="of:=IF([.P484]=0;&quot;&quot;; IF([.P484]&gt;=0; &quot;Win&quot;; &quot;Loss&quot;))">
            <text:p/>
          </table:table-cell>
          <table:table-cell table:formula="of:=IF([.N484]=&quot;&quot;; &quot;&quot;; CONCATENATE(DATEDIF([.F484];[.N484];&quot;d&quot;); IF(DATEDIF([.F484];[.N48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8"/>
          <table:table-cell table:formula="of:=[.I485]*[.G485]" office:value-type="float" office:value="0" calcext:value-type="float">
            <text:p>0</text:p>
          </table:table-cell>
          <table:table-cell table:number-columns-repeated="4"/>
          <table:table-cell table:formula="of:=IF([.J485]=0; &quot;&quot;; [.P485]/[.J485])">
            <text:p/>
          </table:table-cell>
          <table:table-cell table:formula="of:=([.L485]*[.M485])-([.G485]*[.H485])" office:value-type="float" office:value="0" calcext:value-type="float">
            <text:p>0</text:p>
          </table:table-cell>
          <table:table-cell table:formula="of:=IF([.P485]=0;&quot;&quot;; IF([.P485]&gt;=0; &quot;Win&quot;; &quot;Loss&quot;))">
            <text:p/>
          </table:table-cell>
          <table:table-cell table:formula="of:=IF([.N485]=&quot;&quot;; &quot;&quot;; CONCATENATE(DATEDIF([.F485];[.N485];&quot;d&quot;); IF(DATEDIF([.F485];[.N48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8"/>
          <table:table-cell table:formula="of:=[.I486]*[.G486]" office:value-type="float" office:value="0" calcext:value-type="float">
            <text:p>0</text:p>
          </table:table-cell>
          <table:table-cell table:number-columns-repeated="4"/>
          <table:table-cell table:formula="of:=IF([.J486]=0; &quot;&quot;; [.P486]/[.J486])">
            <text:p/>
          </table:table-cell>
          <table:table-cell table:formula="of:=([.L486]*[.M486])-([.G486]*[.H486])" office:value-type="float" office:value="0" calcext:value-type="float">
            <text:p>0</text:p>
          </table:table-cell>
          <table:table-cell table:formula="of:=IF([.P486]=0;&quot;&quot;; IF([.P486]&gt;=0; &quot;Win&quot;; &quot;Loss&quot;))">
            <text:p/>
          </table:table-cell>
          <table:table-cell table:formula="of:=IF([.N486]=&quot;&quot;; &quot;&quot;; CONCATENATE(DATEDIF([.F486];[.N486];&quot;d&quot;); IF(DATEDIF([.F486];[.N48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8"/>
          <table:table-cell table:formula="of:=[.I487]*[.G487]" office:value-type="float" office:value="0" calcext:value-type="float">
            <text:p>0</text:p>
          </table:table-cell>
          <table:table-cell table:number-columns-repeated="4"/>
          <table:table-cell table:formula="of:=IF([.J487]=0; &quot;&quot;; [.P487]/[.J487])">
            <text:p/>
          </table:table-cell>
          <table:table-cell table:formula="of:=([.L487]*[.M487])-([.G487]*[.H487])" office:value-type="float" office:value="0" calcext:value-type="float">
            <text:p>0</text:p>
          </table:table-cell>
          <table:table-cell table:formula="of:=IF([.P487]=0;&quot;&quot;; IF([.P487]&gt;=0; &quot;Win&quot;; &quot;Loss&quot;))">
            <text:p/>
          </table:table-cell>
          <table:table-cell table:formula="of:=IF([.N487]=&quot;&quot;; &quot;&quot;; CONCATENATE(DATEDIF([.F487];[.N487];&quot;d&quot;); IF(DATEDIF([.F487];[.N48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8"/>
          <table:table-cell table:formula="of:=[.I488]*[.G488]" office:value-type="float" office:value="0" calcext:value-type="float">
            <text:p>0</text:p>
          </table:table-cell>
          <table:table-cell table:number-columns-repeated="4"/>
          <table:table-cell table:formula="of:=IF([.J488]=0; &quot;&quot;; [.P488]/[.J488])">
            <text:p/>
          </table:table-cell>
          <table:table-cell table:formula="of:=([.L488]*[.M488])-([.G488]*[.H488])" office:value-type="float" office:value="0" calcext:value-type="float">
            <text:p>0</text:p>
          </table:table-cell>
          <table:table-cell table:formula="of:=IF([.P488]=0;&quot;&quot;; IF([.P488]&gt;=0; &quot;Win&quot;; &quot;Loss&quot;))">
            <text:p/>
          </table:table-cell>
          <table:table-cell table:formula="of:=IF([.N488]=&quot;&quot;; &quot;&quot;; CONCATENATE(DATEDIF([.F488];[.N488];&quot;d&quot;); IF(DATEDIF([.F488];[.N48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8"/>
          <table:table-cell table:formula="of:=[.I489]*[.G489]" office:value-type="float" office:value="0" calcext:value-type="float">
            <text:p>0</text:p>
          </table:table-cell>
          <table:table-cell table:number-columns-repeated="4"/>
          <table:table-cell table:formula="of:=IF([.J489]=0; &quot;&quot;; [.P489]/[.J489])">
            <text:p/>
          </table:table-cell>
          <table:table-cell table:formula="of:=([.L489]*[.M489])-([.G489]*[.H489])" office:value-type="float" office:value="0" calcext:value-type="float">
            <text:p>0</text:p>
          </table:table-cell>
          <table:table-cell table:formula="of:=IF([.P489]=0;&quot;&quot;; IF([.P489]&gt;=0; &quot;Win&quot;; &quot;Loss&quot;))">
            <text:p/>
          </table:table-cell>
          <table:table-cell table:formula="of:=IF([.N489]=&quot;&quot;; &quot;&quot;; CONCATENATE(DATEDIF([.F489];[.N489];&quot;d&quot;); IF(DATEDIF([.F489];[.N48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8"/>
          <table:table-cell table:formula="of:=[.I490]*[.G490]" office:value-type="float" office:value="0" calcext:value-type="float">
            <text:p>0</text:p>
          </table:table-cell>
          <table:table-cell table:number-columns-repeated="4"/>
          <table:table-cell table:formula="of:=IF([.J490]=0; &quot;&quot;; [.P490]/[.J490])">
            <text:p/>
          </table:table-cell>
          <table:table-cell table:formula="of:=([.L490]*[.M490])-([.G490]*[.H490])" office:value-type="float" office:value="0" calcext:value-type="float">
            <text:p>0</text:p>
          </table:table-cell>
          <table:table-cell table:formula="of:=IF([.P490]=0;&quot;&quot;; IF([.P490]&gt;=0; &quot;Win&quot;; &quot;Loss&quot;))">
            <text:p/>
          </table:table-cell>
          <table:table-cell table:formula="of:=IF([.N490]=&quot;&quot;; &quot;&quot;; CONCATENATE(DATEDIF([.F490];[.N490];&quot;d&quot;); IF(DATEDIF([.F490];[.N49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8"/>
          <table:table-cell table:formula="of:=[.I491]*[.G491]" office:value-type="float" office:value="0" calcext:value-type="float">
            <text:p>0</text:p>
          </table:table-cell>
          <table:table-cell table:number-columns-repeated="4"/>
          <table:table-cell table:formula="of:=IF([.J491]=0; &quot;&quot;; [.P491]/[.J491])">
            <text:p/>
          </table:table-cell>
          <table:table-cell table:formula="of:=([.L491]*[.M491])-([.G491]*[.H491])" office:value-type="float" office:value="0" calcext:value-type="float">
            <text:p>0</text:p>
          </table:table-cell>
          <table:table-cell table:formula="of:=IF([.P491]=0;&quot;&quot;; IF([.P491]&gt;=0; &quot;Win&quot;; &quot;Loss&quot;))">
            <text:p/>
          </table:table-cell>
          <table:table-cell table:formula="of:=IF([.N491]=&quot;&quot;; &quot;&quot;; CONCATENATE(DATEDIF([.F491];[.N491];&quot;d&quot;); IF(DATEDIF([.F491];[.N49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table:formula="of:=[.I492]*[.G492]" office:value-type="float" office:value="0" calcext:value-type="float">
            <text:p>0</text:p>
          </table:table-cell>
          <table:table-cell table:number-columns-repeated="4"/>
          <table:table-cell table:formula="of:=IF([.J492]=0; &quot;&quot;; [.P492]/[.J492])">
            <text:p/>
          </table:table-cell>
          <table:table-cell table:formula="of:=([.L492]*[.M492])-([.G492]*[.H492])" office:value-type="float" office:value="0" calcext:value-type="float">
            <text:p>0</text:p>
          </table:table-cell>
          <table:table-cell table:formula="of:=IF([.P492]=0;&quot;&quot;; IF([.P492]&gt;=0; &quot;Win&quot;; &quot;Loss&quot;))">
            <text:p/>
          </table:table-cell>
          <table:table-cell table:formula="of:=IF([.N492]=&quot;&quot;; &quot;&quot;; CONCATENATE(DATEDIF([.F492];[.N492];&quot;d&quot;); IF(DATEDIF([.F492];[.N492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8"/>
          <table:table-cell table:formula="of:=[.I493]*[.G493]" office:value-type="float" office:value="0" calcext:value-type="float">
            <text:p>0</text:p>
          </table:table-cell>
          <table:table-cell table:number-columns-repeated="4"/>
          <table:table-cell table:formula="of:=IF([.J493]=0; &quot;&quot;; [.P493]/[.J493])">
            <text:p/>
          </table:table-cell>
          <table:table-cell table:formula="of:=([.L493]*[.M493])-([.G493]*[.H493])" office:value-type="float" office:value="0" calcext:value-type="float">
            <text:p>0</text:p>
          </table:table-cell>
          <table:table-cell table:formula="of:=IF([.P493]=0;&quot;&quot;; IF([.P493]&gt;=0; &quot;Win&quot;; &quot;Loss&quot;))">
            <text:p/>
          </table:table-cell>
          <table:table-cell table:formula="of:=IF([.N493]=&quot;&quot;; &quot;&quot;; CONCATENATE(DATEDIF([.F493];[.N493];&quot;d&quot;); IF(DATEDIF([.F493];[.N493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8"/>
          <table:table-cell table:formula="of:=[.I494]*[.G494]" office:value-type="float" office:value="0" calcext:value-type="float">
            <text:p>0</text:p>
          </table:table-cell>
          <table:table-cell table:number-columns-repeated="4"/>
          <table:table-cell table:formula="of:=IF([.J494]=0; &quot;&quot;; [.P494]/[.J494])">
            <text:p/>
          </table:table-cell>
          <table:table-cell table:formula="of:=([.L494]*[.M494])-([.G494]*[.H494])" office:value-type="float" office:value="0" calcext:value-type="float">
            <text:p>0</text:p>
          </table:table-cell>
          <table:table-cell table:formula="of:=IF([.P494]=0;&quot;&quot;; IF([.P494]&gt;=0; &quot;Win&quot;; &quot;Loss&quot;))">
            <text:p/>
          </table:table-cell>
          <table:table-cell table:formula="of:=IF([.N494]=&quot;&quot;; &quot;&quot;; CONCATENATE(DATEDIF([.F494];[.N494];&quot;d&quot;); IF(DATEDIF([.F494];[.N494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8"/>
          <table:table-cell table:formula="of:=[.I495]*[.G495]" office:value-type="float" office:value="0" calcext:value-type="float">
            <text:p>0</text:p>
          </table:table-cell>
          <table:table-cell table:number-columns-repeated="4"/>
          <table:table-cell table:formula="of:=IF([.J495]=0; &quot;&quot;; [.P495]/[.J495])">
            <text:p/>
          </table:table-cell>
          <table:table-cell table:formula="of:=([.L495]*[.M495])-([.G495]*[.H495])" office:value-type="float" office:value="0" calcext:value-type="float">
            <text:p>0</text:p>
          </table:table-cell>
          <table:table-cell table:formula="of:=IF([.P495]=0;&quot;&quot;; IF([.P495]&gt;=0; &quot;Win&quot;; &quot;Loss&quot;))">
            <text:p/>
          </table:table-cell>
          <table:table-cell table:formula="of:=IF([.N495]=&quot;&quot;; &quot;&quot;; CONCATENATE(DATEDIF([.F495];[.N495];&quot;d&quot;); IF(DATEDIF([.F495];[.N495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8"/>
          <table:table-cell table:formula="of:=[.I496]*[.G496]" office:value-type="float" office:value="0" calcext:value-type="float">
            <text:p>0</text:p>
          </table:table-cell>
          <table:table-cell table:number-columns-repeated="4"/>
          <table:table-cell table:formula="of:=IF([.J496]=0; &quot;&quot;; [.P496]/[.J496])">
            <text:p/>
          </table:table-cell>
          <table:table-cell table:formula="of:=([.L496]*[.M496])-([.G496]*[.H496])" office:value-type="float" office:value="0" calcext:value-type="float">
            <text:p>0</text:p>
          </table:table-cell>
          <table:table-cell table:formula="of:=IF([.P496]=0;&quot;&quot;; IF([.P496]&gt;=0; &quot;Win&quot;; &quot;Loss&quot;))">
            <text:p/>
          </table:table-cell>
          <table:table-cell table:formula="of:=IF([.N496]=&quot;&quot;; &quot;&quot;; CONCATENATE(DATEDIF([.F496];[.N496];&quot;d&quot;); IF(DATEDIF([.F496];[.N496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8"/>
          <table:table-cell table:formula="of:=[.I497]*[.G497]" office:value-type="float" office:value="0" calcext:value-type="float">
            <text:p>0</text:p>
          </table:table-cell>
          <table:table-cell table:number-columns-repeated="4"/>
          <table:table-cell table:formula="of:=IF([.J497]=0; &quot;&quot;; [.P497]/[.J497])">
            <text:p/>
          </table:table-cell>
          <table:table-cell table:formula="of:=([.L497]*[.M497])-([.G497]*[.H497])" office:value-type="float" office:value="0" calcext:value-type="float">
            <text:p>0</text:p>
          </table:table-cell>
          <table:table-cell table:formula="of:=IF([.P497]=0;&quot;&quot;; IF([.P497]&gt;=0; &quot;Win&quot;; &quot;Loss&quot;))">
            <text:p/>
          </table:table-cell>
          <table:table-cell table:formula="of:=IF([.N497]=&quot;&quot;; &quot;&quot;; CONCATENATE(DATEDIF([.F497];[.N497];&quot;d&quot;); IF(DATEDIF([.F497];[.N497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8"/>
          <table:table-cell table:formula="of:=[.I498]*[.G498]" office:value-type="float" office:value="0" calcext:value-type="float">
            <text:p>0</text:p>
          </table:table-cell>
          <table:table-cell table:number-columns-repeated="4"/>
          <table:table-cell table:formula="of:=IF([.J498]=0; &quot;&quot;; [.P498]/[.J498])">
            <text:p/>
          </table:table-cell>
          <table:table-cell table:formula="of:=([.L498]*[.M498])-([.G498]*[.H498])" office:value-type="float" office:value="0" calcext:value-type="float">
            <text:p>0</text:p>
          </table:table-cell>
          <table:table-cell table:formula="of:=IF([.P498]=0;&quot;&quot;; IF([.P498]&gt;=0; &quot;Win&quot;; &quot;Loss&quot;))">
            <text:p/>
          </table:table-cell>
          <table:table-cell table:formula="of:=IF([.N498]=&quot;&quot;; &quot;&quot;; CONCATENATE(DATEDIF([.F498];[.N498];&quot;d&quot;); IF(DATEDIF([.F498];[.N498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8"/>
          <table:table-cell table:formula="of:=[.I499]*[.G499]" office:value-type="float" office:value="0" calcext:value-type="float">
            <text:p>0</text:p>
          </table:table-cell>
          <table:table-cell table:number-columns-repeated="4"/>
          <table:table-cell table:formula="of:=IF([.J499]=0; &quot;&quot;; [.P499]/[.J499])">
            <text:p/>
          </table:table-cell>
          <table:table-cell table:formula="of:=([.L499]*[.M499])-([.G499]*[.H499])" office:value-type="float" office:value="0" calcext:value-type="float">
            <text:p>0</text:p>
          </table:table-cell>
          <table:table-cell table:formula="of:=IF([.P499]=0;&quot;&quot;; IF([.P499]&gt;=0; &quot;Win&quot;; &quot;Loss&quot;))">
            <text:p/>
          </table:table-cell>
          <table:table-cell table:formula="of:=IF([.N499]=&quot;&quot;; &quot;&quot;; CONCATENATE(DATEDIF([.F499];[.N499];&quot;d&quot;); IF(DATEDIF([.F499];[.N499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8"/>
          <table:table-cell table:formula="of:=[.I500]*[.G500]" office:value-type="float" office:value="0" calcext:value-type="float">
            <text:p>0</text:p>
          </table:table-cell>
          <table:table-cell table:number-columns-repeated="4"/>
          <table:table-cell table:formula="of:=IF([.J500]=0; &quot;&quot;; [.P500]/[.J500])">
            <text:p/>
          </table:table-cell>
          <table:table-cell table:formula="of:=([.L500]*[.M500])-([.G500]*[.H500])" office:value-type="float" office:value="0" calcext:value-type="float">
            <text:p>0</text:p>
          </table:table-cell>
          <table:table-cell table:formula="of:=IF([.P500]=0;&quot;&quot;; IF([.P500]&gt;=0; &quot;Win&quot;; &quot;Loss&quot;))">
            <text:p/>
          </table:table-cell>
          <table:table-cell table:formula="of:=IF([.N500]=&quot;&quot;; &quot;&quot;; CONCATENATE(DATEDIF([.F500];[.N500];&quot;d&quot;); IF(DATEDIF([.F500];[.N500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8"/>
          <table:table-cell table:formula="of:=[.I501]*[.G501]" office:value-type="float" office:value="0" calcext:value-type="float">
            <text:p>0</text:p>
          </table:table-cell>
          <table:table-cell table:number-columns-repeated="4"/>
          <table:table-cell table:formula="of:=IF([.J501]=0; &quot;&quot;; [.P501]/[.J501])">
            <text:p/>
          </table:table-cell>
          <table:table-cell table:formula="of:=([.L501]*[.M501])-([.G501]*[.H501])" office:value-type="float" office:value="0" calcext:value-type="float">
            <text:p>0</text:p>
          </table:table-cell>
          <table:table-cell table:formula="of:=IF([.P501]=0;&quot;&quot;; IF([.P501]&gt;=0; &quot;Win&quot;; &quot;Loss&quot;))">
            <text:p/>
          </table:table-cell>
          <table:table-cell table:formula="of:=IF([.N501]=&quot;&quot;; &quot;&quot;; CONCATENATE(DATEDIF([.F501];[.N501];&quot;d&quot;); IF(DATEDIF([.F501];[.N501];&quot;d&quot;)&gt;1; &quot; Days&quot;; &quot; Day&quot;)))">
            <text:p/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8"/>
          <table:table-cell table:formula="of:=[.I502]*[.G502]" office:value-type="float" office:value="0" calcext:value-type="float">
            <text:p>0</text:p>
          </table:table-cell>
          <table:table-cell table:number-columns-repeated="4"/>
          <table:table-cell table:formula="of:=IF([.J502]=0; &quot;&quot;; [.P502]/[.J502])">
            <text:p/>
          </table:table-cell>
          <table:table-cell table:formula="of:=([.L502]*[.M502])-([.G502]*[.H502])" office:value-type="float" office:value="0" calcext:value-type="float">
            <text:p>0</text:p>
          </table:table-cell>
          <table:table-cell table:formula="of:=IF([.P502]=0;&quot;&quot;; IF([.P502]&gt;=0; &quot;Win&quot;; &quot;Loss&quot;))">
            <text:p/>
          </table:table-cell>
          <table:table-cell table:formula="of:=IF([.N502]=&quot;&quot;; &quot;&quot;; CONCATENATE(DATEDIF([.F502];[.N502];&quot;d&quot;); IF(DATEDIF([.F502];[.N502];&quot;d&quot;)&gt;1; &quot; Days&quot;; &quot; Day&quot;)))">
            <text:p/>
          </table:table-cell>
          <table:table-cell table:number-columns-repeated="3"/>
        </table:table-row>
        <table:table-row table:style-name="ro1" table:number-rows-repeated="1048073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alculators" table:style-name="ta1">
        <table:table-column table:style-name="co16" table:default-cell-style-name="Default"/>
        <table:table-column table:style-name="co17" table:default-cell-style-name="ce221"/>
        <table:table-column table:style-name="co1" table:default-cell-style-name="ce227"/>
        <table:table-column table:style-name="co1" table:default-cell-style-name="ce229"/>
        <table:table-row table:style-name="ro1">
          <table:table-cell/>
          <table:table-cell table:style-name="Default" table:number-columns-repeated="3"/>
        </table:table-row>
        <table:table-row table:style-name="ro3">
          <table:table-cell/>
          <table:table-cell table:style-name="ce220" office:value-type="string" calcext:value-type="string" table:number-columns-spanned="3" table:number-rows-spanned="1">
            <text:p>POSITION SIZE</text:p>
          </table:table-cell>
          <table:covered-table-cell table:number-columns-repeated="2" table:style-name="Default"/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style-name="ce224" office:value-type="float" office:value="24" calcext:value-type="float">
            <text:p>24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p loss</text:p>
          </table:table-cell>
          <table:table-cell table:style-name="ce224" office:value-type="float" office:value="25" calcext:value-type="float">
            <text:p>25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Target</text:p>
          </table:table-cell>
          <table:table-cell table:style-name="ce225"/>
          <table:table-cell table:style-name="ce230" table:formula="of:=([.C3]-[.C4])*[$Overview.C6]+[.C3]" office:value-type="float" office:value="22" calcext:value-type="float">
            <office:annotation draw:style-name="gr5" draw:text-style-name="P4" svg:width="82.18pt" svg:height="61.68pt" svg:x="244.49pt" svg:y="16.13pt" draw:caption-point-x="-17.29pt" draw:caption-point-y="42.8pt">
              <dc:date>2019-10-06T00:00:00</dc:date>
              <text:p text:style-name="P3"><text:span text:style-name="T2">Indicative target based on the desired R ratio as set in “overview”</text:span></text:p>
            </office:annotation>
            <text:p>22.00</text:p>
          </table:table-cell>
        </table:table-row>
        <table:table-row table:style-name="ro1">
          <table:table-cell/>
          <table:table-cell table:style-name="ce223" office:value-type="string" calcext:value-type="string">
            <text:p># Shares</text:p>
          </table:table-cell>
          <table:table-cell table:style-name="ce226" table:formula="of:=ABS([$Overview.C5]/([.C3]-[.C4]))" office:value-type="float" office:value="60" calcext:value-type="float">
            <text:p>60.00</text:p>
          </table:table-cell>
          <table:table-cell table:style-name="ce231"/>
        </table:table-row>
        <table:table-row table:style-name="ro1">
          <table:table-cell/>
          <table:table-cell office:value-type="string" calcext:value-type="string">
            <text:p>Position value</text:p>
          </table:table-cell>
          <table:table-cell table:formula="of:=[.C6]*[.C3]" office:value-type="float" office:value="1440" calcext:value-type="float">
            <text:p>1,44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profit</text:p>
          </table:table-cell>
          <table:table-cell table:formula="of:=IF([.C5]=&quot;&quot;; ABS([.D5]-[.C3]); ABS([.C5]-[.C3]))" office:value-type="float" office:value="2" calcext:value-type="float">
            <text:p>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 share loss</text:p>
          </table:table-cell>
          <table:table-cell table:formula="of:=ABS([.C3]-[.C4])" office:value-type="float" office:value="1" calcext:value-type="float">
            <text:p>1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profit</text:p>
          </table:table-cell>
          <table:table-cell table:formula="of:=[.C8]*[.C6]" office:value-type="float" office:value="120" calcext:value-type="float">
            <text:p>12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loss</text:p>
          </table:table-cell>
          <table:table-cell table:formula="of:=[.C9]*[.C6]" office:value-type="float" office:value="60" calcext:value-type="float">
            <text:p>60.00</text:p>
          </table:table-cell>
          <table:table-cell/>
        </table:table-row>
        <table:table-row table:style-name="ro1">
          <table:table-cell/>
          <table:table-cell table:style-name="ce222" office:value-type="string" calcext:value-type="string">
            <text:p>Risk/Reward</text:p>
          </table:table-cell>
          <table:table-cell table:style-name="ce228" table:formula="of:=[.C8]/[.C9]" office:value-type="float" office:value="2" calcext:value-type="float">
            <text:p>2.00</text:p>
          </table:table-cell>
          <table:table-cell table:style-name="ce23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To &quot;one&quot; ratio">
      <number:number number:decimal-places="0" loext:min-decimal-places="0" number:min-integer-digits="1" number:grouping="true"/>
      <number:text>:1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/00/0000</text:date>, <text:time style:data-style-name="N2" text:time-value="18:03:11.180095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12-28T18:31:13.886367017</dc:date>
    <meta:editing-duration>PT3H22M27S</meta:editing-duration>
    <meta:editing-cycles>29</meta:editing-cycles>
    <meta:generator>LibreOffice/6.0.7.3$Linux_X86_64 LibreOffice_project/00m0$Build-3</meta:generator>
    <dc:creator>codeartha </dc:creator>
    <meta:document-statistic meta:table-count="4" meta:cell-count="3178" meta:object-count="2"/>
  </office:meta>
</office:document-meta>
</file>